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835cm"/>
    </style:style>
    <style:style style:name="co9" style:family="table-column">
      <style:table-column-properties fo:break-before="auto" style:column-width="2.969cm"/>
    </style:style>
    <style:style style:name="co10" style:family="table-column">
      <style:table-column-properties fo:break-before="auto" style:column-width="2.002cm"/>
    </style:style>
    <style:style style:name="co11" style:family="table-column">
      <style:table-column-properties fo:break-before="auto" style:column-width="4.249cm"/>
    </style:style>
    <style:style style:name="co5" style:family="table-column">
      <style:table-column-properties fo:break-before="auto" style:column-width="3.829cm"/>
    </style:style>
    <style:style style:name="co6" style:family="table-column">
      <style:table-column-properties fo:break-before="auto" style:column-width="8.991cm"/>
    </style:style>
    <style:style style:name="co7" style:family="table-column">
      <style:table-column-properties fo:break-before="auto" style:column-width="6.659cm"/>
    </style:style>
    <style:style style:name="co12" style:family="table-column">
      <style:table-column-properties fo:break-before="auto" style:column-width="0.499cm"/>
    </style:style>
    <style:style style:name="co13" style:family="table-column">
      <style:table-column-properties fo:break-before="auto" style:column-width="1cm"/>
    </style:style>
    <style:style style:name="co14" style:family="table-column">
      <style:table-column-properties fo:break-before="auto" style:column-width="1.415cm"/>
    </style:style>
    <style:style style:name="co15" style:family="table-column">
      <style:table-column-properties fo:break-before="auto" style:column-width="1.748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3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737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number-style style:name="N5000" number:language="en" number:country="GB">
      <number:number number:min-integer-digits="1"/>
    </number:number-style>
    <style:style style:name="ce4" style:family="table-cell" style:parent-style-name="Default">
      <style:table-cell-properties style:text-align-source="fix" style:repeat-content="false"/>
      <style:paragraph-properties fo:text-align="start"/>
    </style:style>
    <style:style style:name="ce13" style:family="table-cell" style:parent-style-name="Default" style:data-style-name="N50">
      <style:table-cell-properties style:text-align-source="fix" style:repeat-content="false"/>
      <style:paragraph-properties fo:text-align="start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start"/>
    </style:style>
    <style:style style:name="ce5" style:family="table-cell" style:parent-style-name="Default">
      <style:table-cell-properties fo:background-color="#ffe0f0"/>
    </style:style>
    <style:style style:name="ce6" style:family="table-cell" style:parent-style-name="Default">
      <style:table-cell-properties fo:background-color="#ffe0f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language="en" fo:country="GB" fo:font-weight="bold" style:font-weight-asian="bold" style:font-weight-complex="bold"/>
    </style:style>
    <style:style style:name="ce9" style:family="table-cell" style:parent-style-name="Default">
      <style:table-cell-properties fo:background-color="#ffffcc" style:text-align-source="fix" style:repeat-content="false"/>
      <style:paragraph-properties fo:text-align="start" fo:margin-left="0cm"/>
      <style:text-properties fo:language="en" fo:country="GB" fo:font-weight="bold" style:font-weight-asian="bold" style:font-weight-complex="bold"/>
    </style: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>
      <style:table-cell-properties fo:background-color="#c0ffc0" style:vertical-align="top"/>
    </style:style>
    <style:style style:name="ce12" style:family="table-cell" style:parent-style-name="Default">
      <style:table-cell-properties fo:background-color="#ffffcc" fo:wrap-option="wrap"/>
      <style:text-properties fo:font-weight="bold" style:font-weight-asian="bold" style:font-weight-complex="bold"/>
    </style:style>
    <style:style style:name="ce15" style:family="table-cell" style:parent-style-name="Default" style:data-style-name="N5000">
      <style:table-cell-properties fo:wrap-option="wrap" style:vertical-align="top"/>
    </style:style>
    <style:style style:name="ce16" style:family="table-cell" style:parent-style-name="Default" style:data-style-name="N5000">
      <style:table-cell-properties fo:background-color="#c0ffc0" fo:wrap-option="wrap" style:vertical-align="top"/>
    </style:style>
    <style:style style:name="ce17" style:family="table-cell" style:parent-style-name="Default">
      <style:table-cell-properties fo:wrap-option="wrap" style:vertical-align="top"/>
    </style:style>
    <style:style style:name="ce18" style:family="table-cell" style:parent-style-name="Default">
      <style:table-cell-properties fo:background-color="#c0ffc0" fo:wrap-option="wrap" style:vertical-align="top"/>
    </style:style>
    <style:style style:name="ce19" style:family="table-cell" style:parent-style-name="Default">
      <style:table-cell-properties fo:background-color="#ffcc99" style:vertical-align="top"/>
      <style:text-properties fo:language="en" fo:country="GB" fo:font-weight="bold" style:font-weight-asian="bold" style:font-weight-complex="bold"/>
    </style:style>
    <style:style style:name="ce20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e0f0" fo:wrap-option="wrap" style:vertical-align="top"/>
    </style:style>
    <style:style style:name="ce22" style:family="table-cell" style:parent-style-name="Default">
      <style:table-cell-properties fo:background-color="transparent" fo:wrap-option="wrap" style:vertical-align="top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language="en" fo:country="GB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language="en" fo:country="GB" fo:font-weight="bold" style:font-weight-asian="bold" style:font-weight-complex="bold"/>
    </style:style>
    <style:style style:name="ce25" style:family="table-cell" style:parent-style-name="Default">
      <style:table-cell-properties fo:background-color="#ffffcc" style:text-align-source="fix" style:repeat-content="false" fo:wrap-option="wrap" style:vertical-align="top"/>
      <style:paragraph-properties fo:text-align="center" fo:margin-left="0cm"/>
      <style:text-properties fo:language="en" fo:country="GB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7" style:family="table-cell" style:parent-style-name="Default">
      <style:table-cell-properties fo:background-color="#c0ffc0" style:text-align-source="fix" style:repeat-content="false" fo:wrap-option="wrap" style:vertical-align="top"/>
      <style:paragraph-properties fo:text-align="start"/>
    </style:style>
    <style:style style:name="ce28" style:family="table-cell" style:parent-style-name="Default" style:data-style-name="N5000">
      <style:table-cell-properties fo:background-color="#c0ffc0" fo:wrap-option="wrap" style:vertical-align="top"/>
      <style:text-properties fo:language="en" fo:country="GB"/>
    </style:style>
    <style:style style:name="ce29" style:family="table-cell" style:parent-style-name="Default">
      <style:table-cell-properties fo:background-color="#ffffcc" fo:wrap-option="wrap" style:vertical-align="top"/>
    </style:style>
    <style:style style:name="ce30" style:family="table-cell" style:parent-style-name="Default">
      <style:table-cell-properties fo:background-color="#c0ffc0" fo:wrap-option="wrap" style:vertical-align="top"/>
      <style:text-properties fo:language="en" fo:country="GB"/>
    </style:style>
    <style:style style:name="ce31" style:family="table-cell" style:parent-style-name="Default">
      <style:table-cell-properties fo:wrap-option="wrap"/>
      <style:text-properties fo:language="en" fo:country="GB"/>
    </style:style>
    <style:style style:name="ce32" style:family="table-cell" style:parent-style-name="Default">
      <style:table-cell-properties fo:wrap-option="wrap" style:vertical-align="top"/>
      <style:text-properties fo:language="en" fo:country="GB"/>
    </style:style>
    <style:style style:name="ce33" style:family="table-cell" style:parent-style-name="Default">
      <style:table-cell-properties fo:wrap-option="wrap"/>
    </style:style>
    <style:style style:name="ce34" style:family="table-cell" style:parent-style-name="Default" style:data-style-name="N5000">
      <style:table-cell-properties fo:wrap-option="wrap" style:vertical-align="top"/>
      <style:text-properties fo:language="en" fo:country="GB"/>
    </style:style>
    <style:style style:name="ce35" style:family="table-cell" style:parent-style-name="Default">
      <style:table-cell-properties fo:background-color="#ffcc99" fo:wrap-option="wrap" style:vertical-align="top"/>
      <style:text-properties fo:language="en" fo:country="GB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e0f0" style:vertical-align="top"/>
    </style:style>
    <style:style style:name="ce38" style:family="table-cell" style:parent-style-name="Default">
      <style:table-cell-properties fo:background-color="transparent" style:vertical-align="top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language="en" fo:country="GB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language="en" fo:country="GB" fo:font-weight="bold" style:font-weight-asian="bold" style:font-weight-complex="bold"/>
    </style:style>
    <style:style style:name="ce41" style:family="table-cell" style:parent-style-name="Default">
      <style:table-cell-properties fo:background-color="#ffffcc" style:text-align-source="fix" style:repeat-content="false" style:vertical-align="top"/>
      <style:paragraph-properties fo:text-align="center" fo:margin-left="0cm"/>
      <style:text-properties fo:language="en" fo:country="GB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43" style:family="table-cell" style:parent-style-name="Default">
      <style:table-cell-properties fo:background-color="#c0ffc0" style:text-align-source="fix" style:repeat-content="false" style:vertical-align="top"/>
      <style:paragraph-properties fo:text-align="start"/>
    </style:style>
    <style:style style:name="ce44" style:family="table-cell" style:parent-style-name="Default">
      <style:text-properties fo:language="en" fo:country="GB"/>
    </style:style>
    <style:style style:name="ce45" style:family="table-cell" style:parent-style-name="Default">
      <style:table-cell-properties style:text-align-source="fix" style:repeat-content="false" fo:padding-bottom="0.035cm" fo:padding-left="0cm" fo:padding-right="0cm" fo:padding-top="0.035cm" style:rotation-angle="270"/>
      <style:paragraph-properties fo:text-align="center" fo:margin-left="0cm"/>
      <style:text-properties fo:language="en" fo:country="GB" fo:font-weight="bold" style:font-weight-asian="bold" style:font-weight-complex="bold"/>
    </style:style>
    <style:style style:name="ce46" style:family="table-cell" style:parent-style-name="Default">
      <style:table-cell-properties fo:background-color="#ffffcc" style:text-align-source="fix" style:repeat-content="false" fo:padding-bottom="0.035cm" fo:padding-left="0cm" fo:padding-right="0cm" fo:padding-top="0.035cm" style:rotation-angle="270"/>
      <style:paragraph-properties fo:text-align="center" fo:margin-left="0cm"/>
      <style:text-properties fo:language="en" fo:country="GB" fo:font-weight="bold" style:font-weight-asian="bold" style:font-weight-complex="bold"/>
    </style:style>
    <style:style style:name="ce47" style:family="table-cell" style:parent-style-name="Default">
      <style:table-cell-properties fo:background-color="#ffffcc"/>
    </style:style>
    <style:style style:name="ce48" style:family="table-cell" style:parent-style-name="Default" style:data-style-name="N5000">
      <style:table-cell-properties style:vertical-align="top"/>
    </style:style>
    <style:style style:name="ce49" style:family="table-cell" style:parent-style-name="Default" style:data-style-name="N5000">
      <style:table-cell-properties fo:background-color="#c0ffc0" style:vertical-align="top"/>
    </style:style>
    <style:style style:name="ce50" style:family="table-cell" style:parent-style-name="Default">
      <style:table-cell-properties fo:background-color="#ffffcc" style:vertical-align="top"/>
    </style:style>
    <style:style style:name="ce51" style:family="table-cell" style:parent-style-name="Default">
      <style:table-cell-properties fo:background-color="#f4f4f4"/>
    </style:style>
    <style:style style:name="ce52" style:family="table-cell" style:parent-style-name="Default">
      <style:table-cell-properties fo:background-color="#f4f4f4" style:text-align-source="fix" style:repeat-content="false"/>
      <style:paragraph-properties fo:text-align="center" fo:margin-left="0cm"/>
      <style:text-properties fo:language="en" fo:country="GB" fo:font-weight="bold" style:font-weight-asian="bold" style:font-weight-complex="bold"/>
    </style:style>
    <style:style style:name="ce53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language="en" fo:country="GB" fo:font-weight="bold" style:font-weight-asian="bold" style:font-weight-complex="bold"/>
    </style:style>
    <style:style style:name="ce54" style:family="table-cell" style:parent-style-name="Default">
      <style:table-cell-properties fo:background-color="#f4f4f4" style:vertical-align="top"/>
    </style:style>
    <style:style style:name="ce55" style:family="table-cell" style:parent-style-name="Default" style:data-style-name="N109">
      <style:table-cell-properties fo:background-color="transparent"/>
    </style:style>
    <style:style style:name="ce56" style:family="table-cell" style:parent-style-name="Default" style:data-style-name="N109"/>
    <style:style style:name="ce57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language="en" fo:country="GB" fo:font-weight="bold" style:font-weight-asian="bold" style:font-weight-complex="bold"/>
    </style:style>
    <style:style style:name="ce58" style:family="table-cell" style:parent-style-name="Default" style:data-style-name="N109">
      <style:table-cell-properties fo:background-color="#ffffcc" style:text-align-source="fix" style:repeat-content="false"/>
      <style:paragraph-properties fo:text-align="center" fo:margin-left="0cm"/>
      <style:text-properties fo:language="en" fo:country="GB" fo:font-weight="bold" style:font-weight-asian="bold" style:font-weight-complex="bold"/>
    </style:style>
    <style:style style:name="ce59" style:family="table-cell" style:parent-style-name="Default" style:data-style-name="N109">
      <style:table-cell-properties style:vertical-align="top"/>
    </style:style>
    <style:style style:name="ce60" style:family="table-cell" style:parent-style-name="Default" style:data-style-name="N109">
      <style:table-cell-properties fo:background-color="#c0ffc0" style:vertical-align="top"/>
    </style:style>
    <style:style style:name="ce61" style:family="table-cell" style:parent-style-name="Default" style:data-style-name="N108">
      <style:table-cell-properties style:vertical-align="top"/>
    </style:style>
    <style:style style:name="ce62" style:family="table-cell" style:parent-style-name="Default" style:data-style-name="N108">
      <style:table-cell-properties fo:background-color="#c0ffc0" style:vertical-align="top"/>
    </style:style>
    <style:style style:name="ce63" style:family="table-cell" style:parent-style-name="Default" style:data-style-name="N109">
      <style:table-cell-properties fo:background-color="#ffffcc" style:vertical-align="top"/>
    </style:style>
    <style:style style:name="ce64" style:family="table-cell" style:parent-style-name="Default" style:data-style-name="N108">
      <style:table-cell-properties fo:background-color="#ffcc99" style:vertical-align="top"/>
      <style:text-properties fo:language="en" fo:country="GB" fo:font-weight="bold" style:font-weight-asian="bold" style:font-weight-complex="bold"/>
    </style:style>
    <style:style style:name="ce65" style:family="table-cell" style:parent-style-name="Default">
      <style:table-cell-properties style:vertical-align="top"/>
      <style:text-properties fo:language="en" fo:country="GB"/>
    </style:style>
    <style:style style:name="ce66" style:family="table-cell" style:parent-style-name="Default">
      <style:table-cell-properties fo:background-color="#c0ffc0" style:vertical-align="top"/>
      <style:text-properties fo:language="en" fo:country="GB"/>
    </style:style>
    <style:style style:name="ce67" style:family="table-cell" style:parent-style-name="Default">
      <style:table-cell-properties fo:background-color="#ffffcc" style:vertical-align="top"/>
      <style:text-properties fo:language="en" fo:country="GB"/>
    </style:style>
    <style:style style:name="ce68" style:family="table-cell" style:parent-style-name="Default" style:data-style-name="N2">
      <style:table-cell-properties fo:background-color="transparent"/>
    </style:style>
    <style:style style:name="ce69" style:family="table-cell" style:parent-style-name="Default" style:data-style-name="N2"/>
    <style:style style:name="ce7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language="en" fo:country="GB" fo:font-weight="bold" style:font-weight-asian="bold" style:font-weight-complex="bold"/>
    </style:style>
    <style:style style:name="ce71" style:family="table-cell" style:parent-style-name="Default" style:data-style-name="N2">
      <style:table-cell-properties fo:background-color="#ffffcc" style:text-align-source="fix" style:repeat-content="false"/>
      <style:paragraph-properties fo:text-align="center" fo:margin-left="0cm"/>
      <style:text-properties fo:language="en" fo:country="GB" fo:font-weight="bold" style:font-weight-asian="bold" style:font-weight-complex="bold"/>
    </style:style>
    <style:style style:name="ce72" style:family="table-cell" style:parent-style-name="Default" style:data-style-name="N2">
      <style:table-cell-properties style:vertical-align="top"/>
    </style:style>
    <style:style style:name="ce73" style:family="table-cell" style:parent-style-name="Default" style:data-style-name="N2">
      <style:table-cell-properties fo:background-color="#c0ffc0" style:vertical-align="top"/>
    </style:style>
    <style:style style:name="ce74" style:family="table-cell" style:parent-style-name="Default" style:data-style-name="N2">
      <style:table-cell-properties fo:background-color="#ffffcc" style:vertical-align="top"/>
    </style:style>
    <style:style style:name="ce75" style:family="table-cell" style:parent-style-name="Default" style:data-style-name="N2">
      <style:table-cell-properties fo:background-color="#ffcc99" style:vertical-align="top"/>
      <style:text-properties fo:language="en" fo:country="GB" fo:font-weight="bold" style:font-weight-asian="bold" style:font-weight-complex="bold"/>
    </style:style>
    <style:style style:name="ce76" style:family="table-cell" style:parent-style-name="Default">
      <style:table-cell-properties style:vertical-align="top"/>
      <style:text-properties fo:language="fr" fo:country="FR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cm"/>
      <style:text-properties fo:language="en" fo:country="GB"/>
    </style:style>
    <style:style style:name="ce78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language="en" fo:country="GB"/>
    </style:style>
    <style:style style:name="ta_extref" style:family="table">
      <style:table-properties table:display="false"/>
    </style:style>
    <style:style style:name="T1" style:family="text">
      <style:text-properties style:font-name="Arial1" style:font-name-asian="Arial1" style:font-name-complex="Arial1"/>
    </style:style>
    <style:style style:name="T2" style:family="text">
      <style:text-properties style:text-position="sub 58%"/>
    </style:style>
    <style:style style:name="T3" style:family="text">
      <style:text-properties style:font-name="Arial1"/>
    </style:style>
    <style:style style:name="T4" style:family="text">
      <style:text-properties fo:language="en" fo:country="GB"/>
    </style:style>
    <style:style style:name="T5" style:family="text">
      <style:text-properties fo:language="fr" fo:country="FR"/>
    </style:style>
    <style:style style:name="T6" style:family="text">
      <style:text-properties fo:font-weight="normal" style:font-weight-asian="normal" style:font-weight-complex="normal"/>
    </style:style>
  </office:automatic-styles>
  <office:body>
    <office:spreadsheet>
      <table:table table:name="Feuille2" table:style-name="ta1" table:print="false">
        <office:forms form:automatic-focus="false" form:apply-design-mode="false"/>
        <table:table-column table:style-name="co5" table:default-cell-style-name="ce10"/>
        <table:table-column table:style-name="co6" table:default-cell-style-name="ce17"/>
        <table:table-column table:style-name="co7" table:default-cell-style-name="ce10"/>
        <table:table-column table:style-name="co12" table:number-columns-repeated="8" table:default-cell-style-name="ce10"/>
        <table:table-column table:style-name="co13" table:default-cell-style-name="ce54"/>
        <table:table-column table:style-name="co14" table:default-cell-style-name="ce10"/>
        <table:table-column table:style-name="co15" table:default-cell-style-name="ce59"/>
        <table:table-column table:style-name="co16" table:default-cell-style-name="ce10"/>
        <table:table-column table:style-name="co16" table:default-cell-style-name="ce72"/>
        <table:table-column table:style-name="co16" table:number-columns-repeated="1008" table:default-cell-style-name="ce10"/>
        <table:table-row table:style-name="ro1">
          <table:table-cell table:style-name="ce5"/>
          <table:table-cell table:style-name="ce21"/>
          <table:table-cell table:style-name="ce37"/>
          <table:table-cell table:style-name="ce5" table:number-columns-repeated="13"/>
          <table:table-cell table:style-name="ce37" table:number-columns-repeated="2"/>
          <table:table-cell table:style-name="ce5" table:number-columns-repeated="1006"/>
        </table:table-row>
        <table:table-row table:style-name="ro1">
          <table:table-cell table:style-name="ce6" office:value-type="string">
            <text:p>PÉDALE VITE — VERSION 2 — 2019-11-29</text:p>
          </table:table-cell>
          <table:table-cell table:style-name="ce21"/>
          <table:table-cell table:style-name="ce37"/>
          <table:table-cell table:style-name="ce5" table:number-columns-repeated="13"/>
          <table:table-cell table:style-name="ce37" table:number-columns-repeated="2"/>
          <table:table-cell table:style-name="ce5" table:number-columns-repeated="1006"/>
        </table:table-row>
        <table:table-row table:style-name="ro1">
          <table:table-cell table:style-name="ce5"/>
          <table:table-cell table:style-name="ce21"/>
          <table:table-cell table:style-name="ce37"/>
          <table:table-cell table:style-name="ce5" table:number-columns-repeated="13"/>
          <table:table-cell table:style-name="ce37" table:number-columns-repeated="2"/>
          <table:table-cell table:style-name="ce5" table:number-columns-repeated="1006"/>
        </table:table-row>
        <table:table-row table:style-name="ro1">
          <table:table-cell table:style-name="ce7"/>
          <table:table-cell table:style-name="ce22"/>
          <table:table-cell table:style-name="ce38"/>
          <table:table-cell table:style-name="ce7" table:number-columns-repeated="2"/>
          <table:table-cell table:style-name="ce8"/>
          <table:table-cell table:style-name="ce7" table:number-columns-repeated="7"/>
          <table:table-cell table:style-name="ce55"/>
          <table:table-cell table:style-name="ce7"/>
          <table:table-cell table:style-name="ce68"/>
          <table:table-cell table:style-name="ce38" table:number-columns-repeated="2"/>
          <table:table-cell table:style-name="ce7" table:number-columns-repeated="1006"/>
        </table:table-row>
        <table:table-row table:style-name="ro3">
          <table:table-cell table:style-name="ce7" office:value-type="string">
            <text:p>All resistors are 1% metal-film, ¼ W, <text:span text:style-name="T1">≤</text:span> 6.3 mm long unless specified</text:p>
          </table:table-cell>
          <table:table-cell table:style-name="ce22"/>
          <table:table-cell table:style-name="ce38"/>
          <table:table-cell table:style-name="ce7" table:number-columns-repeated="2"/>
          <table:table-cell table:style-name="ce8"/>
          <table:table-cell table:style-name="ce7" table:number-columns-repeated="7"/>
          <table:table-cell table:style-name="ce55"/>
          <table:table-cell table:style-name="ce7"/>
          <table:table-cell table:style-name="ce68"/>
          <table:table-cell table:style-name="ce38" table:number-columns-repeated="2"/>
          <table:table-cell table:style-name="ce7" table:number-columns-repeated="1006"/>
        </table:table-row>
        <table:table-row table:style-name="ro1">
          <table:table-cell table:style-name="ce7" office:value-type="string">
            <text:p>Green lines indicate identical components used in different places.</text:p>
          </table:table-cell>
          <table:table-cell table:style-name="ce22"/>
          <table:table-cell table:style-name="ce38"/>
          <table:table-cell table:style-name="ce7" table:number-columns-repeated="2"/>
          <table:table-cell table:style-name="ce8"/>
          <table:table-cell table:style-name="ce7" table:number-columns-repeated="7"/>
          <table:table-cell table:style-name="ce55"/>
          <table:table-cell table:style-name="ce7"/>
          <table:table-cell table:style-name="ce68"/>
          <table:table-cell table:style-name="ce38" table:number-columns-repeated="2"/>
          <table:table-cell table:style-name="ce7" table:number-columns-repeated="1006"/>
        </table:table-row>
        <table:table-row table:style-name="ro1">
          <table:table-cell table:style-name="ce7" office:value-type="string">
            <text:p>Prices are indicative and possibly outdated.</text:p>
          </table:table-cell>
          <table:table-cell table:style-name="ce22"/>
          <table:table-cell table:style-name="ce38"/>
          <table:table-cell table:style-name="ce7" table:number-columns-repeated="2"/>
          <table:table-cell table:style-name="ce8"/>
          <table:table-cell table:style-name="ce7" table:number-columns-repeated="7"/>
          <table:table-cell table:style-name="ce55"/>
          <table:table-cell table:style-name="ce7"/>
          <table:table-cell table:style-name="ce68"/>
          <table:table-cell table:style-name="ce38" table:number-columns-repeated="2"/>
          <table:table-cell table:style-name="ce7" table:number-columns-repeated="1006"/>
        </table:table-row>
        <table:table-row table:style-name="ro1" table:number-rows-repeated="2">
          <table:table-cell table:style-name="ce7"/>
          <table:table-cell table:style-name="ce22"/>
          <table:table-cell table:style-name="ce38"/>
          <table:table-cell table:style-name="ce7" table:number-columns-repeated="2"/>
          <table:table-cell table:style-name="ce8"/>
          <table:table-cell table:style-name="ce7" table:number-columns-repeated="7"/>
          <table:table-cell table:style-name="ce55"/>
          <table:table-cell table:style-name="ce7"/>
          <table:table-cell table:style-name="ce68"/>
          <table:table-cell table:style-name="ce38" table:number-columns-repeated="2"/>
          <table:table-cell table:style-name="ce7" table:number-columns-repeated="1006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style-name="ce39" office:value-type="string" table:number-columns-spanned="7" table:number-rows-spanned="1">
            <text:p>Quantity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ce51"/>
          <table:table-cell table:style-name="Default"/>
          <table:table-cell table:style-name="ce56"/>
          <table:table-cell table:style-name="Default"/>
          <table:table-cell table:style-name="ce69"/>
          <table:table-cell table:number-columns-repeated="2"/>
          <table:table-cell table:style-name="Default" table:number-columns-repeated="1006"/>
        </table:table-row>
        <table:table-row table:style-name="ro4">
          <table:table-cell table:style-name="ce8" office:value-type="string">
            <text:p>Components</text:p>
          </table:table-cell>
          <table:table-cell table:style-name="ce23" office:value-type="string">
            <text:p>Description</text:p>
          </table:table-cell>
          <table:table-cell table:style-name="ce39" office:value-type="string">
            <text:p>Model</text:p>
          </table:table-cell>
          <table:table-cell table:style-name="ce45" office:value-type="string">
            <text:p>Main</text:p>
          </table:table-cell>
          <table:table-cell table:style-name="ce45" office:value-type="string">
            <text:p>Case</text:p>
          </table:table-cell>
          <table:table-cell table:style-name="ce45" office:value-type="string">
            <text:p>Mic</text:p>
          </table:table-cell>
          <table:table-cell table:style-name="ce45" office:value-type="string">
            <text:p>In</text:p>
          </table:table-cell>
          <table:table-cell table:style-name="ce45" office:value-type="string">
            <text:p>Out</text:p>
          </table:table-cell>
          <table:table-cell table:style-name="ce45" office:value-type="string">
            <text:p>Pwr</text:p>
          </table:table-cell>
          <table:table-cell table:style-name="ce45" office:value-type="string">
            <text:p>Dgt</text:p>
          </table:table-cell>
          <table:table-cell table:style-name="ce45" office:value-type="string">
            <text:p>Oth</text:p>
          </table:table-cell>
          <table:table-cell table:style-name="ce52" office:value-type="string">
            <text:p>Total</text:p>
          </table:table-cell>
          <table:table-cell table:style-name="ce39" office:value-type="string">
            <text:p>Units</text:p>
            <text:p>per set</text:p>
          </table:table-cell>
          <table:table-cell table:style-name="ce57" office:value-type="string">
            <text:p>Price</text:p>
            <text:p>per set</text:p>
            <text:p>(w/o tax)</text:p>
          </table:table-cell>
          <table:table-cell table:style-name="ce39" office:value-type="string">
            <text:p>Number</text:p>
            <text:p>of sets</text:p>
          </table:table-cell>
          <table:table-cell table:style-name="ce70" office:value-type="string">
            <text:p>Price</text:p>
          </table:table-cell>
          <table:table-cell table:style-name="ce39" office:value-type="string">
            <text:p>URL</text:p>
          </table:table-cell>
          <table:table-cell table:style-name="ce39" office:value-type="string">
            <text:p>Note</text:p>
          </table:table-cell>
          <table:table-cell table:style-name="ce39"/>
          <table:table-cell table:style-name="ce77" table:number-columns-repeated="1005"/>
        </table:table-row>
        <table:table-row table:style-name="ro1">
          <table:table-cell table:style-name="ce8"/>
          <table:table-cell table:style-name="ce24"/>
          <table:table-cell table:style-name="ce40"/>
          <table:table-cell table:style-name="ce45" table:number-columns-repeated="8"/>
          <table:table-cell table:style-name="ce52"/>
          <table:table-cell table:style-name="ce39"/>
          <table:table-cell table:style-name="ce57"/>
          <table:table-cell table:style-name="ce39"/>
          <table:table-cell table:style-name="ce70"/>
          <table:table-cell table:style-name="ce40" table:number-columns-repeated="2"/>
          <table:table-cell table:style-name="ce39"/>
          <table:table-cell table:style-name="ce77" table:number-columns-repeated="1005"/>
        </table:table-row>
        <table:table-row table:style-name="ro1">
          <table:table-cell table:style-name="ce9" office:value-type="string">
            <text:p>AUDIO BOARD</text:p>
          </table:table-cell>
          <table:table-cell table:style-name="ce25"/>
          <table:table-cell table:style-name="ce41"/>
          <table:table-cell table:style-name="ce46" table:number-columns-repeated="8"/>
          <table:table-cell table:style-name="ce53" table:number-columns-repeated="2"/>
          <table:table-cell table:style-name="ce58"/>
          <table:table-cell table:style-name="ce53"/>
          <table:table-cell table:style-name="ce71"/>
          <table:table-cell table:style-name="ce41" table:number-columns-repeated="2"/>
          <table:table-cell table:style-name="ce53"/>
          <table:table-cell table:style-name="ce78" table:number-columns-repeated="1005"/>
        </table:table-row>
        <table:table-row table:style-name="ro3">
          <table:table-cell office:value-type="string">
            <text:p>C1, C2</text:p>
          </table:table-cell>
          <table:table-cell office:value-type="string">
            <text:p>2200 µF, 50 V, pitch 7.5 mm, Ø18 mm</text:p>
          </table:table-cell>
          <table:table-cell office:value-type="string">
            <text:p>Panasonic EEU-FC1H22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table:formula="of:=[.D14]*[.$B$196]+[.E14]*[.$B$197]+[.F14]*[.$B$198]+[.G14]*[.$B$199]+[.H14]*[.$B$200]+[.I14]*[.$B$201]+[.J14]*[.$B$202]+[.K14]*[.$B$203]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.17">
            <text:p>3,1700</text:p>
          </table:table-cell>
          <table:table-cell table:style-name="ce65" table:formula="of:=CEILING([.L14]/MAX([.M14];1);1)" office:value-type="float" office:value="2">
            <text:p>2</text:p>
          </table:table-cell>
          <table:table-cell table:formula="of:=[.O14]*[.N14]" office:value-type="float" office:value="6.34">
            <text:p>6,34</text:p>
          </table:table-cell>
          <table:table-cell office:value-type="string">
            <text:p><text:a xlink:href="http://fr.farnell.com/panasonic-electronic-components/eeufc1h222/condensateur-elec-alu-2200uf-50v/dp/9692487">http://fr.farnell.com/panasonic-electronic-components/eeufc1h222/condensateur-elec-alu-2200uf-50v/dp/9692487</text:a></text:p>
          </table:table-cell>
          <table:table-cell table:number-columns-repeated="1007"/>
        </table:table-row>
        <table:table-row table:style-name="ro5">
          <table:table-cell office:value-type="string">
            <text:p>C3, C4, C7, C8,</text:p>
            <text:p>C9, C11, C14, C15,</text:p>
            <text:p>C19, C20, C39, C42,</text:p>
            <text:p>C45, C59, C62, C65,</text:p>
            <text:p>C70, C74, C76, C78,</text:p>
            <text:p>C80, C82, C96, C97,</text:p>
            <text:p>C98</text:p>
          </table:table-cell>
          <table:table-cell office:value-type="string">
            <text:p>100 nF, 50 V, pitch 2.54 mm, X7R</text:p>
          </table:table-cell>
          <table:table-cell office:value-type="string">
            <text:p>Multicomp <text:s/>MC0805B104K500A2.54MM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15]*[.$B$196]+[.E15]*[.$B$197]+[.F15]*[.$B$198]+[.G15]*[.$B$199]+[.H15]*[.$B$200]+[.I15]*[.$B$201]+[.J15]*[.$B$202]+[.K15]*[.$B$203]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0894">
            <text:p>0,0894</text:p>
          </table:table-cell>
          <table:table-cell table:style-name="ce65" table:formula="of:=CEILING([.L15]/MAX([.M15];1);1)" office:value-type="float" office:value="25">
            <text:p>25</text:p>
          </table:table-cell>
          <table:table-cell table:formula="of:=[.O15]*[.N15]" office:value-type="float" office:value="2.235">
            <text:p>2,24</text:p>
          </table:table-cell>
          <table:table-cell office:value-type="string">
            <text:p><text:a xlink:href="http://fr.farnell.com/multicomp/mc0805b104k500a2-54mm/condensateur-mlcc-x7r-100nf-50v/dp/2309020">http://fr.farnell.com/multicomp/mc0805b104k500a2-54mm/condensateur-mlcc-x7r-100nf-50v/dp/2309020</text:a></text:p>
          </table:table-cell>
          <table:table-cell table:number-columns-repeated="1007"/>
        </table:table-row>
        <table:table-row table:style-name="ro6">
          <table:table-cell office:value-type="string">
            <text:p>C5, C6</text:p>
          </table:table-cell>
          <table:table-cell office:value-type="string">
            <text:p>1000 µF, 35 V, pitch 5 mm, Ø12.5 mm</text:p>
          </table:table-cell>
          <table:table-cell office:value-type="string">
            <text:p>Panasonic EEU-FC1V10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table:formula="of:=[.D16]*[.$B$196]+[.E16]*[.$B$197]+[.F16]*[.$B$198]+[.G16]*[.$B$199]+[.H16]*[.$B$200]+[.I16]*[.$B$201]+[.J16]*[.$B$202]+[.K16]*[.$B$203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1.09/1.19" office:value-type="float" office:value="0.915966386554622">
            <text:p>0,9160</text:p>
          </table:table-cell>
          <table:table-cell table:style-name="ce65" table:formula="of:=CEILING([.L16]/MAX([.M16];1);1)" office:value-type="float" office:value="2">
            <text:p>2</text:p>
          </table:table-cell>
          <table:table-cell table:formula="of:=[.O16]*[.N16]" office:value-type="float" office:value="1.83193277310924">
            <text:p>1,83</text:p>
          </table:table-cell>
          <table:table-cell office:value-type="string">
            <text:p><text:a xlink:href="https://www.banzaimusic.com/Panasonic-FM-1000uF-35V.html">https://www.banzaimusic.com/Panasonic-FM-1000uF-35V.html</text:a></text:p>
            <text:p><text:a xlink:href="http://fr.farnell.com/panasonic-electronic-components/eeufc1v102/condensateur-elec-alu-1000uf-35v/dp/9692312">http://fr.farnell.com/panasonic-electronic-components/eeufc1v102/condensateur-elec-alu-1000uf-35v/dp/9692312</text:a></text:p>
          </table:table-cell>
          <table:table-cell table:number-columns-repeated="1007"/>
        </table:table-row>
        <table:table-row table:style-name="ro6">
          <table:table-cell office:value-type="string">
            <text:p>C10, C73, C75, C81</text:p>
          </table:table-cell>
          <table:table-cell office:value-type="string">
            <text:p>100 µF, 25 V, pitch 2.5 mm, Ø6.3 mm</text:p>
          </table:table-cell>
          <table:table-cell office:value-type="string">
            <text:p>Panasonic EEU-FC1E101S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D17]*[.$B$196]+[.E17]*[.$B$197]+[.F17]*[.$B$198]+[.G17]*[.$B$199]+[.H17]*[.$B$200]+[.I17]*[.$B$201]+[.J17]*[.$B$202]+[.K17]*[.$B$203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0.19/1.19" office:value-type="float" office:value="0.159663865546219">
            <text:p>0,1597</text:p>
          </table:table-cell>
          <table:table-cell table:style-name="ce65" table:formula="of:=CEILING([.L17]/MAX([.M17];1);1)" office:value-type="float" office:value="4">
            <text:p>4</text:p>
          </table:table-cell>
          <table:table-cell table:formula="of:=[.O17]*[.N17]" office:value-type="float" office:value="0.638655462184874">
            <text:p>0,64</text:p>
          </table:table-cell>
          <table:table-cell office:value-type="string">
            <text:p><text:a xlink:href="https://www.banzaimusic.com/Panasonic-FM-100uF-25V.html">https://www.banzaimusic.com/Panasonic-FM-100uF-25V.html</text:a></text:p>
            <text:p><text:a xlink:href="http://fr.farnell.com/panasonic-electronic-components/eeufc1e101s/condensateur-elec-alu-100uf-25v/dp/1848439">http://fr.farnell.com/panasonic-electronic-components/eeufc1e101s/condensateur-elec-alu-100uf-25v/dp/1848439</text:a></text:p>
          </table:table-cell>
          <table:table-cell table:number-columns-repeated="1007"/>
        </table:table-row>
        <table:table-row table:style-name="ro6">
          <table:table-cell office:value-type="string">
            <text:p>C12, C13, C16, C17</text:p>
          </table:table-cell>
          <table:table-cell office:value-type="string">
            <text:p>100 µF, 35 V, pitch 3.5 mm, Ø8 mm</text:p>
          </table:table-cell>
          <table:table-cell office:value-type="string">
            <text:p>Panasonic EEU-FC1V101</text:p>
          </table:table-cell>
          <table:table-cell table:number-columns-repeated="7"/>
          <table:table-cell office:value-type="float" office:value="4">
            <text:p>4</text:p>
          </table:table-cell>
          <table:table-cell table:formula="of:=[.D18]*[.$B$196]+[.E18]*[.$B$197]+[.F18]*[.$B$198]+[.G18]*[.$B$199]+[.H18]*[.$B$200]+[.I18]*[.$B$201]+[.J18]*[.$B$202]+[.K18]*[.$B$203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0.2/1.19" office:value-type="float" office:value="0.168067226890756">
            <text:p>0,1681</text:p>
          </table:table-cell>
          <table:table-cell table:style-name="ce65" table:formula="of:=CEILING([.L18]/MAX([.M18];1);1)" office:value-type="float" office:value="4">
            <text:p>4</text:p>
          </table:table-cell>
          <table:table-cell table:formula="of:=[.O18]*[.N18]" office:value-type="float" office:value="0.672268907563025">
            <text:p>0,67</text:p>
          </table:table-cell>
          <table:table-cell office:value-type="string">
            <text:p><text:a xlink:href="https://www.banzaimusic.com/Panasonic-FM-100uF-50V.html">https://www.banzaimusic.com/Panasonic-FM-100uF-50V.html</text:a></text:p>
            <text:p><text:a xlink:href="http://fr.farnell.com/panasonic-electronic-components/eeufc1v101/condensateur-elec-alu-100uf-35v/dp/1848449">http://fr.farnell.com/panasonic-electronic-components/eeufc1v101/condensateur-elec-alu-100uf-35v/dp/1848449</text:a></text:p>
          </table:table-cell>
          <table:table-cell table:number-columns-repeated="1007"/>
        </table:table-row>
        <table:table-row table:style-name="ro6">
          <table:table-cell office:value-type="string">
            <text:p>C18, C21</text:p>
          </table:table-cell>
          <table:table-cell office:value-type="string">
            <text:p>10 µF, 25 V → 50 V, pitch 2 mm, Ø5 mm</text:p>
          </table:table-cell>
          <table:table-cell office:value-type="string">
            <text:p>Panasonic EEU-FC1H100L</text:p>
          </table:table-cell>
          <table:table-cell table:number-columns-repeated="6"/>
          <table:table-cell office:value-type="float" office:value="2">
            <text:p>2</text:p>
          </table:table-cell>
          <table:table-cell/>
          <table:table-cell table:formula="of:=[.D19]*[.$B$196]+[.E19]*[.$B$197]+[.F19]*[.$B$198]+[.G19]*[.$B$199]+[.H19]*[.$B$200]+[.I19]*[.$B$201]+[.J19]*[.$B$202]+[.K19]*[.$B$203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.19/1.19" office:value-type="float" office:value="0.159663865546219">
            <text:p>0,1597</text:p>
          </table:table-cell>
          <table:table-cell table:style-name="ce65" table:formula="of:=CEILING([.L19]/MAX([.M19];1);1)" office:value-type="float" office:value="2">
            <text:p>2</text:p>
          </table:table-cell>
          <table:table-cell table:formula="of:=[.O19]*[.N19]" office:value-type="float" office:value="0.319327731092437">
            <text:p>0,32</text:p>
          </table:table-cell>
          <table:table-cell office:value-type="string">
            <text:p><text:a xlink:href="https://www.banzaimusic.com/Panasonic-FC-10uF-25V.html">https://www.banzaimusic.com/Panasonic-FC-10uF-25V.html</text:a></text:p>
            <text:p><text:a xlink:href="http://fr.farnell.com/panasonic-electronic-components/eeufc1h100l/condensateur-elec-alu-10uf-50v/dp/1855182">http://fr.farnell.com/panasonic-electronic-components/eeufc1h100l/condensateur-elec-alu-10uf-50v/dp/1855182</text:a></text:p>
          </table:table-cell>
          <table:table-cell table:number-columns-repeated="1007"/>
        </table:table-row>
        <table:table-row table:style-name="ro3">
          <table:table-cell office:value-type="string">
            <text:p>C22</text:p>
          </table:table-cell>
          <table:table-cell office:value-type="string">
            <text:p>1 nF, 50 V → 100 V, pitch 2.54 mm, X7R</text:p>
          </table:table-cell>
          <table:table-cell office:value-type="string">
            <text:p>AVX SR151C102KAA</text:p>
          </table:table-cell>
          <table:table-cell table:number-columns-repeated="7"/>
          <table:table-cell office:value-type="float" office:value="1">
            <text:p>1</text:p>
          </table:table-cell>
          <table:table-cell table:formula="of:=[.D20]*[.$B$196]+[.E20]*[.$B$197]+[.F20]*[.$B$198]+[.G20]*[.$B$199]+[.H20]*[.$B$200]+[.I20]*[.$B$201]+[.J20]*[.$B$202]+[.K20]*[.$B$203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189">
            <text:p>0,1890</text:p>
          </table:table-cell>
          <table:table-cell table:style-name="ce65" table:formula="of:=CEILING([.L20]/MAX([.M20];1);1)" office:value-type="float" office:value="1">
            <text:p>1</text:p>
          </table:table-cell>
          <table:table-cell table:formula="of:=[.O20]*[.N20]" office:value-type="float" office:value="0.189">
            <text:p>0,19</text:p>
          </table:table-cell>
          <table:table-cell office:value-type="string">
            <text:p><text:a xlink:href="http://fr.farnell.com/avx/sr151c102kaa/condensateur-mlcc-x7r-1nf-100v/dp/2332953">http://fr.farnell.com/avx/sr151c102kaa/condensateur-mlcc-x7r-1nf-100v/dp/2332953</text:a></text:p>
          </table:table-cell>
          <table:table-cell table:number-columns-repeated="1007"/>
        </table:table-row>
        <table:table-row table:style-name="ro6">
          <table:table-cell office:value-type="string">
            <text:p>C30, C31, C40, C41,</text:p>
            <text:p>C50, C51, C60, C61</text:p>
          </table:table-cell>
          <table:table-cell office:value-type="string">
            <text:p>10 µF, 50 V, pitch 3.5 mm, Ø8 mm</text:p>
          </table:table-cell>
          <table:table-cell office:value-type="string">
            <text:p>Elna RFS-50V100MG3#5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4"/>
          <table:table-cell table:formula="of:=[.D21]*[.$B$196]+[.E21]*[.$B$197]+[.F21]*[.$B$198]+[.G21]*[.$B$199]+[.H21]*[.$B$200]+[.I21]*[.$B$201]+[.J21]*[.$B$202]+[.K21]*[.$B$203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0.5/1.19" office:value-type="float" office:value="0.420168067226891">
            <text:p>0,4202</text:p>
          </table:table-cell>
          <table:table-cell table:style-name="ce65" table:formula="of:=CEILING([.L21]/MAX([.M21];1);1)" office:value-type="float" office:value="8">
            <text:p>8</text:p>
          </table:table-cell>
          <table:table-cell table:formula="of:=[.O21]*[.N21]" office:value-type="float" office:value="3.36134453781513">
            <text:p>3,36</text:p>
          </table:table-cell>
          <table:table-cell office:value-type="string">
            <text:p><text:a xlink:href="https://www.banzaimusic.com/Elna-RFS-10uF-50V.html">https://www.banzaimusic.com/Elna-RFS-10uF-50V.html</text:a></text:p>
            <text:p><text:a xlink:href="https://www.mouser.fr/ProductDetail/Elna/RFS-50V100MG35?qs=%2Fha2pyFaduiT2ytS%252BncHUmc1aSJLmthmTWL4bj26A9J258%2FyQbioHQ%3D%3D">https://www.mouser.fr/ProductDetail/Elna/RFS-50V100MG35?qs=%2Fha2pyFaduiT2ytS%252BncHUmc1aSJLmthmTWL4bj26A9J258%2FyQbioHQ%3D%3D</text:a></text:p>
          </table:table-cell>
          <table:table-cell table:number-columns-repeated="1007"/>
        </table:table-row>
        <table:table-row table:style-name="ro6">
          <table:table-cell office:value-type="string">
            <text:p>C32, C33, C52, C53</text:p>
          </table:table-cell>
          <table:table-cell office:value-type="string">
            <text:p>1 nF polypropylen 2.5%, pitch 5 mm, 7.2 × 4.5 mm²</text:p>
          </table:table-cell>
          <table:table-cell office:value-type="string">
            <text:p>Wima FKP2-1000/100/5A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5"/>
          <table:table-cell table:formula="of:=[.D22]*[.$B$196]+[.E22]*[.$B$197]+[.F22]*[.$B$198]+[.G22]*[.$B$199]+[.H22]*[.$B$200]+[.I22]*[.$B$201]+[.J22]*[.$B$202]+[.K22]*[.$B$203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0.15/1.2" office:value-type="float" office:value="0.125">
            <text:p>0,1250</text:p>
          </table:table-cell>
          <table:table-cell table:style-name="ce65" table:formula="of:=CEILING([.L22]/MAX([.M22];1);1)" office:value-type="float" office:value="4">
            <text:p>4</text:p>
          </table:table-cell>
          <table:table-cell table:formula="of:=[.O22]*[.N22]" office:value-type="float" office:value="0.5">
            <text:p>0,50</text:p>
          </table:table-cell>
          <table:table-cell office:value-type="string">
            <text:p><text:a xlink:href="https://www.musikding.de/Wima-FKP2-1nF-100V_1">https://www.musikding.de/Wima-FKP2-1nF-100V_1</text:a></text:p>
            <text:p><text:a xlink:href="https://www.mouser.fr/ProductDetail/WIMA/FKP2-1000-100-5A?qs=sGAEpiMZZMv1cc3ydrPrF0%252BXlSxdKWuaitwGqgRG94A%3D">https://www.mouser.fr/ProductDetail/WIMA/FKP2-1000-100-5A?qs=sGAEpiMZZMv1cc3ydrPrF0%252BXlSxdKWuaitwGqgRG94A%3D</text:a></text:p>
          </table:table-cell>
          <table:table-cell table:number-columns-repeated="1007"/>
        </table:table-row>
        <table:table-row table:style-name="ro3">
          <table:table-cell office:value-type="string">
            <text:p>C34, C54</text:p>
          </table:table-cell>
          <table:table-cell office:value-type="string">
            <text:p>470 µF, 25 V, pitch 5 mm, Ø10 mm</text:p>
          </table:table-cell>
          <table:table-cell office:value-type="string">
            <text:p>Panasonic <text:s/>EEU-FC1E471 0,84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table:formula="of:=[.D23]*[.$B$196]+[.E23]*[.$B$197]+[.F23]*[.$B$198]+[.G23]*[.$B$199]+[.H23]*[.$B$200]+[.I23]*[.$B$201]+[.J23]*[.$B$202]+[.K23]*[.$B$203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.36/1.19" office:value-type="float" office:value="0.302521008403361">
            <text:p>0,3025</text:p>
          </table:table-cell>
          <table:table-cell table:style-name="ce65" table:formula="of:=CEILING([.L23]/MAX([.M23];1);1)" office:value-type="float" office:value="2">
            <text:p>2</text:p>
          </table:table-cell>
          <table:table-cell table:formula="of:=[.O23]*[.N23]" office:value-type="float" office:value="0.605042016806723">
            <text:p>0,61</text:p>
          </table:table-cell>
          <table:table-cell office:value-type="string">
            <text:p><text:a xlink:href="https://www.banzaimusic.com/Panasonic-FC-470uF-25V.html">https://www.banzaimusic.com/Panasonic-FC-470uF-25V.html</text:a></text:p>
          </table:table-cell>
          <table:table-cell table:number-columns-repeated="1007"/>
        </table:table-row>
        <table:table-row table:style-name="ro6">
          <table:table-cell office:value-type="string">
            <text:p>C35, C36, C55, C56</text:p>
          </table:table-cell>
          <table:table-cell office:value-type="string">
            <text:p>1 µF, 35 V tantalum, pitch 2.54 mm</text:p>
          </table:table-cell>
          <table:table-cell office:value-type="string">
            <text:p>?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5"/>
          <table:table-cell table:formula="of:=[.D24]*[.$B$196]+[.E24]*[.$B$197]+[.F24]*[.$B$198]+[.G24]*[.$B$199]+[.H24]*[.$B$200]+[.I24]*[.$B$201]+[.J24]*[.$B$202]+[.K24]*[.$B$203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0.21/1.19" office:value-type="float" office:value="0.176470588235294">
            <text:p>0,1765</text:p>
          </table:table-cell>
          <table:table-cell table:style-name="ce65" table:formula="of:=CEILING([.L24]/MAX([.M24];1);1)" office:value-type="float" office:value="4">
            <text:p>4</text:p>
          </table:table-cell>
          <table:table-cell table:formula="of:=[.O24]*[.N24]" office:value-type="float" office:value="0.705882352941176">
            <text:p>0,71</text:p>
          </table:table-cell>
          <table:table-cell office:value-type="string">
            <text:p><text:a xlink:href="https://www.banzaimusic.com/Tantalum-1uF-35V.html">https://www.banzaimusic.com/Tantalum-1uF-35V.html</text:a></text:p>
            <text:p><text:a xlink:href="http://www.gotronic.fr/art-condensateur-tantale-1-0uf-35v-3323.htm">http://www.gotronic.fr/art-condensateur-tantale-1-0uf-35v-3323.htm</text:a></text:p>
          </table:table-cell>
          <table:table-cell table:number-columns-repeated="1007"/>
        </table:table-row>
        <table:table-row table:style-name="ro6">
          <table:table-cell office:value-type="string">
            <text:p>C37, C38, C57, C58</text:p>
          </table:table-cell>
          <table:table-cell office:value-type="string">
            <text:p>10 µF, 35 V, pitch 2 mm, Ø5 mm</text:p>
          </table:table-cell>
          <table:table-cell office:value-type="string">
            <text:p>Elna RFS-35V100ME3#5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5"/>
          <table:table-cell table:formula="of:=[.D25]*[.$B$196]+[.E25]*[.$B$197]+[.F25]*[.$B$198]+[.G25]*[.$B$199]+[.H25]*[.$B$200]+[.I25]*[.$B$201]+[.J25]*[.$B$202]+[.K25]*[.$B$203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0.19/1.19" office:value-type="float" office:value="0.159663865546219">
            <text:p>0,1597</text:p>
          </table:table-cell>
          <table:table-cell table:style-name="ce65" table:formula="of:=CEILING([.L25]/MAX([.M25];1);1)" office:value-type="float" office:value="4">
            <text:p>4</text:p>
          </table:table-cell>
          <table:table-cell table:formula="of:=[.O25]*[.N25]" office:value-type="float" office:value="0.638655462184874">
            <text:p>0,64</text:p>
          </table:table-cell>
          <table:table-cell office:value-type="string">
            <text:p><text:a xlink:href="https://www.banzaimusic.com/Elna-RFS-10uF-35V.html">https://www.banzaimusic.com/Elna-RFS-10uF-35V.html</text:a></text:p>
            <text:p><text:a xlink:href="https://www.mouser.fr/ProductDetail/Elna/RFS-35V100ME35?qs=%2Fha2pyFadugWWspyPR5qQy92HTfhdP7BAnynONEJ0%2FbQjMUacDRWWA%3D%3D">https://www.mouser.fr/ProductDetail/Elna/RFS-35V100ME35?qs=%2Fha2pyFadugWWspyPR5qQy92HTfhdP7BAnynONEJ0%2FbQjMUacDRWWA%3D%3D</text:a></text:p>
          </table:table-cell>
          <table:table-cell table:number-columns-repeated="1007"/>
        </table:table-row>
        <table:table-row table:style-name="ro6">
          <table:table-cell office:value-type="string">
            <text:p>C43, C44, C46, C47,</text:p>
            <text:p>C63, C64, C66, C67</text:p>
          </table:table-cell>
          <table:table-cell office:value-type="string">
            <text:p>1 nF, 50 V, pitch 5 mm, C0G</text:p>
          </table:table-cell>
          <table:table-cell office:value-type="string">
            <text:p>TDK FA28C0G1H102JNU00</text:p>
            <text:p>Vishay K102J15C0GF53H5H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4"/>
          <table:table-cell table:formula="of:=[.D26]*[.$B$196]+[.E26]*[.$B$197]+[.F26]*[.$B$198]+[.G26]*[.$B$199]+[.H26]*[.$B$200]+[.I26]*[.$B$201]+[.J26]*[.$B$202]+[.K26]*[.$B$203]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243">
            <text:p>0,2430</text:p>
          </table:table-cell>
          <table:table-cell table:style-name="ce65" table:formula="of:=CEILING([.L26]/MAX([.M26];1);1)" office:value-type="float" office:value="8">
            <text:p>8</text:p>
          </table:table-cell>
          <table:table-cell table:formula="of:=[.O26]*[.N26]" office:value-type="float" office:value="1.944">
            <text:p>1,94</text:p>
          </table:table-cell>
          <table:table-cell office:value-type="string">
            <text:p><text:a xlink:href="https://www.mouser.fr/ProductDetail/TDK/FA28C0G1H102JNU00?qs=sGAEpiMZZMt3KoXD5rJ2N29dp4N5a5oW8zB1%252BJCW%252BvrfVqioZ0nQXg%3D%3D">https://www.mouser.fr/ProductDetail/TDK/FA28C0G1H102JNU00?qs=sGAEpiMZZMt3KoXD5rJ2N29dp4N5a5oW8zB1%252BJCW%252BvrfVqioZ0nQXg%3D%3D</text:a></text:p>
            <text:p><text:a xlink:href="http://fr.farnell.com/vishay/k102j15c0gf53h5h/condensateur-mlcc-c0g-1000pf-50v/dp/2544855">http://fr.farnell.com/vishay/k102j15c0gf53h5h/condensateur-mlcc-c0g-1000pf-50v/dp/2544855</text:a></text:p>
          </table:table-cell>
          <table:table-cell table:number-columns-repeated="1007"/>
        </table:table-row>
        <table:table-row table:style-name="ro6">
          <table:table-cell office:value-type="string">
            <text:p>C48, C68</text:p>
          </table:table-cell>
          <table:table-cell office:value-type="string">
            <text:p>3.3 nF, 50 V, pitch 5 mm, C0G</text:p>
          </table:table-cell>
          <table:table-cell office:value-type="string">
            <text:p>TDK FA28C0G1H332JNU00</text:p>
            <text:p>Kemet C322C332J1G5T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formula="of:=[.D27]*[.$B$196]+[.E27]*[.$B$197]+[.F27]*[.$B$198]+[.G27]*[.$B$199]+[.H27]*[.$B$200]+[.I27]*[.$B$201]+[.J27]*[.$B$202]+[.K27]*[.$B$203]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88">
            <text:p>0,2880</text:p>
          </table:table-cell>
          <table:table-cell table:style-name="ce65" table:formula="of:=CEILING([.L27]/MAX([.M27];1);1)" office:value-type="float" office:value="2">
            <text:p>2</text:p>
          </table:table-cell>
          <table:table-cell table:formula="of:=[.O27]*[.N27]" office:value-type="float" office:value="0.576">
            <text:p>0,58</text:p>
          </table:table-cell>
          <table:table-cell office:value-type="string">
            <text:p><text:a xlink:href="https://www.mouser.fr/ProductDetail/TDK/FA28C0G1H332JNU00?qs=sGAEpiMZZMt3KoXD5rJ2N29dp4N5a5oWTuNljaSxJ8of2nImYieoAw%3D%3D">https://www.mouser.fr/ProductDetail/TDK/FA28C0G1H332JNU00?qs=sGAEpiMZZMt3KoXD5rJ2N29dp4N5a5oWTuNljaSxJ8of2nImYieoAw%3D%3D</text:a></text:p>
            <text:p><text:a xlink:href="http://fr.farnell.com/kemet/c322c332j1g5ta/condensateur-mlcc-c0g-np0-3-3nf/dp/1457675">http://fr.farnell.com/kemet/c322c332j1g5ta/condensateur-mlcc-c0g-np0-3-3nf/dp/1457675</text:a></text:p>
          </table:table-cell>
          <table:table-cell table:number-columns-repeated="1007"/>
        </table:table-row>
        <table:table-row table:style-name="ro6">
          <table:table-cell office:value-type="string">
            <text:p>C71, C72</text:p>
          </table:table-cell>
          <table:table-cell office:value-type="string">
            <text:p>4 pF → 3.9 pF, 50 V, pitch 2.54 mm, ceramic</text:p>
          </table:table-cell>
          <table:table-cell office:value-type="string">
            <text:p>?</text:p>
          </table:table-cell>
          <table:table-cell table:number-columns-repeated="6"/>
          <table:table-cell office:value-type="float" office:value="2">
            <text:p>2</text:p>
          </table:table-cell>
          <table:table-cell/>
          <table:table-cell table:formula="of:=[.D28]*[.$B$196]+[.E28]*[.$B$197]+[.F28]*[.$B$198]+[.G28]*[.$B$199]+[.H28]*[.$B$200]+[.I28]*[.$B$201]+[.J28]*[.$B$202]+[.K28]*[.$B$203]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8">
            <text:p>0,0800</text:p>
          </table:table-cell>
          <table:table-cell table:style-name="ce65" table:formula="of:=CEILING([.L28]/MAX([.M28];1);1)" office:value-type="float" office:value="2">
            <text:p>2</text:p>
          </table:table-cell>
          <table:table-cell table:formula="of:=[.O28]*[.N28]" office:value-type="float" office:value="0.16">
            <text:p>0,16</text:p>
          </table:table-cell>
          <table:table-cell office:value-type="string">
            <text:p><text:a xlink:href="http://www.gotronic.fr/art-condensateur-ceramique-3-9-pf-8674.htm">http://www.gotronic.fr/art-condensateur-ceramique-3-9-pf-8674.htm</text:a></text:p>
            <text:p><text:a xlink:href="http://www.gotronic.fr/art-condensateur-ceramique-18-pf-8682.htm">http://www.gotronic.fr/art-condensateur-ceramique-18-pf-8682.htm</text:a></text:p>
          </table:table-cell>
          <table:table-cell table:number-columns-repeated="1007"/>
        </table:table-row>
        <table:table-row table:style-name="ro7">
          <table:table-cell office:value-type="string">
            <text:p>C77, C79</text:p>
          </table:table-cell>
          <table:table-cell office:value-type="string">
            <text:p>1 µF, 25 V → 50 V, pitch 2 mm, Ø5 mm</text:p>
          </table:table-cell>
          <table:table-cell office:value-type="string">
            <text:p>Elna RFS-50V010ME3#5</text:p>
          </table:table-cell>
          <table:table-cell table:number-columns-repeated="6"/>
          <table:table-cell office:value-type="float" office:value="2">
            <text:p>2</text:p>
          </table:table-cell>
          <table:table-cell/>
          <table:table-cell table:formula="of:=[.D29]*[.$B$196]+[.E29]*[.$B$197]+[.F29]*[.$B$198]+[.G29]*[.$B$199]+[.H29]*[.$B$200]+[.I29]*[.$B$201]+[.J29]*[.$B$202]+[.K29]*[.$B$203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.19/1.19" office:value-type="float" office:value="0.159663865546219">
            <text:p>0,1597</text:p>
          </table:table-cell>
          <table:table-cell table:style-name="ce65" table:formula="of:=CEILING([.L29]/MAX([.M29];1);1)" office:value-type="float" office:value="2">
            <text:p>2</text:p>
          </table:table-cell>
          <table:table-cell table:formula="of:=[.O29]*[.N29]" office:value-type="float" office:value="0.319327731092437">
            <text:p>0,32</text:p>
          </table:table-cell>
          <table:table-cell office:value-type="string">
            <text:p><text:a xlink:href="https://www.banzaimusic.com/Elna-RFS-1uF-50V-14.html">https://www.banzaimusic.com/Elna-RFS-1uF-50V-14.html</text:a></text:p>
            <text:p><text:a xlink:href="https://www.mouser.fr/ProductDetail/Elna/RFS-50V010ME35?qs=%2Fha2pyFaduhbwHtpk9ENAX6YGVeJgZ6xc7Qc0D%252BylnjRF1Pme6ZxLg%3D%3D">https://www.mouser.fr/ProductDetail/Elna/RFS-50V010ME35?qs=%2Fha2pyFaduhbwHtpk9ENAX6YGVeJgZ6xc7Qc0D%252BylnjRF1Pme6ZxLg%3D%3D</text:a></text:p>
            <text:p><text:a xlink:href="https://www.mouser.fr/ProductDetail/Elna/RFS-50V010MF35?qs=%2Fha2pyFaduhbwHtpk9ENARBXS2EsElUwHZp2869OdwsRpJ33EL1xgA%3D%3D">https://www.mouser.fr/ProductDetail/Elna/RFS-50V010MF35?qs=%2Fha2pyFaduhbwHtpk9ENARBXS2EsElUwHZp2869OdwsRpJ33EL1xgA%3D%3D</text:a></text:p>
            <text:p><text:a xlink:href="https://www.mouser.fr/ProductDetail/KEMET/ESC105M050AC3AA?qs=%2Fha2pyFadugoKaXpYDxu4K0FLiqiRX%2FeNcfyTSl9ORMhJfkLxNUjfQ%3D%3D">https://www.mouser.fr/ProductDetail/KEMET/ESC105M050AC3AA?qs=%2Fha2pyFadugoKaXpYDxu4K0FLiqiRX%2FeNcfyTSl9ORMhJfkLxNUjfQ%3D%3D</text:a></text:p>
          </table:table-cell>
          <table:table-cell office:value-type="string">
            <text:p>The F3#5 model is a bit too thick.</text:p>
            <text:p>Kemet ones are OK and cheaper</text:p>
          </table:table-cell>
          <table:table-cell table:number-columns-repeated="1006"/>
        </table:table-row>
        <table:table-row table:style-name="ro3">
          <table:table-cell office:value-type="string">
            <text:p>C83, C84</text:p>
          </table:table-cell>
          <table:table-cell office:value-type="string">
            <text:p>100 pF, 50 V, pitch 2.54 mm, C0G</text:p>
          </table:table-cell>
          <table:table-cell office:value-type="string">
            <text:p>Multicomp MC0805N101J500A2.54MM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formula="of:=[.D30]*[.$B$196]+[.E30]*[.$B$197]+[.F30]*[.$B$198]+[.G30]*[.$B$199]+[.H30]*[.$B$200]+[.I30]*[.$B$201]+[.J30]*[.$B$202]+[.K30]*[.$B$203]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853">
            <text:p>0,0853</text:p>
          </table:table-cell>
          <table:table-cell table:style-name="ce65" table:formula="of:=CEILING([.L30]/MAX([.M30];1);1)" office:value-type="float" office:value="2">
            <text:p>2</text:p>
          </table:table-cell>
          <table:table-cell table:formula="of:=[.O30]*[.N30]" office:value-type="float" office:value="0.1706">
            <text:p>0,17</text:p>
          </table:table-cell>
          <table:table-cell office:value-type="string">
            <text:p><text:a xlink:href="http://fr.farnell.com/multicomp/mc0805n101j500a2-54mm/condensateur-mlcc-c0g-np0-100pf/dp/2309023">http://fr.farnell.com/multicomp/mc0805n101j500a2-54mm/condensateur-mlcc-c0g-np0-100pf/dp/2309023</text:a></text:p>
          </table:table-cell>
          <table:table-cell table:number-columns-repeated="1007"/>
        </table:table-row>
        <table:table-row table:style-name="ro4">
          <table:table-cell office:value-type="string">
            <text:p>C90, C91, C100, C101</text:p>
          </table:table-cell>
          <table:table-cell office:value-type="string">
            <text:p>100 µF, 25 V, pitch 5 mm, Ø10 mm</text:p>
          </table:table-cell>
          <table:table-cell office:value-type="string">
            <text:p>Elna RFS-25V101MH4#5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3"/>
          <table:table-cell table:formula="of:=[.D31]*[.$B$196]+[.E31]*[.$B$197]+[.F31]*[.$B$198]+[.G31]*[.$B$199]+[.H31]*[.$B$200]+[.I31]*[.$B$201]+[.J31]*[.$B$202]+[.K31]*[.$B$203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0.54/1.19" office:value-type="float" office:value="0.453781512605042">
            <text:p>0,4538</text:p>
          </table:table-cell>
          <table:table-cell table:style-name="ce65" table:formula="of:=CEILING([.L31]/MAX([.M31];1);1)" office:value-type="float" office:value="4">
            <text:p>4</text:p>
          </table:table-cell>
          <table:table-cell table:formula="of:=[.O31]*[.N31]" office:value-type="float" office:value="1.81512605042017">
            <text:p>1,82</text:p>
          </table:table-cell>
          <table:table-cell office:value-type="string">
            <text:p><text:a xlink:href="https://www.banzaimusic.com/Elna-RFS-100uF-25V.html">https://www.banzaimusic.com/Elna-RFS-100uF-25V.html</text:a></text:p>
            <text:p><text:a xlink:href="https://www.musikding.de/ELNA-RFS-100uF-25V_1">https://www.musikding.de/ELNA-RFS-100uF-25V_1</text:a></text:p>
            <text:p><text:a xlink:href="https://www.mouser.fr/ProductDetail/Elna/RFS-25V101MH45?qs=%2Fha2pyFadugVuT6l%252BFPEHeoWIoQzzOLDjexm2LHWo0eqn2kVVZhsSA%3D%3D">https://www.mouser.fr/ProductDetail/Elna/RFS-25V101MH45?qs=%2Fha2pyFadugVuT6l%252BFPEHeoWIoQzzOLDjexm2LHWo0eqn2kVVZhsSA%3D%3D</text:a></text:p>
          </table:table-cell>
          <table:table-cell table:number-columns-repeated="1007"/>
        </table:table-row>
        <table:table-row table:style-name="ro6">
          <table:table-cell office:value-type="string">
            <text:p>C92, C102</text:p>
          </table:table-cell>
          <table:table-cell office:value-type="string">
            <text:p>2.2 nF, 50 V, pitch 5 mm, C0G</text:p>
          </table:table-cell>
          <table:table-cell office:value-type="string">
            <text:p>TDK FA28C0G1H222JNU00</text:p>
            <text:p>Kemet C322C222J1G5TA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3"/>
          <table:table-cell table:formula="of:=[.D32]*[.$B$196]+[.E32]*[.$B$197]+[.F32]*[.$B$198]+[.G32]*[.$B$199]+[.H32]*[.$B$200]+[.I32]*[.$B$201]+[.J32]*[.$B$202]+[.K32]*[.$B$203]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79">
            <text:p>0,2790</text:p>
          </table:table-cell>
          <table:table-cell table:style-name="ce65" table:formula="of:=CEILING([.L32]/MAX([.M32];1);1)" office:value-type="float" office:value="2">
            <text:p>2</text:p>
          </table:table-cell>
          <table:table-cell table:formula="of:=[.O32]*[.N32]" office:value-type="float" office:value="0.558">
            <text:p>0,56</text:p>
          </table:table-cell>
          <table:table-cell office:value-type="string">
            <text:p><text:a xlink:href="https://www.mouser.fr/ProductDetail/TDK/FA28C0G1H222JNU00?qs=sGAEpiMZZMt3KoXD5rJ2N29dp4N5a5oWWb3W179IAdAmlqEZBHn1aw%3D%3D">https://www.mouser.fr/ProductDetail/TDK/FA28C0G1H222JNU00?qs=sGAEpiMZZMt3KoXD5rJ2N29dp4N5a5oWWb3W179IAdAmlqEZBHn1aw%3D%3D</text:a></text:p>
            <text:p><text:a xlink:href="http://fr.farnell.com/kemet/c322c222j1g5ta/condensateur-mlcc-c0g-np0-2-2nf/dp/1457673">http://fr.farnell.com/kemet/c322c222j1g5ta/condensateur-mlcc-c0g-np0-2-2nf/dp/1457673</text:a></text:p>
          </table:table-cell>
          <table:table-cell table:number-columns-repeated="1007"/>
        </table:table-row>
        <table:table-row table:style-name="ro6">
          <table:table-cell office:value-type="string">
            <text:p>C93, C103</text:p>
          </table:table-cell>
          <table:table-cell office:value-type="string">
            <text:p>6.8 nF, 50 V, pitch 5 mm, C0G</text:p>
          </table:table-cell>
          <table:table-cell office:value-type="string">
            <text:p>TDK FK28C0G1H682J</text:p>
            <text:p>Kemet C322C682JBG5TA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3"/>
          <table:table-cell table:formula="of:=[.D33]*[.$B$196]+[.E33]*[.$B$197]+[.F33]*[.$B$198]+[.G33]*[.$B$199]+[.H33]*[.$B$200]+[.I33]*[.$B$201]+[.J33]*[.$B$202]+[.K33]*[.$B$203]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79">
            <text:p>0,2790</text:p>
          </table:table-cell>
          <table:table-cell table:style-name="ce65" table:formula="of:=CEILING([.L33]/MAX([.M33];1);1)" office:value-type="float" office:value="2">
            <text:p>2</text:p>
          </table:table-cell>
          <table:table-cell table:formula="of:=[.O33]*[.N33]" office:value-type="float" office:value="0.558">
            <text:p>0,56</text:p>
          </table:table-cell>
          <table:table-cell office:value-type="string">
            <text:p><text:a xlink:href="https://www.mouser.fr/ProductDetail/?qs=vNwBHymccZ%2FG5OaLWVcvXw%3D%3D">https://www.mouser.fr/ProductDetail/?qs=vNwBHymccZ%2FG5OaLWVcvXw%3D%3D</text:a></text:p>
            <text:p><text:a xlink:href="http://fr.farnell.com/kemet/c322c682jbg5ta/condensateur-mlcc-c0g-np0-6800pf/dp/2500246">http://fr.farnell.com/kemet/c322c682jbg5ta/condensateur-mlcc-c0g-np0-6800pf/dp/2500246</text:a></text:p>
          </table:table-cell>
          <table:table-cell table:number-columns-repeated="1007"/>
        </table:table-row>
        <table:table-row table:style-name="ro6">
          <table:table-cell office:value-type="string">
            <text:p>C94, C104</text:p>
          </table:table-cell>
          <table:table-cell office:value-type="string">
            <text:p>470 pF 50 V, pitch 5 mm, C0G</text:p>
          </table:table-cell>
          <table:table-cell office:value-type="string">
            <text:p>TDK FA28C0G1H471JNU00</text:p>
            <text:p>Vishay K471J15C0GF53H5H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3"/>
          <table:table-cell table:formula="of:=[.D34]*[.$B$196]+[.E34]*[.$B$197]+[.F34]*[.$B$198]+[.G34]*[.$B$199]+[.H34]*[.$B$200]+[.I34]*[.$B$201]+[.J34]*[.$B$202]+[.K34]*[.$B$203]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16">
            <text:p>0,2160</text:p>
          </table:table-cell>
          <table:table-cell table:style-name="ce65" table:formula="of:=CEILING([.L34]/MAX([.M34];1);1)" office:value-type="float" office:value="2">
            <text:p>2</text:p>
          </table:table-cell>
          <table:table-cell table:formula="of:=[.O34]*[.N34]" office:value-type="float" office:value="0.432">
            <text:p>0,43</text:p>
          </table:table-cell>
          <table:table-cell office:value-type="string">
            <text:p><text:a xlink:href="https://www.mouser.fr/ProductDetail/TDK/FA28C0G1H471JNU00?qs=sGAEpiMZZMt3KoXD5rJ2N29dp4N5a5oWY%2FeUt3p9EeT9xUq72dg9NA%3D%3D">https://www.mouser.fr/ProductDetail/TDK/FA28C0G1H471JNU00?qs=sGAEpiMZZMt3KoXD5rJ2N29dp4N5a5oWY%2FeUt3p9EeT9xUq72dg9NA%3D%3D</text:a></text:p>
            <text:p><text:a xlink:href="http://fr.farnell.com/vishay/k471j15c0gf53h5h/condensateur-mlcc-c0g-470pf-50v/dp/2544854">http://fr.farnell.com/vishay/k471j15c0gf53h5h/condensateur-mlcc-c0g-470pf-50v/dp/2544854</text:a></text:p>
          </table:table-cell>
          <table:table-cell table:number-columns-repeated="1007"/>
        </table:table-row>
        <table:table-row table:style-name="ro6">
          <table:table-cell office:value-type="string">
            <text:p>C95, C105</text:p>
          </table:table-cell>
          <table:table-cell office:value-type="string">
            <text:p>1.5 nF 50 V, pitch 5 mm, C0G</text:p>
          </table:table-cell>
          <table:table-cell office:value-type="string">
            <text:p>TDK FG28C0G1H152JNT00</text:p>
            <text:p>Kemet C322C152J2G5TA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3"/>
          <table:table-cell table:formula="of:=[.D35]*[.$B$196]+[.E35]*[.$B$197]+[.F35]*[.$B$198]+[.G35]*[.$B$199]+[.H35]*[.$B$200]+[.I35]*[.$B$201]+[.J35]*[.$B$202]+[.K35]*[.$B$203]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98">
            <text:p>0,1980</text:p>
          </table:table-cell>
          <table:table-cell table:style-name="ce65" table:formula="of:=CEILING([.L35]/MAX([.M35];1);1)" office:value-type="float" office:value="2">
            <text:p>2</text:p>
          </table:table-cell>
          <table:table-cell table:formula="of:=[.O35]*[.N35]" office:value-type="float" office:value="0.396">
            <text:p>0,40</text:p>
          </table:table-cell>
          <table:table-cell office:value-type="string">
            <text:p><text:a xlink:href="https://www.mouser.fr/ProductDetail/TDK/FG28C0G1H152JNT00?qs=%2Fha2pyFaduhk7p%2FRdn7R1OMcDEZ82XPCFcT15zzA4YkINeiHfJFMa7ER%2FV5B5DRh">https://www.mouser.fr/ProductDetail/TDK/FG28C0G1H152JNT00?qs=%2Fha2pyFaduhk7p%2FRdn7R1OMcDEZ82XPCFcT15zzA4YkINeiHfJFMa7ER%2FV5B5DRh</text:a></text:p>
            <text:p><text:a xlink:href="http://fr.farnell.com/kemet/c322c152j2g5ta/condensateur-mlcc-c0g-1500pf-200v/dp/2678633">http://fr.farnell.com/kemet/c322c152j2g5ta/condensateur-mlcc-c0g-1500pf-200v/dp/2678633</text:a></text:p>
          </table:table-cell>
          <table:table-cell table:number-columns-repeated="1007"/>
        </table:table-row>
        <table:table-row table:style-name="ro6">
          <table:table-cell office:value-type="string">
            <text:p>D1–D8</text:p>
          </table:table-cell>
          <table:table-cell office:value-type="string">
            <text:p>Blocking diode 100 V reverse voltage (1N4002 or above)</text:p>
          </table:table-cell>
          <table:table-cell office:value-type="string">
            <text:p>1N4007</text:p>
          </table:table-cell>
          <table:table-cell table:number-columns-repeated="5"/>
          <table:table-cell table:formula="of:=2+4"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formula="of:=[.D36]*[.$B$196]+[.E36]*[.$B$197]+[.F36]*[.$B$198]+[.G36]*[.$B$199]+[.H36]*[.$B$200]+[.I36]*[.$B$201]+[.J36]*[.$B$202]+[.K36]*[.$B$203]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07">
            <text:p>0,0700</text:p>
          </table:table-cell>
          <table:table-cell table:style-name="ce65" table:formula="of:=CEILING([.L36]/MAX([.M36];1);1)" office:value-type="float" office:value="8">
            <text:p>8</text:p>
          </table:table-cell>
          <table:table-cell table:formula="of:=[.O36]*[.N36]" office:value-type="float" office:value="0.56">
            <text:p>0,56</text:p>
          </table:table-cell>
          <table:table-cell office:value-type="string">
            <text:p><text:a xlink:href="http://www.gotronic.fr/art-1n4007-107.htm">http://www.gotronic.fr/art-1n4007-107.htm</text:a></text:p>
          </table:table-cell>
          <table:table-cell table:number-columns-repeated="1007"/>
        </table:table-row>
        <table:table-row table:style-name="ro3">
          <table:table-cell office:value-type="string">
            <text:p>D9</text:p>
          </table:table-cell>
          <table:table-cell office:value-type="string">
            <text:p>TL431 voltage reference (any model)</text:p>
          </table:table-cell>
          <table:table-cell office:value-type="string">
            <text:p>TL431ACLP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table:formula="of:=[.D37]*[.$B$196]+[.E37]*[.$B$197]+[.F37]*[.$B$198]+[.G37]*[.$B$199]+[.H37]*[.$B$200]+[.I37]*[.$B$201]+[.J37]*[.$B$202]+[.K37]*[.$B$203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389">
            <text:p>0,3890</text:p>
          </table:table-cell>
          <table:table-cell table:style-name="ce65" table:formula="of:=CEILING([.L37]/MAX([.M37];1);1)" office:value-type="float" office:value="1">
            <text:p>1</text:p>
          </table:table-cell>
          <table:table-cell table:formula="of:=[.O37]*[.N37]" office:value-type="float" office:value="0.389">
            <text:p>0,39</text:p>
          </table:table-cell>
          <table:table-cell office:value-type="string">
            <text:p><text:a xlink:href="http://fr.farnell.com/texas-instruments/tl431aclp/ref-de-tension-shunt-2-495v-36v/dp/9593543">http://fr.farnell.com/texas-instruments/tl431aclp/ref-de-tension-shunt-2-495v-36v/dp/9593543</text:a></text:p>
          </table:table-cell>
          <table:table-cell table:number-columns-repeated="1007"/>
        </table:table-row>
        <table:table-row table:style-name="ro6">
          <table:table-cell office:value-type="string">
            <text:p>D10–D13, D18–D21,</text:p>
            <text:p>D30–D33, D38–D41</text:p>
          </table:table-cell>
          <table:table-cell office:value-type="string">
            <text:p>IC protection diode 1N4448, low fwd voltage, 100 V rev</text:p>
          </table:table-cell>
          <table:table-cell office:value-type="string">
            <text:p>1N4448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4"/>
          <table:table-cell table:formula="of:=[.D38]*[.$B$196]+[.E38]*[.$B$197]+[.F38]*[.$B$198]+[.G38]*[.$B$199]+[.H38]*[.$B$200]+[.I38]*[.$B$201]+[.J38]*[.$B$202]+[.K38]*[.$B$203]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07">
            <text:p>0,0700</text:p>
          </table:table-cell>
          <table:table-cell table:style-name="ce65" table:formula="of:=CEILING([.L38]/MAX([.M38];1);1)" office:value-type="float" office:value="16">
            <text:p>16</text:p>
          </table:table-cell>
          <table:table-cell table:formula="of:=[.O38]*[.N38]" office:value-type="float" office:value="1.12">
            <text:p>1,12</text:p>
          </table:table-cell>
          <table:table-cell office:value-type="string">
            <text:p><text:a xlink:href="http://www.gotronic.fr/art-1n4448-1633.htm">http://www.gotronic.fr/art-1n4448-1633.htm</text:a></text:p>
          </table:table-cell>
          <table:table-cell table:number-columns-repeated="1007"/>
        </table:table-row>
        <table:table-row table:style-name="ro4">
          <table:table-cell office:value-type="string">
            <text:p>D14–D17, D34–D37</text:p>
          </table:table-cell>
          <table:table-cell office:value-type="string">
            <text:p>IC protection Schottky diode 1N5817, low fwd voltage</text:p>
          </table:table-cell>
          <table:table-cell office:value-type="string">
            <text:p>STMicroelectronics 1N5817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4"/>
          <table:table-cell table:formula="of:=[.D39]*[.$B$196]+[.E39]*[.$B$197]+[.F39]*[.$B$198]+[.G39]*[.$B$199]+[.H39]*[.$B$200]+[.I39]*[.$B$201]+[.J39]*[.$B$202]+[.K39]*[.$B$203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0.1/1.19" office:value-type="float" office:value="0.0840336134453782">
            <text:p>0,0840</text:p>
          </table:table-cell>
          <table:table-cell table:style-name="ce65" table:formula="of:=CEILING([.L39]/MAX([.M39];1);1)" office:value-type="float" office:value="8">
            <text:p>8</text:p>
          </table:table-cell>
          <table:table-cell table:formula="of:=[.O39]*[.N39]" office:value-type="float" office:value="0.672268907563025">
            <text:p>0,67</text:p>
          </table:table-cell>
          <table:table-cell office:value-type="string">
            <text:p><text:a xlink:href="http://www.banzaimusic.com/1N5817.html">http://www.banzaimusic.com/1N5817.html</text:a></text:p>
            <text:p><text:a xlink:href="https://www.musikding.de/1N5817_1">https://www.musikding.de/1N5817_1</text:a></text:p>
            <text:p><text:a xlink:href="http://fr.farnell.com/stmicroelectronics/1n5817/diode-schottky-1a-20v/dp/9801197">http://fr.farnell.com/stmicroelectronics/1n5817/diode-schottky-1a-20v/dp/9801197</text:a></text:p>
          </table:table-cell>
          <table:table-cell table:number-columns-repeated="1007"/>
        </table:table-row>
        <table:table-row table:style-name="ro3">
          <table:table-cell office:value-type="string">
            <text:p>IC1</text:p>
          </table:table-cell>
          <table:table-cell table:style-name="ce26" office:value-type="string">
            <text:p>+15 V regulator 1,5 A TO220, high PSRR</text:p>
          </table:table-cell>
          <table:table-cell table:style-name="ce42" office:value-type="string">
            <text:p>ON MC7815ACTG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office:value-type="float" office:value="1">
            <text:p>1</text:p>
          </table:table-cell>
          <table:table-cell table:style-name="ce42"/>
          <table:table-cell/>
          <table:table-cell table:formula="of:=[.D40]*[.$B$196]+[.E40]*[.$B$197]+[.F40]*[.$B$198]+[.G40]*[.$B$199]+[.H40]*[.$B$200]+[.I40]*[.$B$201]+[.J40]*[.$B$202]+[.K40]*[.$B$203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45">
            <text:p>0,4500</text:p>
          </table:table-cell>
          <table:table-cell table:style-name="ce65" table:formula="of:=CEILING([.L40]/MAX([.M40];1);1)" office:value-type="float" office:value="1">
            <text:p>1</text:p>
          </table:table-cell>
          <table:table-cell table:formula="of:=[.O40]*[.N40]" office:value-type="float" office:value="0.45">
            <text:p>0,45</text:p>
          </table:table-cell>
          <table:table-cell office:value-type="string">
            <text:p><text:a xlink:href="https://www.mouser.fr/ProductDetail/ON-Semiconductor/MC7815ACTG?qs=sGAEpiMZZMtUqDgmOWBjgFMGuATcbJe5cBg%252B07b7Co4%3D">https://www.mouser.fr/ProductDetail/ON-Semiconductor/MC7815ACTG?qs=sGAEpiMZZMtUqDgmOWBjgFMGuATcbJe5cBg%252B07b7Co4%3D</text:a></text:p>
          </table:table-cell>
          <table:table-cell table:number-columns-repeated="1007"/>
        </table:table-row>
        <table:table-row table:style-name="ro3">
          <table:table-cell office:value-type="string">
            <text:p>IC2</text:p>
          </table:table-cell>
          <table:table-cell table:style-name="ce26" office:value-type="string">
            <text:p>-15 V regulator 1,5 A TO220, high PSRR</text:p>
          </table:table-cell>
          <table:table-cell table:style-name="ce42" office:value-type="string">
            <text:p>TI LM7915CT/NOPB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office:value-type="float" office:value="1">
            <text:p>1</text:p>
          </table:table-cell>
          <table:table-cell table:style-name="ce42"/>
          <table:table-cell/>
          <table:table-cell table:formula="of:=[.D41]*[.$B$196]+[.E41]*[.$B$197]+[.F41]*[.$B$198]+[.G41]*[.$B$199]+[.H41]*[.$B$200]+[.I41]*[.$B$201]+[.J41]*[.$B$202]+[.K41]*[.$B$203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4">
            <text:p>1,4000</text:p>
          </table:table-cell>
          <table:table-cell table:style-name="ce65" table:formula="of:=CEILING([.L41]/MAX([.M41];1);1)" office:value-type="float" office:value="1">
            <text:p>1</text:p>
          </table:table-cell>
          <table:table-cell table:formula="of:=[.O41]*[.N41]" office:value-type="float" office:value="1.4">
            <text:p>1,40</text:p>
          </table:table-cell>
          <table:table-cell office:value-type="string">
            <text:p><text:a xlink:href="https://www.mouser.fr/ProductDetail/Texas-Instruments/LM7915CT-NOPB?qs=%2Fha2pyFaduiF0%252BB4zgryC4UZPElr2clIkPDA2pw1tFdqOEY2MdJrjg%3D%3D">https://www.mouser.fr/ProductDetail/Texas-Instruments/LM7915CT-NOPB?qs=%2Fha2pyFaduiF0%252BB4zgryC4UZPElr2clIkPDA2pw1tFdqOEY2MdJrjg%3D%3D</text:a></text:p>
          </table:table-cell>
          <table:table-cell table:number-columns-repeated="1007"/>
        </table:table-row>
        <table:table-row table:style-name="ro3">
          <table:table-cell office:value-type="string">
            <text:p>IC3</text:p>
          </table:table-cell>
          <table:table-cell table:style-name="ce26" office:value-type="string">
            <text:p>+5 V regulator 1,5 A TO220, high PSRR</text:p>
          </table:table-cell>
          <table:table-cell table:style-name="ce42" office:value-type="string">
            <text:p>TI LM7805CT/NOPB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/>
          <table:table-cell office:value-type="float" office:value="1">
            <text:p>1</text:p>
          </table:table-cell>
          <table:table-cell table:formula="of:=[.D42]*[.$B$196]+[.E42]*[.$B$197]+[.F42]*[.$B$198]+[.G42]*[.$B$199]+[.H42]*[.$B$200]+[.I42]*[.$B$201]+[.J42]*[.$B$202]+[.K42]*[.$B$203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38">
            <text:p>1,3800</text:p>
          </table:table-cell>
          <table:table-cell table:style-name="ce65" table:formula="of:=CEILING([.L42]/MAX([.M42];1);1)" office:value-type="float" office:value="1">
            <text:p>1</text:p>
          </table:table-cell>
          <table:table-cell table:formula="of:=[.O42]*[.N42]" office:value-type="float" office:value="1.38">
            <text:p>1,38</text:p>
          </table:table-cell>
          <table:table-cell office:value-type="string">
            <text:p><text:a xlink:href="https://www.mouser.fr/ProductDetail/Texas-Instruments/LM7805CT-NOPB?qs=%2Fha2pyFaduiHN%252B7j5p1Ok0jedEBawgH7sTbldrQiPQCwF34f7DwvJw%3D%3D">https://www.mouser.fr/ProductDetail/Texas-Instruments/LM7805CT-NOPB?qs=%2Fha2pyFaduiHN%252B7j5p1Ok0jedEBawgH7sTbldrQiPQCwF34f7DwvJw%3D%3D</text:a></text:p>
          </table:table-cell>
          <table:table-cell table:number-columns-repeated="1007"/>
        </table:table-row>
        <table:table-row table:style-name="ro3">
          <table:table-cell office:value-type="string">
            <text:p>IC1, IC2, IC3</text:p>
          </table:table-cell>
          <table:table-cell table:style-name="ce26" office:value-type="string">
            <text:p>Heatsink for TO220, 20 × 10 mm², 24 °C/W</text:p>
          </table:table-cell>
          <table:table-cell table:style-name="ce42" office:value-type="string">
            <text:p>Aavid Thermalloy 507302B00000G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formula="of:=[.D43]*[.$B$196]+[.E43]*[.$B$197]+[.F43]*[.$B$198]+[.G43]*[.$B$199]+[.H43]*[.$B$200]+[.I43]*[.$B$201]+[.J43]*[.$B$202]+[.K43]*[.$B$203]"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0.154*[.M43]" office:value-type="float" office:value="1.54">
            <text:p>1,5400</text:p>
          </table:table-cell>
          <table:table-cell table:style-name="ce65" table:formula="of:=CEILING([.L43]/MAX([.M43];1);1)" office:value-type="float" office:value="1">
            <text:p>1</text:p>
          </table:table-cell>
          <table:table-cell table:formula="of:=[.O43]*[.N43]" office:value-type="float" office:value="1.54">
            <text:p>1,54</text:p>
          </table:table-cell>
          <table:table-cell office:value-type="string">
            <text:p><text:a xlink:href="http://fr.farnell.com/aavid-thermalloy/507302b00000g/dissipateur-to-220/dp/1611415">http://fr.farnell.com/aavid-thermalloy/507302b00000g/dissipateur-to-220/dp/1611415</text:a></text:p>
          </table:table-cell>
          <table:table-cell table:number-columns-repeated="1007"/>
        </table:table-row>
        <table:table-row table:style-name="ro3">
          <table:table-cell office:value-type="string">
            <text:p>IC1, IC2, IC3</text:p>
          </table:table-cell>
          <table:table-cell table:style-name="ce26" office:value-type="string">
            <text:p>M3 screw, 6 mm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formula="of:=[.D44]*[.$B$196]+[.E44]*[.$B$197]+[.F44]*[.$B$198]+[.G44]*[.$B$199]+[.H44]*[.$B$200]+[.I44]*[.$B$201]+[.J44]*[.$B$202]+[.K44]*[.$B$203]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25">
            <text:p>0,2500</text:p>
          </table:table-cell>
          <table:table-cell table:style-name="ce65" table:formula="of:=CEILING([.L44]/MAX([.M44];1);1)" office:value-type="float" office:value="1">
            <text:p>1</text:p>
          </table:table-cell>
          <table:table-cell table:formula="of:=[.O44]*[.N44]" office:value-type="float" office:value="0.25">
            <text:p>0,25</text:p>
          </table:table-cell>
          <table:table-cell office:value-type="string">
            <text:p><text:a xlink:href="http://www.gotronic.fr/art-10-vis-acier-m3-6mm-6506.htm">http://www.gotronic.fr/art-10-vis-acier-m3-6mm-6506.htm</text:a></text:p>
          </table:table-cell>
          <table:table-cell table:number-columns-repeated="1007"/>
        </table:table-row>
        <table:table-row table:style-name="ro3">
          <table:table-cell table:style-name="ce11" office:value-type="string">
            <text:p>IC1, IC2, IC3</text:p>
          </table:table-cell>
          <table:table-cell table:style-name="ce27" office:value-type="string">
            <text:p>M3 nut</text:p>
          </table:table-cell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table:formula="of:=[.D45]*[.$B$196]+[.E45]*[.$B$197]+[.F45]*[.$B$198]+[.G45]*[.$B$199]+[.H45]*[.$B$200]+[.I45]*[.$B$201]+[.J45]*[.$B$202]+[.K45]*[.$B$203]" office:value-type="float" office:value="3">
            <text:p>3</text:p>
          </table:table-cell>
          <table:table-cell table:style-name="ce11" office:value-type="float" office:value="10">
            <text:p>10</text:p>
          </table:table-cell>
          <table:table-cell table:style-name="ce60" office:value-type="float" office:value="0.17">
            <text:p>0,1700</text:p>
          </table:table-cell>
          <table:table-cell table:style-name="ce66" table:formula="of:=CEILING([.L45]/MAX([.M45];1);1)" office:value-type="float" office:value="1">
            <text:p>1</text:p>
          </table:table-cell>
          <table:table-cell table:style-name="ce73" table:formula="of:=[.O45]*[.N45]" office:value-type="float" office:value="0.17">
            <text:p>0,17</text:p>
          </table:table-cell>
          <table:table-cell table:style-name="ce11" office:value-type="string">
            <text:p><text:a xlink:href="http://www.gotronic.fr/art-10-ecrous-acier-m3-6510.htm">http://www.gotronic.fr/art-10-ecrous-acier-m3-6510.htm</text:a></text:p>
          </table:table-cell>
          <table:table-cell table:style-name="ce11" table:number-columns-repeated="1007"/>
        </table:table-row>
        <table:table-row table:style-name="ro3">
          <table:table-cell table:style-name="ce11" office:value-type="string">
            <text:p>IC1, IC2, IC3</text:p>
          </table:table-cell>
          <table:table-cell table:style-name="ce27" office:value-type="string">
            <text:p>M3 washer</text:p>
          </table:table-cell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table:formula="of:=[.D46]*[.$B$196]+[.E46]*[.$B$197]+[.F46]*[.$B$198]+[.G46]*[.$B$199]+[.H46]*[.$B$200]+[.I46]*[.$B$201]+[.J46]*[.$B$202]+[.K46]*[.$B$203]" office:value-type="float" office:value="3">
            <text:p>3</text:p>
          </table:table-cell>
          <table:table-cell table:style-name="ce11" office:value-type="float" office:value="10">
            <text:p>10</text:p>
          </table:table-cell>
          <table:table-cell table:style-name="ce60" office:value-type="float" office:value="0.13">
            <text:p>0,1300</text:p>
          </table:table-cell>
          <table:table-cell table:style-name="ce66" table:formula="of:=CEILING([.L46]/MAX([.M46];1);1)" office:value-type="float" office:value="1">
            <text:p>1</text:p>
          </table:table-cell>
          <table:table-cell table:style-name="ce73" table:formula="of:=[.O46]*[.N46]" office:value-type="float" office:value="0.13">
            <text:p>0,13</text:p>
          </table:table-cell>
          <table:table-cell table:style-name="ce11" office:value-type="string">
            <text:p><text:a xlink:href="http://www.gotronic.fr/art-10-rondelles-acier-m3-6511.htm">http://www.gotronic.fr/art-10-rondelles-acier-m3-6511.htm</text:a></text:p>
          </table:table-cell>
          <table:table-cell table:style-name="ce11" table:number-columns-repeated="1007"/>
        </table:table-row>
        <table:table-row table:style-name="ro3">
          <table:table-cell office:value-type="string">
            <text:p>IC4</text:p>
          </table:table-cell>
          <table:table-cell table:style-name="ce26" office:value-type="string">
            <text:p>+3.3 V regulator 300mA TO-92</text:p>
          </table:table-cell>
          <table:table-cell office:value-type="string">
            <text:p>STMicroelectronics L4931CZ33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table:formula="of:=[.D47]*[.$B$196]+[.E47]*[.$B$197]+[.F47]*[.$B$198]+[.G47]*[.$B$199]+[.H47]*[.$B$200]+[.I47]*[.$B$201]+[.J47]*[.$B$202]+[.K47]*[.$B$203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11">
            <text:p>1,1100</text:p>
          </table:table-cell>
          <table:table-cell table:style-name="ce65" table:formula="of:=CEILING([.L47]/MAX([.M47];1);1)" office:value-type="float" office:value="1">
            <text:p>1</text:p>
          </table:table-cell>
          <table:table-cell table:formula="of:=[.O47]*[.N47]" office:value-type="float" office:value="1.11">
            <text:p>1,11</text:p>
          </table:table-cell>
          <table:table-cell office:value-type="string">
            <text:p><text:a xlink:href="http://fr.farnell.com/stmicroelectronics/l4931cz33-ap/ldo-fixe-3-3v-0-25a-to-92-3/dp/2554986">http://fr.farnell.com/stmicroelectronics/l4931cz33-ap/ldo-fixe-3-3v-0-25a-to-92-3/dp/2554986</text:a></text:p>
          </table:table-cell>
          <table:table-cell table:number-columns-repeated="1007"/>
        </table:table-row>
        <table:table-row table:style-name="ro6">
          <table:table-cell office:value-type="string">
            <text:p>IC4, D9, Q1, Q2, Q3</text:p>
          </table:table-cell>
          <table:table-cell table:style-name="ce26" office:value-type="string">
            <text:p>Single row round-pin socket for transistors, regulator and voltage reference</text:p>
          </table:table-cell>
          <table:table-cell office:value-type="string">
            <text:p>STB32</text:p>
          </table:table-cell>
          <table:table-cell table:number-columns-repeated="6"/>
          <table:table-cell table:formula="of:=3*5" office:value-type="float" office:value="15">
            <text:p>15</text:p>
          </table:table-cell>
          <table:table-cell/>
          <table:table-cell table:formula="of:=[.D48]*[.$B$196]+[.E48]*[.$B$197]+[.F48]*[.$B$198]+[.G48]*[.$B$199]+[.H48]*[.$B$200]+[.I48]*[.$B$201]+[.J48]*[.$B$202]+[.K48]*[.$B$203]"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0.95">
            <text:p>0,9500</text:p>
          </table:table-cell>
          <table:table-cell table:style-name="ce65" table:formula="of:=CEILING([.L48]/MAX([.M48];1);1)" office:value-type="float" office:value="1">
            <text:p>1</text:p>
          </table:table-cell>
          <table:table-cell table:formula="of:=[.O48]*[.N48]" office:value-type="float" office:value="0.95">
            <text:p>0,95</text:p>
          </table:table-cell>
          <table:table-cell office:value-type="string">
            <text:p><text:a xlink:href="http://www.gotronic.fr/art-barrette-secable-stb32-4622.htm">http://www.gotronic.fr/art-barrette-secable-stb32-4622.htm</text:a></text:p>
          </table:table-cell>
          <table:table-cell table:number-columns-repeated="1007"/>
        </table:table-row>
        <table:table-row table:style-name="ro3">
          <table:table-cell office:value-type="string">
            <text:p>IC5, IC9</text:p>
          </table:table-cell>
          <table:table-cell table:style-name="ce26" office:value-type="string">
            <text:p>Differential instrumentation amplifier</text:p>
          </table:table-cell>
          <table:table-cell office:value-type="string">
            <text:p>TI INA103KP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table:formula="of:=[.D49]*[.$B$196]+[.E49]*[.$B$197]+[.F49]*[.$B$198]+[.G49]*[.$B$199]+[.H49]*[.$B$200]+[.I49]*[.$B$201]+[.J49]*[.$B$202]+[.K49]*[.$B$203]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.57">
            <text:p>9,5700</text:p>
          </table:table-cell>
          <table:table-cell table:style-name="ce65" table:formula="of:=CEILING([.L49]/MAX([.M49];1);1)" office:value-type="float" office:value="2">
            <text:p>2</text:p>
          </table:table-cell>
          <table:table-cell table:formula="of:=[.O49]*[.N49]" office:value-type="float" office:value="19.14">
            <text:p>19,14</text:p>
          </table:table-cell>
          <table:table-cell office:value-type="string">
            <text:p><text:a xlink:href="https://www.mouser.fr/ProductDetail/Texas-Instruments/INA103KP?qs=sGAEpiMZZMsE1dKaA2ImUPh%2Fgv48%2Feoe11sg25cX%252Boc%3D">https://www.mouser.fr/ProductDetail/Texas-Instruments/INA103KP?qs=sGAEpiMZZMsE1dKaA2ImUPh%2Fgv48%2Feoe11sg25cX%252Boc%3D</text:a></text:p>
          </table:table-cell>
          <table:table-cell table:number-columns-repeated="1007"/>
        </table:table-row>
        <table:table-row table:style-name="ro3">
          <table:table-cell table:style-name="ce11" office:value-type="string">
            <text:p>IC5, IC9</text:p>
          </table:table-cell>
          <table:table-cell table:style-name="ce16" office:value-type="string">
            <text:p>IC socket, 16 pins, 7.62mm</text:p>
          </table:table-cell>
          <table:table-cell table:style-name="ce16" office:value-type="string">
            <text:p>SUP16T</text:p>
          </table:table-cell>
          <table:table-cell table:style-name="ce11"/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 table:formula="of:=[.D50]*[.$B$196]+[.E50]*[.$B$197]+[.F50]*[.$B$198]+[.G50]*[.$B$199]+[.H50]*[.$B$200]+[.I50]*[.$B$201]+[.J50]*[.$B$202]+[.K50]*[.$B$203]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60" table:formula="of:=0.44/1.2" office:value-type="float" office:value="0.366666666666667">
            <text:p>0,3667</text:p>
          </table:table-cell>
          <table:table-cell table:style-name="ce66" table:formula="of:=CEILING([.L50]/MAX([.M50];1);1)" office:value-type="float" office:value="2">
            <text:p>2</text:p>
          </table:table-cell>
          <table:table-cell table:style-name="ce73" table:formula="of:=[.O50]*[.N50]" office:value-type="float" office:value="0.733333333333333">
            <text:p>0,73</text:p>
          </table:table-cell>
          <table:table-cell table:style-name="ce11" office:value-type="string">
            <text:p><text:a xlink:href="http://www.gotronic.fr/art-support-tulipe-sup16t-4606.htm">http://www.gotronic.fr/art-support-tulipe-sup16t-4606.htm</text:a></text:p>
          </table:table-cell>
          <table:table-cell table:style-name="ce11" table:number-columns-repeated="1007"/>
        </table:table-row>
        <table:table-row table:style-name="ro4">
          <table:table-cell office:value-type="string">
            <text:p>IC6, IC7, IC8, IC10,</text:p>
            <text:p>IC11, IC12, IC15, IC16,</text:p>
            <text:p>IC17</text:p>
          </table:table-cell>
          <table:table-cell table:style-name="ce26" office:value-type="string">
            <text:p>Operational amplifier</text:p>
          </table:table-cell>
          <table:table-cell office:value-type="string">
            <text:p>TI NE5532AP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table:number-columns-repeated="3"/>
          <table:table-cell table:formula="of:=[.D51]*[.$B$196]+[.E51]*[.$B$197]+[.F51]*[.$B$198]+[.G51]*[.$B$199]+[.H51]*[.$B$200]+[.I51]*[.$B$201]+[.J51]*[.$B$202]+[.K51]*[.$B$203]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981">
            <text:p>0,9810</text:p>
          </table:table-cell>
          <table:table-cell table:style-name="ce65" table:formula="of:=CEILING([.L51]/MAX([.M51];1);1)" office:value-type="float" office:value="9">
            <text:p>9</text:p>
          </table:table-cell>
          <table:table-cell table:formula="of:=[.O51]*[.N51]" office:value-type="float" office:value="8.829">
            <text:p>8,83</text:p>
          </table:table-cell>
          <table:table-cell office:value-type="string">
            <text:p><text:a xlink:href="https://www.mouser.fr/ProductDetail/Texas-Instruments/NE5532AP?qs=sGAEpiMZZMtCHixnSjNA6Araa3jp4DVBl95yGVEml2c%3D">https://www.mouser.fr/ProductDetail/Texas-Instruments/NE5532AP?qs=sGAEpiMZZMtCHixnSjNA6Araa3jp4DVBl95yGVEml2c%3D</text:a></text:p>
            <text:p><text:a xlink:href="https://fr.farnell.com/texas-instruments/ne5532ap/ampli-op-double-faible-bruit-5532/dp/1106091">https://fr.farnell.com/texas-instruments/ne5532ap/ampli-op-double-faible-bruit-5532/dp/1106091</text:a></text:p>
          </table:table-cell>
          <table:table-cell table:number-columns-repeated="1007"/>
        </table:table-row>
        <table:table-row table:style-name="ro4">
          <table:table-cell office:value-type="string">
            <text:p>IC6, IC7, IC8, IC10,</text:p>
            <text:p>IC11, IC12, IC15, IC16,</text:p>
            <text:p>IC17</text:p>
          </table:table-cell>
          <table:table-cell table:style-name="ce26" office:value-type="string">
            <text:p>IC support 8 pins, pitch 7.62 mm, hollow body</text:p>
          </table:table-cell>
          <table:table-cell office:value-type="string">
            <text:p>SUP08T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table:number-columns-repeated="3"/>
          <table:table-cell table:formula="of:=[.D52]*[.$B$196]+[.E52]*[.$B$197]+[.F52]*[.$B$198]+[.G52]*[.$B$199]+[.H52]*[.$B$200]+[.I52]*[.$B$201]+[.J52]*[.$B$202]+[.K52]*[.$B$203]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18">
            <text:p>0,1800</text:p>
          </table:table-cell>
          <table:table-cell table:style-name="ce65" table:formula="of:=CEILING([.L52]/MAX([.M52];1);1)" office:value-type="float" office:value="9">
            <text:p>9</text:p>
          </table:table-cell>
          <table:table-cell table:formula="of:=[.O52]*[.N52]" office:value-type="float" office:value="1.62">
            <text:p>1,62</text:p>
          </table:table-cell>
          <table:table-cell office:value-type="string">
            <text:p><text:a xlink:href="http://www.gotronic.fr/art-support-tulipe-sup08t-4604.htm">http://www.gotronic.fr/art-support-tulipe-sup08t-4604.htm</text:a></text:p>
          </table:table-cell>
          <table:table-cell table:number-columns-repeated="1007"/>
        </table:table-row>
        <table:table-row table:style-name="ro3">
          <table:table-cell office:value-type="string">
            <text:p>IC13</text:p>
          </table:table-cell>
          <table:table-cell table:style-name="ce26" office:value-type="string">
            <text:p>Clock</text:p>
          </table:table-cell>
          <table:table-cell office:value-type="string">
            <text:p>IDT MK2703BSLF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table:formula="of:=[.D53]*[.$B$196]+[.E53]*[.$B$197]+[.F53]*[.$B$198]+[.G53]*[.$B$199]+[.H53]*[.$B$200]+[.I53]*[.$B$201]+[.J53]*[.$B$202]+[.K53]*[.$B$203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.05">
            <text:p>4,0500</text:p>
          </table:table-cell>
          <table:table-cell table:style-name="ce65" table:formula="of:=CEILING([.L53]/MAX([.M53];1);1)" office:value-type="float" office:value="1">
            <text:p>1</text:p>
          </table:table-cell>
          <table:table-cell table:formula="of:=[.O53]*[.N53]" office:value-type="float" office:value="4.05">
            <text:p>4,05</text:p>
          </table:table-cell>
          <table:table-cell office:value-type="string">
            <text:p><text:a xlink:href="https://www.mouser.fr/ProductDetail/IDT/MK2703BSLF?qs=sGAEpiMZZMtXsj1ZQc4vOY7HyZZcqbXCXYQWKNwuzqM%3D">https://www.mouser.fr/ProductDetail/IDT/MK2703BSLF?qs=sGAEpiMZZMtXsj1ZQc4vOY7HyZZcqbXCXYQWKNwuzqM%3D</text:a></text:p>
          </table:table-cell>
          <table:table-cell table:number-columns-repeated="1007"/>
        </table:table-row>
        <table:table-row table:style-name="ro3">
          <table:table-cell office:value-type="string">
            <text:p>IC14</text:p>
          </table:table-cell>
          <table:table-cell table:style-name="ce26" office:value-type="string">
            <text:p>Audio codec</text:p>
          </table:table-cell>
          <table:table-cell table:style-name="ce42" office:value-type="string">
            <text:p>Cirrus Logic CS4272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office:value-type="float" office:value="1">
            <text:p>1</text:p>
          </table:table-cell>
          <table:table-cell/>
          <table:table-cell table:formula="of:=[.D54]*[.$B$196]+[.E54]*[.$B$197]+[.F54]*[.$B$198]+[.G54]*[.$B$199]+[.H54]*[.$B$200]+[.I54]*[.$B$201]+[.J54]*[.$B$202]+[.K54]*[.$B$203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8.19">
            <text:p>8,1900</text:p>
          </table:table-cell>
          <table:table-cell table:style-name="ce65" table:formula="of:=CEILING([.L54]/MAX([.M54];1);1)" office:value-type="float" office:value="1">
            <text:p>1</text:p>
          </table:table-cell>
          <table:table-cell table:formula="of:=[.O54]*[.N54]" office:value-type="float" office:value="8.19">
            <text:p>8,19</text:p>
          </table:table-cell>
          <table:table-cell office:value-type="string">
            <text:p><text:a xlink:href="https://www.mouser.fr/ProductDetail/Cirrus-Logic/CS4272-CZZ?qs=sGAEpiMZZMtq3QB8qGen7RvmYt8Ka6ZEaAgtBiwxodk%3D">https://www.mouser.fr/ProductDetail/Cirrus-Logic/CS4272-CZZ?qs=sGAEpiMZZMtq3QB8qGen7RvmYt8Ka6ZEaAgtBiwxodk%3D</text:a></text:p>
          </table:table-cell>
          <table:table-cell table:number-columns-repeated="1007"/>
        </table:table-row>
        <table:table-row table:style-name="ro3">
          <table:table-cell office:value-type="string">
            <text:p>J7, J9</text:p>
          </table:table-cell>
          <table:table-cell table:style-name="ce26" office:value-type="string">
            <text:p>Screw terminal 1 × 2, 250 V, pitch 5 mm</text:p>
          </table:table-cell>
          <table:table-cell office:value-type="string">
            <text:p>?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table:formula="of:=[.D55]*[.$B$196]+[.E55]*[.$B$197]+[.F55]*[.$B$198]+[.G55]*[.$B$199]+[.H55]*[.$B$200]+[.I55]*[.$B$201]+[.J55]*[.$B$202]+[.K55]*[.$B$203]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5">
            <text:p>0,2500</text:p>
          </table:table-cell>
          <table:table-cell table:style-name="ce65" table:formula="of:=CEILING([.L55]/MAX([.M55];1);1)" office:value-type="float" office:value="2">
            <text:p>2</text:p>
          </table:table-cell>
          <table:table-cell table:formula="of:=[.O55]*[.N55]" office:value-type="float" office:value="0.5">
            <text:p>0,50</text:p>
          </table:table-cell>
          <table:table-cell office:value-type="string">
            <text:p><text:a xlink:href="http://www.gotronic.fr/art-bornier-sc02-4535.htm">http://www.gotronic.fr/art-bornier-sc02-4535.htm</text:a></text:p>
          </table:table-cell>
          <table:table-cell table:number-columns-repeated="1007"/>
        </table:table-row>
        <table:table-row table:style-name="ro3">
          <table:table-cell table:style-name="ce11" office:value-type="string">
            <text:p>JP1, JP2, P3</text:p>
          </table:table-cell>
          <table:table-cell table:style-name="ce27" office:value-type="string">
            <text:p>1-row breakable Dupont pin header, pitch 2.54 mm</text:p>
          </table:table-cell>
          <table:table-cell table:style-name="ce16" office:value-type="string">
            <text:p>1×36 pins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 office:value-type="float" office:value="13">
            <text:p>13</text:p>
          </table:table-cell>
          <table:table-cell table:style-name="ce11" office:value-type="float" office:value="2">
            <text:p>2</text:p>
          </table:table-cell>
          <table:table-cell table:style-name="ce11" table:formula="of:=[.D56]*[.$B$196]+[.E56]*[.$B$197]+[.F56]*[.$B$198]+[.G56]*[.$B$199]+[.H56]*[.$B$200]+[.I56]*[.$B$201]+[.J56]*[.$B$202]+[.K56]*[.$B$203]" office:value-type="float" office:value="15">
            <text:p>15</text:p>
          </table:table-cell>
          <table:table-cell table:style-name="ce11" office:value-type="float" office:value="36">
            <text:p>36</text:p>
          </table:table-cell>
          <table:table-cell table:style-name="ce60" office:value-type="float" office:value="0.5">
            <text:p>0,5000</text:p>
          </table:table-cell>
          <table:table-cell table:style-name="ce66" table:formula="of:=CEILING([.L56]/MAX([.M56];1);1)" office:value-type="float" office:value="1">
            <text:p>1</text:p>
          </table:table-cell>
          <table:table-cell table:style-name="ce73" table:formula="of:=[.O56]*[.N56]" office:value-type="float" office:value="0.5">
            <text:p>0,50</text:p>
          </table:table-cell>
          <table:table-cell table:style-name="ce11" office:value-type="string">
            <text:p><text:a xlink:href="http://www.gotronic.fr/art-connecteur-he14-mh100-4457.htm">http://www.gotronic.fr/art-connecteur-he14-mh100-4457.htm</text:a></text:p>
          </table:table-cell>
          <table:table-cell table:style-name="ce11" table:number-columns-repeated="1007"/>
        </table:table-row>
        <table:table-row table:style-name="ro3">
          <table:table-cell office:value-type="string">
            <text:p>JP1, JP2</text:p>
          </table:table-cell>
          <table:table-cell table:style-name="ce26" office:value-type="string">
            <text:p>Female jumpers for Dupont pin headers</text:p>
          </table:table-cell>
          <table:table-cell office:value-type="string">
            <text:p>?</text:p>
          </table:table-cell>
          <table:table-cell table:number-columns-repeated="6"/>
          <table:table-cell table:number-columns-repeated="2" office:value-type="float" office:value="1">
            <text:p>1</text:p>
          </table:table-cell>
          <table:table-cell table:formula="of:=[.D57]*[.$B$196]+[.E57]*[.$B$197]+[.F57]*[.$B$198]+[.G57]*[.$B$199]+[.H57]*[.$B$200]+[.I57]*[.$B$201]+[.J57]*[.$B$202]+[.K57]*[.$B$203]"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.67">
            <text:p>0,6700</text:p>
          </table:table-cell>
          <table:table-cell table:style-name="ce65" table:formula="of:=CEILING([.L57]/MAX([.M57];1);1)" office:value-type="float" office:value="1">
            <text:p>1</text:p>
          </table:table-cell>
          <table:table-cell table:formula="of:=[.O57]*[.N57]" office:value-type="float" office:value="0.67">
            <text:p>0,67</text:p>
          </table:table-cell>
          <table:table-cell office:value-type="string">
            <text:p><text:a xlink:href="http://www.gotronic.fr/art-cavaliers-femelles-cf17-4464.htm">http://www.gotronic.fr/art-cavaliers-femelles-cf17-4464.htm</text:a></text:p>
          </table:table-cell>
          <table:table-cell table:number-columns-repeated="1007"/>
        </table:table-row>
        <table:table-row table:style-name="ro3">
          <table:table-cell office:value-type="string">
            <text:p>L1, L2</text:p>
          </table:table-cell>
          <table:table-cell table:style-name="ce26" office:value-type="string">
            <text:p>22 µH, pitch 5 mm, Ø7.5 mm</text:p>
          </table:table-cell>
          <table:table-cell office:value-type="string">
            <text:p>CH608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table:formula="of:=[.D58]*[.$B$196]+[.E58]*[.$B$197]+[.F58]*[.$B$198]+[.G58]*[.$B$199]+[.H58]*[.$B$200]+[.I58]*[.$B$201]+[.J58]*[.$B$202]+[.K58]*[.$B$203]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71">
            <text:p>0,7100</text:p>
          </table:table-cell>
          <table:table-cell table:style-name="ce65" table:formula="of:=CEILING([.L58]/MAX([.M58];1);1)" office:value-type="float" office:value="2">
            <text:p>2</text:p>
          </table:table-cell>
          <table:table-cell table:formula="of:=[.O58]*[.N58]" office:value-type="float" office:value="1.42">
            <text:p>1,42</text:p>
          </table:table-cell>
          <table:table-cell office:value-type="string">
            <text:p><text:a xlink:href="http://www.gotronic.fr/art-self-radiale-22uh-8576.htm">http://www.gotronic.fr/art-self-radiale-22uh-8576.htm</text:a></text:p>
          </table:table-cell>
          <table:table-cell table:number-columns-repeated="1007"/>
        </table:table-row>
        <table:table-row table:style-name="ro3">
          <table:table-cell office:value-type="string">
            <text:p>L3–L6</text:p>
          </table:table-cell>
          <table:table-cell table:style-name="ce26" office:value-type="string">
            <text:p>1.2 µH, 7.11 × 2.79 mm</text:p>
          </table:table-cell>
          <table:table-cell office:value-type="string">
            <text:p>Bourns 78F1R2K-RC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5"/>
          <table:table-cell table:formula="of:=[.D59]*[.$B$196]+[.E59]*[.$B$197]+[.F59]*[.$B$198]+[.G59]*[.$B$199]+[.H59]*[.$B$200]+[.I59]*[.$B$201]+[.J59]*[.$B$202]+[.K59]*[.$B$203]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198">
            <text:p>0,1980</text:p>
          </table:table-cell>
          <table:table-cell table:style-name="ce65" table:formula="of:=CEILING([.L59]/MAX([.M59];1);1)" office:value-type="float" office:value="4">
            <text:p>4</text:p>
          </table:table-cell>
          <table:table-cell table:formula="of:=[.O59]*[.N59]" office:value-type="float" office:value="0.792">
            <text:p>0,79</text:p>
          </table:table-cell>
          <table:table-cell office:value-type="string">
            <text:p><text:a xlink:href="https://www.mouser.fr/ProductDetail/Bourns/78F1R2K-RC?qs=%2Fha2pyFadujmyo6wSIqqhvtbU2UohgDHYo%252BOO33MyD8%3D">https://www.mouser.fr/ProductDetail/Bourns/78F1R2K-RC?qs=%2Fha2pyFadujmyo6wSIqqhvtbU2UohgDHYo%252BOO33MyD8%3D</text:a></text:p>
          </table:table-cell>
          <table:table-cell table:number-columns-repeated="1007"/>
        </table:table-row>
        <table:table-row table:style-name="ro6">
          <table:table-cell office:value-type="string">
            <text:p>L7</text:p>
          </table:table-cell>
          <table:table-cell table:style-name="ce26" office:value-type="string">
            <text:p>Ferrite bead, pitch 2–4 mm, Ø6 mm, 1 kΩ at 100 MHz</text:p>
          </table:table-cell>
          <table:table-cell office:value-type="string">
            <text:p>Laird Technologies 28C0236-0EW-10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table:formula="of:=[.D60]*[.$B$196]+[.E60]*[.$B$197]+[.F60]*[.$B$198]+[.G60]*[.$B$199]+[.H60]*[.$B$200]+[.I60]*[.$B$201]+[.J60]*[.$B$202]+[.K60]*[.$B$203]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0.363*[.M60]" office:value-type="float" office:value="1.815">
            <text:p>1,8150</text:p>
          </table:table-cell>
          <table:table-cell table:style-name="ce65" table:formula="of:=CEILING([.L60]/MAX([.M60];1);1)" office:value-type="float" office:value="1">
            <text:p>1</text:p>
          </table:table-cell>
          <table:table-cell table:formula="of:=[.O60]*[.N60]" office:value-type="float" office:value="1.815">
            <text:p>1,82</text:p>
          </table:table-cell>
          <table:table-cell office:value-type="string">
            <text:p><text:a xlink:href="http://fr.farnell.com/laird-technologies/28c0236-0ew-10/filtre-6x10-50mm-100mhz-998r/dp/2292298">http://fr.farnell.com/laird-technologies/28c0236-0ew-10/filtre-6x10-50mm-100mhz-998r/dp/2292298</text:a></text:p>
            <text:p><text:a xlink:href="http://fr.farnell.com/murata/bl02rn1r2m2b/inductance-radial/dp/9526838">http://fr.farnell.com/murata/bl02rn1r2m2b/inductance-radial/dp/9526838</text:a></text:p>
          </table:table-cell>
          <table:table-cell office:value-type="string">
            <text:p>The second one is probably less efficient but is cheaper and available as single units.</text:p>
          </table:table-cell>
          <table:table-cell table:number-columns-repeated="1006"/>
        </table:table-row>
        <table:table-row table:style-name="ro6">
          <table:table-cell table:style-name="ce11" office:value-type="string">
            <text:p>P1, P2</text:p>
          </table:table-cell>
          <table:table-cell table:style-name="ce27" office:value-type="string">
            <text:p>3-pin connector, pitch 2.54 mm, male embase (type Molex KK)</text:p>
          </table:table-cell>
          <table:table-cell table:style-name="ce30" office:value-type="string">
            <text:p>MPE-Garry 428-1-003-0-T-KS0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table:formula="of:=[.D61]*[.$B$196]+[.E61]*[.$B$197]+[.F61]*[.$B$198]+[.G61]*[.$B$199]+[.H61]*[.$B$200]+[.I61]*[.$B$201]+[.J61]*[.$B$202]+[.K61]*[.$B$203]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60" office:value-type="float" office:value="0.1">
            <text:p>0,1000</text:p>
          </table:table-cell>
          <table:table-cell table:style-name="ce66" table:formula="of:=CEILING([.L61]/MAX([.M61];1);1)" office:value-type="float" office:value="2">
            <text:p>2</text:p>
          </table:table-cell>
          <table:table-cell table:style-name="ce73" table:formula="of:=[.O61]*[.N61]" office:value-type="float" office:value="0.2">
            <text:p>0,20</text:p>
          </table:table-cell>
          <table:table-cell table:style-name="ce11" office:value-type="string">
            <text:p><text:a xlink:href="http://www.gotronic.fr/art-connecteur-s003-124.htm">http://www.gotronic.fr/art-connecteur-s003-124.htm</text:a></text:p>
          </table:table-cell>
          <table:table-cell table:style-name="ce11" table:number-columns-repeated="1007"/>
        </table:table-row>
        <table:table-row table:style-name="ro3">
          <table:table-cell table:style-name="ce11" office:value-type="string">
            <text:p>P1, P2</text:p>
          </table:table-cell>
          <table:table-cell table:style-name="ce27" office:value-type="string">
            <text:p>3-pin connector, pitch 2.54 mm, female</text:p>
          </table:table-cell>
          <table:table-cell table:style-name="ce28" office:value-type="string">
            <text:p>MPE-Garry 431-1-003-X-KS0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table:formula="of:=[.D62]*[.$B$196]+[.E62]*[.$B$197]+[.F62]*[.$B$198]+[.G62]*[.$B$199]+[.H62]*[.$B$200]+[.I62]*[.$B$201]+[.J62]*[.$B$202]+[.K62]*[.$B$203]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60" office:value-type="float" office:value="0.05">
            <text:p>0,0500</text:p>
          </table:table-cell>
          <table:table-cell table:style-name="ce66" table:formula="of:=CEILING([.L62]/MAX([.M62];1);1)" office:value-type="float" office:value="2">
            <text:p>2</text:p>
          </table:table-cell>
          <table:table-cell table:style-name="ce73" table:formula="of:=[.O62]*[.N62]" office:value-type="float" office:value="0.1">
            <text:p>0,10</text:p>
          </table:table-cell>
          <table:table-cell table:style-name="ce11" office:value-type="string">
            <text:p><text:a xlink:href="http://www.gotronic.fr/art-boitier-nsk254-3b-170.htm">http://www.gotronic.fr/art-boitier-nsk254-3b-170.htm</text:a></text:p>
          </table:table-cell>
          <table:table-cell table:style-name="ce11" table:number-columns-repeated="1007"/>
        </table:table-row>
        <table:table-row table:style-name="ro3">
          <table:table-cell table:style-name="ce11" office:value-type="string">
            <text:p>P1, P2</text:p>
          </table:table-cell>
          <table:table-cell table:style-name="ce28" office:value-type="string">
            <text:p>Female contact for the 3-pin connectors</text:p>
          </table:table-cell>
          <table:table-cell table:style-name="ce28" office:value-type="string">
            <text:p>MPE-Garry 611-1-TX-X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table:formula="of:=[.D63]*[.$B$196]+[.E63]*[.$B$197]+[.F63]*[.$B$198]+[.G63]*[.$B$199]+[.H63]*[.$B$200]+[.I63]*[.$B$201]+[.J63]*[.$B$202]+[.K63]*[.$B$203]" office:value-type="float" office:value="6">
            <text:p>6</text:p>
          </table:table-cell>
          <table:table-cell table:style-name="ce11" office:value-type="float" office:value="10">
            <text:p>10</text:p>
          </table:table-cell>
          <table:table-cell table:style-name="ce60" office:value-type="float" office:value="0.17">
            <text:p>0,1700</text:p>
          </table:table-cell>
          <table:table-cell table:style-name="ce66" table:formula="of:=CEILING([.L63]/MAX([.M63];1);1)" office:value-type="float" office:value="1">
            <text:p>1</text:p>
          </table:table-cell>
          <table:table-cell table:style-name="ce73" table:formula="of:=[.O63]*[.N63]" office:value-type="float" office:value="0.17">
            <text:p>0,17</text:p>
          </table:table-cell>
          <table:table-cell table:style-name="ce11" office:value-type="string">
            <text:p><text:a xlink:href="http://www.gotronic.fr/art-10-contacts-nsk254-0-171.htm">http://www.gotronic.fr/art-10-contacts-nsk254-0-171.htm</text:a></text:p>
          </table:table-cell>
          <table:table-cell table:style-name="ce11" table:number-columns-repeated="1007"/>
        </table:table-row>
        <table:table-row table:style-name="ro3">
          <table:table-cell table:style-name="ce11" office:value-type="string">
            <text:p>P4–P20</text:p>
          </table:table-cell>
          <table:table-cell table:style-name="ce27" office:value-type="string">
            <text:p>2-row breakable Dupont pin header, pitch 2.54 mm</text:p>
          </table:table-cell>
          <table:table-cell table:style-name="ce16" office:value-type="string">
            <text:p>2×36 pins</text:p>
          </table:table-cell>
          <table:table-cell table:style-name="ce11"/>
          <table:table-cell table:style-name="ce11"/>
          <table:table-cell table:style-name="ce11"/>
          <table:table-cell table:style-name="ce11" office:value-type="float" office:value="20">
            <text:p>20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8">
            <text:p>8</text:p>
          </table:table-cell>
          <table:table-cell table:style-name="ce11"/>
          <table:table-cell table:style-name="ce11"/>
          <table:table-cell table:style-name="ce11" table:formula="of:=[.D64]*[.$B$196]+[.E64]*[.$B$197]+[.F64]*[.$B$198]+[.G64]*[.$B$199]+[.H64]*[.$B$200]+[.I64]*[.$B$201]+[.J64]*[.$B$202]+[.K64]*[.$B$203]" office:value-type="float" office:value="58">
            <text:p>58</text:p>
          </table:table-cell>
          <table:table-cell table:style-name="ce11" office:value-type="float" office:value="72">
            <text:p>72</text:p>
          </table:table-cell>
          <table:table-cell table:style-name="ce60" office:value-type="float" office:value="0.75">
            <text:p>0,7500</text:p>
          </table:table-cell>
          <table:table-cell table:style-name="ce66" table:formula="of:=CEILING([.L64]/MAX([.M64];1);1)" office:value-type="float" office:value="1">
            <text:p>1</text:p>
          </table:table-cell>
          <table:table-cell table:style-name="ce73" table:formula="of:=[.O64]*[.N64]" office:value-type="float" office:value="0.75">
            <text:p>0,75</text:p>
          </table:table-cell>
          <table:table-cell table:style-name="ce11" office:value-type="string">
            <text:p><text:a xlink:href="http://www.gotronic.fr/art-connecteur-he14-mh200-4459.htm">http://www.gotronic.fr/art-connecteur-he14-mh200-4459.htm</text:a></text:p>
          </table:table-cell>
          <table:table-cell table:style-name="ce11" table:number-columns-repeated="1007"/>
        </table:table-row>
        <table:table-row table:style-name="ro6">
          <table:table-cell office:value-type="string">
            <text:p>Q1</text:p>
          </table:table-cell>
          <table:table-cell office:value-type="string">
            <text:p>NPN, TO 92, 1 A</text:p>
          </table:table-cell>
          <table:table-cell table:style-name="ce42" office:value-type="string">
            <text:p>BC639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office:value-type="float" office:value="1">
            <text:p>1</text:p>
          </table:table-cell>
          <table:table-cell table:formula="of:=[.D65]*[.$B$196]+[.E65]*[.$B$197]+[.F65]*[.$B$198]+[.G65]*[.$B$199]+[.H65]*[.$B$200]+[.I65]*[.$B$201]+[.J65]*[.$B$202]+[.K65]*[.$B$203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17">
            <text:p>0,1700</text:p>
          </table:table-cell>
          <table:table-cell table:style-name="ce65" table:formula="of:=CEILING([.L65]/MAX([.M65];1);1)" office:value-type="float" office:value="1">
            <text:p>1</text:p>
          </table:table-cell>
          <table:table-cell table:formula="of:=[.O65]*[.N65]" office:value-type="float" office:value="0.17">
            <text:p>0,17</text:p>
          </table:table-cell>
          <table:table-cell office:value-type="string">
            <text:p><text:a xlink:href="http://www.gotronic.fr/art-transistor-bc639-1360.htm">http://www.gotronic.fr/art-transistor-bc639-1360.htm</text:a></text:p>
            <text:p><text:a xlink:href="http://fr.farnell.com/fairchild-semiconductor/bc63916-d27z/transistor-bipol-npn-80v-to-226aa/dp/2453811?CMP=i-ddd7-00001003">http://fr.farnell.com/fairchild-semiconductor/bc63916-d27z/transistor-bipol-npn-80v-to-226aa/dp/2453811?CMP=i-ddd7-00001003</text:a></text:p>
          </table:table-cell>
          <table:table-cell table:number-columns-repeated="1007"/>
        </table:table-row>
        <table:table-row table:style-name="ro6">
          <table:table-cell office:value-type="string">
            <text:p>Q2</text:p>
          </table:table-cell>
          <table:table-cell office:value-type="string">
            <text:p>PNP, TO 92, 1 A</text:p>
          </table:table-cell>
          <table:table-cell table:style-name="ce42" office:value-type="string">
            <text:p>BC640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office:value-type="float" office:value="1">
            <text:p>1</text:p>
          </table:table-cell>
          <table:table-cell table:formula="of:=[.D66]*[.$B$196]+[.E66]*[.$B$197]+[.F66]*[.$B$198]+[.G66]*[.$B$199]+[.H66]*[.$B$200]+[.I66]*[.$B$201]+[.J66]*[.$B$202]+[.K66]*[.$B$203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17">
            <text:p>0,1700</text:p>
          </table:table-cell>
          <table:table-cell table:style-name="ce65" table:formula="of:=CEILING([.L66]/MAX([.M66];1);1)" office:value-type="float" office:value="1">
            <text:p>1</text:p>
          </table:table-cell>
          <table:table-cell table:formula="of:=[.O66]*[.N66]" office:value-type="float" office:value="0.17">
            <text:p>0,17</text:p>
          </table:table-cell>
          <table:table-cell office:value-type="string">
            <text:p><text:a xlink:href="http://www.gotronic.fr/art-transistor-bc640-1361.htm">http://www.gotronic.fr/art-transistor-bc640-1361.htm</text:a></text:p>
            <text:p><text:a xlink:href="http://fr.farnell.com/fairchild-semiconductor/bc640ta/transistor-bipol-pnp-80v-to-92/dp/2453812?CMP=i-ddd7-00001003">http://fr.farnell.com/fairchild-semiconductor/bc640ta/transistor-bipol-pnp-80v-to-92/dp/2453812?CMP=i-ddd7-00001003</text:a></text:p>
          </table:table-cell>
          <table:table-cell table:number-columns-repeated="1007"/>
        </table:table-row>
        <table:table-row table:style-name="ro3">
          <table:table-cell table:style-name="ce11" office:value-type="string">
            <text:p>Q3</text:p>
          </table:table-cell>
          <table:table-cell table:style-name="ce18" office:value-type="string">
            <text:p>NPN, TO 92</text:p>
          </table:table-cell>
          <table:table-cell table:style-name="ce11" office:value-type="string">
            <text:p>BC547B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 table:formula="of:=[.D67]*[.$B$196]+[.E67]*[.$B$197]+[.F67]*[.$B$198]+[.G67]*[.$B$199]+[.H67]*[.$B$200]+[.I67]*[.$B$201]+[.J67]*[.$B$202]+[.K67]*[.$B$203]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60" office:value-type="float" office:value="0.13">
            <text:p>0,1300</text:p>
          </table:table-cell>
          <table:table-cell table:style-name="ce66" table:formula="of:=CEILING([.L67]/MAX([.M67];1);1)" office:value-type="float" office:value="1">
            <text:p>1</text:p>
          </table:table-cell>
          <table:table-cell table:style-name="ce73" table:formula="of:=[.O67]*[.N67]" office:value-type="float" office:value="0.13">
            <text:p>0,13</text:p>
          </table:table-cell>
          <table:table-cell table:style-name="ce11" office:value-type="string">
            <text:p><text:a xlink:href="http://www.gotronic.fr/art-transistor-bc547b-1336.htm">http://www.gotronic.fr/art-transistor-bc547b-1336.htm</text:a></text:p>
          </table:table-cell>
          <table:table-cell table:style-name="ce11" office:value-type="string">
            <text:p>BC639 is fine too.</text:p>
          </table:table-cell>
          <table:table-cell table:style-name="ce11" table:number-columns-repeated="1006"/>
        </table:table-row>
        <table:table-row table:style-name="ro6">
          <table:table-cell office:value-type="string">
            <text:p>R7</text:p>
          </table:table-cell>
          <table:table-cell office:value-type="string">
            <text:p>10 Ω</text:p>
          </table:table-cell>
          <table:table-cell/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table:formula="of:=[.D68]*[.$B$196]+[.E68]*[.$B$197]+[.F68]*[.$B$198]+[.G68]*[.$B$199]+[.H68]*[.$B$200]+[.I68]*[.$B$201]+[.J68]*[.$B$202]+[.K68]*[.$B$203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0.06/1.19*[.M68]" office:value-type="float" office:value="0.0504201680672269">
            <text:p>0,0504</text:p>
          </table:table-cell>
          <table:table-cell table:style-name="ce65" table:formula="of:=CEILING([.L68]/MAX([.M68];1);1)" office:value-type="float" office:value="1">
            <text:p>1</text:p>
          </table:table-cell>
          <table:table-cell table:formula="of:=[.O68]*[.N68]" office:value-type="float" office:value="0.0504201680672269">
            <text:p>0,05</text:p>
          </table:table-cell>
          <table:table-cell office:value-type="string">
            <text:p><text:a xlink:href="https://www.musikding.de/10R-metal-film-1">https://www.musikding.de/10R-metal-film-1</text:a></text:p>
            <text:p><text:a xlink:href="http://fr.farnell.com/te-connectivity/lr0204f10r/resistance-metal-10r-0-25w-1/dp/2329856">http://fr.farnell.com/te-connectivity/lr0204f10r/resistance-metal-10r-0-25w-1/dp/2329856</text:a></text:p>
          </table:table-cell>
          <table:table-cell table:number-columns-repeated="1007"/>
        </table:table-row>
        <table:table-row table:style-name="ro6">
          <table:table-cell office:value-type="string">
            <text:p>R12, R13, R42, R43</text:p>
          </table:table-cell>
          <table:table-cell office:value-type="string">
            <text:p>15 Ω</text:p>
          </table:table-cell>
          <table:table-cell/>
          <table:table-cell table:number-columns-repeated="2"/>
          <table:table-cell office:value-type="float" office:value="2">
            <text:p>2</text:p>
          </table:table-cell>
          <table:table-cell table:number-columns-repeated="5"/>
          <table:table-cell table:formula="of:=[.D69]*[.$B$196]+[.E69]*[.$B$197]+[.F69]*[.$B$198]+[.G69]*[.$B$199]+[.H69]*[.$B$200]+[.I69]*[.$B$201]+[.J69]*[.$B$202]+[.K69]*[.$B$203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0.06/1.19*[.M69]" office:value-type="float" office:value="0.0504201680672269">
            <text:p>0,0504</text:p>
          </table:table-cell>
          <table:table-cell table:style-name="ce65" table:formula="of:=CEILING([.L69]/MAX([.M69];1);1)" office:value-type="float" office:value="4">
            <text:p>4</text:p>
          </table:table-cell>
          <table:table-cell table:formula="of:=[.O69]*[.N69]" office:value-type="float" office:value="0.201680672268908">
            <text:p>0,20</text:p>
          </table:table-cell>
          <table:table-cell office:value-type="string">
            <text:p><text:a xlink:href="https://www.musikding.de/15R-metal-film-1">https://www.musikding.de/15R-metal-film-1</text:a></text:p>
            <text:p><text:a xlink:href="http://fr.farnell.com/te-connectivity/lr0204f15r/resistance-metal-15r-0-25w-1/dp/2329874">http://fr.farnell.com/te-connectivity/lr0204f15r/resistance-metal-15r-0-25w-1/dp/2329874</text:a></text:p>
          </table:table-cell>
          <table:table-cell table:number-columns-repeated="1007"/>
        </table:table-row>
        <table:table-row table:style-name="ro6">
          <table:table-cell office:value-type="string">
            <text:p>R25, R55</text:p>
          </table:table-cell>
          <table:table-cell office:value-type="string">
            <text:p>20 Ω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formula="of:=[.D70]*[.$B$196]+[.E70]*[.$B$197]+[.F70]*[.$B$198]+[.G70]*[.$B$199]+[.H70]*[.$B$200]+[.I70]*[.$B$201]+[.J70]*[.$B$202]+[.K70]*[.$B$203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.06/1.19*[.M70]" office:value-type="float" office:value="0.0504201680672269">
            <text:p>0,0504</text:p>
          </table:table-cell>
          <table:table-cell table:style-name="ce65" table:formula="of:=CEILING([.L70]/MAX([.M70];1);1)" office:value-type="float" office:value="2">
            <text:p>2</text:p>
          </table:table-cell>
          <table:table-cell table:formula="of:=[.O70]*[.N70]" office:value-type="float" office:value="0.100840336134454">
            <text:p>0,10</text:p>
          </table:table-cell>
          <table:table-cell office:value-type="string">
            <text:p><text:a xlink:href="https://www.musikding.de/20R-metal-film-1">https://www.musikding.de/20R-metal-film-1</text:a></text:p>
            <text:p><text:a xlink:href="http://fr.farnell.com/te-connectivity/lr0204f20r/resistance-metal-20r-0-25w-1/dp/2329898">http://fr.farnell.com/te-connectivity/lr0204f20r/resistance-metal-20r-0-25w-1/dp/2329898</text:a></text:p>
          </table:table-cell>
          <table:table-cell table:number-columns-repeated="1007"/>
        </table:table-row>
        <table:table-row table:style-name="ro6">
          <table:table-cell office:value-type="string">
            <text:p>R5, R6, R72</text:p>
          </table:table-cell>
          <table:table-cell office:value-type="string">
            <text:p>33 Ω</text:p>
          </table:table-cell>
          <table:table-cell/>
          <table:table-cell table:number-columns-repeated="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D71]*[.$B$196]+[.E71]*[.$B$197]+[.F71]*[.$B$198]+[.G71]*[.$B$199]+[.H71]*[.$B$200]+[.I71]*[.$B$201]+[.J71]*[.$B$202]+[.K71]*[.$B$203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0.06/1.19*[.M71]" office:value-type="float" office:value="0.0504201680672269">
            <text:p>0,0504</text:p>
          </table:table-cell>
          <table:table-cell table:style-name="ce65" table:formula="of:=CEILING([.L71]/MAX([.M71];1);1)" office:value-type="float" office:value="3">
            <text:p>3</text:p>
          </table:table-cell>
          <table:table-cell table:formula="of:=[.O71]*[.N71]" office:value-type="float" office:value="0.151260504201681">
            <text:p>0,15</text:p>
          </table:table-cell>
          <table:table-cell office:value-type="string">
            <text:p><text:a xlink:href="https://www.musikding.de/33R-metal-film-1">https://www.musikding.de/33R-metal-film-1</text:a></text:p>
            <text:p><text:a xlink:href="http://fr.farnell.com/te-connectivity/lr0204f33r/resistance-metal-33r-0-25w-1/dp/2329924">http://fr.farnell.com/te-connectivity/lr0204f33r/resistance-metal-33r-0-25w-1/dp/2329924</text:a></text:p>
          </table:table-cell>
          <table:table-cell table:number-columns-repeated="1007"/>
        </table:table-row>
        <table:table-row table:style-name="ro6">
          <table:table-cell office:value-type="string">
            <text:p>R14, R15, R44, R45</text:p>
          </table:table-cell>
          <table:table-cell office:value-type="string">
            <text:p>50 Ω (→ 51 Ω if unavailable or too expensive)</text:p>
          </table:table-cell>
          <table:table-cell/>
          <table:table-cell table:number-columns-repeated="2"/>
          <table:table-cell office:value-type="float" office:value="2">
            <text:p>2</text:p>
          </table:table-cell>
          <table:table-cell table:number-columns-repeated="5"/>
          <table:table-cell table:formula="of:=[.D72]*[.$B$196]+[.E72]*[.$B$197]+[.F72]*[.$B$198]+[.G72]*[.$B$199]+[.H72]*[.$B$200]+[.I72]*[.$B$201]+[.J72]*[.$B$202]+[.K72]*[.$B$203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0.06/1.19*[.M72]" office:value-type="float" office:value="0.0504201680672269">
            <text:p>0,0504</text:p>
          </table:table-cell>
          <table:table-cell table:style-name="ce65" table:formula="of:=CEILING([.L72]/MAX([.M72];1);1)" office:value-type="float" office:value="4">
            <text:p>4</text:p>
          </table:table-cell>
          <table:table-cell table:formula="of:=[.O72]*[.N72]" office:value-type="float" office:value="0.201680672268908">
            <text:p>0,20</text:p>
          </table:table-cell>
          <table:table-cell office:value-type="string">
            <text:p><text:a xlink:href="https://www.musikding.de/51R-metal-film-1">https://www.musikding.de/51R-metal-film-1</text:a></text:p>
            <text:p><text:a xlink:href="http://fr.farnell.com/te-connectivity/lr0204f51r/resistance-metal-51r-0-25w-1/dp/2329951">http://fr.farnell.com/te-connectivity/lr0204f51r/resistance-metal-51r-0-25w-1/dp/2329951</text:a></text:p>
          </table:table-cell>
          <table:table-cell table:number-columns-repeated="1007"/>
        </table:table-row>
        <table:table-row table:style-name="ro8">
          <table:table-cell office:value-type="string">
            <text:p>R19, R20, R22, R24,</text:p>
            <text:p>R36, R37, R49, R50,</text:p>
            <text:p>R52, R54, R66, R67,</text:p>
            <text:p>R90, R91, R92, R110,</text:p>
            <text:p>R111, R112</text:p>
          </table:table-cell>
          <table:table-cell office:value-type="string">
            <text:p>100 Ω</text:p>
          </table:table-cell>
          <table:table-cell/>
          <table:table-cell table:number-columns-repeated="2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/>
          <table:table-cell table:formula="of:=[.D73]*[.$B$196]+[.E73]*[.$B$197]+[.F73]*[.$B$198]+[.G73]*[.$B$199]+[.H73]*[.$B$200]+[.I73]*[.$B$201]+[.J73]*[.$B$202]+[.K73]*[.$B$203]"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0.04/1.19*[.M73]" office:value-type="float" office:value="0.0336134453781513">
            <text:p>0,0336</text:p>
          </table:table-cell>
          <table:table-cell table:style-name="ce65" table:formula="of:=CEILING([.L73]/MAX([.M73];1);1)" office:value-type="float" office:value="18">
            <text:p>18</text:p>
          </table:table-cell>
          <table:table-cell table:formula="of:=[.O73]*[.N73]" office:value-type="float" office:value="0.605042016806723">
            <text:p>0,61</text:p>
          </table:table-cell>
          <table:table-cell office:value-type="string">
            <text:p><text:a xlink:href="https://www.musikding.de/100R-metal-film-1">https://www.musikding.de/100R-metal-film-1</text:a></text:p>
            <text:p><text:a xlink:href="http://fr.farnell.com/te-connectivity/lr0204f100r/resistance-metal-100r-0-25w-1/dp/2329854">http://fr.farnell.com/te-connectivity/lr0204f100r/resistance-metal-100r-0-25w-1/dp/2329854</text:a></text:p>
          </table:table-cell>
          <table:table-cell table:number-columns-repeated="1007"/>
        </table:table-row>
        <table:table-row table:style-name="ro6">
          <table:table-cell office:value-type="string">
            <text:p>R87, R107</text:p>
          </table:table-cell>
          <table:table-cell office:value-type="string">
            <text:p>220 Ω</text:p>
          </table:table-cell>
          <table:table-cell/>
          <table:table-cell table:number-columns-repeated="4"/>
          <table:table-cell office:value-type="float" office:value="2">
            <text:p>2</text:p>
          </table:table-cell>
          <table:table-cell table:number-columns-repeated="3"/>
          <table:table-cell table:formula="of:=[.D74]*[.$B$196]+[.E74]*[.$B$197]+[.F74]*[.$B$198]+[.G74]*[.$B$199]+[.H74]*[.$B$200]+[.I74]*[.$B$201]+[.J74]*[.$B$202]+[.K74]*[.$B$203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.06/1.19*[.M74]" office:value-type="float" office:value="0.0504201680672269">
            <text:p>0,0504</text:p>
          </table:table-cell>
          <table:table-cell table:style-name="ce65" table:formula="of:=CEILING([.L74]/MAX([.M74];1);1)" office:value-type="float" office:value="2">
            <text:p>2</text:p>
          </table:table-cell>
          <table:table-cell table:formula="of:=[.O74]*[.N74]" office:value-type="float" office:value="0.100840336134454">
            <text:p>0,10</text:p>
          </table:table-cell>
          <table:table-cell office:value-type="string">
            <text:p><text:a xlink:href="https://www.musikding.de/220R-metal-film-1">https://www.musikding.de/220R-metal-film-1</text:a></text:p>
            <text:p><text:a xlink:href="http://fr.farnell.com/te-connectivity/lr0204f220r/resistance-metal-220r-0-25w-1/dp/2329900">http://fr.farnell.com/te-connectivity/lr0204f220r/resistance-metal-220r-0-25w-1/dp/2329900</text:a></text:p>
          </table:table-cell>
          <table:table-cell table:number-columns-repeated="1007"/>
        </table:table-row>
        <table:table-row table:style-name="ro6">
          <table:table-cell office:value-type="string">
            <text:p>R83, R103</text:p>
          </table:table-cell>
          <table:table-cell office:value-type="string">
            <text:p>430 Ω</text:p>
          </table:table-cell>
          <table:table-cell/>
          <table:table-cell table:number-columns-repeated="4"/>
          <table:table-cell office:value-type="float" office:value="2">
            <text:p>2</text:p>
          </table:table-cell>
          <table:table-cell table:number-columns-repeated="3"/>
          <table:table-cell table:formula="of:=[.D75]*[.$B$196]+[.E75]*[.$B$197]+[.F75]*[.$B$198]+[.G75]*[.$B$199]+[.H75]*[.$B$200]+[.I75]*[.$B$201]+[.J75]*[.$B$202]+[.K75]*[.$B$203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.06/1.19*[.M75]" office:value-type="float" office:value="0.0504201680672269">
            <text:p>0,0504</text:p>
          </table:table-cell>
          <table:table-cell table:style-name="ce65" table:formula="of:=CEILING([.L75]/MAX([.M75];1);1)" office:value-type="float" office:value="2">
            <text:p>2</text:p>
          </table:table-cell>
          <table:table-cell table:formula="of:=[.O75]*[.N75]" office:value-type="float" office:value="0.100840336134454">
            <text:p>0,10</text:p>
          </table:table-cell>
          <table:table-cell office:value-type="string">
            <text:p><text:a xlink:href="https://www.musikding.de/430R-metal-film-1">https://www.musikding.de/430R-metal-film-1</text:a></text:p>
            <text:p><text:a xlink:href="http://fr.farnell.com/te-connectivity/lr0204f430r/resistance-metal-430r-0-25w-1/dp/2329938">http://fr.farnell.com/te-connectivity/lr0204f430r/resistance-metal-430r-0-25w-1/dp/2329938</text:a></text:p>
          </table:table-cell>
          <table:table-cell table:number-columns-repeated="1007"/>
        </table:table-row>
        <table:table-row table:style-name="ro6">
          <table:table-cell office:value-type="string">
            <text:p>R81, R101</text:p>
          </table:table-cell>
          <table:table-cell office:value-type="string">
            <text:p>510 Ω</text:p>
          </table:table-cell>
          <table:table-cell/>
          <table:table-cell table:number-columns-repeated="4"/>
          <table:table-cell office:value-type="float" office:value="2">
            <text:p>2</text:p>
          </table:table-cell>
          <table:table-cell table:number-columns-repeated="3"/>
          <table:table-cell table:formula="of:=[.D76]*[.$B$196]+[.E76]*[.$B$197]+[.F76]*[.$B$198]+[.G76]*[.$B$199]+[.H76]*[.$B$200]+[.I76]*[.$B$201]+[.J76]*[.$B$202]+[.K76]*[.$B$203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.06/1.19*[.M76]" office:value-type="float" office:value="0.0504201680672269">
            <text:p>0,0504</text:p>
          </table:table-cell>
          <table:table-cell table:style-name="ce65" table:formula="of:=CEILING([.L76]/MAX([.M76];1);1)" office:value-type="float" office:value="2">
            <text:p>2</text:p>
          </table:table-cell>
          <table:table-cell table:formula="of:=[.O76]*[.N76]" office:value-type="float" office:value="0.100840336134454">
            <text:p>0,10</text:p>
          </table:table-cell>
          <table:table-cell office:value-type="string">
            <text:p><text:a xlink:href="https://www.musikding.de/510R-metal-film-1">https://www.musikding.de/510R-metal-film-1</text:a></text:p>
            <text:p><text:a xlink:href="http://fr.farnell.com/te-connectivity/lr0204f510r/resistance-metal-510r-0-25w-1/dp/2329949">http://fr.farnell.com/te-connectivity/lr0204f510r/resistance-metal-510r-0-25w-1/dp/2329949</text:a></text:p>
          </table:table-cell>
          <table:table-cell table:number-columns-repeated="1007"/>
        </table:table-row>
        <table:table-row table:style-name="ro6">
          <table:table-cell office:value-type="string">
            <text:p>R16, R46</text:p>
          </table:table-cell>
          <table:table-cell office:value-type="string">
            <text:p>604 Ω (→ 620 Ω if unavailable or too expensive)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table:formula="of:=[.D77]*[.$B$196]+[.E77]*[.$B$197]+[.F77]*[.$B$198]+[.G77]*[.$B$199]+[.H77]*[.$B$200]+[.I77]*[.$B$201]+[.J77]*[.$B$202]+[.K77]*[.$B$203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.08*[.M77]/1.19" office:value-type="float" office:value="0.0672268907563025">
            <text:p>0,0672</text:p>
          </table:table-cell>
          <table:table-cell table:style-name="ce65" table:formula="of:=CEILING([.L77]/MAX([.M77];1);1)" office:value-type="float" office:value="2">
            <text:p>2</text:p>
          </table:table-cell>
          <table:table-cell table:formula="of:=[.O77]*[.N77]" office:value-type="float" office:value="0.134453781512605">
            <text:p>0,13</text:p>
          </table:table-cell>
          <table:table-cell office:value-type="string">
            <text:p><text:a xlink:href="https://www.banzaimusic.com/604-Ohm-MF-0-25W.html">https://www.banzaimusic.com/604-Ohm-MF-0-25W.html</text:a></text:p>
            <text:p><text:a xlink:href="https://www.mouser.fr/ProductDetail/Yageo/MFR-25FBF52-604R?qs=%2Fha2pyFadugFZrnlPgXpxRfQgHZyv3tRWDZfSh95kpTCtFb8R4V8vg%3D%3D">https://www.mouser.fr/ProductDetail/Yageo/MFR-25FBF52-604R?qs=%2Fha2pyFadugFZrnlPgXpxRfQgHZyv3tRWDZfSh95kpTCtFb8R4V8vg%3D%3D</text:a></text:p>
          </table:table-cell>
          <table:table-cell table:number-columns-repeated="1007"/>
        </table:table-row>
        <table:table-row table:style-name="ro6">
          <table:table-cell office:value-type="string">
            <text:p>R85, R105</text:p>
          </table:table-cell>
          <table:table-cell office:value-type="string">
            <text:p>620 Ω</text:p>
          </table:table-cell>
          <table:table-cell/>
          <table:table-cell table:number-columns-repeated="4"/>
          <table:table-cell office:value-type="float" office:value="2">
            <text:p>2</text:p>
          </table:table-cell>
          <table:table-cell table:number-columns-repeated="3"/>
          <table:table-cell table:formula="of:=[.D78]*[.$B$196]+[.E78]*[.$B$197]+[.F78]*[.$B$198]+[.G78]*[.$B$199]+[.H78]*[.$B$200]+[.I78]*[.$B$201]+[.J78]*[.$B$202]+[.K78]*[.$B$203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.06/1.19*[.M78]" office:value-type="float" office:value="0.0504201680672269">
            <text:p>0,0504</text:p>
          </table:table-cell>
          <table:table-cell table:style-name="ce65" table:formula="of:=CEILING([.L78]/MAX([.M78];1);1)" office:value-type="float" office:value="2">
            <text:p>2</text:p>
          </table:table-cell>
          <table:table-cell table:formula="of:=[.O78]*[.N78]" office:value-type="float" office:value="0.100840336134454">
            <text:p>0,10</text:p>
          </table:table-cell>
          <table:table-cell office:value-type="string">
            <text:p><text:a xlink:href="https://www.musikding.de/620R-metal-film-1">https://www.musikding.de/620R-metal-film-1</text:a></text:p>
            <text:p><text:a xlink:href="http://fr.farnell.com/te-connectivity/lr0204f620r/resistance-metal-620r-0-25w-1/dp/2329960">http://fr.farnell.com/te-connectivity/lr0204f620r/resistance-metal-620r-0-25w-1/dp/2329960</text:a></text:p>
          </table:table-cell>
          <table:table-cell table:number-columns-repeated="1007"/>
        </table:table-row>
        <table:table-row table:style-name="ro6">
          <table:table-cell office:value-type="string">
            <text:p>R88, R108</text:p>
          </table:table-cell>
          <table:table-cell office:value-type="string">
            <text:p>820 Ω</text:p>
          </table:table-cell>
          <table:table-cell/>
          <table:table-cell table:number-columns-repeated="4"/>
          <table:table-cell office:value-type="float" office:value="2">
            <text:p>2</text:p>
          </table:table-cell>
          <table:table-cell table:number-columns-repeated="3"/>
          <table:table-cell table:formula="of:=[.D79]*[.$B$196]+[.E79]*[.$B$197]+[.F79]*[.$B$198]+[.G79]*[.$B$199]+[.H79]*[.$B$200]+[.I79]*[.$B$201]+[.J79]*[.$B$202]+[.K79]*[.$B$203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.06/1.19*[.M79]" office:value-type="float" office:value="0.0504201680672269">
            <text:p>0,0504</text:p>
          </table:table-cell>
          <table:table-cell table:style-name="ce65" table:formula="of:=CEILING([.L79]/MAX([.M79];1);1)" office:value-type="float" office:value="2">
            <text:p>2</text:p>
          </table:table-cell>
          <table:table-cell table:formula="of:=[.O79]*[.N79]" office:value-type="float" office:value="0.100840336134454">
            <text:p>0,10</text:p>
          </table:table-cell>
          <table:table-cell office:value-type="string">
            <text:p><text:a xlink:href="https://www.musikding.de/820R-metal-film-1">https://www.musikding.de/820R-metal-film-1</text:a></text:p>
            <text:p><text:a xlink:href="http://fr.farnell.com/multicomp/mf25-820r/resistance-0-25w-1-820r/dp/9342265">http://fr.farnell.com/multicomp/mf25-820r/resistance-0-25w-1-820r/dp/9342265</text:a></text:p>
          </table:table-cell>
          <table:table-cell table:number-columns-repeated="1007"/>
        </table:table-row>
        <table:table-row table:style-name="ro4">
          <table:table-cell office:value-type="string">
            <text:p>R3, R4, R28, R29,</text:p>
            <text:p>R58, R59, R86, R89,</text:p>
            <text:p>R106, R109</text:p>
          </table:table-cell>
          <table:table-cell office:value-type="string">
            <text:p>1 kΩ</text:p>
          </table:table-cell>
          <table:table-cell/>
          <table:table-cell table:number-columns-repeated="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D80]*[.$B$196]+[.E80]*[.$B$197]+[.F80]*[.$B$198]+[.G80]*[.$B$199]+[.H80]*[.$B$200]+[.I80]*[.$B$201]+[.J80]*[.$B$202]+[.K80]*[.$B$203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0.06/1.19*[.M80]" office:value-type="float" office:value="0.0504201680672269">
            <text:p>0,0504</text:p>
          </table:table-cell>
          <table:table-cell table:style-name="ce65" table:formula="of:=CEILING([.L80]/MAX([.M80];1);1)" office:value-type="float" office:value="10">
            <text:p>10</text:p>
          </table:table-cell>
          <table:table-cell table:formula="of:=[.O80]*[.N80]" office:value-type="float" office:value="0.504201680672269">
            <text:p>0,50</text:p>
          </table:table-cell>
          <table:table-cell office:value-type="string">
            <text:p><text:a xlink:href="https://www.musikding.de/10k-metal-film-1">https://www.musikding.de/10k-metal-film-1</text:a></text:p>
            <text:p><text:a xlink:href="http://fr.farnell.com/multicomp/mf25-1k/resistance-1k-0-25w-1/dp/9341102">http://fr.farnell.com/multicomp/mf25-1k/resistance-1k-0-25w-1/dp/9341102</text:a></text:p>
          </table:table-cell>
          <table:table-cell table:number-columns-repeated="1007"/>
        </table:table-row>
        <table:table-row table:style-name="ro6">
          <table:table-cell office:value-type="string">
            <text:p>R38, R39, R68, R69</text:p>
          </table:table-cell>
          <table:table-cell office:value-type="string">
            <text:p>1.1 kΩ</text:p>
          </table:table-cell>
          <table:table-cell/>
          <table:table-cell table:number-columns-repeated="3"/>
          <table:table-cell office:value-type="float" office:value="2">
            <text:p>2</text:p>
          </table:table-cell>
          <table:table-cell table:number-columns-repeated="4"/>
          <table:table-cell table:formula="of:=[.D81]*[.$B$196]+[.E81]*[.$B$197]+[.F81]*[.$B$198]+[.G81]*[.$B$199]+[.H81]*[.$B$200]+[.I81]*[.$B$201]+[.J81]*[.$B$202]+[.K81]*[.$B$203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0.06/1.19*[.M81]" office:value-type="float" office:value="0.0504201680672269">
            <text:p>0,0504</text:p>
          </table:table-cell>
          <table:table-cell table:style-name="ce65" table:formula="of:=CEILING([.L81]/MAX([.M81];1);1)" office:value-type="float" office:value="4">
            <text:p>4</text:p>
          </table:table-cell>
          <table:table-cell table:formula="of:=[.O81]*[.N81]" office:value-type="float" office:value="0.201680672268908">
            <text:p>0,20</text:p>
          </table:table-cell>
          <table:table-cell office:value-type="string">
            <text:p><text:a xlink:href="https://www.musikding.de/1k1-metal-film-1">https://www.musikding.de/1k1-metal-film-1</text:a></text:p>
            <text:p><text:a xlink:href="http://fr.farnell.com/te-connectivity/lr0204f1k1/resistance-metal-1k1-0-25w-1/dp/2329886">http://fr.farnell.com/te-connectivity/lr0204f1k1/resistance-metal-1k1-0-25w-1/dp/2329886</text:a></text:p>
          </table:table-cell>
          <table:table-cell table:number-columns-repeated="1007"/>
        </table:table-row>
        <table:table-row table:style-name="ro6">
          <table:table-cell office:value-type="string">
            <text:p>R34, R35, R64, R65</text:p>
          </table:table-cell>
          <table:table-cell office:value-type="string">
            <text:p>1.2 kΩ</text:p>
          </table:table-cell>
          <table:table-cell/>
          <table:table-cell table:number-columns-repeated="3"/>
          <table:table-cell office:value-type="float" office:value="2">
            <text:p>2</text:p>
          </table:table-cell>
          <table:table-cell table:number-columns-repeated="4"/>
          <table:table-cell table:formula="of:=[.D82]*[.$B$196]+[.E82]*[.$B$197]+[.F82]*[.$B$198]+[.G82]*[.$B$199]+[.H82]*[.$B$200]+[.I82]*[.$B$201]+[.J82]*[.$B$202]+[.K82]*[.$B$203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0.06/1.19*[.M82]" office:value-type="float" office:value="0.0504201680672269">
            <text:p>0,0504</text:p>
          </table:table-cell>
          <table:table-cell table:style-name="ce65" table:formula="of:=CEILING([.L82]/MAX([.M82];1);1)" office:value-type="float" office:value="4">
            <text:p>4</text:p>
          </table:table-cell>
          <table:table-cell table:formula="of:=[.O82]*[.N82]" office:value-type="float" office:value="0.201680672268908">
            <text:p>0,20</text:p>
          </table:table-cell>
          <table:table-cell office:value-type="string">
            <text:p><text:a xlink:href="https://www.musikding.de/1k2-metal-film-1">https://www.musikding.de/1k2-metal-film-1</text:a></text:p>
            <text:p><text:a xlink:href="http://fr.farnell.com/multicomp/mf25-1k2/resistance-1-2k-0-25w-1/dp/9341226">http://fr.farnell.com/multicomp/mf25-1k2/resistance-1-2k-0-25w-1/dp/9341226</text:a></text:p>
          </table:table-cell>
          <table:table-cell table:number-columns-repeated="1007"/>
        </table:table-row>
        <table:table-row table:style-name="ro6">
          <table:table-cell office:value-type="string">
            <text:p>R82, R102</text:p>
          </table:table-cell>
          <table:table-cell office:value-type="string">
            <text:p>1.3 kΩ</text:p>
          </table:table-cell>
          <table:table-cell/>
          <table:table-cell table:number-columns-repeated="4"/>
          <table:table-cell office:value-type="float" office:value="2">
            <text:p>2</text:p>
          </table:table-cell>
          <table:table-cell table:number-columns-repeated="3"/>
          <table:table-cell table:formula="of:=[.D83]*[.$B$196]+[.E83]*[.$B$197]+[.F83]*[.$B$198]+[.G83]*[.$B$199]+[.H83]*[.$B$200]+[.I83]*[.$B$201]+[.J83]*[.$B$202]+[.K83]*[.$B$203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.08/1.19*[.M83]" office:value-type="float" office:value="0.0672268907563025">
            <text:p>0,0672</text:p>
          </table:table-cell>
          <table:table-cell table:style-name="ce65" table:formula="of:=CEILING([.L83]/MAX([.M83];1);1)" office:value-type="float" office:value="2">
            <text:p>2</text:p>
          </table:table-cell>
          <table:table-cell table:formula="of:=[.O83]*[.N83]" office:value-type="float" office:value="0.134453781512605">
            <text:p>0,13</text:p>
          </table:table-cell>
          <table:table-cell office:value-type="string">
            <text:p><text:a xlink:href="https://www.banzaimusic.com/1-3k-MF-0-25W.html">https://www.banzaimusic.com/1-3k-MF-0-25W.html</text:a></text:p>
            <text:p><text:a xlink:href="http://fr.farnell.com/te-connectivity/lr0204f1k3/resistance-metal-1k3-0-25w-1/dp/2329889">http://fr.farnell.com/te-connectivity/lr0204f1k3/resistance-metal-1k3-0-25w-1/dp/2329889</text:a></text:p>
          </table:table-cell>
          <table:table-cell table:number-columns-repeated="1007"/>
        </table:table-row>
        <table:table-row table:style-name="ro6">
          <table:table-cell office:value-type="string">
            <text:p>R80, R100</text:p>
          </table:table-cell>
          <table:table-cell office:value-type="string">
            <text:p>1.54 kΩ (→ 1.6 kΩ if unavailable or too expensive)</text:p>
          </table:table-cell>
          <table:table-cell/>
          <table:table-cell table:number-columns-repeated="4"/>
          <table:table-cell office:value-type="float" office:value="2">
            <text:p>2</text:p>
          </table:table-cell>
          <table:table-cell table:number-columns-repeated="3"/>
          <table:table-cell table:formula="of:=[.D84]*[.$B$196]+[.E84]*[.$B$197]+[.F84]*[.$B$198]+[.G84]*[.$B$199]+[.H84]*[.$B$200]+[.I84]*[.$B$201]+[.J84]*[.$B$202]+[.K84]*[.$B$203]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94">
            <text:p>0,0940</text:p>
          </table:table-cell>
          <table:table-cell table:style-name="ce65" table:formula="of:=CEILING([.L84]/MAX([.M84];1);1)" office:value-type="float" office:value="2">
            <text:p>2</text:p>
          </table:table-cell>
          <table:table-cell table:formula="of:=[.O84]*[.N84]" office:value-type="float" office:value="0.188">
            <text:p>0,19</text:p>
          </table:table-cell>
          <table:table-cell office:value-type="string">
            <text:p><text:a xlink:href="https://www.mouser.fr/ProductDetail/Yageo/MFR-25FBF52-1K54?qs=%2Fha2pyFadugFZrnlPgXpxWQeDPyDmvfo5Xxk8kVT3vXjnyvPjjT9Iw%3D%3D">https://www.mouser.fr/ProductDetail/Yageo/MFR-25FBF52-1K54?qs=%2Fha2pyFadugFZrnlPgXpxWQeDPyDmvfo5Xxk8kVT3vXjnyvPjjT9Iw%3D%3D</text:a></text:p>
            <text:p><text:a xlink:href="http://fr.farnell.com/te-connectivity/lr0204f1k6/resistance-metal-1k6-0-25w-1/dp/2329892">http://fr.farnell.com/te-connectivity/lr0204f1k6/resistance-metal-1k6-0-25w-1/dp/2329892</text:a></text:p>
          </table:table-cell>
          <table:table-cell table:number-columns-repeated="1007"/>
        </table:table-row>
        <table:table-row table:style-name="ro6">
          <table:table-cell office:value-type="string">
            <text:p>R84, R104</text:p>
          </table:table-cell>
          <table:table-cell office:value-type="string">
            <text:p>2 kΩ</text:p>
          </table:table-cell>
          <table:table-cell/>
          <table:table-cell table:number-columns-repeated="4"/>
          <table:table-cell office:value-type="float" office:value="2">
            <text:p>2</text:p>
          </table:table-cell>
          <table:table-cell table:number-columns-repeated="3"/>
          <table:table-cell table:formula="of:=[.D85]*[.$B$196]+[.E85]*[.$B$197]+[.F85]*[.$B$198]+[.G85]*[.$B$199]+[.H85]*[.$B$200]+[.I85]*[.$B$201]+[.J85]*[.$B$202]+[.K85]*[.$B$203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.06/1.19*[.M85]" office:value-type="float" office:value="0.0504201680672269">
            <text:p>0,0504</text:p>
          </table:table-cell>
          <table:table-cell table:style-name="ce65" table:formula="of:=CEILING([.L85]/MAX([.M85];1);1)" office:value-type="float" office:value="2">
            <text:p>2</text:p>
          </table:table-cell>
          <table:table-cell table:formula="of:=[.O85]*[.N85]" office:value-type="float" office:value="0.100840336134454">
            <text:p>0,10</text:p>
          </table:table-cell>
          <table:table-cell office:value-type="string">
            <text:p><text:a xlink:href="https://www.musikding.de/2k-metal-film-1">https://www.musikding.de/2k-metal-film-1</text:a></text:p>
            <text:p><text:a xlink:href="http://fr.farnell.com/te-connectivity/lr0204f2k0/resistance-metal-2k0-0-25w-1/dp/2329911">http://fr.farnell.com/te-connectivity/lr0204f2k0/resistance-metal-2k0-0-25w-1/dp/2329911</text:a></text:p>
          </table:table-cell>
          <table:table-cell table:number-columns-repeated="1007"/>
        </table:table-row>
        <table:table-row table:style-name="ro6">
          <table:table-cell office:value-type="string">
            <text:p>R10, R11, R31, R33,</text:p>
            <text:p>R40, R41, R61, R63</text:p>
          </table:table-cell>
          <table:table-cell office:value-type="string">
            <text:p>2.2 kΩ</text:p>
          </table:table-cell>
          <table:table-cell/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4"/>
          <table:table-cell table:formula="of:=[.D86]*[.$B$196]+[.E86]*[.$B$197]+[.F86]*[.$B$198]+[.G86]*[.$B$199]+[.H86]*[.$B$200]+[.I86]*[.$B$201]+[.J86]*[.$B$202]+[.K86]*[.$B$203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0.06/1.19*[.M86]" office:value-type="float" office:value="0.0504201680672269">
            <text:p>0,0504</text:p>
          </table:table-cell>
          <table:table-cell table:style-name="ce65" table:formula="of:=CEILING([.L86]/MAX([.M86];1);1)" office:value-type="float" office:value="8">
            <text:p>8</text:p>
          </table:table-cell>
          <table:table-cell table:formula="of:=[.O86]*[.N86]" office:value-type="float" office:value="0.403361344537815">
            <text:p>0,40</text:p>
          </table:table-cell>
          <table:table-cell office:value-type="string">
            <text:p><text:a xlink:href="https://www.musikding.de/2k2-metal-film-1">https://www.musikding.de/2k2-metal-film-1</text:a></text:p>
            <text:p><text:a xlink:href="http://fr.farnell.com/multicomp/mf25-2k2/resistance-2-2k-0-25w-1/dp/9341536">http://fr.farnell.com/multicomp/mf25-2k2/resistance-2-2k-0-25w-1/dp/9341536</text:a></text:p>
          </table:table-cell>
          <table:table-cell table:number-columns-repeated="1007"/>
        </table:table-row>
        <table:table-row table:style-name="ro6">
          <table:table-cell office:value-type="string">
            <text:p>R30, R32, R60, R62</text:p>
          </table:table-cell>
          <table:table-cell office:value-type="string">
            <text:p>2.4 kΩ</text:p>
          </table:table-cell>
          <table:table-cell/>
          <table:table-cell table:number-columns-repeated="3"/>
          <table:table-cell office:value-type="float" office:value="2">
            <text:p>2</text:p>
          </table:table-cell>
          <table:table-cell table:number-columns-repeated="4"/>
          <table:table-cell table:formula="of:=[.D87]*[.$B$196]+[.E87]*[.$B$197]+[.F87]*[.$B$198]+[.G87]*[.$B$199]+[.H87]*[.$B$200]+[.I87]*[.$B$201]+[.J87]*[.$B$202]+[.K87]*[.$B$203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0.06/1.19*[.M87]" office:value-type="float" office:value="0.0504201680672269">
            <text:p>0,0504</text:p>
          </table:table-cell>
          <table:table-cell table:style-name="ce65" table:formula="of:=CEILING([.L87]/MAX([.M87];1);1)" office:value-type="float" office:value="4">
            <text:p>4</text:p>
          </table:table-cell>
          <table:table-cell table:formula="of:=[.O87]*[.N87]" office:value-type="float" office:value="0.201680672268908">
            <text:p>0,20</text:p>
          </table:table-cell>
          <table:table-cell office:value-type="string">
            <text:p><text:a xlink:href="https://www.musikding.de/2k4-metal-film-1">https://www.musikding.de/2k4-metal-film-1</text:a></text:p>
            <text:p><text:a xlink:href="http://fr.farnell.com/te-connectivity/lr0204f2k4/resistance-metal-2k4-0-25w-1/dp/2329913">http://fr.farnell.com/te-connectivity/lr0204f2k4/resistance-metal-2k4-0-25w-1/dp/2329913</text:a></text:p>
          </table:table-cell>
          <table:table-cell table:number-columns-repeated="1007"/>
        </table:table-row>
        <table:table-row table:style-name="ro4">
          <table:table-cell office:value-type="string">
            <text:p>R9, R21, R23, R26,</text:p>
            <text:p>R27, R51, R53, R56,</text:p>
            <text:p>R57, R70</text:p>
          </table:table-cell>
          <table:table-cell office:value-type="string">
            <text:p>10 kΩ</text:p>
          </table:table-cell>
          <table:table-cell/>
          <table:table-cell table:number-columns-repeated="3"/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D88]*[.$B$196]+[.E88]*[.$B$197]+[.F88]*[.$B$198]+[.G88]*[.$B$199]+[.H88]*[.$B$200]+[.I88]*[.$B$201]+[.J88]*[.$B$202]+[.K88]*[.$B$203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0.06/1.19*[.M88]" office:value-type="float" office:value="0.0504201680672269">
            <text:p>0,0504</text:p>
          </table:table-cell>
          <table:table-cell table:style-name="ce65" table:formula="of:=CEILING([.L88]/MAX([.M88];1);1)" office:value-type="float" office:value="10">
            <text:p>10</text:p>
          </table:table-cell>
          <table:table-cell table:formula="of:=[.O88]*[.N88]" office:value-type="float" office:value="0.504201680672269">
            <text:p>0,50</text:p>
          </table:table-cell>
          <table:table-cell office:value-type="string">
            <text:p><text:a xlink:href="https://www.musikding.de/10k-metal-film-1_1">https://www.musikding.de/10k-metal-film-1_1</text:a></text:p>
            <text:p><text:a xlink:href="http://fr.farnell.com/te-connectivity/lr0204f10k/resistance-metal-10k-0-25w-1/dp/2329855">http://fr.farnell.com/te-connectivity/lr0204f10k/resistance-metal-10k-0-25w-1/dp/2329855</text:a></text:p>
          </table:table-cell>
          <table:table-cell table:number-columns-repeated="1007"/>
        </table:table-row>
        <table:table-row table:style-name="ro6">
          <table:table-cell office:value-type="string">
            <text:p>R8</text:p>
          </table:table-cell>
          <table:table-cell office:value-type="string">
            <text:p>11 kΩ</text:p>
          </table:table-cell>
          <table:table-cell/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table:formula="of:=[.D89]*[.$B$196]+[.E89]*[.$B$197]+[.F89]*[.$B$198]+[.G89]*[.$B$199]+[.H89]*[.$B$200]+[.I89]*[.$B$201]+[.J89]*[.$B$202]+[.K89]*[.$B$203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0.06/1.19*[.M89]" office:value-type="float" office:value="0.0504201680672269">
            <text:p>0,0504</text:p>
          </table:table-cell>
          <table:table-cell table:style-name="ce65" table:formula="of:=CEILING([.L89]/MAX([.M89];1);1)" office:value-type="float" office:value="1">
            <text:p>1</text:p>
          </table:table-cell>
          <table:table-cell table:formula="of:=[.O89]*[.N89]" office:value-type="float" office:value="0.0504201680672269">
            <text:p>0,05</text:p>
          </table:table-cell>
          <table:table-cell office:value-type="string">
            <text:p><text:a xlink:href="https://www.musikding.de/11k-metal-film-1">https://www.musikding.de/11k-metal-film-1</text:a></text:p>
            <text:p><text:a xlink:href="http://fr.farnell.com/te-connectivity/lr0204f11k/resistance-metal-11k-0-25w-1/dp/2329859">http://fr.farnell.com/te-connectivity/lr0204f11k/resistance-metal-11k-0-25w-1/dp/2329859</text:a></text:p>
          </table:table-cell>
          <table:table-cell table:number-columns-repeated="1007"/>
        </table:table-row>
        <table:table-row table:style-name="ro6">
          <table:table-cell office:value-type="string">
            <text:p>R17, R18, R47, R48,</text:p>
            <text:p>R71</text:p>
          </table:table-cell>
          <table:table-cell office:value-type="string">
            <text:p>100 kΩ</text:p>
          </table:table-cell>
          <table:table-cell/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[.D90]*[.$B$196]+[.E90]*[.$B$197]+[.F90]*[.$B$198]+[.G90]*[.$B$199]+[.H90]*[.$B$200]+[.I90]*[.$B$201]+[.J90]*[.$B$202]+[.K90]*[.$B$203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0.06/1.19*[.M90]" office:value-type="float" office:value="0.0504201680672269">
            <text:p>0,0504</text:p>
          </table:table-cell>
          <table:table-cell table:style-name="ce65" table:formula="of:=CEILING([.L90]/MAX([.M90];1);1)" office:value-type="float" office:value="5">
            <text:p>5</text:p>
          </table:table-cell>
          <table:table-cell table:formula="of:=[.O90]*[.N90]" office:value-type="float" office:value="0.252100840336134">
            <text:p>0,25</text:p>
          </table:table-cell>
          <table:table-cell office:value-type="string">
            <text:p><text:a xlink:href="https://www.musikding.de/100k-metal-film-1">https://www.musikding.de/100k-metal-film-1</text:a></text:p>
            <text:p><text:a xlink:href="http://fr.farnell.com/te-connectivity/lr0204f100k/resistance-metal-100k-0-25w-1/dp/2329853">http://fr.farnell.com/te-connectivity/lr0204f100k/resistance-metal-100k-0-25w-1/dp/2329853</text:a></text:p>
          </table:table-cell>
          <table:table-cell table:number-columns-repeated="1007"/>
        </table:table-row>
        <table:table-row table:style-name="ro3">
          <table:table-cell office:value-type="string">
            <text:p>Y1</text:p>
          </table:table-cell>
          <table:table-cell office:value-type="string">
            <text:p>27 MHz crystal, 18 pF, pitch 5 mm</text:p>
          </table:table-cell>
          <table:table-cell office:value-type="string">
            <text:p>TXC 9B-27.000MEEJ-B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table:formula="of:=[.D91]*[.$B$196]+[.E91]*[.$B$197]+[.F91]*[.$B$198]+[.G91]*[.$B$199]+[.H91]*[.$B$200]+[.I91]*[.$B$201]+[.J91]*[.$B$202]+[.K91]*[.$B$203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536">
            <text:p>0,5360</text:p>
          </table:table-cell>
          <table:table-cell table:style-name="ce65" table:formula="of:=CEILING([.L91]/MAX([.M91];1);1)" office:value-type="float" office:value="1">
            <text:p>1</text:p>
          </table:table-cell>
          <table:table-cell table:formula="of:=[.O91]*[.N91]" office:value-type="float" office:value="0.536">
            <text:p>0,54</text:p>
          </table:table-cell>
          <table:table-cell office:value-type="string">
            <text:p><text:a xlink:href="http://fr.farnell.com/txc/9b-27-000meej-b/xtal-27-000mhz-18pf-hc-49s/dp/1842241">http://fr.farnell.com/txc/9b-27-000meej-b/xtal-27-000mhz-18pf-hc-49s/dp/1842241</text:a></text:p>
          </table:table-cell>
          <table:table-cell table:number-columns-repeated="1007"/>
        </table:table-row>
        <table:table-row table:style-name="ro1" table:number-rows-repeated="3">
          <table:table-cell table:number-columns-repeated="14"/>
          <table:table-cell table:style-name="ce65"/>
          <table:table-cell table:number-columns-repeated="1009"/>
        </table:table-row>
        <table:table-row table:style-name="ro3">
          <table:table-cell table:style-name="ce12" office:value-type="string">
            <text:p>MAIN BOARD</text:p>
          </table:table-cell>
          <table:table-cell table:style-name="ce29" table:number-columns-repeated="2"/>
          <table:table-cell table:style-name="ce47" table:number-columns-repeated="13"/>
          <table:table-cell table:style-name="ce50" table:number-columns-repeated="2"/>
          <table:table-cell table:style-name="ce47" table:number-columns-repeated="1006"/>
        </table:table-row>
        <table:table-row table:style-name="ro6">
          <table:table-cell table:style-name="ce15" office:value-type="string">
            <text:p>C1, C2</text:p>
          </table:table-cell>
          <table:table-cell table:style-name="ce15" office:value-type="string">
            <text:p>1 µF, ceramic X7R, pitch 2.5 mm,</text:p>
            <text:p>must fit in a 2.5 × 5 mm² space, 4 mm high max</text:p>
          </table:table-cell>
          <table:table-cell table:style-name="ce15"/>
          <table:table-cell table:style-name="ce48" office:value-type="float" office:value="2">
            <text:p>2</text:p>
          </table:table-cell>
          <table:table-cell table:number-columns-repeated="7"/>
          <table:table-cell table:formula="of:=[.D96]*[.$B$196]+[.E96]*[.$B$197]+[.F96]*[.$B$198]+[.G96]*[.$B$199]+[.H96]*[.$B$200]+[.I96]*[.$B$201]+[.J96]*[.$B$202]+[.K96]*[.$B$203]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61" office:value-type="float" office:value="1.02">
            <text:p>1,020</text:p>
          </table:table-cell>
          <table:table-cell table:style-name="ce65" table:formula="of:=CEILING([.L96]/MAX([.M96];1);1)" office:value-type="float" office:value="2">
            <text:p>2</text:p>
          </table:table-cell>
          <table:table-cell table:formula="of:=[.O96]*[.N96]" office:value-type="float" office:value="2.04">
            <text:p>2,04</text:p>
          </table:table-cell>
          <table:table-cell table:style-name="ce65" office:value-type="string">
            <text:p><text:a xlink:href="https://fr.farnell.com/kemet/c315c105k3r5ta/condensateur-1-f-25v-10-x7r/dp/2819619">https://fr.farnell.com/kemet/c315c105k3r5ta/condensateur-1-f-25v-10-x7r/dp/2819619</text:a></text:p>
          </table:table-cell>
          <table:table-cell table:number-columns-repeated="1007"/>
        </table:table-row>
        <table:table-row table:style-name="ro7">
          <table:table-cell table:style-name="ce15" office:value-type="string">
            <text:p>C3–C5, C7–C42</text:p>
          </table:table-cell>
          <table:table-cell table:style-name="ce15" office:value-type="string">
            <text:p>100 nF, ceramic Y5V+, pitch 2.5 mm,</text:p>
            <text:p>must fit in a 2.5 × 5 mm² space, 4 mm high max</text:p>
          </table:table-cell>
          <table:table-cell table:style-name="ce15"/>
          <table:table-cell table:style-name="ce48" office:value-type="float" office:value="40">
            <text:p>40</text:p>
          </table:table-cell>
          <table:table-cell table:number-columns-repeated="7"/>
          <table:table-cell table:formula="of:=[.D97]*[.$B$196]+[.E97]*[.$B$197]+[.F97]*[.$B$198]+[.G97]*[.$B$199]+[.H97]*[.$B$200]+[.I97]*[.$B$201]+[.J97]*[.$B$202]+[.K97]*[.$B$203]" office:value-type="float" office:value="40">
            <text:p>40</text:p>
          </table:table-cell>
          <table:table-cell table:style-name="ce48" office:value-type="float" office:value="1">
            <text:p>1</text:p>
          </table:table-cell>
          <table:table-cell table:style-name="ce61" office:value-type="float" office:value="0.0932">
            <text:p>0,093</text:p>
          </table:table-cell>
          <table:table-cell table:style-name="ce65" table:formula="of:=CEILING([.L97]/MAX([.M97];1);1)" office:value-type="float" office:value="40">
            <text:p>40</text:p>
          </table:table-cell>
          <table:table-cell table:formula="of:=[.O97]*[.N97]" office:value-type="float" office:value="3.728">
            <text:p>3,73</text:p>
          </table:table-cell>
          <table:table-cell table:style-name="ce76" office:value-type="string">
            <text:p><text:span text:style-name="T5"><text:a xlink:href="https://fr.farnell.com/multicomp/mc0805y104m500a2-54mm/condensateur-0-1-f-50v-20-y5v/dp/2112751">https://fr.farnell.com/multicomp/mc0805y104m500a2-54mm/condensateur-0-1-f-50v-20-y5v/dp/2112751</text:a></text:span></text:p>
            <text:p><text:span text:style-name="T5"><text:a xlink:href="https://fr.farnell.com/murata/rcer71h104k0dbh03a/condensateur-0-1uf-50v-mlcc-radial/dp/2990748">https://fr.farnell.com/murata/rcer71h104k0dbh03a/condensateur-0-1uf-50v-mlcc-radial/dp/2990748</text:a></text:span></text:p>
            <text:p><text:span text:style-name="T5"><text:a xlink:href="https://www.mouser.fr/ProductDetail/Vishay/K104K15X7RF53L2">https://www.mouser.fr/ProductDetail/Vishay/K104K15X7RF53L2</text:a></text:span></text:p>
            <text:p><text:span text:style-name="T5"><text:a xlink:href="https://www.musikding.de/Ceramic-Disc-01-uF">https://www.musikding.de/Ceramic-Disc-01-uF</text:a></text:span></text:p>
          </table:table-cell>
          <table:table-cell table:number-columns-repeated="1007"/>
        </table:table-row>
        <table:table-row table:style-name="ro6">
          <table:table-cell table:style-name="ce15" office:value-type="string">
            <text:p>P1</text:p>
          </table:table-cell>
          <table:table-cell table:style-name="ce15" office:value-type="string">
            <text:p>HE10 male socket connector, 2×20 pins</text:p>
          </table:table-cell>
          <table:table-cell table:style-name="ce15"/>
          <table:table-cell table:style-name="ce48" office:value-type="float" office:value="1">
            <text:p>1</text:p>
          </table:table-cell>
          <table:table-cell table:number-columns-repeated="7"/>
          <table:table-cell table:formula="of:=[.D98]*[.$B$196]+[.E98]*[.$B$197]+[.F98]*[.$B$198]+[.G98]*[.$B$199]+[.H98]*[.$B$200]+[.I98]*[.$B$201]+[.J98]*[.$B$202]+[.K98]*[.$B$203]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61" table:formula="of:=0.95/1.2" office:value-type="float" office:value="0.791666666666667">
            <text:p>0,792</text:p>
          </table:table-cell>
          <table:table-cell table:style-name="ce65" table:formula="of:=CEILING([.L98]/MAX([.M98];1);1)" office:value-type="float" office:value="1">
            <text:p>1</text:p>
          </table:table-cell>
          <table:table-cell table:formula="of:=[.O98]*[.N98]" office:value-type="float" office:value="0.791666666666667">
            <text:p>0,79</text:p>
          </table:table-cell>
          <table:table-cell table:style-name="ce65" office:value-type="string">
            <text:p><text:a xlink:href="https://www.gotronic.fr/art-connecteur-he10bd40-20084.htm">https://www.gotronic.fr/art-connecteur-he10bd40-20084.htm</text:a></text:p>
            <text:p><text:a xlink:href="https://fr.farnell.com/3m/30340-6002hb/connect-header-40-voies-2-rangs/dp/2668422">https://fr.farnell.com/3m/30340-6002hb/connect-header-40-voies-2-rangs/dp/2668422</text:a></text:p>
          </table:table-cell>
          <table:table-cell table:number-columns-repeated="1007"/>
        </table:table-row>
        <table:table-row table:style-name="ro3">
          <table:table-cell table:style-name="ce16" office:value-type="string">
            <text:p>P2, P3, P16</text:p>
          </table:table-cell>
          <table:table-cell table:style-name="ce27" office:value-type="string">
            <text:p>2-row breakable Dupont pin header, pitch 2.54 mm</text:p>
          </table:table-cell>
          <table:table-cell table:style-name="ce16" office:value-type="string">
            <text:p>2×36 pins</text:p>
          </table:table-cell>
          <table:table-cell table:style-name="ce49" office:value-type="float" office:value="15">
            <text:p>15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 table:formula="of:=[.D99]*[.$B$196]+[.E99]*[.$B$197]+[.F99]*[.$B$198]+[.G99]*[.$B$199]+[.H99]*[.$B$200]+[.I99]*[.$B$201]+[.J99]*[.$B$202]+[.K99]*[.$B$203]" office:value-type="float" office:value="15">
            <text:p>15</text:p>
          </table:table-cell>
          <table:table-cell table:style-name="ce49" office:value-type="float" office:value="36">
            <text:p>36</text:p>
          </table:table-cell>
          <table:table-cell table:style-name="ce62" table:formula="of:=0.9/1.2" office:value-type="float" office:value="0.75">
            <text:p>0,750</text:p>
          </table:table-cell>
          <table:table-cell table:style-name="ce66" table:formula="of:=CEILING([.L99]/MAX([.M99];1);1)" office:value-type="float" office:value="1">
            <text:p>1</text:p>
          </table:table-cell>
          <table:table-cell table:style-name="ce73" table:formula="of:=[.O99]*[.N99]" office:value-type="float" office:value="0.75">
            <text:p>0,75</text:p>
          </table:table-cell>
          <table:table-cell table:style-name="ce66" office:value-type="string">
            <text:p><text:a xlink:href="https://www.gotronic.fr/art-connecteur-he14-mh200-4459.htm">https://www.gotronic.fr/art-connecteur-he14-mh200-4459.htm</text:a></text:p>
          </table:table-cell>
          <table:table-cell table:style-name="ce11" table:number-columns-repeated="1007"/>
        </table:table-row>
        <table:table-row table:style-name="ro3">
          <table:table-cell table:style-name="ce16" office:value-type="string">
            <text:p>P4</text:p>
          </table:table-cell>
          <table:table-cell table:style-name="ce27" office:value-type="string">
            <text:p>1-row breakable Dupont pin header, pitch 2.54 mm</text:p>
          </table:table-cell>
          <table:table-cell table:style-name="ce16" office:value-type="string">
            <text:p>1×36 pins</text:p>
          </table:table-cell>
          <table:table-cell table:style-name="ce49" office:value-type="float" office:value="10">
            <text:p>10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 table:formula="of:=[.D100]*[.$B$196]+[.E100]*[.$B$197]+[.F100]*[.$B$198]+[.G100]*[.$B$199]+[.H100]*[.$B$200]+[.I100]*[.$B$201]+[.J100]*[.$B$202]+[.K100]*[.$B$203]" office:value-type="float" office:value="10">
            <text:p>10</text:p>
          </table:table-cell>
          <table:table-cell table:style-name="ce49" office:value-type="float" office:value="36">
            <text:p>36</text:p>
          </table:table-cell>
          <table:table-cell table:style-name="ce62" table:formula="of:=0.6/1.2" office:value-type="float" office:value="0.5">
            <text:p>0,500</text:p>
          </table:table-cell>
          <table:table-cell table:style-name="ce66" table:formula="of:=CEILING([.L100]/MAX([.M100];1);1)" office:value-type="float" office:value="1">
            <text:p>1</text:p>
          </table:table-cell>
          <table:table-cell table:style-name="ce73" table:formula="of:=[.O100]*[.N100]" office:value-type="float" office:value="0.5">
            <text:p>0,50</text:p>
          </table:table-cell>
          <table:table-cell table:style-name="ce66" office:value-type="string">
            <text:p><text:a xlink:href="https://www.gotronic.fr/art-connecteur-he14-mh100-4457.htm">https://www.gotronic.fr/art-connecteur-he14-mh100-4457.htm</text:a></text:p>
          </table:table-cell>
          <table:table-cell table:style-name="ce11" table:number-columns-repeated="1007"/>
        </table:table-row>
        <table:table-row table:style-name="ro3">
          <table:table-cell table:style-name="ce16" office:value-type="string">
            <text:p>P5, P9, P10</text:p>
          </table:table-cell>
          <table:table-cell table:style-name="ce30" office:value-type="string">
            <text:p>Connector NSK254 1×4, base</text:p>
          </table:table-cell>
          <table:table-cell table:style-name="ce30" office:value-type="string">
            <text:p>MPE-Garry 428-1-004-0-T-KS0</text:p>
          </table:table-cell>
          <table:table-cell table:style-name="ce49" office:value-type="float" office:value="3">
            <text:p>3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 table:formula="of:=[.D101]*[.$B$196]+[.E101]*[.$B$197]+[.F101]*[.$B$198]+[.G101]*[.$B$199]+[.H101]*[.$B$200]+[.I101]*[.$B$201]+[.J101]*[.$B$202]+[.K101]*[.$B$203]" office:value-type="float" office:value="3">
            <text:p>3</text:p>
          </table:table-cell>
          <table:table-cell table:style-name="ce49" office:value-type="float" office:value="1">
            <text:p>1</text:p>
          </table:table-cell>
          <table:table-cell table:style-name="ce62" table:formula="of:=0.12/1.2" office:value-type="float" office:value="0.1">
            <text:p>0,100</text:p>
          </table:table-cell>
          <table:table-cell table:style-name="ce66" table:formula="of:=CEILING([.L101]/MAX([.M101];1);1)" office:value-type="float" office:value="3">
            <text:p>3</text:p>
          </table:table-cell>
          <table:table-cell table:style-name="ce73" table:formula="of:=[.O101]*[.N101]" office:value-type="float" office:value="0.3">
            <text:p>0,30</text:p>
          </table:table-cell>
          <table:table-cell table:style-name="ce66" office:value-type="string">
            <text:p><text:a xlink:href="https://www.gotronic.fr/art-connecteur-nsk254-4-15396.htm">https://www.gotronic.fr/art-connecteur-nsk254-4-15396.htm</text:a></text:p>
          </table:table-cell>
          <table:table-cell table:style-name="ce11" table:number-columns-repeated="1007"/>
        </table:table-row>
        <table:table-row table:style-name="ro6">
          <table:table-cell table:style-name="ce16" office:value-type="string">
            <text:p>P6, P7, P8, P11,</text:p>
            <text:p>P12, P13, P14, P15</text:p>
          </table:table-cell>
          <table:table-cell table:style-name="ce30" office:value-type="string">
            <text:p>Connector NSK254 1×3, base</text:p>
          </table:table-cell>
          <table:table-cell table:style-name="ce30" office:value-type="string">
            <text:p>MPE-Garry 428-1-003-0-T-KS0</text:p>
          </table:table-cell>
          <table:table-cell table:style-name="ce49" office:value-type="float" office:value="8">
            <text:p>8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 table:formula="of:=[.D102]*[.$B$196]+[.E102]*[.$B$197]+[.F102]*[.$B$198]+[.G102]*[.$B$199]+[.H102]*[.$B$200]+[.I102]*[.$B$201]+[.J102]*[.$B$202]+[.K102]*[.$B$203]" office:value-type="float" office:value="8">
            <text:p>8</text:p>
          </table:table-cell>
          <table:table-cell table:style-name="ce49" office:value-type="float" office:value="1">
            <text:p>1</text:p>
          </table:table-cell>
          <table:table-cell table:style-name="ce62" table:formula="of:=0.1/1.2" office:value-type="float" office:value="0.0833333333333333">
            <text:p>0,083</text:p>
          </table:table-cell>
          <table:table-cell table:style-name="ce66" table:formula="of:=CEILING([.L102]/MAX([.M102];1);1)" office:value-type="float" office:value="8">
            <text:p>8</text:p>
          </table:table-cell>
          <table:table-cell table:style-name="ce73" table:formula="of:=[.O102]*[.N102]" office:value-type="float" office:value="0.666666666666667">
            <text:p>0,67</text:p>
          </table:table-cell>
          <table:table-cell table:style-name="ce66" office:value-type="string">
            <text:p><text:a xlink:href="https://www.gotronic.fr/art-connecteur-nsk254-3-15395.htm">https://www.gotronic.fr/art-connecteur-nsk254-3-15395.htm</text:a></text:p>
          </table:table-cell>
          <table:table-cell table:style-name="ce11" table:number-columns-repeated="1007"/>
        </table:table-row>
        <table:table-row table:style-name="ro6">
          <table:table-cell table:style-name="ce16" office:value-type="string">
            <text:p>Q1, Q2, Q3</text:p>
          </table:table-cell>
          <table:table-cell table:style-name="ce16" office:value-type="string">
            <text:p>Transistor NPN CBE h<text:span text:style-name="T2">FE</text:span> <text:span text:style-name="T1">≥</text:span> 200</text:p>
          </table:table-cell>
          <table:table-cell table:style-name="ce28" office:value-type="string">
            <text:p>BC547B</text:p>
          </table:table-cell>
          <table:table-cell table:style-name="ce49" office:value-type="float" office:value="3">
            <text:p>3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 table:formula="of:=[.D103]*[.$B$196]+[.E103]*[.$B$197]+[.F103]*[.$B$198]+[.G103]*[.$B$199]+[.H103]*[.$B$200]+[.I103]*[.$B$201]+[.J103]*[.$B$202]+[.K103]*[.$B$203]" office:value-type="float" office:value="3">
            <text:p>3</text:p>
          </table:table-cell>
          <table:table-cell table:style-name="ce49" office:value-type="float" office:value="1">
            <text:p>1</text:p>
          </table:table-cell>
          <table:table-cell table:style-name="ce62" table:formula="of:=0.15/1.2" office:value-type="float" office:value="0.125">
            <text:p>0,125</text:p>
          </table:table-cell>
          <table:table-cell table:style-name="ce66" table:formula="of:=CEILING([.L103]/MAX([.M103];1);1)" office:value-type="float" office:value="3">
            <text:p>3</text:p>
          </table:table-cell>
          <table:table-cell table:style-name="ce73" table:formula="of:=[.O103]*[.N103]" office:value-type="float" office:value="0.375">
            <text:p>0,38</text:p>
          </table:table-cell>
          <table:table-cell table:style-name="ce66" office:value-type="string">
            <text:p><text:a xlink:href="https://www.gotronic.fr/art-transistor-bc547b-1336.htm">https://www.gotronic.fr/art-transistor-bc547b-1336.htm</text:a></text:p>
            <text:p><text:a xlink:href="https://fr.farnell.com/on-semiconductor/bc547bta/transistor-npn-45v-0-1a-0-5w-to/dp/2985329">https://fr.farnell.com/on-semiconductor/bc547bta/transistor-npn-45v-0-1a-0-5w-to/dp/2985329</text:a></text:p>
          </table:table-cell>
          <table:table-cell table:style-name="ce11" office:value-type="string">
            <text:p>BC639 is fine too.</text:p>
          </table:table-cell>
          <table:table-cell table:style-name="ce11" table:number-columns-repeated="1006"/>
        </table:table-row>
        <table:table-row table:style-name="ro6">
          <table:table-cell table:style-name="ce15" office:value-type="string">
            <text:p>R1</text:p>
          </table:table-cell>
          <table:table-cell table:style-name="ce15" office:value-type="string">
            <text:p>1.5 k<text:span text:style-name="T3">Ω, 5 %, ¼ W</text:span></text:p>
          </table:table-cell>
          <table:table-cell table:style-name="ce15"/>
          <table:table-cell table:style-name="ce48" office:value-type="float" office:value="1">
            <text:p>1</text:p>
          </table:table-cell>
          <table:table-cell table:number-columns-repeated="7"/>
          <table:table-cell table:formula="of:=[.D104]*[.$B$196]+[.E104]*[.$B$197]+[.F104]*[.$B$198]+[.G104]*[.$B$199]+[.H104]*[.$B$200]+[.I104]*[.$B$201]+[.J104]*[.$B$202]+[.K104]*[.$B$203]" office:value-type="float" office:value="1">
            <text:p>1</text:p>
          </table:table-cell>
          <table:table-cell table:style-name="ce48" office:value-type="float" office:value="10">
            <text:p>10</text:p>
          </table:table-cell>
          <table:table-cell table:style-name="ce61" table:formula="of:=0.2/1.2" office:value-type="float" office:value="0.166666666666667">
            <text:p>0,167</text:p>
          </table:table-cell>
          <table:table-cell table:style-name="ce65" table:formula="of:=CEILING([.L104]/MAX([.M104];1);1)" office:value-type="float" office:value="1">
            <text:p>1</text:p>
          </table:table-cell>
          <table:table-cell table:formula="of:=[.O104]*[.N104]" office:value-type="float" office:value="0.166666666666667">
            <text:p>0,17</text:p>
          </table:table-cell>
          <table:table-cell table:style-name="ce65" office:value-type="string">
            <text:p><text:a xlink:href="https://www.gotronic.fr/art-10-resistances-1-4w-1-5k-8486-2576.htm">https://www.gotronic.fr/art-10-resistances-1-4w-1-5k-8486-2576.htm</text:a></text:p>
            <text:p><text:a xlink:href="https://fr.farnell.com/multicomp/mf25-1k5/resistance-1-5k-0-25w-1/dp/9341323">https://fr.farnell.com/multicomp/mf25-1k5/resistance-1-5k-0-25w-1/dp/9341323</text:a></text:p>
          </table:table-cell>
          <table:table-cell table:number-columns-repeated="1007"/>
        </table:table-row>
        <table:table-row table:style-name="ro6">
          <table:table-cell table:style-name="ce15" office:value-type="string">
            <text:p>R2, R3, R4</text:p>
          </table:table-cell>
          <table:table-cell table:style-name="ce15" office:value-type="string">
            <text:p>1 M<text:span text:style-name="T3">Ω, 5 %, ¼ W</text:span></text:p>
          </table:table-cell>
          <table:table-cell table:style-name="ce15"/>
          <table:table-cell table:style-name="ce48" office:value-type="float" office:value="3">
            <text:p>3</text:p>
          </table:table-cell>
          <table:table-cell table:number-columns-repeated="7"/>
          <table:table-cell table:formula="of:=[.D105]*[.$B$196]+[.E105]*[.$B$197]+[.F105]*[.$B$198]+[.G105]*[.$B$199]+[.H105]*[.$B$200]+[.I105]*[.$B$201]+[.J105]*[.$B$202]+[.K105]*[.$B$203]" office:value-type="float" office:value="3">
            <text:p>3</text:p>
          </table:table-cell>
          <table:table-cell table:style-name="ce48" office:value-type="float" office:value="10">
            <text:p>10</text:p>
          </table:table-cell>
          <table:table-cell table:style-name="ce61" table:formula="of:=0.2/1.2" office:value-type="float" office:value="0.166666666666667">
            <text:p>0,167</text:p>
          </table:table-cell>
          <table:table-cell table:style-name="ce65" table:formula="of:=CEILING([.L105]/MAX([.M105];1);1)" office:value-type="float" office:value="1">
            <text:p>1</text:p>
          </table:table-cell>
          <table:table-cell table:formula="of:=[.O105]*[.N105]" office:value-type="float" office:value="0.166666666666667">
            <text:p>0,17</text:p>
          </table:table-cell>
          <table:table-cell table:style-name="ce65" office:value-type="string">
            <text:p><text:a xlink:href="https://www.gotronic.fr/art-10-resistances-1-4w-1-0m-8486-2602.htm">https://www.gotronic.fr/art-10-resistances-1-4w-1-0m-8486-2602.htm</text:a></text:p>
            <text:p><text:a xlink:href="https://fr.farnell.com/multicomp/mf25-1m/resistance-1m-0-25w-1/dp/9341137">https://fr.farnell.com/multicomp/mf25-1m/resistance-1m-0-25w-1/dp/9341137</text:a></text:p>
          </table:table-cell>
          <table:table-cell table:number-columns-repeated="1007"/>
        </table:table-row>
        <table:table-row table:style-name="ro3">
          <table:table-cell table:style-name="ce15" office:value-type="string">
            <text:p>R5, R7</text:p>
          </table:table-cell>
          <table:table-cell table:style-name="ce15" office:value-type="string">
            <text:p>140 <text:span text:style-name="T3">Ω, 5 %, ¼ W</text:span></text:p>
          </table:table-cell>
          <table:table-cell table:style-name="ce15"/>
          <table:table-cell table:style-name="ce48" office:value-type="float" office:value="2">
            <text:p>2</text:p>
          </table:table-cell>
          <table:table-cell table:number-columns-repeated="7"/>
          <table:table-cell table:formula="of:=[.D106]*[.$B$196]+[.E106]*[.$B$197]+[.F106]*[.$B$198]+[.G106]*[.$B$199]+[.H106]*[.$B$200]+[.I106]*[.$B$201]+[.J106]*[.$B$202]+[.K106]*[.$B$203]" office:value-type="float" office:value="2">
            <text:p>2</text:p>
          </table:table-cell>
          <table:table-cell table:style-name="ce48" office:value-type="float" office:value="10">
            <text:p>10</text:p>
          </table:table-cell>
          <table:table-cell table:style-name="ce61" table:formula="of:=0.075*[.M106]" office:value-type="float" office:value="0.75">
            <text:p>0,750</text:p>
          </table:table-cell>
          <table:table-cell table:style-name="ce65" table:formula="of:=CEILING([.L106]/MAX([.M106];1);1)" office:value-type="float" office:value="1">
            <text:p>1</text:p>
          </table:table-cell>
          <table:table-cell table:formula="of:=[.O106]*[.N106]" office:value-type="float" office:value="0.75">
            <text:p>0,75</text:p>
          </table:table-cell>
          <table:table-cell table:style-name="ce65" office:value-type="string">
            <text:p><text:a xlink:href="https://fr.farnell.com/vishay/mrs25000c1400fct00/resist-couche-mince-140r-1-600mw/dp/9464514">https://fr.farnell.com/vishay/mrs25000c1400fct00/resist-couche-mince-140r-1-600mw/dp/9464514</text:a></text:p>
          </table:table-cell>
          <table:table-cell table:number-columns-repeated="1007"/>
        </table:table-row>
        <table:table-row table:style-name="ro6">
          <table:table-cell table:style-name="ce15" office:value-type="string">
            <text:p>R6</text:p>
          </table:table-cell>
          <table:table-cell table:style-name="ce15" office:value-type="string">
            <text:p>110 <text:span text:style-name="T3">Ω, 5 %, ¼ W</text:span></text:p>
          </table:table-cell>
          <table:table-cell table:style-name="ce15"/>
          <table:table-cell table:style-name="ce48" office:value-type="float" office:value="1">
            <text:p>1</text:p>
          </table:table-cell>
          <table:table-cell table:number-columns-repeated="7"/>
          <table:table-cell table:formula="of:=[.D107]*[.$B$196]+[.E107]*[.$B$197]+[.F107]*[.$B$198]+[.G107]*[.$B$199]+[.H107]*[.$B$200]+[.I107]*[.$B$201]+[.J107]*[.$B$202]+[.K107]*[.$B$203]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61" table:formula="of:=0.08/1.2" office:value-type="float" office:value="0.0666666666666667">
            <text:p>0,067</text:p>
          </table:table-cell>
          <table:table-cell table:style-name="ce65" table:formula="of:=CEILING([.L107]/MAX([.M107];1);1)" office:value-type="float" office:value="1">
            <text:p>1</text:p>
          </table:table-cell>
          <table:table-cell table:formula="of:=[.O107]*[.N107]" office:value-type="float" office:value="0.0666666666666667">
            <text:p>0,07</text:p>
          </table:table-cell>
          <table:table-cell table:style-name="ce65" office:value-type="string">
            <text:p><text:a xlink:href="https://www.musikding.de/110R-metal-film-1">https://www.musikding.de/110R-metal-film-1</text:a></text:p>
            <text:p><text:a xlink:href="https://fr.farnell.com/multicomp/mf25-110r/resistance-0-25w-1-110r/dp/9341161">https://fr.farnell.com/multicomp/mf25-110r/resistance-0-25w-1-110r/dp/9341161</text:a></text:p>
          </table:table-cell>
          <table:table-cell table:number-columns-repeated="1007"/>
        </table:table-row>
        <table:table-row table:style-name="ro6">
          <table:table-cell table:style-name="ce15" office:value-type="string">
            <text:p>R8, R9, R26–R43,</text:p>
            <text:p>R60–R79</text:p>
          </table:table-cell>
          <table:table-cell table:style-name="ce15" office:value-type="string">
            <text:p>10 k<text:span text:style-name="T3">Ω, 5 %, ¼ W</text:span></text:p>
          </table:table-cell>
          <table:table-cell table:style-name="ce15"/>
          <table:table-cell table:style-name="ce48" office:value-type="float" office:value="40">
            <text:p>40</text:p>
          </table:table-cell>
          <table:table-cell table:number-columns-repeated="7"/>
          <table:table-cell table:formula="of:=[.D108]*[.$B$196]+[.E108]*[.$B$197]+[.F108]*[.$B$198]+[.G108]*[.$B$199]+[.H108]*[.$B$200]+[.I108]*[.$B$201]+[.J108]*[.$B$202]+[.K108]*[.$B$203]" office:value-type="float" office:value="40">
            <text:p>40</text:p>
          </table:table-cell>
          <table:table-cell table:style-name="ce48" office:value-type="float" office:value="10">
            <text:p>10</text:p>
          </table:table-cell>
          <table:table-cell table:style-name="ce61" table:formula="of:=0.2/1.2" office:value-type="float" office:value="0.166666666666667">
            <text:p>0,167</text:p>
          </table:table-cell>
          <table:table-cell table:style-name="ce65" table:formula="of:=CEILING([.L108]/MAX([.M108];1);1)" office:value-type="float" office:value="4">
            <text:p>4</text:p>
          </table:table-cell>
          <table:table-cell table:formula="of:=[.O108]*[.N108]" office:value-type="float" office:value="0.666666666666667">
            <text:p>0,67</text:p>
          </table:table-cell>
          <table:table-cell table:style-name="ce65" office:value-type="string">
            <text:p><text:a xlink:href="https://www.gotronic.fr/art-10-resistances-1-4w-10k-8486-19.htm">https://www.gotronic.fr/art-10-resistances-1-4w-10k-8486-19.htm</text:a></text:p>
            <text:p><text:a xlink:href="https://fr.farnell.com/multicomp/mf25-10k/resistance-10k-0-25w-1/dp/9341110">https://fr.farnell.com/multicomp/mf25-10k/resistance-10k-0-25w-1/dp/9341110</text:a></text:p>
          </table:table-cell>
          <table:table-cell table:number-columns-repeated="1007"/>
        </table:table-row>
        <table:table-row table:style-name="ro6">
          <table:table-cell table:style-name="ce15" office:value-type="string">
            <text:p>RN10-17, RN18-25,</text:p>
            <text:p>RN44-51, RN52-59</text:p>
          </table:table-cell>
          <table:table-cell table:style-name="ce15" office:value-type="string">
            <text:p>Resistor network, 8 × 10 k<text:span text:style-name="T3">Ω bussed, 5 %, ¼ W, </text:span>SIP9</text:p>
          </table:table-cell>
          <table:table-cell table:style-name="ce15"/>
          <table:table-cell table:style-name="ce48" office:value-type="float" office:value="4">
            <text:p>4</text:p>
          </table:table-cell>
          <table:table-cell table:number-columns-repeated="7"/>
          <table:table-cell table:formula="of:=[.D109]*[.$B$196]+[.E109]*[.$B$197]+[.F109]*[.$B$198]+[.G109]*[.$B$199]+[.H109]*[.$B$200]+[.I109]*[.$B$201]+[.J109]*[.$B$202]+[.K109]*[.$B$203]" office:value-type="float" office:value="4">
            <text:p>4</text:p>
          </table:table-cell>
          <table:table-cell table:style-name="ce48" office:value-type="float" office:value="1">
            <text:p>1</text:p>
          </table:table-cell>
          <table:table-cell table:style-name="ce61" office:value-type="float" office:value="0.202">
            <text:p>0,202</text:p>
          </table:table-cell>
          <table:table-cell table:style-name="ce65" table:formula="of:=CEILING([.L109]/MAX([.M109];1);1)" office:value-type="float" office:value="4">
            <text:p>4</text:p>
          </table:table-cell>
          <table:table-cell table:formula="of:=[.O109]*[.N109]" office:value-type="float" office:value="0.808">
            <text:p>0,81</text:p>
          </table:table-cell>
          <table:table-cell table:style-name="ce65" office:value-type="string">
            <text:p><text:a xlink:href="https://fr.farnell.com/multicomp/mcrnla09g0103b0e/reseau-de-resistance-10k-2-1-8w/dp/1973141">https://fr.farnell.com/multicomp/mcrnla09g0103b0e/reseau-de-resistance-10k-2-1-8w/dp/1973141</text:a></text:p>
            <text:p><text:a xlink:href="https://www.gotronic.fr/art-reseau-de-8-x-10k-8486-point-commun-2970.htm">https://www.gotronic.fr/art-reseau-de-8-x-10k-8486-point-commun-2970.htm</text:a></text:p>
          </table:table-cell>
          <table:table-cell table:number-columns-repeated="1007"/>
        </table:table-row>
        <table:table-row table:style-name="ro3">
          <table:table-cell table:style-name="ce15" office:value-type="string">
            <text:p>U1</text:p>
          </table:table-cell>
          <table:table-cell table:style-name="ce15" office:value-type="string">
            <text:p>A/D converter, 10 bits, 8 channels, SPI</text:p>
          </table:table-cell>
          <table:table-cell table:style-name="ce15" office:value-type="string">
            <text:p>Microchip MCP3008-I/P</text:p>
          </table:table-cell>
          <table:table-cell table:style-name="ce48" office:value-type="float" office:value="1">
            <text:p>1</text:p>
          </table:table-cell>
          <table:table-cell table:number-columns-repeated="7"/>
          <table:table-cell table:formula="of:=[.D110]*[.$B$196]+[.E110]*[.$B$197]+[.F110]*[.$B$198]+[.G110]*[.$B$199]+[.H110]*[.$B$200]+[.I110]*[.$B$201]+[.J110]*[.$B$202]+[.K110]*[.$B$203]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61" office:value-type="float" office:value="2.07">
            <text:p>2,070</text:p>
          </table:table-cell>
          <table:table-cell table:style-name="ce65" table:formula="of:=CEILING([.L110]/MAX([.M110];1);1)" office:value-type="float" office:value="1">
            <text:p>1</text:p>
          </table:table-cell>
          <table:table-cell table:formula="of:=[.O110]*[.N110]" office:value-type="float" office:value="2.07">
            <text:p>2,07</text:p>
          </table:table-cell>
          <table:table-cell table:style-name="ce65" office:value-type="string">
            <text:p><text:a xlink:href="https://fr.farnell.com/microchip/mcp3008-i-p/10bit-adc-2-7v-8ch-spi-16dip/dp/1627174">https://fr.farnell.com/microchip/mcp3008-i-p/10bit-adc-2-7v-8ch-spi-16dip/dp/1627174</text:a></text:p>
          </table:table-cell>
          <table:table-cell table:number-columns-repeated="1007"/>
        </table:table-row>
        <table:table-row table:style-name="ro3">
          <table:table-cell table:style-name="ce16" office:value-type="string">
            <text:p>U1</text:p>
          </table:table-cell>
          <table:table-cell table:style-name="ce16" office:value-type="string">
            <text:p>IC socket, 16 pins, 7.62mm, hollow body</text:p>
          </table:table-cell>
          <table:table-cell table:style-name="ce16" office:value-type="string">
            <text:p>SUP16T</text:p>
          </table:table-cell>
          <table:table-cell table:style-name="ce49" office:value-type="float" office:value="1">
            <text:p>1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 table:formula="of:=[.D111]*[.$B$196]+[.E111]*[.$B$197]+[.F111]*[.$B$198]+[.G111]*[.$B$199]+[.H111]*[.$B$200]+[.I111]*[.$B$201]+[.J111]*[.$B$202]+[.K111]*[.$B$203]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62" table:formula="of:=0.44/1.2" office:value-type="float" office:value="0.366666666666667">
            <text:p>0,367</text:p>
          </table:table-cell>
          <table:table-cell table:style-name="ce66" table:formula="of:=CEILING([.L111]/MAX([.M111];1);1)" office:value-type="float" office:value="1">
            <text:p>1</text:p>
          </table:table-cell>
          <table:table-cell table:style-name="ce73" table:formula="of:=[.O111]*[.N111]" office:value-type="float" office:value="0.366666666666667">
            <text:p>0,37</text:p>
          </table:table-cell>
          <table:table-cell table:style-name="ce66" office:value-type="string">
            <text:p><text:a xlink:href="https://www.gotronic.fr/art-support-tulipe-sup16t-4606.htm">https://www.gotronic.fr/art-support-tulipe-sup16t-4606.htm</text:a></text:p>
          </table:table-cell>
          <table:table-cell table:style-name="ce11" table:number-columns-repeated="1007"/>
        </table:table-row>
        <table:table-row table:style-name="ro3">
          <table:table-cell table:style-name="ce15" office:value-type="string">
            <text:p>U3, U4</text:p>
          </table:table-cell>
          <table:table-cell table:style-name="ce15" office:value-type="string">
            <text:p>Port expander, I2C</text:p>
          </table:table-cell>
          <table:table-cell table:style-name="ce15" office:value-type="string">
            <text:p>Microchip MCP23017-E/SP</text:p>
          </table:table-cell>
          <table:table-cell table:style-name="ce48" office:value-type="float" office:value="2">
            <text:p>2</text:p>
          </table:table-cell>
          <table:table-cell table:number-columns-repeated="7"/>
          <table:table-cell table:formula="of:=[.D112]*[.$B$196]+[.E112]*[.$B$197]+[.F112]*[.$B$198]+[.G112]*[.$B$199]+[.H112]*[.$B$200]+[.I112]*[.$B$201]+[.J112]*[.$B$202]+[.K112]*[.$B$203]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61" office:value-type="float" office:value="1.13">
            <text:p>1,130</text:p>
          </table:table-cell>
          <table:table-cell table:style-name="ce65" table:formula="of:=CEILING([.L112]/MAX([.M112];1);1)" office:value-type="float" office:value="2">
            <text:p>2</text:p>
          </table:table-cell>
          <table:table-cell table:formula="of:=[.O112]*[.N112]" office:value-type="float" office:value="2.26">
            <text:p>2,26</text:p>
          </table:table-cell>
          <table:table-cell table:style-name="ce65" office:value-type="string">
            <text:p><text:a xlink:href="https://fr.farnell.com/microchip/mcp23017-e-sp/16-bit-expander-i-o-i2c-i-f/dp/1332088">https://fr.farnell.com/microchip/mcp23017-e-sp/16-bit-expander-i-o-i2c-i-f/dp/1332088</text:a></text:p>
          </table:table-cell>
          <table:table-cell table:number-columns-repeated="1007"/>
        </table:table-row>
        <table:table-row table:style-name="ro3">
          <table:table-cell table:style-name="ce15" office:value-type="string">
            <text:p>U3, U4</text:p>
          </table:table-cell>
          <table:table-cell table:style-name="ce15" office:value-type="string">
            <text:p>IC socket, 28 pins, 7.62mm, hollow body</text:p>
          </table:table-cell>
          <table:table-cell table:style-name="ce15" office:value-type="string">
            <text:p>SUP28TE</text:p>
          </table:table-cell>
          <table:table-cell table:style-name="ce48" office:value-type="float" office:value="2">
            <text:p>2</text:p>
          </table:table-cell>
          <table:table-cell table:number-columns-repeated="7"/>
          <table:table-cell table:formula="of:=[.D113]*[.$B$196]+[.E113]*[.$B$197]+[.F113]*[.$B$198]+[.G113]*[.$B$199]+[.H113]*[.$B$200]+[.I113]*[.$B$201]+[.J113]*[.$B$202]+[.K113]*[.$B$203]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61" table:formula="of:=0.75/1.2" office:value-type="float" office:value="0.625">
            <text:p>0,625</text:p>
          </table:table-cell>
          <table:table-cell table:style-name="ce65" table:formula="of:=CEILING([.L113]/MAX([.M113];1);1)" office:value-type="float" office:value="2">
            <text:p>2</text:p>
          </table:table-cell>
          <table:table-cell table:formula="of:=[.O113]*[.N113]" office:value-type="float" office:value="1.25">
            <text:p>1,25</text:p>
          </table:table-cell>
          <table:table-cell table:style-name="ce65" office:value-type="string">
            <text:p><text:a xlink:href="https://www.gotronic.fr/art-support-tulipe-sup28te-220.htm">https://www.gotronic.fr/art-support-tulipe-sup28te-220.htm</text:a></text:p>
          </table:table-cell>
          <table:table-cell table:number-columns-repeated="1007"/>
        </table:table-row>
        <table:table-row table:style-name="ro1" table:number-rows-repeated="3">
          <table:table-cell table:number-columns-repeated="14"/>
          <table:table-cell table:style-name="ce65"/>
          <table:table-cell table:number-columns-repeated="1009"/>
        </table:table-row>
        <table:table-row table:style-name="ro6">
          <table:table-cell table:style-name="ce12" office:value-type="string">
            <text:p>CASE &amp; MISC. PARTS</text:p>
          </table:table-cell>
          <table:table-cell table:style-name="ce29" table:number-columns-repeated="2"/>
          <table:table-cell table:style-name="ce50" table:number-columns-repeated="10"/>
          <table:table-cell table:style-name="ce63"/>
          <table:table-cell table:style-name="ce67"/>
          <table:table-cell table:style-name="ce74"/>
          <table:table-cell table:style-name="ce50" table:number-columns-repeated="1008"/>
        </table:table-row>
        <table:table-row table:style-name="ro3">
          <table:table-cell table:style-name="ce15"/>
          <table:table-cell table:style-name="ce15" office:value-type="string">
            <text:p>Processing unit</text:p>
          </table:table-cell>
          <table:table-cell table:style-name="ce15" office:value-type="string">
            <text:p>Raspberry Pi 4B</text:p>
          </table:table-cell>
          <table:table-cell/>
          <table:table-cell table:style-name="ce48" office:value-type="float" office:value="1">
            <text:p>1</text:p>
          </table:table-cell>
          <table:table-cell table:number-columns-repeated="6"/>
          <table:table-cell table:formula="of:=[.D118]*[.$B$196]+[.E118]*[.$B$197]+[.F118]*[.$B$198]+[.G118]*[.$B$199]+[.H118]*[.$B$200]+[.I118]*[.$B$201]+[.J118]*[.$B$202]+[.K118]*[.$B$203]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61" office:value-type="float" office:value="31.36">
            <text:p>31,360</text:p>
          </table:table-cell>
          <table:table-cell table:style-name="ce65" table:formula="of:=CEILING([.L118]/MAX([.M118];1);1)" office:value-type="float" office:value="1">
            <text:p>1</text:p>
          </table:table-cell>
          <table:table-cell table:formula="of:=[.O118]*[.N118]" office:value-type="float" office:value="31.36">
            <text:p>31,36</text:p>
          </table:table-cell>
          <table:table-cell table:style-name="ce65" office:value-type="string">
            <text:p><text:a xlink:href="https://fr.farnell.com/raspberry-pi/rpi4-modbp-1gb/raspberry-pi-4-model-b-1gb/dp/3051885">https://fr.farnell.com/raspberry-pi/rpi4-modbp-1gb/raspberry-pi-4-model-b-1gb/dp/3051885</text:a></text:p>
          </table:table-cell>
          <table:table-cell table:style-name="ce65"/>
          <table:table-cell table:number-columns-repeated="1006"/>
        </table:table-row>
        <table:table-row table:style-name="ro6">
          <table:table-cell table:style-name="ce17"/>
          <table:table-cell office:value-type="string">
            <text:p>PSU for the RPi4</text:p>
          </table:table-cell>
          <table:table-cell table:style-name="ce17" office:value-type="string">
            <text:p>Recom RAC15-05SK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D119]*[.$B$196]+[.E119]*[.$B$197]+[.F119]*[.$B$198]+[.G119]*[.$B$199]+[.H119]*[.$B$200]+[.I119]*[.$B$201]+[.J119]*[.$B$202]+[.K119]*[.$B$203]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61" office:value-type="float" office:value="13.69">
            <text:p>13,690</text:p>
          </table:table-cell>
          <table:table-cell table:style-name="ce65" table:formula="of:=CEILING([.L119]/MAX([.M119];1);1)" office:value-type="float" office:value="1">
            <text:p>1</text:p>
          </table:table-cell>
          <table:table-cell table:formula="of:=[.O119]*[.N119]" office:value-type="float" office:value="13.69">
            <text:p>13,69</text:p>
          </table:table-cell>
          <table:table-cell office:value-type="string">
            <text:p><text:a xlink:href="https://fr.farnell.com/recom-power/rac15-05sk/alimentation-ac-dc-5v-3a/dp/2900646">https://fr.farnell.com/recom-power/rac15-05sk/alimentation-ac-dc-5v-3a/dp/2900646</text:a></text:p>
            <text:p><text:a xlink:href="https://fr.farnell.com/mean-well/irm-15-5/alimentation-ac-dc-5v-3a/dp/2815503">https://fr.farnell.com/mean-well/irm-15-5/alimentation-ac-dc-5v-3a/dp/2815503</text:a></text:p>
          </table:table-cell>
          <table:table-cell table:number-columns-repeated="1007"/>
        </table:table-row>
        <table:table-row table:style-name="ro3">
          <table:table-cell table:style-name="ce17"/>
          <table:table-cell office:value-type="string">
            <text:p>USB-C male plug with cable</text:p>
          </table:table-cell>
          <table:table-cell table:style-name="ce17" office:value-type="string">
            <text:p>Molex 68798-0009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D120]*[.$B$196]+[.E120]*[.$B$197]+[.F120]*[.$B$198]+[.G120]*[.$B$199]+[.H120]*[.$B$200]+[.I120]*[.$B$201]+[.J120]*[.$B$202]+[.K120]*[.$B$203]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61" office:value-type="float" office:value="4.58">
            <text:p>4,580</text:p>
          </table:table-cell>
          <table:table-cell table:style-name="ce65" table:formula="of:=CEILING([.L120]/MAX([.M120];1);1)" office:value-type="float" office:value="1">
            <text:p>1</text:p>
          </table:table-cell>
          <table:table-cell table:formula="of:=[.O120]*[.N120]" office:value-type="float" office:value="4.58">
            <text:p>4,58</text:p>
          </table:table-cell>
          <table:table-cell office:value-type="string">
            <text:p><text:a xlink:href="https://fr.farnell.com/molex/68798-0009/cable-usb-2-0-male-male-1m/dp/2894286">https://fr.farnell.com/molex/68798-0009/cable-usb-2-0-male-male-1m/dp/2894286</text:a></text:p>
          </table:table-cell>
          <table:table-cell table:number-columns-repeated="1007"/>
        </table:table-row>
        <table:table-row table:style-name="ro3">
          <table:table-cell table:style-name="ce17"/>
          <table:table-cell office:value-type="string">
            <text:p>Display, HDMI, 800 × 480</text:p>
          </table:table-cell>
          <table:table-cell table:style-name="ce17" office:value-type="string">
            <text:p>Waveshare 4inch HDMI LCD (12030)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D121]*[.$B$196]+[.E121]*[.$B$197]+[.F121]*[.$B$198]+[.G121]*[.$B$199]+[.H121]*[.$B$200]+[.I121]*[.$B$201]+[.J121]*[.$B$202]+[.K121]*[.$B$203]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61" office:value-type="float" office:value="38.17">
            <text:p>38,170</text:p>
          </table:table-cell>
          <table:table-cell table:style-name="ce65" table:formula="of:=CEILING([.L121]/MAX([.M121];1);1)" office:value-type="float" office:value="1">
            <text:p>1</text:p>
          </table:table-cell>
          <table:table-cell table:formula="of:=[.O121]*[.N121]" office:value-type="float" office:value="38.17">
            <text:p>38,17</text:p>
          </table:table-cell>
          <table:table-cell office:value-type="string">
            <text:p><text:a xlink:href="https://www.waveshare.com/4inch-hdmi-lcd.htm">https://www.waveshare.com/4inch-hdmi-lcd.htm</text:a></text:p>
          </table:table-cell>
          <table:table-cell table:number-columns-repeated="1007"/>
        </table:table-row>
        <table:table-row table:style-name="ro3">
          <table:table-cell table:style-name="ce17"/>
          <table:table-cell office:value-type="string">
            <text:p>HDMI cable</text:p>
          </table:table-cell>
          <table:table-cell table:style-name="ce17" office:value-type="string">
            <text:p>Waveshare DIY HDMI Cable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D122]*[.$B$196]+[.E122]*[.$B$197]+[.F122]*[.$B$198]+[.G122]*[.$B$199]+[.H122]*[.$B$200]+[.I122]*[.$B$201]+[.J122]*[.$B$202]+[.K122]*[.$B$203]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61" office:value-type="float" office:value="1">
            <text:p>1,000</text:p>
          </table:table-cell>
          <table:table-cell table:style-name="ce65" table:formula="of:=CEILING([.L122]/MAX([.M122];1);1)" office:value-type="float" office:value="1">
            <text:p>1</text:p>
          </table:table-cell>
          <table:table-cell table:formula="of:=[.O122]*[.N122]" office:value-type="float" office:value="1">
            <text:p>1,00</text:p>
          </table:table-cell>
          <table:table-cell office:value-type="string">
            <text:p><text:a xlink:href="https://www.waveshare.com/product/accessories/wire-adapter/ffc-20pin-0.5pitch-0.5m-opposite-side-contact.htm">https://www.waveshare.com/product/accessories/wire-adapter/ffc-20pin-0.5pitch-0.5m-opposite-side-contact.htm</text:a></text:p>
          </table:table-cell>
          <table:table-cell table:number-columns-repeated="1007"/>
        </table:table-row>
        <table:table-row table:style-name="ro3">
          <table:table-cell table:style-name="ce17"/>
          <table:table-cell office:value-type="string">
            <text:p>Micro HDMI plug</text:p>
          </table:table-cell>
          <table:table-cell table:style-name="ce17" office:value-type="string">
            <text:p>Waveshare DIY HDMI Cable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D123]*[.$B$196]+[.E123]*[.$B$197]+[.F123]*[.$B$198]+[.G123]*[.$B$199]+[.H123]*[.$B$200]+[.I123]*[.$B$201]+[.J123]*[.$B$202]+[.K123]*[.$B$203]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61" office:value-type="float" office:value="3">
            <text:p>3,000</text:p>
          </table:table-cell>
          <table:table-cell table:style-name="ce65" table:formula="of:=CEILING([.L123]/MAX([.M123];1);1)" office:value-type="float" office:value="1">
            <text:p>1</text:p>
          </table:table-cell>
          <table:table-cell table:formula="of:=[.O123]*[.N123]" office:value-type="float" office:value="3">
            <text:p>3,00</text:p>
          </table:table-cell>
          <table:table-cell office:value-type="string">
            <text:p><text:a xlink:href="https://www.waveshare.com/product/accessories/wire-adapter/micro-hdmi-adapter-horizontal.htm">https://www.waveshare.com/product/accessories/wire-adapter/micro-hdmi-adapter-horizontal.htm</text:a></text:p>
          </table:table-cell>
          <table:table-cell table:number-columns-repeated="1007"/>
        </table:table-row>
        <table:table-row table:style-name="ro3">
          <table:table-cell table:style-name="ce17"/>
          <table:table-cell office:value-type="string">
            <text:p>HDMI plug, angled</text:p>
          </table:table-cell>
          <table:table-cell table:style-name="ce17" office:value-type="string">
            <text:p>Waveshare DIY HDMI Cable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D124]*[.$B$196]+[.E124]*[.$B$197]+[.F124]*[.$B$198]+[.G124]*[.$B$199]+[.H124]*[.$B$200]+[.I124]*[.$B$201]+[.J124]*[.$B$202]+[.K124]*[.$B$203]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61" office:value-type="float" office:value="2.5">
            <text:p>2,500</text:p>
          </table:table-cell>
          <table:table-cell table:style-name="ce65" table:formula="of:=CEILING([.L124]/MAX([.M124];1);1)" office:value-type="float" office:value="1">
            <text:p>1</text:p>
          </table:table-cell>
          <table:table-cell table:formula="of:=[.O124]*[.N124]" office:value-type="float" office:value="2.5">
            <text:p>2,50</text:p>
          </table:table-cell>
          <table:table-cell office:value-type="string">
            <text:p><text:a xlink:href="https://www.waveshare.com/product/accessories/wire-adapter/hdmi-adapter-vertical.htm">https://www.waveshare.com/product/accessories/wire-adapter/hdmi-adapter-vertical.htm</text:a></text:p>
          </table:table-cell>
          <table:table-cell table:number-columns-repeated="1007"/>
        </table:table-row>
        <table:table-row table:style-name="ro3">
          <table:table-cell table:style-name="ce17"/>
          <table:table-cell table:style-name="ce31" office:value-type="string">
            <text:p>Prototyping board 100×160mm²</text:p>
          </table:table-cell>
          <table:table-cell table:style-name="ce44" office:value-type="string">
            <text:p>Roth Elektronik RE210-S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D125]*[.$B$196]+[.E125]*[.$B$197]+[.F125]*[.$B$198]+[.G125]*[.$B$199]+[.H125]*[.$B$200]+[.I125]*[.$B$201]+[.J125]*[.$B$202]+[.K125]*[.$B$203]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61"/>
          <table:table-cell table:style-name="ce65" table:formula="of:=CEILING([.L125]/MAX([.M125];1);1)" office:value-type="float" office:value="1">
            <text:p>1</text:p>
          </table:table-cell>
          <table:table-cell table:formula="of:=[.O125]*[.N125]" office:value-type="float" office:value="0">
            <text:p>0,00</text:p>
          </table:table-cell>
          <table:table-cell table:number-columns-repeated="1008"/>
        </table:table-row>
        <table:table-row table:style-name="ro6">
          <table:table-cell office:value-type="string">
            <text:p>Audio board</text:p>
          </table:table-cell>
          <table:table-cell office:value-type="string">
            <text:p>Toroidal transformer, 230 V to 2×15 V, 2×7.5VA or more (500 mA in the secundary)</text:p>
          </table:table-cell>
          <table:table-cell office:value-type="string">
            <text:p>Audiophonic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table:formula="of:=[.D126]*[.$B$196]+[.E126]*[.$B$197]+[.F126]*[.$B$198]+[.G126]*[.$B$199]+[.H126]*[.$B$200]+[.I126]*[.$B$201]+[.J126]*[.$B$202]+[.K126]*[.$B$203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17.9/1.2" office:value-type="float" office:value="14.9166666666667">
            <text:p>14,9167</text:p>
          </table:table-cell>
          <table:table-cell table:style-name="ce65" table:formula="of:=CEILING([.L126]/MAX([.M126];1);1)" office:value-type="float" office:value="1">
            <text:p>1</text:p>
          </table:table-cell>
          <table:table-cell table:formula="of:=[.O126]*[.N126]" office:value-type="float" office:value="14.9166666666667">
            <text:p>14,92</text:p>
          </table:table-cell>
          <table:table-cell office:value-type="string">
            <text:p><text:a xlink:href="https://www.audiophonics.fr/fr/transformateurs-toriques/transformateur-torique-30va-2x15v-p-3629.html">https://www.audiophonics.fr/fr/transformateurs-toriques/transformateur-torique-30va-2x15v-p-3629.html</text:a></text:p>
            <text:p><text:a xlink:href="https://fr.farnell.com/multicomp/mcta015-15/transformateur-15va-2x-15v/dp/9530266">https://fr.farnell.com/multicomp/mcta015-15/transformateur-15va-2x-15v/dp/9530266</text:a></text:p>
          </table:table-cell>
          <table:table-cell office:value-type="string">
            <text:p>The Multicomp transformer works also for 110V mains.</text:p>
          </table:table-cell>
          <table:table-cell table:number-columns-repeated="1006"/>
        </table:table-row>
        <table:table-row table:style-name="ro4">
          <table:table-cell table:style-name="ce17" office:value-type="string">
            <text:p>LED board,</text:p>
            <text:p>2 rot. enc. boards,</text:p>
            <text:p>navigation board</text:p>
          </table:table-cell>
          <table:table-cell table:style-name="ce32" office:value-type="string">
            <text:p>Prototyping board 100×160mm²</text:p>
          </table:table-cell>
          <table:table-cell table:style-name="ce32" office:value-type="string">
            <text:p>Roth Elektronik RE210-S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D127]*[.$B$196]+[.E127]*[.$B$197]+[.F127]*[.$B$198]+[.G127]*[.$B$199]+[.H127]*[.$B$200]+[.I127]*[.$B$201]+[.J127]*[.$B$202]+[.K127]*[.$B$203]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61" office:value-type="float" office:value="5.66">
            <text:p>5,660</text:p>
          </table:table-cell>
          <table:table-cell table:style-name="ce65" table:formula="of:=CEILING([.L127]/MAX([.M127];1);1)" office:value-type="float" office:value="1">
            <text:p>1</text:p>
          </table:table-cell>
          <table:table-cell table:formula="of:=[.O127]*[.N127]" office:value-type="float" office:value="5.66">
            <text:p>5,66</text:p>
          </table:table-cell>
          <table:table-cell office:value-type="string">
            <text:p><text:a xlink:href="https://fr.farnell.com/roth-elektronik/re210-s1/carte-prototypage-re210-s1/dp/1221149">https://fr.farnell.com/roth-elektronik/re210-s1/carte-prototypage-re210-s1/dp/1221149</text:a></text:p>
          </table:table-cell>
          <table:table-cell table:number-columns-repeated="1007"/>
        </table:table-row>
        <table:table-row table:style-name="ro6">
          <table:table-cell table:style-name="ce17" office:value-type="string">
            <text:p>Audio connections</text:p>
          </table:table-cell>
          <table:table-cell table:style-name="ce32" office:value-type="string">
            <text:p>Symmetrical shielded patch cable (meters)</text:p>
          </table:table-cell>
          <table:table-cell table:style-name="ce32" office:value-type="string">
            <text:p>Sommer Cable SC Isopod SO-F22</text:p>
            <text:p>Sommer Cable Cicada SO-D14</text:p>
          </table:table-cell>
          <table:table-cell/>
          <table:table-cell office:value-type="float" office:value="2">
            <text:p>2</text:p>
          </table:table-cell>
          <table:table-cell table:number-columns-repeated="6"/>
          <table:table-cell table:formula="of:=[.D128]*[.$B$196]+[.E128]*[.$B$197]+[.F128]*[.$B$198]+[.G128]*[.$B$199]+[.H128]*[.$B$200]+[.I128]*[.$B$201]+[.J128]*[.$B$202]+[.K128]*[.$B$203]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61" table:formula="of:=0.47/1.2" office:value-type="float" office:value="0.391666666666667">
            <text:p>0,392</text:p>
          </table:table-cell>
          <table:table-cell table:style-name="ce65" table:formula="of:=CEILING([.L128]/MAX([.M128];1);1)" office:value-type="float" office:value="2">
            <text:p>2</text:p>
          </table:table-cell>
          <table:table-cell table:formula="of:=[.O128]*[.N128]" office:value-type="float" office:value="0.783333333333333">
            <text:p>0,78</text:p>
          </table:table-cell>
          <table:table-cell office:value-type="string">
            <text:p><text:a xlink:href="https://www.thomann.de/fr/sommer_cable_sc_isopod_so_f22_blk.htm">https://www.thomann.de/fr/sommer_cable_sc_isopod_so_f22_blk.htm</text:a></text:p>
            <text:p><text:a xlink:href="https://www.thomann.de/fr/sommer_cicada_sod14_sw.htm">https://www.thomann.de/fr/sommer_cicada_sod14_sw.htm</text:a></text:p>
          </table:table-cell>
          <table:table-cell table:number-columns-repeated="1007"/>
        </table:table-row>
        <table:table-row table:style-name="ro3">
          <table:table-cell table:style-name="ce17"/>
          <table:table-cell table:style-name="ce32" office:value-type="string">
            <text:p>Thin wrapping wire (meters)</text:p>
          </table:table-cell>
          <table:table-cell table:style-name="ce32"/>
          <table:table-cell/>
          <table:table-cell office:value-type="float" office:value="1">
            <text:p>1</text:p>
          </table:table-cell>
          <table:table-cell table:number-columns-repeated="6"/>
          <table:table-cell table:formula="of:=[.D129]*[.$B$196]+[.E129]*[.$B$197]+[.F129]*[.$B$198]+[.G129]*[.$B$199]+[.H129]*[.$B$200]+[.I129]*[.$B$201]+[.J129]*[.$B$202]+[.K129]*[.$B$203]" office:value-type="float" office:value="1">
            <text:p>1</text:p>
          </table:table-cell>
          <table:table-cell/>
          <table:table-cell table:style-name="ce61"/>
          <table:table-cell table:style-name="ce65" table:formula="of:=CEILING([.L129]/MAX([.M129];1);1)" office:value-type="float" office:value="1">
            <text:p>1</text:p>
          </table:table-cell>
          <table:table-cell table:formula="of:=[.O129]*[.N129]" office:value-type="float" office:value="0">
            <text:p>0,00</text:p>
          </table:table-cell>
          <table:table-cell/>
          <table:table-cell office:value-type="string">
            <text:p>One can use standard wires</text:p>
          </table:table-cell>
          <table:table-cell table:number-columns-repeated="1006"/>
        </table:table-row>
        <table:table-row table:style-name="ro6">
          <table:table-cell table:style-name="ce17"/>
          <table:table-cell office:value-type="string">
            <text:p>Low-voltage signal wire (meters). ~0.2 mm²</text:p>
          </table:table-cell>
          <table:table-cell table:style-name="ce17" office:value-type="string">
            <text:p>FC25*</text:p>
          </table:table-cell>
          <table:table-cell/>
          <table:table-cell office:value-type="float" office:value="21">
            <text:p>21</text:p>
          </table:table-cell>
          <table:table-cell table:number-columns-repeated="6"/>
          <table:table-cell table:formula="of:=[.D130]*[.$B$196]+[.E130]*[.$B$197]+[.F130]*[.$B$198]+[.G130]*[.$B$199]+[.H130]*[.$B$200]+[.I130]*[.$B$201]+[.J130]*[.$B$202]+[.K130]*[.$B$203]" office:value-type="float" office:value="21">
            <text:p>21</text:p>
          </table:table-cell>
          <table:table-cell/>
          <table:table-cell table:style-name="ce61" table:formula="of:=0.2/1.2" office:value-type="float" office:value="0.166666666666667">
            <text:p>0,167</text:p>
          </table:table-cell>
          <table:table-cell table:style-name="ce65" table:formula="of:=CEILING([.L130]/MAX([.M130];1);1)" office:value-type="float" office:value="21">
            <text:p>21</text:p>
          </table:table-cell>
          <table:table-cell table:formula="of:=[.O130]*[.N130]" office:value-type="float" office:value="3.5">
            <text:p>3,50</text:p>
          </table:table-cell>
          <table:table-cell office:value-type="string">
            <text:p><text:a xlink:href="https://www.gotronic.fr/art-fil-de-cablage-fc25n-5076.htm">https://www.gotronic.fr/art-fil-de-cablage-fc25n-5076.htm</text:a></text:p>
            <text:p><text:a xlink:href="https://www.musikding.de/wire-025mm2-5m-black">https://www.musikding.de/wire-025mm2-5m-black</text:a></text:p>
          </table:table-cell>
          <table:table-cell table:number-columns-repeated="1007"/>
        </table:table-row>
        <table:table-row table:style-name="ro3">
          <table:table-cell table:style-name="ce17"/>
          <table:table-cell office:value-type="string">
            <text:p>Domestic-voltage wire (meters). <text:span text:style-name="T1">≥ </text:span>1 mm²</text:p>
          </table:table-cell>
          <table:table-cell table:style-name="ce17"/>
          <table:table-cell/>
          <table:table-cell office:value-type="float" office:value="1">
            <text:p>1</text:p>
          </table:table-cell>
          <table:table-cell table:number-columns-repeated="6"/>
          <table:table-cell table:formula="of:=[.D131]*[.$B$196]+[.E131]*[.$B$197]+[.F131]*[.$B$198]+[.G131]*[.$B$199]+[.H131]*[.$B$200]+[.I131]*[.$B$201]+[.J131]*[.$B$202]+[.K131]*[.$B$203]" office:value-type="float" office:value="1">
            <text:p>1</text:p>
          </table:table-cell>
          <table:table-cell/>
          <table:table-cell table:style-name="ce61"/>
          <table:table-cell table:style-name="ce65" table:formula="of:=CEILING([.L131]/MAX([.M131];1);1)" office:value-type="float" office:value="1">
            <text:p>1</text:p>
          </table:table-cell>
          <table:table-cell table:formula="of:=[.O131]*[.N131]" office:value-type="float" office:value="0">
            <text:p>0,00</text:p>
          </table:table-cell>
          <table:table-cell table:number-columns-repeated="1008"/>
        </table:table-row>
        <table:table-row table:style-name="ro3">
          <table:table-cell table:style-name="ce17"/>
          <table:table-cell table:style-name="ce33" office:value-type="string">
            <text:p>Faston female connectors 250 mil</text:p>
          </table:table-cell>
          <table:table-cell table:style-name="Default" office:value-type="string">
            <text:p>JST STO-2.5T-250N</text:p>
          </table:table-cell>
          <table:table-cell/>
          <table:table-cell office:value-type="float" office:value="7">
            <text:p>7</text:p>
          </table:table-cell>
          <table:table-cell table:number-columns-repeated="6"/>
          <table:table-cell table:formula="of:=[.D132]*[.$B$196]+[.E132]*[.$B$197]+[.F132]*[.$B$198]+[.G132]*[.$B$199]+[.H132]*[.$B$200]+[.I132]*[.$B$201]+[.J132]*[.$B$202]+[.K132]*[.$B$203]" office:value-type="float" office:value="7">
            <text:p>7</text:p>
          </table:table-cell>
          <table:table-cell office:value-type="float" office:value="100">
            <text:p>100</text:p>
          </table:table-cell>
          <table:table-cell table:style-name="ce61" table:formula="of:=0.0833*[.M132]" office:value-type="float" office:value="8.33">
            <text:p>8,330</text:p>
          </table:table-cell>
          <table:table-cell table:style-name="ce65" table:formula="of:=CEILING([.L132]/MAX([.M132];1);1)" office:value-type="float" office:value="1">
            <text:p>1</text:p>
          </table:table-cell>
          <table:table-cell table:formula="of:=[.O132]*[.N132]" office:value-type="float" office:value="8.33">
            <text:p>8,33</text:p>
          </table:table-cell>
          <table:table-cell table:style-name="Default" office:value-type="string">
            <text:p><text:a xlink:href="https://fr.farnell.com/jst-japan-solderless-terminals/sto-2-5t-250n/contact-femelle-6-3x0-8mm/dp/3625448">https://fr.farnell.com/jst-japan-solderless-terminals/sto-2-5t-250n/contact-femelle-6-3x0-8mm/dp/3625448</text:a></text:p>
          </table:table-cell>
          <table:table-cell table:number-columns-repeated="1007"/>
        </table:table-row>
        <table:table-row table:style-name="ro3">
          <table:table-cell table:style-name="ce17"/>
          <table:table-cell table:style-name="ce33" office:value-type="string">
            <text:p>Boxes for Faston female connectors</text:p>
          </table:table-cell>
          <table:table-cell table:style-name="Default" office:value-type="string">
            <text:p>JST 01022-250</text:p>
          </table:table-cell>
          <table:table-cell/>
          <table:table-cell office:value-type="float" office:value="7">
            <text:p>7</text:p>
          </table:table-cell>
          <table:table-cell table:number-columns-repeated="6"/>
          <table:table-cell table:formula="of:=[.D133]*[.$B$196]+[.E133]*[.$B$197]+[.F133]*[.$B$198]+[.G133]*[.$B$199]+[.H133]*[.$B$200]+[.I133]*[.$B$201]+[.J133]*[.$B$202]+[.K133]*[.$B$203]" office:value-type="float" office:value="7">
            <text:p>7</text:p>
          </table:table-cell>
          <table:table-cell office:value-type="float" office:value="100">
            <text:p>100</text:p>
          </table:table-cell>
          <table:table-cell table:style-name="ce61" table:formula="of:=0.0313*[.M133]" office:value-type="float" office:value="3.13">
            <text:p>3,130</text:p>
          </table:table-cell>
          <table:table-cell table:style-name="ce65" table:formula="of:=CEILING([.L133]/MAX([.M133];1);1)" office:value-type="float" office:value="1">
            <text:p>1</text:p>
          </table:table-cell>
          <table:table-cell table:formula="of:=[.O133]*[.N133]" office:value-type="float" office:value="3.13">
            <text:p>3,13</text:p>
          </table:table-cell>
          <table:table-cell table:style-name="Default" office:value-type="string">
            <text:p><text:a xlink:href="https://fr.farnell.com/jst-japan-solderless-terminals/01022-250/capot-pour-connect-femelle-6-3mm/dp/3625527">https://fr.farnell.com/jst-japan-solderless-terminals/01022-250/capot-pour-connect-femelle-6-3mm/dp/3625527</text:a></text:p>
          </table:table-cell>
          <table:table-cell table:number-columns-repeated="1007"/>
        </table:table-row>
        <table:table-row table:style-name="ro3">
          <table:table-cell table:style-name="ce17"/>
          <table:table-cell table:style-name="ce32" office:value-type="string">
            <text:p>Terminal, 3mm</text:p>
          </table:table-cell>
          <table:table-cell table:style-name="ce17" office:value-type="string">
            <text:p>COZ30</text:p>
          </table:table-cell>
          <table:table-cell/>
          <table:table-cell office:value-type="float" office:value="11">
            <text:p>11</text:p>
          </table:table-cell>
          <table:table-cell table:number-columns-repeated="6"/>
          <table:table-cell table:formula="of:=[.D134]*[.$B$196]+[.E134]*[.$B$197]+[.F134]*[.$B$198]+[.G134]*[.$B$199]+[.H134]*[.$B$200]+[.I134]*[.$B$201]+[.J134]*[.$B$202]+[.K134]*[.$B$203]" office:value-type="float" office:value="11">
            <text:p>11</text:p>
          </table:table-cell>
          <table:table-cell office:value-type="float" office:value="100">
            <text:p>100</text:p>
          </table:table-cell>
          <table:table-cell table:style-name="ce61" table:formula="of:=2.4/1.2" office:value-type="float" office:value="2">
            <text:p>2,000</text:p>
          </table:table-cell>
          <table:table-cell table:style-name="ce65" table:formula="of:=CEILING([.L134]/MAX([.M134];1);1)" office:value-type="float" office:value="1">
            <text:p>1</text:p>
          </table:table-cell>
          <table:table-cell table:formula="of:=[.O134]*[.N134]" office:value-type="float" office:value="2">
            <text:p>2,00</text:p>
          </table:table-cell>
          <table:table-cell office:value-type="string">
            <text:p><text:a xlink:href="https://www.gotronic.fr/art-100-cosses-a-souder-3-mm-coz30-4690.htm">https://www.gotronic.fr/art-100-cosses-a-souder-3-mm-coz30-4690.htm</text:a></text:p>
          </table:table-cell>
          <table:table-cell table:number-columns-repeated="1007"/>
        </table:table-row>
        <table:table-row table:style-name="ro3">
          <table:table-cell table:style-name="ce17"/>
          <table:table-cell office:value-type="string">
            <text:p>Set of heat-shrinkable tubes</text:p>
          </table:table-cell>
          <table:table-cell table:style-name="ce17"/>
          <table:table-cell table:number-columns-repeated="8"/>
          <table:table-cell table:formula="of:=[.D135]*[.$B$196]+[.E135]*[.$B$197]+[.F135]*[.$B$198]+[.G135]*[.$B$199]+[.H135]*[.$B$200]+[.I135]*[.$B$201]+[.J135]*[.$B$202]+[.K135]*[.$B$203]" office:value-type="float" office:value="0">
            <text:p>0</text:p>
          </table:table-cell>
          <table:table-cell table:number-columns-repeated="2"/>
          <table:table-cell table:style-name="ce65" table:formula="of:=CEILING([.L135]/MAX([.M135];1);1)" office:value-type="float" office:value="0">
            <text:p>0</text:p>
          </table:table-cell>
          <table:table-cell table:formula="of:=[.O135]*[.N135]" office:value-type="float" office:value="0">
            <text:p>0,00</text:p>
          </table:table-cell>
          <table:table-cell table:number-columns-repeated="1008"/>
        </table:table-row>
        <table:table-row table:style-name="ro6">
          <table:table-cell table:style-name="ce17" office:value-type="string">
            <text:p>2 audio inputs</text:p>
          </table:table-cell>
          <table:table-cell office:value-type="string">
            <text:p>Input combo jack + XLR, female</text:p>
          </table:table-cell>
          <table:table-cell table:style-name="ce17" office:value-type="string">
            <text:p>Neutrik NCJ9 FI-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formula="of:=[.D136]*[.$B$196]+[.E136]*[.$B$197]+[.F136]*[.$B$198]+[.G136]*[.$B$199]+[.H136]*[.$B$200]+[.I136]*[.$B$201]+[.J136]*[.$B$202]+[.K136]*[.$B$203]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61" table:formula="of:=3.88/1.2" office:value-type="float" office:value="3.23333333333333">
            <text:p>3,233</text:p>
          </table:table-cell>
          <table:table-cell table:style-name="ce65" table:formula="of:=CEILING([.L136]/MAX([.M136];1);1)" office:value-type="float" office:value="2">
            <text:p>2</text:p>
          </table:table-cell>
          <table:table-cell table:formula="of:=[.O136]*[.N136]" office:value-type="float" office:value="6.46666666666667">
            <text:p>6,47</text:p>
          </table:table-cell>
          <table:table-cell office:value-type="string">
            <text:p><text:a xlink:href="https://www.thomann.de/fr/neutrik_ncj_9_fis.htm">https://www.thomann.de/fr/neutrik_ncj_9_fis.htm</text:a></text:p>
            <text:p><text:a xlink:href="https://fr.farnell.com/neutrik/ncj9fi-h/embase-xlr-jack-6-35mm-coudee/dp/5008372">https://fr.farnell.com/neutrik/ncj9fi-h/embase-xlr-jack-6-35mm-coudee/dp/5008372</text:a></text:p>
          </table:table-cell>
          <table:table-cell office:value-type="string">
            <text:p>FI-H fits too, but is less handy to solder.</text:p>
          </table:table-cell>
          <table:table-cell table:number-columns-repeated="1006"/>
        </table:table-row>
        <table:table-row table:style-name="ro6">
          <table:table-cell table:style-name="ce17" office:value-type="string">
            <text:p>3 expression pedals</text:p>
            <text:p>2 audio outputs</text:p>
          </table:table-cell>
          <table:table-cell office:value-type="string">
            <text:p>Jack socket, female, stereo</text:p>
          </table:table-cell>
          <table:table-cell table:style-name="ce32" office:value-type="string">
            <text:p>Neutrik Rean NYS230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table:formula="of:=[.D137]*[.$B$196]+[.E137]*[.$B$197]+[.F137]*[.$B$198]+[.G137]*[.$B$199]+[.H137]*[.$B$200]+[.I137]*[.$B$201]+[.J137]*[.$B$202]+[.K137]*[.$B$203]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61" table:formula="of:=1.65/1.2" office:value-type="float" office:value="1.375">
            <text:p>1,375</text:p>
          </table:table-cell>
          <table:table-cell table:style-name="ce65" table:formula="of:=CEILING([.L137]/MAX([.M137];1);1)" office:value-type="float" office:value="5">
            <text:p>5</text:p>
          </table:table-cell>
          <table:table-cell table:formula="of:=[.O137]*[.N137]" office:value-type="float" office:value="6.875">
            <text:p>6,88</text:p>
          </table:table-cell>
          <table:table-cell office:value-type="string">
            <text:p><text:a xlink:href="https://www.musikding.de/Rean-Neutrik-phone-jack-stereo-NYS230">https://www.musikding.de/Rean-Neutrik-phone-jack-stereo-NYS230</text:a></text:p>
          </table:table-cell>
          <table:table-cell table:number-columns-repeated="1007"/>
        </table:table-row>
        <table:table-row table:style-name="ro3">
          <table:table-cell table:style-name="ce17" office:value-type="string">
            <text:p>12 pedals</text:p>
          </table:table-cell>
          <table:table-cell table:style-name="ce32" office:value-type="string">
            <text:p>Momentary footswitch</text:p>
          </table:table-cell>
          <table:table-cell table:style-name="ce32" office:value-type="string">
            <text:p>Toowei T601A21U</text:p>
          </table:table-cell>
          <table:table-cell/>
          <table:table-cell office:value-type="float" office:value="12">
            <text:p>12</text:p>
          </table:table-cell>
          <table:table-cell table:number-columns-repeated="6"/>
          <table:table-cell table:formula="of:=[.D138]*[.$B$196]+[.E138]*[.$B$197]+[.F138]*[.$B$198]+[.G138]*[.$B$199]+[.H138]*[.$B$200]+[.I138]*[.$B$201]+[.J138]*[.$B$202]+[.K138]*[.$B$203]"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ce61" table:formula="of:=2.8/1.2" office:value-type="float" office:value="2.33333333333333">
            <text:p>2,333</text:p>
          </table:table-cell>
          <table:table-cell table:style-name="ce65" table:formula="of:=CEILING([.L138]/MAX([.M138];1);1)" office:value-type="float" office:value="12">
            <text:p>12</text:p>
          </table:table-cell>
          <table:table-cell table:formula="of:=[.O138]*[.N138]" office:value-type="float" office:value="28">
            <text:p>28,00</text:p>
          </table:table-cell>
          <table:table-cell office:value-type="string">
            <text:p><text:a xlink:href="https://www.musikding.de/1PST-momentary-footswitch-soft-short">https://www.musikding.de/1PST-momentary-footswitch-soft-short</text:a></text:p>
          </table:table-cell>
          <table:table-cell table:number-columns-repeated="1007"/>
        </table:table-row>
        <table:table-row table:style-name="ro3">
          <table:table-cell table:style-name="ce17" office:value-type="string">
            <text:p>6 navigation switches</text:p>
          </table:table-cell>
          <table:table-cell table:style-name="ce32" office:value-type="string">
            <text:p>Momentary button</text:p>
          </table:table-cell>
          <table:table-cell table:style-name="ce17" office:value-type="string">
            <text:p>Multimec 5GTH935</text:p>
          </table:table-cell>
          <table:table-cell/>
          <table:table-cell office:value-type="float" office:value="6">
            <text:p>6</text:p>
          </table:table-cell>
          <table:table-cell table:number-columns-repeated="6"/>
          <table:table-cell table:formula="of:=[.D139]*[.$B$196]+[.E139]*[.$B$197]+[.F139]*[.$B$198]+[.G139]*[.$B$199]+[.H139]*[.$B$200]+[.I139]*[.$B$201]+[.J139]*[.$B$202]+[.K139]*[.$B$203]"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61" office:value-type="float" office:value="1.98">
            <text:p>1,980</text:p>
          </table:table-cell>
          <table:table-cell table:style-name="ce65" table:formula="of:=CEILING([.L139]/MAX([.M139];1);1)" office:value-type="float" office:value="6">
            <text:p>6</text:p>
          </table:table-cell>
          <table:table-cell table:formula="of:=[.O139]*[.N139]" office:value-type="float" office:value="11.88">
            <text:p>11,88</text:p>
          </table:table-cell>
          <table:table-cell office:value-type="string">
            <text:p><text:a xlink:href="https://fr.farnell.com/multimec/5gth935/commutateur-tht-ip67-3-5n-0-05a/dp/2280480">https://fr.farnell.com/multimec/5gth935/commutateur-tht-ip67-3-5n-0-05a/dp/2280480</text:a></text:p>
          </table:table-cell>
          <table:table-cell table:number-columns-repeated="1007"/>
        </table:table-row>
        <table:table-row table:style-name="ro3">
          <table:table-cell table:style-name="ce17"/>
          <table:table-cell office:value-type="string">
            <text:p>Caps for the momentary buttons</text:p>
          </table:table-cell>
          <table:table-cell table:style-name="ce17" office:value-type="string">
            <text:p>Multimec 1US09</text:p>
          </table:table-cell>
          <table:table-cell/>
          <table:table-cell office:value-type="float" office:value="6">
            <text:p>6</text:p>
          </table:table-cell>
          <table:table-cell table:number-columns-repeated="6"/>
          <table:table-cell table:formula="of:=[.D140]*[.$B$196]+[.E140]*[.$B$197]+[.F140]*[.$B$198]+[.G140]*[.$B$199]+[.H140]*[.$B$200]+[.I140]*[.$B$201]+[.J140]*[.$B$202]+[.K140]*[.$B$203]"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ce61" table:formula="of:=0.302*[.M140]" office:value-type="float" office:value="1.51">
            <text:p>1,510</text:p>
          </table:table-cell>
          <table:table-cell table:style-name="ce65" table:formula="of:=CEILING([.L140]/MAX([.M140];1);1)" office:value-type="float" office:value="2">
            <text:p>2</text:p>
          </table:table-cell>
          <table:table-cell table:formula="of:=[.O140]*[.N140]" office:value-type="float" office:value="3.02">
            <text:p>3,02</text:p>
          </table:table-cell>
          <table:table-cell office:value-type="string">
            <text:p><text:a xlink:href="https://fr.farnell.com/multimec/1us09/cap-round-10-6mm-convex-noir/dp/2280433">https://fr.farnell.com/multimec/1us09/cap-round-10-6mm-convex-noir/dp/2280433</text:a></text:p>
          </table:table-cell>
          <table:table-cell table:number-columns-repeated="1007"/>
        </table:table-row>
        <table:table-row table:style-name="ro3">
          <table:table-cell table:style-name="ce17" office:value-type="string">
            <text:p>2+5 rot. enc.</text:p>
          </table:table-cell>
          <table:table-cell table:style-name="ce32" office:value-type="string">
            <text:p>Rotary encoder with push button</text:p>
          </table:table-cell>
          <table:table-cell table:style-name="ce32" office:value-type="string">
            <text:p>Bourns PEC11R-4215F-S0024</text:p>
          </table:table-cell>
          <table:table-cell/>
          <table:table-cell office:value-type="float" office:value="7">
            <text:p>7</text:p>
          </table:table-cell>
          <table:table-cell table:number-columns-repeated="6"/>
          <table:table-cell table:formula="of:=[.D141]*[.$B$196]+[.E141]*[.$B$197]+[.F141]*[.$B$198]+[.G141]*[.$B$199]+[.H141]*[.$B$200]+[.I141]*[.$B$201]+[.J141]*[.$B$202]+[.K141]*[.$B$203]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61" office:value-type="float" office:value="1.56">
            <text:p>1,560</text:p>
          </table:table-cell>
          <table:table-cell table:style-name="ce65" table:formula="of:=CEILING([.L141]/MAX([.M141];1);1)" office:value-type="float" office:value="7">
            <text:p>7</text:p>
          </table:table-cell>
          <table:table-cell table:formula="of:=[.O141]*[.N141]" office:value-type="float" office:value="10.92">
            <text:p>10,92</text:p>
          </table:table-cell>
          <table:table-cell office:value-type="string">
            <text:p><text:a xlink:href="https://fr.farnell.com/bourns/pec11r-4215f-s0024/codeur-increment-2canal-24impuls/dp/2474844">https://fr.farnell.com/bourns/pec11r-4215f-s0024/codeur-increment-2canal-24impuls/dp/2474844</text:a></text:p>
          </table:table-cell>
          <table:table-cell table:number-columns-repeated="1007"/>
        </table:table-row>
        <table:table-row table:style-name="ro3">
          <table:table-cell table:style-name="ce17"/>
          <table:table-cell table:style-name="ce32" office:value-type="string">
            <text:p>Caps for the rotary encoders</text:p>
          </table:table-cell>
          <table:table-cell table:style-name="ce32" office:value-type="string">
            <text:p>Multicomp CR-BA-7C6-180D</text:p>
          </table:table-cell>
          <table:table-cell/>
          <table:table-cell office:value-type="float" office:value="7">
            <text:p>7</text:p>
          </table:table-cell>
          <table:table-cell table:number-columns-repeated="6"/>
          <table:table-cell table:formula="of:=[.D142]*[.$B$196]+[.E142]*[.$B$197]+[.F142]*[.$B$198]+[.G142]*[.$B$199]+[.H142]*[.$B$200]+[.I142]*[.$B$201]+[.J142]*[.$B$202]+[.K142]*[.$B$203]" office:value-type="float" office:value="7">
            <text:p>7</text:p>
          </table:table-cell>
          <table:table-cell office:value-type="float" office:value="5">
            <text:p>5</text:p>
          </table:table-cell>
          <table:table-cell table:style-name="ce61" table:formula="of:=0.716*[.M142]" office:value-type="float" office:value="3.58">
            <text:p>3,580</text:p>
          </table:table-cell>
          <table:table-cell table:style-name="ce65" table:formula="of:=CEILING([.L142]/MAX([.M142];1);1)" office:value-type="float" office:value="2">
            <text:p>2</text:p>
          </table:table-cell>
          <table:table-cell table:formula="of:=[.O142]*[.N142]" office:value-type="float" office:value="7.16">
            <text:p>7,16</text:p>
          </table:table-cell>
          <table:table-cell office:value-type="string">
            <text:p><text:a xlink:href="https://fr.farnell.com/multicomp/cr-ba-7c6-180d/bouton-15-7mm-noir-blanc-line/dp/1441142">https://fr.farnell.com/multicomp/cr-ba-7c6-180d/bouton-15-7mm-noir-blanc-line/dp/1441142</text:a></text:p>
          </table:table-cell>
          <table:table-cell table:number-columns-repeated="1007"/>
        </table:table-row>
        <table:table-row table:style-name="ro6">
          <table:table-cell table:style-name="ce17"/>
          <table:table-cell office:value-type="string">
            <text:p>LED, red, 20 mA, &gt; 20 mcd</text:p>
          </table:table-cell>
          <table:table-cell table:style-name="ce17" office:value-type="string">
            <text:p>Kingbright L-9294SURCK</text:p>
          </table:table-cell>
          <table:table-cell/>
          <table:table-cell office:value-type="float" office:value="2">
            <text:p>2</text:p>
          </table:table-cell>
          <table:table-cell table:number-columns-repeated="6"/>
          <table:table-cell table:formula="of:=[.D143]*[.$B$196]+[.E143]*[.$B$197]+[.F143]*[.$B$198]+[.G143]*[.$B$199]+[.H143]*[.$B$200]+[.I143]*[.$B$201]+[.J143]*[.$B$202]+[.K143]*[.$B$203]"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61" office:value-type="float" office:value="0">
            <text:p>0,000</text:p>
          </table:table-cell>
          <table:table-cell table:style-name="ce65" table:formula="of:=CEILING([.L143]/MAX([.M143];1);1)" office:value-type="float" office:value="1">
            <text:p>1</text:p>
          </table:table-cell>
          <table:table-cell table:formula="of:=[.O143]*[.N143]" office:value-type="float" office:value="0">
            <text:p>0,00</text:p>
          </table:table-cell>
          <table:table-cell office:value-type="string">
            <text:p><text:a xlink:href="https://fr.farnell.com/kingbright/l-9294surck/led-wide-view-130-rouge/dp/2079968">https://fr.farnell.com/kingbright/l-9294surck/led-wide-view-130-rouge/dp/2079968</text:a></text:p>
            <text:p><text:a xlink:href="https://fr.farnell.com/kingbright/l-57srsrd/led-5mm-rouge-150mcd-640nm/dp/2217956">https://fr.farnell.com/kingbright/l-57srsrd/led-5mm-rouge-150mcd-640nm/dp/2217956</text:a></text:p>
          </table:table-cell>
          <table:table-cell table:number-columns-repeated="1007"/>
        </table:table-row>
        <table:table-row table:style-name="ro6">
          <table:table-cell table:style-name="ce17"/>
          <table:table-cell office:value-type="string">
            <text:p>LED, green, 20 mA, &gt; 20 mcd</text:p>
          </table:table-cell>
          <table:table-cell table:style-name="ce17" office:value-type="string">
            <text:p>Kingbright L-9294CGCK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D144]*[.$B$196]+[.E144]*[.$B$197]+[.F144]*[.$B$198]+[.G144]*[.$B$199]+[.H144]*[.$B$200]+[.I144]*[.$B$201]+[.J144]*[.$B$202]+[.K144]*[.$B$203]"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61" table:formula="of:=0.176*[.M144]" office:value-type="float" office:value="0.88">
            <text:p>0,880</text:p>
          </table:table-cell>
          <table:table-cell table:style-name="ce65" table:formula="of:=CEILING([.L144]/MAX([.M144];1);1)" office:value-type="float" office:value="1">
            <text:p>1</text:p>
          </table:table-cell>
          <table:table-cell table:formula="of:=[.O144]*[.N144]" office:value-type="float" office:value="0.88">
            <text:p>0,88</text:p>
          </table:table-cell>
          <table:table-cell office:value-type="string">
            <text:p><text:a xlink:href="https://fr.farnell.com/kingbright/l-9294cgck/led-wide-view-130-vert/dp/2079971">https://fr.farnell.com/kingbright/l-9294cgck/led-wide-view-130-vert/dp/2079971</text:a></text:p>
            <text:p><text:a xlink:href="https://fr.farnell.com/kingbright/l-53sgc/led-5mm-ultra-vert/dp/1142572">https://fr.farnell.com/kingbright/l-53sgc/led-5mm-ultra-vert/dp/1142572</text:a></text:p>
          </table:table-cell>
          <table:table-cell table:number-columns-repeated="1007"/>
        </table:table-row>
        <table:table-row table:style-name="ro6">
          <table:table-cell table:style-name="ce15" office:value-type="string">
            <text:p>2 rot. enc. w/sw</text:p>
            <text:p>1 LED</text:p>
          </table:table-cell>
          <table:table-cell table:style-name="ce34" office:value-type="string">
            <text:p>Connector NSK254 1×4, case</text:p>
          </table:table-cell>
          <table:table-cell table:style-name="ce34" office:value-type="string">
            <text:p>MPE-Garry 431-1-004-X-KS0</text:p>
          </table:table-cell>
          <table:table-cell/>
          <table:table-cell table:style-name="ce48" table:formula="of:=3*2" office:value-type="float" office:value="6">
            <text:p>6</text:p>
          </table:table-cell>
          <table:table-cell table:number-columns-repeated="6"/>
          <table:table-cell table:formula="of:=[.D145]*[.$B$196]+[.E145]*[.$B$197]+[.F145]*[.$B$198]+[.G145]*[.$B$199]+[.H145]*[.$B$200]+[.I145]*[.$B$201]+[.J145]*[.$B$202]+[.K145]*[.$B$203]" office:value-type="float" office:value="6">
            <text:p>6</text:p>
          </table:table-cell>
          <table:table-cell table:style-name="ce48" office:value-type="float" office:value="1">
            <text:p>1</text:p>
          </table:table-cell>
          <table:table-cell table:style-name="ce61" table:formula="of:=0.08/1.2" office:value-type="float" office:value="0.0666666666666667">
            <text:p>0,067</text:p>
          </table:table-cell>
          <table:table-cell table:style-name="ce65" table:formula="of:=CEILING([.L145]/MAX([.M145];1);1)" office:value-type="float" office:value="6">
            <text:p>6</text:p>
          </table:table-cell>
          <table:table-cell table:formula="of:=[.O145]*[.N145]" office:value-type="float" office:value="0.4">
            <text:p>0,40</text:p>
          </table:table-cell>
          <table:table-cell table:style-name="ce65" office:value-type="string">
            <text:p><text:a xlink:href="https://www.gotronic.fr/art-boitier-nsk254-4b-15398.htm">https://www.gotronic.fr/art-boitier-nsk254-4b-15398.htm</text:a></text:p>
          </table:table-cell>
          <table:table-cell table:style-name="ce65"/>
          <table:table-cell table:number-columns-repeated="1006"/>
        </table:table-row>
        <table:table-row table:style-name="ro6">
          <table:table-cell table:style-name="ce16" office:value-type="string">
            <text:p>5 rot. enc</text:p>
            <text:p>3 expr. pedals</text:p>
          </table:table-cell>
          <table:table-cell table:style-name="ce28" office:value-type="string">
            <text:p>Connector NSK254 1×3, case</text:p>
          </table:table-cell>
          <table:table-cell table:style-name="ce28" office:value-type="string">
            <text:p>MPE-Garry 431-1-003-X-KS0</text:p>
          </table:table-cell>
          <table:table-cell table:style-name="ce11"/>
          <table:table-cell table:style-name="ce49" table:formula="of:=5*2+3" office:value-type="float" office:value="13">
            <text:p>13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 table:formula="of:=[.D146]*[.$B$196]+[.E146]*[.$B$197]+[.F146]*[.$B$198]+[.G146]*[.$B$199]+[.H146]*[.$B$200]+[.I146]*[.$B$201]+[.J146]*[.$B$202]+[.K146]*[.$B$203]" office:value-type="float" office:value="13">
            <text:p>13</text:p>
          </table:table-cell>
          <table:table-cell table:style-name="ce49" office:value-type="float" office:value="1">
            <text:p>1</text:p>
          </table:table-cell>
          <table:table-cell table:style-name="ce62" table:formula="of:=0.06/1.2" office:value-type="float" office:value="0.05">
            <text:p>0,050</text:p>
          </table:table-cell>
          <table:table-cell table:style-name="ce66" table:formula="of:=CEILING([.L146]/MAX([.M146];1);1)" office:value-type="float" office:value="13">
            <text:p>13</text:p>
          </table:table-cell>
          <table:table-cell table:style-name="ce73" table:formula="of:=[.O146]*[.N146]" office:value-type="float" office:value="0.65">
            <text:p>0,65</text:p>
          </table:table-cell>
          <table:table-cell table:style-name="ce66" office:value-type="string">
            <text:p><text:a xlink:href="https://www.gotronic.fr/art-boitier-nsk254-3b-170.htm">https://www.gotronic.fr/art-boitier-nsk254-3b-170.htm</text:a></text:p>
          </table:table-cell>
          <table:table-cell table:style-name="ce66"/>
          <table:table-cell table:style-name="ce11" table:number-columns-repeated="1006"/>
        </table:table-row>
        <table:table-row table:style-name="ro3">
          <table:table-cell table:style-name="ce16"/>
          <table:table-cell table:style-name="ce28" office:value-type="string">
            <text:p>Connector NSK254, female contact</text:p>
          </table:table-cell>
          <table:table-cell table:style-name="ce28" office:value-type="string">
            <text:p>MPE-Garry 611-1-TX-X</text:p>
          </table:table-cell>
          <table:table-cell table:style-name="ce11"/>
          <table:table-cell table:style-name="ce49" table:formula="of:=6*4+13*3" office:value-type="float" office:value="63">
            <text:p>63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 table:formula="of:=[.D147]*[.$B$196]+[.E147]*[.$B$197]+[.F147]*[.$B$198]+[.G147]*[.$B$199]+[.H147]*[.$B$200]+[.I147]*[.$B$201]+[.J147]*[.$B$202]+[.K147]*[.$B$203]" office:value-type="float" office:value="63">
            <text:p>63</text:p>
          </table:table-cell>
          <table:table-cell table:style-name="ce49" office:value-type="float" office:value="10">
            <text:p>10</text:p>
          </table:table-cell>
          <table:table-cell table:style-name="ce62" table:formula="of:=0.2/1.2" office:value-type="float" office:value="0.166666666666667">
            <text:p>0,167</text:p>
          </table:table-cell>
          <table:table-cell table:style-name="ce66" table:formula="of:=CEILING([.L147]/MAX([.M147];1);1)" office:value-type="float" office:value="7">
            <text:p>7</text:p>
          </table:table-cell>
          <table:table-cell table:style-name="ce73" table:formula="of:=[.O147]*[.N147]" office:value-type="float" office:value="1.16666666666667">
            <text:p>1,17</text:p>
          </table:table-cell>
          <table:table-cell table:style-name="ce66" office:value-type="string">
            <text:p><text:a xlink:href="https://www.gotronic.fr/art-10-contacts-nsk254-0-171.htm">https://www.gotronic.fr/art-10-contacts-nsk254-0-171.htm</text:a></text:p>
          </table:table-cell>
          <table:table-cell table:style-name="ce66"/>
          <table:table-cell table:style-name="ce11" table:number-columns-repeated="1006"/>
        </table:table-row>
        <table:table-row table:style-name="ro6">
          <table:table-cell table:style-name="ce16" office:value-type="string">
            <text:p>2 rot. enc w/sw</text:p>
            <text:p>1 LED</text:p>
          </table:table-cell>
          <table:table-cell table:style-name="ce30" office:value-type="string">
            <text:p>Connector NSK254 1×4, base</text:p>
          </table:table-cell>
          <table:table-cell table:style-name="ce30" office:value-type="string">
            <text:p>MPE-Garry 428-1-004-0-T-KS0</text:p>
          </table:table-cell>
          <table:table-cell table:style-name="ce11"/>
          <table:table-cell table:style-name="ce49" office:value-type="float" office:value="3">
            <text:p>3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 table:formula="of:=[.D148]*[.$B$196]+[.E148]*[.$B$197]+[.F148]*[.$B$198]+[.G148]*[.$B$199]+[.H148]*[.$B$200]+[.I148]*[.$B$201]+[.J148]*[.$B$202]+[.K148]*[.$B$203]" office:value-type="float" office:value="3">
            <text:p>3</text:p>
          </table:table-cell>
          <table:table-cell table:style-name="ce49" office:value-type="float" office:value="1">
            <text:p>1</text:p>
          </table:table-cell>
          <table:table-cell table:style-name="ce62" table:formula="of:=0.12/1.2" office:value-type="float" office:value="0.1">
            <text:p>0,100</text:p>
          </table:table-cell>
          <table:table-cell table:style-name="ce66" table:formula="of:=CEILING([.L148]/MAX([.M148];1);1)" office:value-type="float" office:value="3">
            <text:p>3</text:p>
          </table:table-cell>
          <table:table-cell table:style-name="ce73" table:formula="of:=[.O148]*[.N148]" office:value-type="float" office:value="0.3">
            <text:p>0,30</text:p>
          </table:table-cell>
          <table:table-cell table:style-name="ce66" office:value-type="string">
            <text:p><text:a xlink:href="https://www.gotronic.fr/art-connecteur-nsk254-4-15396.htm">https://www.gotronic.fr/art-connecteur-nsk254-4-15396.htm</text:a></text:p>
          </table:table-cell>
          <table:table-cell table:style-name="ce66"/>
          <table:table-cell table:style-name="ce11" table:number-columns-repeated="1006"/>
        </table:table-row>
        <table:table-row table:style-name="ro3">
          <table:table-cell table:style-name="ce16" office:value-type="string">
            <text:p>5 rot. enc.</text:p>
          </table:table-cell>
          <table:table-cell table:style-name="ce30" office:value-type="string">
            <text:p>Connector NSK254 1×3, base</text:p>
          </table:table-cell>
          <table:table-cell table:style-name="ce30" office:value-type="string">
            <text:p>MPE-Garry 428-1-003-0-T-KS0</text:p>
          </table:table-cell>
          <table:table-cell table:style-name="ce11"/>
          <table:table-cell table:style-name="ce49" office:value-type="float" office:value="5">
            <text:p>5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 table:formula="of:=[.D149]*[.$B$196]+[.E149]*[.$B$197]+[.F149]*[.$B$198]+[.G149]*[.$B$199]+[.H149]*[.$B$200]+[.I149]*[.$B$201]+[.J149]*[.$B$202]+[.K149]*[.$B$203]" office:value-type="float" office:value="5">
            <text:p>5</text:p>
          </table:table-cell>
          <table:table-cell table:style-name="ce49" office:value-type="float" office:value="1">
            <text:p>1</text:p>
          </table:table-cell>
          <table:table-cell table:style-name="ce62" table:formula="of:=0.1/1.2" office:value-type="float" office:value="0.0833333333333333">
            <text:p>0,083</text:p>
          </table:table-cell>
          <table:table-cell table:style-name="ce66" table:formula="of:=CEILING([.L149]/MAX([.M149];1);1)" office:value-type="float" office:value="5">
            <text:p>5</text:p>
          </table:table-cell>
          <table:table-cell table:style-name="ce73" table:formula="of:=[.O149]*[.N149]" office:value-type="float" office:value="0.416666666666667">
            <text:p>0,42</text:p>
          </table:table-cell>
          <table:table-cell table:style-name="ce66" office:value-type="string">
            <text:p><text:a xlink:href="https://www.gotronic.fr/art-connecteur-nsk254-3-15395.htm">https://www.gotronic.fr/art-connecteur-nsk254-3-15395.htm</text:a></text:p>
          </table:table-cell>
          <table:table-cell table:style-name="ce66"/>
          <table:table-cell table:style-name="ce11" table:number-columns-repeated="1006"/>
        </table:table-row>
        <table:table-row table:style-name="ro3">
          <table:table-cell table:style-name="ce16" office:value-type="string">
            <text:p>Navigation switches</text:p>
          </table:table-cell>
          <table:table-cell table:style-name="ce27" office:value-type="string">
            <text:p>2-row breakable Dupont pin header, pitch 2.54 mm</text:p>
          </table:table-cell>
          <table:table-cell table:style-name="ce16" office:value-type="string">
            <text:p>2×36 pins</text:p>
          </table:table-cell>
          <table:table-cell table:style-name="ce11"/>
          <table:table-cell table:style-name="ce49" office:value-type="float" office:value="4">
            <text:p>4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 table:formula="of:=[.D150]*[.$B$196]+[.E150]*[.$B$197]+[.F150]*[.$B$198]+[.G150]*[.$B$199]+[.H150]*[.$B$200]+[.I150]*[.$B$201]+[.J150]*[.$B$202]+[.K150]*[.$B$203]" office:value-type="float" office:value="4">
            <text:p>4</text:p>
          </table:table-cell>
          <table:table-cell table:style-name="ce49" office:value-type="float" office:value="36">
            <text:p>36</text:p>
          </table:table-cell>
          <table:table-cell table:style-name="ce62" table:formula="of:=0.9/1.2" office:value-type="float" office:value="0.75">
            <text:p>0,750</text:p>
          </table:table-cell>
          <table:table-cell table:style-name="ce66" table:formula="of:=CEILING([.L150]/MAX([.M150];1);1)" office:value-type="float" office:value="1">
            <text:p>1</text:p>
          </table:table-cell>
          <table:table-cell table:style-name="ce73" table:formula="of:=[.O150]*[.N150]" office:value-type="float" office:value="0.75">
            <text:p>0,75</text:p>
          </table:table-cell>
          <table:table-cell table:style-name="ce66" office:value-type="string">
            <text:p><text:a xlink:href="https://www.gotronic.fr/art-connecteur-he14-mh200-4459.htm">https://www.gotronic.fr/art-connecteur-he14-mh200-4459.htm</text:a></text:p>
          </table:table-cell>
          <table:table-cell table:style-name="ce66"/>
          <table:table-cell table:style-name="ce11" table:number-columns-repeated="1006"/>
        </table:table-row>
        <table:table-row table:style-name="ro3">
          <table:table-cell table:style-name="ce17" office:value-type="string">
            <text:p>Pi4 GPIO link</text:p>
          </table:table-cell>
          <table:table-cell table:style-name="ce32" office:value-type="string">
            <text:p>HE10 ribbon cable, 2×20, 300 mm</text:p>
          </table:table-cell>
          <table:table-cell table:style-name="ce32" office:value-type="string">
            <text:p>Amphenol FC40300-S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D151]*[.$B$196]+[.E151]*[.$B$197]+[.F151]*[.$B$198]+[.G151]*[.$B$199]+[.H151]*[.$B$200]+[.I151]*[.$B$201]+[.J151]*[.$B$202]+[.K151]*[.$B$203]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61" office:value-type="float" office:value="2.18">
            <text:p>2,180</text:p>
          </table:table-cell>
          <table:table-cell table:style-name="ce65" table:formula="of:=CEILING([.L151]/MAX([.M151];1);1)" office:value-type="float" office:value="1">
            <text:p>1</text:p>
          </table:table-cell>
          <table:table-cell table:formula="of:=[.O151]*[.N151]" office:value-type="float" office:value="2.18">
            <text:p>2,18</text:p>
          </table:table-cell>
          <table:table-cell office:value-type="string">
            <text:p><text:a xlink:href="https://fr.farnell.com/amphenol/fc40300-s/cordon-2-54mm-f-f-s-r-300mm-40voies/dp/2217675">https://fr.farnell.com/amphenol/fc40300-s/cordon-2-54mm-f-f-s-r-300mm-40voies/dp/2217675</text:a></text:p>
          </table:table-cell>
          <table:table-cell table:number-columns-repeated="1007"/>
        </table:table-row>
        <table:table-row table:style-name="ro3">
          <table:table-cell table:style-name="ce17" office:value-type="string">
            <text:p>1 audio board</text:p>
          </table:table-cell>
          <table:table-cell table:style-name="ce32" office:value-type="string">
            <text:p>Dupont case, 1×10</text:p>
          </table:table-cell>
          <table:table-cell table:style-name="ce17" office:value-type="string">
            <text:p>Multicomp 2226A-10</text:p>
          </table:table-cell>
          <table:table-cell/>
          <table:table-cell table:formula="of:=1*2" office:value-type="float" office:value="2">
            <text:p>2</text:p>
          </table:table-cell>
          <table:table-cell table:number-columns-repeated="6"/>
          <table:table-cell table:formula="of:=[.D152]*[.$B$196]+[.E152]*[.$B$197]+[.F152]*[.$B$198]+[.G152]*[.$B$199]+[.H152]*[.$B$200]+[.I152]*[.$B$201]+[.J152]*[.$B$202]+[.K152]*[.$B$203]" office:value-type="float" office:value="2">
            <text:p>2</text:p>
          </table:table-cell>
          <table:table-cell office:value-type="float" office:value="50">
            <text:p>50</text:p>
          </table:table-cell>
          <table:table-cell table:style-name="ce61" table:formula="of:=0.0679*[.M152]" office:value-type="float" office:value="3.395">
            <text:p>3,395</text:p>
          </table:table-cell>
          <table:table-cell table:style-name="ce65" table:formula="of:=CEILING([.L152]/MAX([.M152];1);1)" office:value-type="float" office:value="1">
            <text:p>1</text:p>
          </table:table-cell>
          <table:table-cell table:formula="of:=[.O152]*[.N152]" office:value-type="float" office:value="3.395">
            <text:p>3,40</text:p>
          </table:table-cell>
          <table:table-cell office:value-type="string">
            <text:p><text:a xlink:href="https://fr.farnell.com/multicomp/2226a-10/a-sertir-boitier-1-rangee-10-voies/dp/1593513">https://fr.farnell.com/multicomp/2226a-10/a-sertir-boitier-1-rangee-10-voies/dp/1593513</text:a></text:p>
          </table:table-cell>
          <table:table-cell table:number-columns-repeated="1007"/>
        </table:table-row>
        <table:table-row table:style-name="ro6">
          <table:table-cell table:style-name="ce17" office:value-type="string">
            <text:p>2 display</text:p>
            <text:p>2 navigation</text:p>
          </table:table-cell>
          <table:table-cell table:style-name="ce32" office:value-type="string">
            <text:p>Dupont case, 2×4</text:p>
          </table:table-cell>
          <table:table-cell table:style-name="ce17" office:value-type="string">
            <text:p>NDR-08</text:p>
          </table:table-cell>
          <table:table-cell/>
          <table:table-cell table:formula="of:=2+2" office:value-type="float" office:value="4">
            <text:p>4</text:p>
          </table:table-cell>
          <table:table-cell table:number-columns-repeated="6"/>
          <table:table-cell table:formula="of:=[.D153]*[.$B$196]+[.E153]*[.$B$197]+[.F153]*[.$B$198]+[.G153]*[.$B$199]+[.H153]*[.$B$200]+[.I153]*[.$B$201]+[.J153]*[.$B$202]+[.K153]*[.$B$203]" office:value-type="float" office:value="4">
            <text:p>4</text:p>
          </table:table-cell>
          <table:table-cell office:value-type="float" office:value="25">
            <text:p>25</text:p>
          </table:table-cell>
          <table:table-cell table:style-name="ce61" table:formula="of:=2.5/1.2" office:value-type="float" office:value="2.08333333333333">
            <text:p>2,083</text:p>
          </table:table-cell>
          <table:table-cell table:style-name="ce65" table:formula="of:=CEILING([.L153]/MAX([.M153];1);1)" office:value-type="float" office:value="1">
            <text:p>1</text:p>
          </table:table-cell>
          <table:table-cell table:formula="of:=[.O153]*[.N153]" office:value-type="float" office:value="2.08333333333333">
            <text:p>2,08</text:p>
          </table:table-cell>
          <table:table-cell office:value-type="string">
            <text:p><text:a xlink:href="https://www.gotronic.fr/art-25-boitiers-ndr-08-29006.htm">https://www.gotronic.fr/art-25-boitiers-ndr-08-29006.htm</text:a></text:p>
          </table:table-cell>
          <table:table-cell table:number-columns-repeated="1007"/>
        </table:table-row>
        <table:table-row table:style-name="ro3">
          <table:table-cell table:style-name="ce17" office:value-type="string">
            <text:p>1 footswitch</text:p>
          </table:table-cell>
          <table:table-cell table:style-name="ce32" office:value-type="string">
            <text:p>Dupont case, 2×8</text:p>
          </table:table-cell>
          <table:table-cell table:style-name="ce17" office:value-type="string">
            <text:p>Multicomp 2226B-16</text:p>
          </table:table-cell>
          <table:table-cell/>
          <table:table-cell table:formula="of:=1" office:value-type="float" office:value="1">
            <text:p>1</text:p>
          </table:table-cell>
          <table:table-cell table:number-columns-repeated="6"/>
          <table:table-cell table:formula="of:=[.D154]*[.$B$196]+[.E154]*[.$B$197]+[.F154]*[.$B$198]+[.G154]*[.$B$199]+[.H154]*[.$B$200]+[.I154]*[.$B$201]+[.J154]*[.$B$202]+[.K154]*[.$B$203]"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61" table:formula="of:=0.156*[.M154]" office:value-type="float" office:value="1.56">
            <text:p>1,560</text:p>
          </table:table-cell>
          <table:table-cell table:style-name="ce65" table:formula="of:=CEILING([.L154]/MAX([.M154];1);1)" office:value-type="float" office:value="1">
            <text:p>1</text:p>
          </table:table-cell>
          <table:table-cell table:formula="of:=[.O154]*[.N154]" office:value-type="float" office:value="1.56">
            <text:p>1,56</text:p>
          </table:table-cell>
          <table:table-cell office:value-type="string">
            <text:p><text:a xlink:href="https://fr.farnell.com/multicomp/2226b-16/a-sertir-boitier-2-rangee-16voies/dp/1593525">https://fr.farnell.com/multicomp/2226b-16/a-sertir-boitier-2-rangee-16voies/dp/1593525</text:a></text:p>
          </table:table-cell>
          <table:table-cell office:value-type="string">
            <text:p>Optional, we can use two 2×4 cases</text:p>
          </table:table-cell>
          <table:table-cell table:number-columns-repeated="1006"/>
        </table:table-row>
        <table:table-row table:style-name="ro3">
          <table:table-cell table:style-name="ce17" office:value-type="string">
            <text:p>2 per audio input</text:p>
          </table:table-cell>
          <table:table-cell table:style-name="ce32" office:value-type="string">
            <text:p>Dupont case, 2×3</text:p>
          </table:table-cell>
          <table:table-cell table:style-name="ce17" office:value-type="string">
            <text:p>NDR-06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4"/>
          <table:table-cell table:formula="of:=[.D155]*[.$B$196]+[.E155]*[.$B$197]+[.F155]*[.$B$198]+[.G155]*[.$B$199]+[.H155]*[.$B$200]+[.I155]*[.$B$201]+[.J155]*[.$B$202]+[.K155]*[.$B$203]" office:value-type="float" office:value="4">
            <text:p>4</text:p>
          </table:table-cell>
          <table:table-cell office:value-type="float" office:value="25">
            <text:p>25</text:p>
          </table:table-cell>
          <table:table-cell table:style-name="ce61" table:formula="of:=1.8/1.2" office:value-type="float" office:value="1.5">
            <text:p>1,500</text:p>
          </table:table-cell>
          <table:table-cell table:style-name="ce65" table:formula="of:=CEILING([.L155]/MAX([.M155];1);1)" office:value-type="float" office:value="1">
            <text:p>1</text:p>
          </table:table-cell>
          <table:table-cell table:formula="of:=[.O155]*[.N155]" office:value-type="float" office:value="1.5">
            <text:p>1,50</text:p>
          </table:table-cell>
          <table:table-cell office:value-type="string">
            <text:p><text:a xlink:href="https://www.gotronic.fr/art-25-boitiers-ndr-06-29005.htm">https://www.gotronic.fr/art-25-boitiers-ndr-06-29005.htm</text:a></text:p>
          </table:table-cell>
          <table:table-cell table:number-columns-repeated="1007"/>
        </table:table-row>
        <table:table-row table:style-name="ro6">
          <table:table-cell table:style-name="ce17" office:value-type="string">
            <text:p>1 per audio input, 1 per audio output</text:p>
          </table:table-cell>
          <table:table-cell table:style-name="ce32" office:value-type="string">
            <text:p>Dupont case, 1×3</text:p>
          </table:table-cell>
          <table:table-cell table:style-name="ce17" office:value-type="string">
            <text:p>NSR-03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[.D156]*[.$B$196]+[.E156]*[.$B$197]+[.F156]*[.$B$198]+[.G156]*[.$B$199]+[.H156]*[.$B$200]+[.I156]*[.$B$201]+[.J156]*[.$B$202]+[.K156]*[.$B$203]" office:value-type="float" office:value="4">
            <text:p>4</text:p>
          </table:table-cell>
          <table:table-cell office:value-type="float" office:value="25">
            <text:p>25</text:p>
          </table:table-cell>
          <table:table-cell table:style-name="ce61" table:formula="of:=0.8/1.2" office:value-type="float" office:value="0.666666666666667">
            <text:p>0,667</text:p>
          </table:table-cell>
          <table:table-cell table:style-name="ce65" table:formula="of:=CEILING([.L156]/MAX([.M156];1);1)" office:value-type="float" office:value="1">
            <text:p>1</text:p>
          </table:table-cell>
          <table:table-cell table:formula="of:=[.O156]*[.N156]" office:value-type="float" office:value="0.666666666666667">
            <text:p>0,67</text:p>
          </table:table-cell>
          <table:table-cell office:value-type="string">
            <text:p><text:a xlink:href="https://www.gotronic.fr/art-25-boitiers-nsr-03-22806.htm">https://www.gotronic.fr/art-25-boitiers-nsr-03-22806.htm</text:a></text:p>
          </table:table-cell>
          <table:table-cell table:number-columns-repeated="1007"/>
        </table:table-row>
        <table:table-row table:style-name="ro6">
          <table:table-cell table:style-name="ce17" office:value-type="string">
            <text:p>2 per audio input</text:p>
            <text:p>1 display</text:p>
          </table:table-cell>
          <table:table-cell table:style-name="ce32" office:value-type="string">
            <text:p>Dupont case, 1×2</text:p>
          </table:table-cell>
          <table:table-cell table:style-name="ce17" office:value-type="string">
            <text:p>NSR-02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4"/>
          <table:table-cell table:formula="of:=[.D157]*[.$B$196]+[.E157]*[.$B$197]+[.F157]*[.$B$198]+[.G157]*[.$B$199]+[.H157]*[.$B$200]+[.I157]*[.$B$201]+[.J157]*[.$B$202]+[.K157]*[.$B$203]"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61" table:formula="of:=0.8/1.2" office:value-type="float" office:value="0.666666666666667">
            <text:p>0,667</text:p>
          </table:table-cell>
          <table:table-cell table:style-name="ce65" table:formula="of:=CEILING([.L157]/MAX([.M157];1);1)" office:value-type="float" office:value="1">
            <text:p>1</text:p>
          </table:table-cell>
          <table:table-cell table:formula="of:=[.O157]*[.N157]" office:value-type="float" office:value="0.666666666666667">
            <text:p>0,67</text:p>
          </table:table-cell>
          <table:table-cell office:value-type="string">
            <text:p><text:a xlink:href="https://www.gotronic.fr/art-25-boitiers-nsr-02-22805.htm">https://www.gotronic.fr/art-25-boitiers-nsr-02-22805.htm</text:a></text:p>
          </table:table-cell>
          <table:table-cell table:number-columns-repeated="1007"/>
        </table:table-row>
        <table:table-row table:style-name="ro3">
          <table:table-cell table:style-name="ce17"/>
          <table:table-cell table:style-name="ce32" office:value-type="string">
            <text:p>Dupont female contact</text:p>
          </table:table-cell>
          <table:table-cell table:style-name="ce32" office:value-type="string">
            <text:p>NDR-T</text:p>
          </table:table-cell>
          <table:table-cell/>
          <table:table-cell table:formula="of:=1*8*2+3*4*2+2*10" office:value-type="float" office:value="60">
            <text:p>60</text:p>
          </table:table-cell>
          <table:table-cell/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3"/>
          <table:table-cell table:formula="of:=[.D158]*[.$B$196]+[.E158]*[.$B$197]+[.F158]*[.$B$198]+[.G158]*[.$B$199]+[.H158]*[.$B$200]+[.I158]*[.$B$201]+[.J158]*[.$B$202]+[.K158]*[.$B$203]" office:value-type="float" office:value="108">
            <text:p>108</text:p>
          </table:table-cell>
          <table:table-cell office:value-type="float" office:value="25">
            <text:p>25</text:p>
          </table:table-cell>
          <table:table-cell table:style-name="ce61" table:formula="of:=0.75/1.2" office:value-type="float" office:value="0.625">
            <text:p>0,625</text:p>
          </table:table-cell>
          <table:table-cell table:style-name="ce65" table:formula="of:=CEILING([.L158]/MAX([.M158];1);1)" office:value-type="float" office:value="5">
            <text:p>5</text:p>
          </table:table-cell>
          <table:table-cell table:formula="of:=[.O158]*[.N158]" office:value-type="float" office:value="3.125">
            <text:p>3,13</text:p>
          </table:table-cell>
          <table:table-cell office:value-type="string">
            <text:p><text:a xlink:href="https://www.gotronic.fr/art-25-contacts-ndr-t-22802.htm">https://www.gotronic.fr/art-25-contacts-ndr-t-22802.htm</text:a></text:p>
          </table:table-cell>
          <table:table-cell table:number-columns-repeated="1007"/>
        </table:table-row>
        <table:table-row table:style-name="ro3">
          <table:table-cell table:style-name="ce17"/>
          <table:table-cell table:style-name="ce32" office:value-type="string">
            <text:p>Dupont male contact</text:p>
          </table:table-cell>
          <table:table-cell table:style-name="ce32" office:value-type="string">
            <text:p>NDR-TM</text:p>
          </table:table-cell>
          <table:table-cell/>
          <table:table-cell office:value-type="float" office:value="8">
            <text:p>8</text:p>
          </table:table-cell>
          <table:table-cell table:number-columns-repeated="6"/>
          <table:table-cell table:formula="of:=[.D159]*[.$B$196]+[.E159]*[.$B$197]+[.F159]*[.$B$198]+[.G159]*[.$B$199]+[.H159]*[.$B$200]+[.I159]*[.$B$201]+[.J159]*[.$B$202]+[.K159]*[.$B$203]" office:value-type="float" office:value="8">
            <text:p>8</text:p>
          </table:table-cell>
          <table:table-cell office:value-type="float" office:value="25">
            <text:p>25</text:p>
          </table:table-cell>
          <table:table-cell table:style-name="ce61" office:value-type="float" office:value="1.25">
            <text:p>1,250</text:p>
          </table:table-cell>
          <table:table-cell table:style-name="ce65" table:formula="of:=CEILING([.L159]/MAX([.M159];1);1)" office:value-type="float" office:value="1">
            <text:p>1</text:p>
          </table:table-cell>
          <table:table-cell table:formula="of:=[.O159]*[.N159]" office:value-type="float" office:value="1.25">
            <text:p>1,25</text:p>
          </table:table-cell>
          <table:table-cell office:value-type="string">
            <text:p><text:a xlink:href="https://www.gotronic.fr/art-25-contacts-males-ndr-tm-22803.htm">https://www.gotronic.fr/art-25-contacts-males-ndr-tm-22803.htm</text:a></text:p>
          </table:table-cell>
          <table:table-cell table:number-columns-repeated="1007"/>
        </table:table-row>
        <table:table-row table:style-name="ro6">
          <table:table-cell table:style-name="ce17" office:value-type="string">
            <text:p>Gain pot.</text:p>
          </table:table-cell>
          <table:table-cell office:value-type="string">
            <text:p>2.5 k<text:span text:style-name="T3">Ω, reverse log taper (C type), 16 mm</text:span></text:p>
            <text:p><text:span text:style-name="T3">5 kΩ if not available.</text:span></text:p>
          </table:table-cell>
          <table:table-cell table:style-name="ce17"/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formula="of:=[.D160]*[.$B$196]+[.E160]*[.$B$197]+[.F160]*[.$B$198]+[.G160]*[.$B$199]+[.H160]*[.$B$200]+[.I160]*[.$B$201]+[.J160]*[.$B$202]+[.K160]*[.$B$203]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61" table:formula="of:=1.1/1.2" office:value-type="float" office:value="0.916666666666667">
            <text:p>0,917</text:p>
          </table:table-cell>
          <table:table-cell table:style-name="ce65" table:formula="of:=CEILING([.L160]/MAX([.M160];1);1)" office:value-type="float" office:value="2">
            <text:p>2</text:p>
          </table:table-cell>
          <table:table-cell table:formula="of:=[.O160]*[.N160]" office:value-type="float" office:value="1.83333333333333">
            <text:p>1,83</text:p>
          </table:table-cell>
          <table:table-cell office:value-type="string">
            <text:p><text:a xlink:href="https://www.musikding.de/Alpha-Potentiometer-16mm-5k-rev-log_1">https://www.musikding.de/Alpha-Potentiometer-16mm-5k-rev-log_1</text:a></text:p>
            <text:p><text:a xlink:href="https://www.mouser.fr/ProductDetail/BI-Technologies-TT-Electronics/P160KN-0FC18C2K5?qs=%2Fha2pyFadujX0NMRjjSrmE0dPmQjZLyyU6IUkswSrGquceWmqzpmaw%3D%3D">https://www.mouser.fr/ProductDetail/BI-Technologies-TT-Electronics/P160KN-0FC18C2K5?qs=%2Fha2pyFadujX0NMRjjSrmE0dPmQjZLyyU6IUkswSrGquceWmqzpmaw%3D%3D</text:a></text:p>
          </table:table-cell>
          <table:table-cell table:number-columns-repeated="1007"/>
        </table:table-row>
        <table:table-row table:style-name="ro3">
          <table:table-cell table:style-name="ce17" office:value-type="string">
            <text:p>Line/Mic switch</text:p>
          </table:table-cell>
          <table:table-cell office:value-type="string">
            <text:p>2PDT</text:p>
          </table:table-cell>
          <table:table-cell table:style-name="ce17"/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table:formula="of:=[.D161]*[.$B$196]+[.E161]*[.$B$197]+[.F161]*[.$B$198]+[.G161]*[.$B$199]+[.H161]*[.$B$200]+[.I161]*[.$B$201]+[.J161]*[.$B$202]+[.K161]*[.$B$203]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61" table:formula="of:=0.6/1.2" office:value-type="float" office:value="0.5">
            <text:p>0,500</text:p>
          </table:table-cell>
          <table:table-cell table:style-name="ce65" table:formula="of:=CEILING([.L161]/MAX([.M161];1);1)" office:value-type="float" office:value="2">
            <text:p>2</text:p>
          </table:table-cell>
          <table:table-cell table:formula="of:=[.O161]*[.N161]" office:value-type="float" office:value="1">
            <text:p>1,00</text:p>
          </table:table-cell>
          <table:table-cell office:value-type="string">
            <text:p><text:a xlink:href="https://www.musikding.de/Sliding-switch-2x-ON-ON_1">https://www.musikding.de/Sliding-switch-2x-ON-ON_1</text:a></text:p>
          </table:table-cell>
          <table:table-cell table:number-columns-repeated="1007"/>
        </table:table-row>
        <table:table-row table:style-name="ro3">
          <table:table-cell table:style-name="ce17" office:value-type="string">
            <text:p>Pad switch</text:p>
          </table:table-cell>
          <table:table-cell office:value-type="string">
            <text:p>1PST</text:p>
          </table:table-cell>
          <table:table-cell table:style-name="ce17"/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table:formula="of:=[.D162]*[.$B$196]+[.E162]*[.$B$197]+[.F162]*[.$B$198]+[.G162]*[.$B$199]+[.H162]*[.$B$200]+[.I162]*[.$B$201]+[.J162]*[.$B$202]+[.K162]*[.$B$203]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61" table:formula="of:=0.22/1.2" office:value-type="float" office:value="0.183333333333333">
            <text:p>0,183</text:p>
          </table:table-cell>
          <table:table-cell table:style-name="ce65" table:formula="of:=CEILING([.L162]/MAX([.M162];1);1)" office:value-type="float" office:value="2">
            <text:p>2</text:p>
          </table:table-cell>
          <table:table-cell table:formula="of:=[.O162]*[.N162]" office:value-type="float" office:value="0.366666666666667">
            <text:p>0,37</text:p>
          </table:table-cell>
          <table:table-cell office:value-type="string">
            <text:p><text:a xlink:href="https://www.musikding.de/Sliding-switch-1x-ON-ON">https://www.musikding.de/Sliding-switch-1x-ON-ON</text:a></text:p>
          </table:table-cell>
          <table:table-cell table:number-columns-repeated="1007"/>
        </table:table-row>
        <table:table-row table:style-name="ro3">
          <table:table-cell table:style-name="ce17"/>
          <table:table-cell office:value-type="string">
            <text:p>Power socket + 2-pole switch + fuse holder</text:p>
          </table:table-cell>
          <table:table-cell table:style-name="ce17" office:value-type="string">
            <text:p>Bulgin Polysnap BVA01/Z0000/1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D163]*[.$B$196]+[.E163]*[.$B$197]+[.F163]*[.$B$198]+[.G163]*[.$B$199]+[.H163]*[.$B$200]+[.I163]*[.$B$201]+[.J163]*[.$B$202]+[.K163]*[.$B$203]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61" office:value-type="float" office:value="10.3">
            <text:p>10,300</text:p>
          </table:table-cell>
          <table:table-cell table:style-name="ce65" table:formula="of:=CEILING([.L163]/MAX([.M163];1);1)" office:value-type="float" office:value="1">
            <text:p>1</text:p>
          </table:table-cell>
          <table:table-cell table:formula="of:=[.O163]*[.N163]" office:value-type="float" office:value="10.3">
            <text:p>10,30</text:p>
          </table:table-cell>
          <table:table-cell office:value-type="string">
            <text:p><text:a xlink:href="https://fr.farnell.com/bulgin/bva01-z0000-11/embase-iec-dp-luimineuse-rouge/dp/9997318">https://fr.farnell.com/bulgin/bva01-z0000-11/embase-iec-dp-luimineuse-rouge/dp/9997318</text:a></text:p>
          </table:table-cell>
          <table:table-cell table:number-columns-repeated="1007"/>
        </table:table-row>
        <table:table-row table:style-name="ro3">
          <table:table-cell table:style-name="ce17"/>
          <table:table-cell office:value-type="string">
            <text:p>Terminal blocks (2 × 1), 250 VAC, 5 A min</text:p>
          </table:table-cell>
          <table:table-cell table:style-name="ce17"/>
          <table:table-cell/>
          <table:table-cell office:value-type="float" office:value="2">
            <text:p>2</text:p>
          </table:table-cell>
          <table:table-cell table:number-columns-repeated="6"/>
          <table:table-cell table:formula="of:=[.D164]*[.$B$196]+[.E164]*[.$B$197]+[.F164]*[.$B$198]+[.G164]*[.$B$199]+[.H164]*[.$B$200]+[.I164]*[.$B$201]+[.J164]*[.$B$202]+[.K164]*[.$B$203]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61" table:formula="of:=0.3/1.2" office:value-type="float" office:value="0.25">
            <text:p>0,250</text:p>
          </table:table-cell>
          <table:table-cell table:style-name="ce65" table:formula="of:=CEILING([.L164]/MAX([.M164];1);1)" office:value-type="float" office:value="2">
            <text:p>2</text:p>
          </table:table-cell>
          <table:table-cell table:formula="of:=[.O164]*[.N164]" office:value-type="float" office:value="0.5">
            <text:p>0,50</text:p>
          </table:table-cell>
          <table:table-cell office:value-type="string">
            <text:p><text:a xlink:href="https://www.gotronic.fr/art-bornier-sc02-5-08-26023.htm">https://www.gotronic.fr/art-bornier-sc02-5-08-26023.htm</text:a></text:p>
          </table:table-cell>
          <table:table-cell table:number-columns-repeated="1007"/>
        </table:table-row>
        <table:table-row table:style-name="ro3">
          <table:table-cell table:style-name="ce17" office:value-type="string">
            <text:p>RPi4</text:p>
          </table:table-cell>
          <table:table-cell office:value-type="string">
            <text:p>Struts, M3, 3 mm</text:p>
          </table:table-cell>
          <table:table-cell table:style-name="ce17" office:value-type="string">
            <text:p>Harwin R30-6700394</text:p>
          </table:table-cell>
          <table:table-cell/>
          <table:table-cell office:value-type="float" office:value="4">
            <text:p>4</text:p>
          </table:table-cell>
          <table:table-cell table:number-columns-repeated="6"/>
          <table:table-cell table:formula="of:=[.D165]*[.$B$196]+[.E165]*[.$B$197]+[.F165]*[.$B$198]+[.G165]*[.$B$199]+[.H165]*[.$B$200]+[.I165]*[.$B$201]+[.J165]*[.$B$202]+[.K165]*[.$B$203]"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61" office:value-type="float" office:value="0.137">
            <text:p>0,137</text:p>
          </table:table-cell>
          <table:table-cell table:style-name="ce65" table:formula="of:=CEILING([.L165]/MAX([.M165];1);1)" office:value-type="float" office:value="4">
            <text:p>4</text:p>
          </table:table-cell>
          <table:table-cell table:formula="of:=[.O165]*[.N165]" office:value-type="float" office:value="0.548">
            <text:p>0,55</text:p>
          </table:table-cell>
          <table:table-cell office:value-type="string">
            <text:p><text:a xlink:href="https://fr.farnell.com/harwin/r30-6700394/entretoise-nylon-3mm-long/dp/2135895">https://fr.farnell.com/harwin/r30-6700394/entretoise-nylon-3mm-long/dp/2135895</text:a></text:p>
          </table:table-cell>
          <table:table-cell table:number-columns-repeated="1007"/>
        </table:table-row>
        <table:table-row table:style-name="ro4">
          <table:table-cell table:style-name="ce17" office:value-type="string">
            <text:p>AC-DC2x15, Main board, Pi4 transformer, (Navigation switches)</text:p>
          </table:table-cell>
          <table:table-cell office:value-type="string">
            <text:p>Struts, M3, 5 mm</text:p>
          </table:table-cell>
          <table:table-cell table:style-name="ce17"/>
          <table:table-cell/>
          <table:table-cell table:formula="of:=4+4+3+4" office:value-type="float" office:value="15">
            <text:p>15</text:p>
          </table:table-cell>
          <table:table-cell table:number-columns-repeated="6"/>
          <table:table-cell table:formula="of:=[.D166]*[.$B$196]+[.E166]*[.$B$197]+[.F166]*[.$B$198]+[.G166]*[.$B$199]+[.H166]*[.$B$200]+[.I166]*[.$B$201]+[.J166]*[.$B$202]+[.K166]*[.$B$203]" office:value-type="float" office:value="15">
            <text:p>15</text:p>
          </table:table-cell>
          <table:table-cell office:value-type="float" office:value="10">
            <text:p>10</text:p>
          </table:table-cell>
          <table:table-cell table:style-name="ce61" table:formula="of:=0.95/1.2" office:value-type="float" office:value="0.791666666666667">
            <text:p>0,792</text:p>
          </table:table-cell>
          <table:table-cell table:style-name="ce65" table:formula="of:=CEILING([.L166]/MAX([.M166];1);1)" office:value-type="float" office:value="2">
            <text:p>2</text:p>
          </table:table-cell>
          <table:table-cell table:formula="of:=[.O166]*[.N166]" office:value-type="float" office:value="1.58333333333333">
            <text:p>1,58</text:p>
          </table:table-cell>
          <table:table-cell office:value-type="string">
            <text:p><text:a xlink:href="https://www.gotronic.fr/art-10-entretoises-lisses-5-mm-23180.htm">https://www.gotronic.fr/art-10-entretoises-lisses-5-mm-23180.htm</text:a></text:p>
          </table:table-cell>
          <table:table-cell table:number-columns-repeated="1007"/>
        </table:table-row>
        <table:table-row table:style-name="ro6">
          <table:table-cell table:style-name="ce17" office:value-type="string">
            <text:p>Display, (Navigation switches)</text:p>
          </table:table-cell>
          <table:table-cell office:value-type="string">
            <text:p>Struts, M3, 4 mm</text:p>
          </table:table-cell>
          <table:table-cell table:style-name="ce17" office:value-type="string">
            <text:p>Harwin R30-6200414</text:p>
          </table:table-cell>
          <table:table-cell/>
          <table:table-cell table:formula="of:=4+4" office:value-type="float" office:value="8">
            <text:p>8</text:p>
          </table:table-cell>
          <table:table-cell table:number-columns-repeated="6"/>
          <table:table-cell table:formula="of:=[.D167]*[.$B$196]+[.E167]*[.$B$197]+[.F167]*[.$B$198]+[.G167]*[.$B$199]+[.H167]*[.$B$200]+[.I167]*[.$B$201]+[.J167]*[.$B$202]+[.K167]*[.$B$203]"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61" office:value-type="float" office:value="0.19">
            <text:p>0,190</text:p>
          </table:table-cell>
          <table:table-cell table:style-name="ce65" table:formula="of:=CEILING([.L167]/MAX([.M167];1);1)" office:value-type="float" office:value="8">
            <text:p>8</text:p>
          </table:table-cell>
          <table:table-cell table:formula="of:=[.O167]*[.N167]" office:value-type="float" office:value="1.52">
            <text:p>1,52</text:p>
          </table:table-cell>
          <table:table-cell office:value-type="string">
            <text:p><text:a xlink:href="https://fr.farnell.com/harwin/r30-6200414/entretoise-aluminium-4mm-m3/dp/2345335">https://fr.farnell.com/harwin/r30-6200414/entretoise-aluminium-4mm-m3/dp/2345335</text:a></text:p>
          </table:table-cell>
          <table:table-cell table:number-columns-repeated="1007"/>
        </table:table-row>
        <table:table-row table:style-name="ro3">
          <table:table-cell table:style-name="ce17" office:value-type="string">
            <text:p>LED board</text:p>
          </table:table-cell>
          <table:table-cell office:value-type="string">
            <text:p>Struts, M3, 10 mm</text:p>
          </table:table-cell>
          <table:table-cell table:style-name="ce17"/>
          <table:table-cell/>
          <table:table-cell office:value-type="float" office:value="2">
            <text:p>2</text:p>
          </table:table-cell>
          <table:table-cell table:number-columns-repeated="6"/>
          <table:table-cell table:formula="of:=[.D168]*[.$B$196]+[.E168]*[.$B$197]+[.F168]*[.$B$198]+[.G168]*[.$B$199]+[.H168]*[.$B$200]+[.I168]*[.$B$201]+[.J168]*[.$B$202]+[.K168]*[.$B$203]"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61" table:formula="of:=1.2/1.2" office:value-type="float" office:value="1">
            <text:p>1,000</text:p>
          </table:table-cell>
          <table:table-cell table:style-name="ce65" table:formula="of:=CEILING([.L168]/MAX([.M168];1);1)" office:value-type="float" office:value="1">
            <text:p>1</text:p>
          </table:table-cell>
          <table:table-cell table:formula="of:=[.O168]*[.N168]" office:value-type="float" office:value="1">
            <text:p>1,00</text:p>
          </table:table-cell>
          <table:table-cell office:value-type="string">
            <text:p><text:a xlink:href="https://www.gotronic.fr/art-10-entretoises-lisses-10-mm-23182.htm">https://www.gotronic.fr/art-10-entretoises-lisses-10-mm-23182.htm</text:a></text:p>
          </table:table-cell>
          <table:table-cell table:number-columns-repeated="1007"/>
        </table:table-row>
        <table:table-row table:style-name="ro3">
          <table:table-cell table:style-name="ce17" office:value-type="string">
            <text:p>Navigation switches</text:p>
          </table:table-cell>
          <table:table-cell office:value-type="string">
            <text:p>Struts, M3, 9 mm, outer diam. 5 mm max</text:p>
          </table:table-cell>
          <table:table-cell table:style-name="ce17"/>
          <table:table-cell/>
          <table:table-cell table:formula="of:=4*0" office:value-type="float" office:value="0">
            <text:p>0</text:p>
          </table:table-cell>
          <table:table-cell table:number-columns-repeated="6"/>
          <table:table-cell table:formula="of:=[.D169]*[.$B$196]+[.E169]*[.$B$197]+[.F169]*[.$B$198]+[.G169]*[.$B$199]+[.H169]*[.$B$200]+[.I169]*[.$B$201]+[.J169]*[.$B$202]+[.K169]*[.$B$203]" office:value-type="float" office:value="0">
            <text:p>0</text:p>
          </table:table-cell>
          <table:table-cell/>
          <table:table-cell table:style-name="ce61"/>
          <table:table-cell table:style-name="ce65" table:formula="of:=CEILING([.L169]/MAX([.M169];1);1)" office:value-type="float" office:value="0">
            <text:p>0</text:p>
          </table:table-cell>
          <table:table-cell table:formula="of:=[.O169]*[.N169]" office:value-type="float" office:value="0">
            <text:p>0,00</text:p>
          </table:table-cell>
          <table:table-cell/>
          <table:table-cell office:value-type="string">
            <text:p>One can use <text:span text:style-name="T6">4 + 5 mm</text:span> struts if it is less expensive.</text:p>
          </table:table-cell>
          <table:table-cell table:number-columns-repeated="1006"/>
        </table:table-row>
        <table:table-row table:style-name="ro3">
          <table:table-cell table:style-name="ce17" office:value-type="string">
            <text:p>Audio board</text:p>
          </table:table-cell>
          <table:table-cell office:value-type="string">
            <text:p>Struts, M3, 12 or 13 mm</text:p>
          </table:table-cell>
          <table:table-cell table:style-name="ce17"/>
          <table:table-cell/>
          <table:table-cell office:value-type="float" office:value="4">
            <text:p>4</text:p>
          </table:table-cell>
          <table:table-cell table:number-columns-repeated="6"/>
          <table:table-cell table:formula="of:=[.D170]*[.$B$196]+[.E170]*[.$B$197]+[.F170]*[.$B$198]+[.G170]*[.$B$199]+[.H170]*[.$B$200]+[.I170]*[.$B$201]+[.J170]*[.$B$202]+[.K170]*[.$B$203]"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61" office:value-type="float" office:value="0.222">
            <text:p>0,222</text:p>
          </table:table-cell>
          <table:table-cell table:style-name="ce65" table:formula="of:=CEILING([.L170]/MAX([.M170];1);1)" office:value-type="float" office:value="4">
            <text:p>4</text:p>
          </table:table-cell>
          <table:table-cell table:formula="of:=[.O170]*[.N170]" office:value-type="float" office:value="0.888">
            <text:p>0,89</text:p>
          </table:table-cell>
          <table:table-cell office:value-type="string">
            <text:p><text:a xlink:href="https://fr.farnell.com/wurth-elektronik/960130042/entretoise-ronde-en-polyamide/dp/2987718">https://fr.farnell.com/wurth-elektronik/960130042/entretoise-ronde-en-polyamide/dp/2987718</text:a></text:p>
          </table:table-cell>
          <table:table-cell table:number-columns-repeated="1007"/>
        </table:table-row>
        <table:table-row table:style-name="ro3">
          <table:table-cell table:style-name="ce17" office:value-type="string">
            <text:p>Pi4</text:p>
          </table:table-cell>
          <table:table-cell office:value-type="string">
            <text:p>Screws, M2,5, 10 mm</text:p>
          </table:table-cell>
          <table:table-cell table:style-name="ce17"/>
          <table:table-cell/>
          <table:table-cell office:value-type="float" office:value="4">
            <text:p>4</text:p>
          </table:table-cell>
          <table:table-cell table:number-columns-repeated="6"/>
          <table:table-cell table:formula="of:=[.D171]*[.$B$196]+[.E171]*[.$B$197]+[.F171]*[.$B$198]+[.G171]*[.$B$199]+[.H171]*[.$B$200]+[.I171]*[.$B$201]+[.J171]*[.$B$202]+[.K171]*[.$B$203]" office:value-type="float" office:value="4">
            <text:p>4</text:p>
          </table:table-cell>
          <table:table-cell office:value-type="float" office:value="10">
            <text:p>10</text:p>
          </table:table-cell>
          <table:table-cell table:style-name="ce61" table:formula="of:=0.45/1.2" office:value-type="float" office:value="0.375">
            <text:p>0,375</text:p>
          </table:table-cell>
          <table:table-cell table:style-name="ce65" table:formula="of:=CEILING([.L171]/MAX([.M171];1);1)" office:value-type="float" office:value="1">
            <text:p>1</text:p>
          </table:table-cell>
          <table:table-cell table:formula="of:=[.O171]*[.N171]" office:value-type="float" office:value="0.375">
            <text:p>0,38</text:p>
          </table:table-cell>
          <table:table-cell office:value-type="string">
            <text:p><text:a xlink:href="https://www.gotronic.fr/art-10-vis-acier-m2-5-10mm-6574.htm">https://www.gotronic.fr/art-10-vis-acier-m2-5-10mm-6574.htm</text:a></text:p>
          </table:table-cell>
          <table:table-cell table:number-columns-repeated="1007"/>
        </table:table-row>
        <table:table-row table:style-name="ro3">
          <table:table-cell table:style-name="ce17" office:value-type="string">
            <text:p>Pi4</text:p>
          </table:table-cell>
          <table:table-cell office:value-type="string">
            <text:p>Nuts, M2.5</text:p>
          </table:table-cell>
          <table:table-cell table:style-name="ce17"/>
          <table:table-cell/>
          <table:table-cell office:value-type="float" office:value="4">
            <text:p>4</text:p>
          </table:table-cell>
          <table:table-cell table:number-columns-repeated="6"/>
          <table:table-cell table:formula="of:=[.D172]*[.$B$196]+[.E172]*[.$B$197]+[.F172]*[.$B$198]+[.G172]*[.$B$199]+[.H172]*[.$B$200]+[.I172]*[.$B$201]+[.J172]*[.$B$202]+[.K172]*[.$B$203]" office:value-type="float" office:value="4">
            <text:p>4</text:p>
          </table:table-cell>
          <table:table-cell office:value-type="float" office:value="10">
            <text:p>10</text:p>
          </table:table-cell>
          <table:table-cell table:style-name="ce61" table:formula="of:=0.3/1.2" office:value-type="float" office:value="0.25">
            <text:p>0,250</text:p>
          </table:table-cell>
          <table:table-cell table:style-name="ce65" table:formula="of:=CEILING([.L172]/MAX([.M172];1);1)" office:value-type="float" office:value="1">
            <text:p>1</text:p>
          </table:table-cell>
          <table:table-cell table:formula="of:=[.O172]*[.N172]" office:value-type="float" office:value="0.25">
            <text:p>0,25</text:p>
          </table:table-cell>
          <table:table-cell office:value-type="string">
            <text:p><text:a xlink:href="https://www.gotronic.fr/art-10-ecrous-acier-m2-5-6575.htm">https://www.gotronic.fr/art-10-ecrous-acier-m2-5-6575.htm</text:a></text:p>
          </table:table-cell>
          <table:table-cell table:number-columns-repeated="1007"/>
        </table:table-row>
        <table:table-row table:style-name="ro3">
          <table:table-cell table:style-name="ce17" office:value-type="string">
            <text:p>Pi4</text:p>
          </table:table-cell>
          <table:table-cell office:value-type="string">
            <text:p>Washers, M2.5</text:p>
          </table:table-cell>
          <table:table-cell table:style-name="ce17"/>
          <table:table-cell/>
          <table:table-cell office:value-type="float" office:value="4">
            <text:p>4</text:p>
          </table:table-cell>
          <table:table-cell table:number-columns-repeated="6"/>
          <table:table-cell table:formula="of:=[.D173]*[.$B$196]+[.E173]*[.$B$197]+[.F173]*[.$B$198]+[.G173]*[.$B$199]+[.H173]*[.$B$200]+[.I173]*[.$B$201]+[.J173]*[.$B$202]+[.K173]*[.$B$203]" office:value-type="float" office:value="4">
            <text:p>4</text:p>
          </table:table-cell>
          <table:table-cell office:value-type="float" office:value="100">
            <text:p>100</text:p>
          </table:table-cell>
          <table:table-cell table:style-name="ce61" office:value-type="float" office:value="1.79">
            <text:p>1,790</text:p>
          </table:table-cell>
          <table:table-cell table:style-name="ce65" table:formula="of:=CEILING([.L173]/MAX([.M173];1);1)" office:value-type="float" office:value="1">
            <text:p>1</text:p>
          </table:table-cell>
          <table:table-cell table:formula="of:=[.O173]*[.N173]" office:value-type="float" office:value="1.79">
            <text:p>1,79</text:p>
          </table:table-cell>
          <table:table-cell office:value-type="string">
            <text:p><text:a xlink:href="https://fr.farnell.com/tr-fastenings/dm2-5-fastwaz100din125/rondelle-plate-acier-2-5mm-6mm/dp/2506006">https://fr.farnell.com/tr-fastenings/dm2-5-fastwaz100din125/rondelle-plate-acier-2-5mm-6mm/dp/2506006</text:a></text:p>
          </table:table-cell>
          <table:table-cell table:number-columns-repeated="1007"/>
        </table:table-row>
        <table:table-row table:style-name="ro3">
          <table:table-cell table:style-name="ce17" office:value-type="string">
            <text:p>Audio board</text:p>
          </table:table-cell>
          <table:table-cell office:value-type="string">
            <text:p>Screws M3, 20 mm</text:p>
          </table:table-cell>
          <table:table-cell table:style-name="ce17"/>
          <table:table-cell/>
          <table:table-cell table:formula="of:=4+4" office:value-type="float" office:value="8">
            <text:p>8</text:p>
          </table:table-cell>
          <table:table-cell table:number-columns-repeated="6"/>
          <table:table-cell table:formula="of:=[.D174]*[.$B$196]+[.E174]*[.$B$197]+[.F174]*[.$B$198]+[.G174]*[.$B$199]+[.H174]*[.$B$200]+[.I174]*[.$B$201]+[.J174]*[.$B$202]+[.K174]*[.$B$203]" office:value-type="float" office:value="8">
            <text:p>8</text:p>
          </table:table-cell>
          <table:table-cell office:value-type="float" office:value="10">
            <text:p>10</text:p>
          </table:table-cell>
          <table:table-cell table:style-name="ce61" table:formula="of:=0.35/1.2" office:value-type="float" office:value="0.291666666666667">
            <text:p>0,292</text:p>
          </table:table-cell>
          <table:table-cell table:style-name="ce65" table:formula="of:=CEILING([.L174]/MAX([.M174];1);1)" office:value-type="float" office:value="1">
            <text:p>1</text:p>
          </table:table-cell>
          <table:table-cell table:formula="of:=[.O174]*[.N174]" office:value-type="float" office:value="0.291666666666667">
            <text:p>0,29</text:p>
          </table:table-cell>
          <table:table-cell office:value-type="string">
            <text:p><text:a xlink:href="https://www.gotronic.fr/art-10-vis-acier-m3-20mm-6508.htm">https://www.gotronic.fr/art-10-vis-acier-m3-20mm-6508.htm</text:a></text:p>
          </table:table-cell>
          <table:table-cell table:number-columns-repeated="1007"/>
        </table:table-row>
        <table:table-row table:style-name="ro6">
          <table:table-cell table:style-name="ce17" office:value-type="string">
            <text:p>AC-DC2x15, Main board, Pi4 transformer</text:p>
          </table:table-cell>
          <table:table-cell office:value-type="string">
            <text:p>Screws M3, 12 mm</text:p>
          </table:table-cell>
          <table:table-cell table:style-name="ce17"/>
          <table:table-cell/>
          <table:table-cell office:value-type="float" office:value="12">
            <text:p>12</text:p>
          </table:table-cell>
          <table:table-cell table:number-columns-repeated="6"/>
          <table:table-cell table:formula="of:=[.D175]*[.$B$196]+[.E175]*[.$B$197]+[.F175]*[.$B$198]+[.G175]*[.$B$199]+[.H175]*[.$B$200]+[.I175]*[.$B$201]+[.J175]*[.$B$202]+[.K175]*[.$B$203]" office:value-type="float" office:value="12">
            <text:p>12</text:p>
          </table:table-cell>
          <table:table-cell office:value-type="float" office:value="100">
            <text:p>100</text:p>
          </table:table-cell>
          <table:table-cell table:style-name="ce61" office:value-type="float" office:value="2.3">
            <text:p>2,300</text:p>
          </table:table-cell>
          <table:table-cell table:style-name="ce65" table:formula="of:=CEILING([.L175]/MAX([.M175];1);1)" office:value-type="float" office:value="1">
            <text:p>1</text:p>
          </table:table-cell>
          <table:table-cell table:formula="of:=[.O175]*[.N175]" office:value-type="float" office:value="2.3">
            <text:p>2,30</text:p>
          </table:table-cell>
          <table:table-cell office:value-type="string">
            <text:p><text:a xlink:href="https://fr.farnell.com/tr-fastenings/m312-csstmcz100/vis-tete-plate-fendue-acier-m3x12/dp/1419788">https://fr.farnell.com/tr-fastenings/m312-csstmcz100/vis-tete-plate-fendue-acier-m3x12/dp/1419788</text:a></text:p>
          </table:table-cell>
          <table:table-cell table:number-columns-repeated="1007"/>
        </table:table-row>
        <table:table-row table:style-name="ro3">
          <table:table-cell table:style-name="ce17" office:value-type="string">
            <text:p>Navigation switches</text:p>
          </table:table-cell>
          <table:table-cell office:value-type="string">
            <text:p>Screws M3, 16 mm</text:p>
          </table:table-cell>
          <table:table-cell table:style-name="ce17"/>
          <table:table-cell/>
          <table:table-cell office:value-type="float" office:value="4">
            <text:p>4</text:p>
          </table:table-cell>
          <table:table-cell table:number-columns-repeated="6"/>
          <table:table-cell table:formula="of:=[.D176]*[.$B$196]+[.E176]*[.$B$197]+[.F176]*[.$B$198]+[.G176]*[.$B$199]+[.H176]*[.$B$200]+[.I176]*[.$B$201]+[.J176]*[.$B$202]+[.K176]*[.$B$203]" office:value-type="float" office:value="4">
            <text:p>4</text:p>
          </table:table-cell>
          <table:table-cell office:value-type="float" office:value="100">
            <text:p>100</text:p>
          </table:table-cell>
          <table:table-cell table:style-name="ce61" office:value-type="float" office:value="2.3">
            <text:p>2,300</text:p>
          </table:table-cell>
          <table:table-cell table:style-name="ce65" table:formula="of:=CEILING([.L176]/MAX([.M176];1);1)" office:value-type="float" office:value="1">
            <text:p>1</text:p>
          </table:table-cell>
          <table:table-cell table:formula="of:=[.O176]*[.N176]" office:value-type="float" office:value="2.3">
            <text:p>2,30</text:p>
          </table:table-cell>
          <table:table-cell office:value-type="string">
            <text:p><text:a xlink:href="https://fr.farnell.com/tr-fastenings/m316-csstmcz100/vis-tete-plate-fendue-acier-m3x16/dp/1419789">https://fr.farnell.com/tr-fastenings/m316-csstmcz100/vis-tete-plate-fendue-acier-m3x16/dp/1419789</text:a></text:p>
          </table:table-cell>
          <table:table-cell table:number-columns-repeated="1007"/>
        </table:table-row>
        <table:table-row table:style-name="ro3">
          <table:table-cell table:style-name="ce17" office:value-type="string">
            <text:p>LED board</text:p>
          </table:table-cell>
          <table:table-cell office:value-type="string">
            <text:p>Screws, M3, 25 mm</text:p>
          </table:table-cell>
          <table:table-cell table:style-name="ce17"/>
          <table:table-cell/>
          <table:table-cell office:value-type="float" office:value="2">
            <text:p>2</text:p>
          </table:table-cell>
          <table:table-cell table:number-columns-repeated="6"/>
          <table:table-cell table:formula="of:=[.D177]*[.$B$196]+[.E177]*[.$B$197]+[.F177]*[.$B$198]+[.G177]*[.$B$199]+[.H177]*[.$B$200]+[.I177]*[.$B$201]+[.J177]*[.$B$202]+[.K177]*[.$B$203]" office:value-type="float" office:value="2">
            <text:p>2</text:p>
          </table:table-cell>
          <table:table-cell office:value-type="float" office:value="100">
            <text:p>100</text:p>
          </table:table-cell>
          <table:table-cell table:style-name="ce61" office:value-type="float" office:value="2.86">
            <text:p>2,860</text:p>
          </table:table-cell>
          <table:table-cell table:style-name="ce65" table:formula="of:=CEILING([.L177]/MAX([.M177];1);1)" office:value-type="float" office:value="1">
            <text:p>1</text:p>
          </table:table-cell>
          <table:table-cell table:formula="of:=[.O177]*[.N177]" office:value-type="float" office:value="2.86">
            <text:p>2,86</text:p>
          </table:table-cell>
          <table:table-cell office:value-type="string">
            <text:p><text:a xlink:href="https://fr.farnell.com/tr-fastenings/m325-csstmcz100/vis-tete-plate-fendue-acier-m3x25/dp/1419792">https://fr.farnell.com/tr-fastenings/m325-csstmcz100/vis-tete-plate-fendue-acier-m3x25/dp/1419792</text:a></text:p>
          </table:table-cell>
          <table:table-cell table:number-columns-repeated="1007"/>
        </table:table-row>
        <table:table-row table:style-name="ro3">
          <table:table-cell table:style-name="ce17" office:value-type="string">
            <text:p>Display, case</text:p>
          </table:table-cell>
          <table:table-cell office:value-type="string">
            <text:p>Screws, M3, 8–10 mm</text:p>
          </table:table-cell>
          <table:table-cell table:style-name="ce17"/>
          <table:table-cell/>
          <table:table-cell table:formula="of:=4+8+2" office:value-type="float" office:value="14">
            <text:p>14</text:p>
          </table:table-cell>
          <table:table-cell table:number-columns-repeated="6"/>
          <table:table-cell table:formula="of:=[.D178]*[.$B$196]+[.E178]*[.$B$197]+[.F178]*[.$B$198]+[.G178]*[.$B$199]+[.H178]*[.$B$200]+[.I178]*[.$B$201]+[.J178]*[.$B$202]+[.K178]*[.$B$203]" office:value-type="float" office:value="14">
            <text:p>14</text:p>
          </table:table-cell>
          <table:table-cell office:value-type="float" office:value="10">
            <text:p>10</text:p>
          </table:table-cell>
          <table:table-cell table:style-name="ce61" table:formula="of:=0.3/1.2" office:value-type="float" office:value="0.25">
            <text:p>0,250</text:p>
          </table:table-cell>
          <table:table-cell table:style-name="ce65" table:formula="of:=CEILING([.L178]/MAX([.M178];1);1)" office:value-type="float" office:value="2">
            <text:p>2</text:p>
          </table:table-cell>
          <table:table-cell table:formula="of:=[.O178]*[.N178]" office:value-type="float" office:value="0.5">
            <text:p>0,50</text:p>
          </table:table-cell>
          <table:table-cell office:value-type="string">
            <text:p><text:a xlink:href="https://www.gotronic.fr/art-10-vis-acier-m3-10mm-6507.htm">https://www.gotronic.fr/art-10-vis-acier-m3-10mm-6507.htm</text:a></text:p>
          </table:table-cell>
          <table:table-cell table:number-columns-repeated="1007"/>
        </table:table-row>
        <table:table-row table:style-name="ro3">
          <table:table-cell table:style-name="ce18"/>
          <table:table-cell table:style-name="ce18" office:value-type="string">
            <text:p>Washers, M3</text:p>
          </table:table-cell>
          <table:table-cell table:style-name="ce18"/>
          <table:table-cell table:style-name="ce11"/>
          <table:table-cell table:style-name="ce11" office:value-type="float" office:value="99">
            <text:p>99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 table:formula="of:=[.D179]*[.$B$196]+[.E179]*[.$B$197]+[.F179]*[.$B$198]+[.G179]*[.$B$199]+[.H179]*[.$B$200]+[.I179]*[.$B$201]+[.J179]*[.$B$202]+[.K179]*[.$B$203]" office:value-type="float" office:value="99">
            <text:p>99</text:p>
          </table:table-cell>
          <table:table-cell table:style-name="ce11" office:value-type="float" office:value="100">
            <text:p>100</text:p>
          </table:table-cell>
          <table:table-cell table:style-name="ce62" office:value-type="float" office:value="1.18">
            <text:p>1,180</text:p>
          </table:table-cell>
          <table:table-cell table:style-name="ce66" table:formula="of:=CEILING([.L179]/MAX([.M179];1);1)" office:value-type="float" office:value="1">
            <text:p>1</text:p>
          </table:table-cell>
          <table:table-cell table:style-name="ce73" table:formula="of:=[.O179]*[.N179]" office:value-type="float" office:value="1.18">
            <text:p>1,18</text:p>
          </table:table-cell>
          <table:table-cell table:style-name="ce11" office:value-type="string">
            <text:p><text:a xlink:href="https://fr.farnell.com/tr-fastenings/dm3-fastwaz100din125/rondelle-plate-acier-3mm-7mm/dp/2506007">https://fr.farnell.com/tr-fastenings/dm3-fastwaz100din125/rondelle-plate-acier-3mm-7mm/dp/2506007</text:a></text:p>
          </table:table-cell>
          <table:table-cell table:style-name="ce11" table:number-columns-repeated="1007"/>
        </table:table-row>
        <table:table-row table:style-name="ro3">
          <table:table-cell table:style-name="ce18"/>
          <table:table-cell table:style-name="ce18" office:value-type="string">
            <text:p>Nuts, M3</text:p>
          </table:table-cell>
          <table:table-cell table:style-name="ce18"/>
          <table:table-cell table:style-name="ce11"/>
          <table:table-cell table:style-name="ce11" office:value-type="float" office:value="99">
            <text:p>99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 table:formula="of:=[.D180]*[.$B$196]+[.E180]*[.$B$197]+[.F180]*[.$B$198]+[.G180]*[.$B$199]+[.H180]*[.$B$200]+[.I180]*[.$B$201]+[.J180]*[.$B$202]+[.K180]*[.$B$203]" office:value-type="float" office:value="99">
            <text:p>99</text:p>
          </table:table-cell>
          <table:table-cell table:style-name="ce11" office:value-type="float" office:value="100">
            <text:p>100</text:p>
          </table:table-cell>
          <table:table-cell table:style-name="ce62" office:value-type="float" office:value="1.53">
            <text:p>1,530</text:p>
          </table:table-cell>
          <table:table-cell table:style-name="ce66" table:formula="of:=CEILING([.L180]/MAX([.M180];1);1)" office:value-type="float" office:value="1">
            <text:p>1</text:p>
          </table:table-cell>
          <table:table-cell table:style-name="ce73" table:formula="of:=[.O180]*[.N180]" office:value-type="float" office:value="1.53">
            <text:p>1,53</text:p>
          </table:table-cell>
          <table:table-cell table:style-name="ce11" office:value-type="string">
            <text:p><text:a xlink:href="https://fr.farnell.com/tr-fastenings/m3-hfst-z100/nut-full-steel-bzp-m3-pk100/dp/1419447">https://fr.farnell.com/tr-fastenings/m3-hfst-z100/nut-full-steel-bzp-m3-pk100/dp/1419447</text:a></text:p>
          </table:table-cell>
          <table:table-cell table:style-name="ce11" table:number-columns-repeated="1007"/>
        </table:table-row>
        <table:table-row table:style-name="ro3">
          <table:table-cell table:style-name="ce17" office:value-type="string">
            <text:p>Case</text:p>
          </table:table-cell>
          <table:table-cell table:style-name="ce32" office:value-type="string">
            <text:p>3×20 wood screews</text:p>
          </table:table-cell>
          <table:table-cell table:style-name="ce17"/>
          <table:table-cell/>
          <table:table-cell office:value-type="float" office:value="22">
            <text:p>22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table:formula="of:=[.D181]*[.$B$196]+[.E181]*[.$B$197]+[.F181]*[.$B$198]+[.G181]*[.$B$199]+[.H181]*[.$B$200]+[.I181]*[.$B$201]+[.J181]*[.$B$202]+[.K181]*[.$B$203]" office:value-type="float" office:value="26">
            <text:p>26</text:p>
          </table:table-cell>
          <table:table-cell office:value-type="float" office:value="100">
            <text:p>100</text:p>
          </table:table-cell>
          <table:table-cell table:style-name="ce61" table:formula="of:=2.23/1.2" office:value-type="float" office:value="1.85833333333333">
            <text:p>1,858</text:p>
          </table:table-cell>
          <table:table-cell table:style-name="ce65" table:formula="of:=CEILING([.L181]/MAX([.M181];1);1)" office:value-type="float" office:value="1">
            <text:p>1</text:p>
          </table:table-cell>
          <table:table-cell table:formula="of:=[.O181]*[.N181]" office:value-type="float" office:value="1.85833333333333">
            <text:p>1,86</text:p>
          </table:table-cell>
          <table:table-cell office:value-type="string">
            <text:p><text:a xlink:href="https://www.vis-express.fr/fr/vis-bois-vba-tete-ronde-pozi/23160-775204-vba-vis-pour-bois-et-agglomere-tete-ronde-tr-pozi-3x20-acier-zing-blanc-3663072232143.html#/26-conditionnement-100_pieces">https://www.vis-express.fr/fr/vis-bois-vba-tete-ronde-pozi/23160-775204-vba-vis-pour-bois-et-agglomere-tete-ronde-tr-pozi-3x20-acier-zing-blanc-3663072232143.html#/26-conditionnement-100_pieces</text:a></text:p>
          </table:table-cell>
          <table:table-cell table:number-columns-repeated="1007"/>
        </table:table-row>
        <table:table-row table:style-name="ro3">
          <table:table-cell table:style-name="ce17" office:value-type="string">
            <text:p>Case (legs)</text:p>
          </table:table-cell>
          <table:table-cell table:style-name="ce32" office:value-type="string">
            <text:p>4x30 wood screews</text:p>
          </table:table-cell>
          <table:table-cell table:style-name="ce17"/>
          <table:table-cell/>
          <table:table-cell office:value-type="float" office:value="8">
            <text:p>8</text:p>
          </table:table-cell>
          <table:table-cell table:number-columns-repeated="6"/>
          <table:table-cell table:formula="of:=[.D182]*[.$B$196]+[.E182]*[.$B$197]+[.F182]*[.$B$198]+[.G182]*[.$B$199]+[.H182]*[.$B$200]+[.I182]*[.$B$201]+[.J182]*[.$B$202]+[.K182]*[.$B$203]" office:value-type="float" office:value="8">
            <text:p>8</text:p>
          </table:table-cell>
          <table:table-cell office:value-type="float" office:value="100">
            <text:p>100</text:p>
          </table:table-cell>
          <table:table-cell table:style-name="ce61" table:formula="of:=2.23/1.2" office:value-type="float" office:value="1.85833333333333">
            <text:p>1,858</text:p>
          </table:table-cell>
          <table:table-cell table:style-name="ce65" table:formula="of:=CEILING([.L182]/MAX([.M182];1);1)" office:value-type="float" office:value="1">
            <text:p>1</text:p>
          </table:table-cell>
          <table:table-cell table:formula="of:=[.O182]*[.N182]" office:value-type="float" office:value="1.85833333333333">
            <text:p>1,86</text:p>
          </table:table-cell>
          <table:table-cell office:value-type="string">
            <text:p><text:a xlink:href="https://www.vis-express.fr/fr/vis-bois-vba-tete-ronde-pozi/23268-776891-vba-vis-pour-bois-et-agglomere-tete-ronde-tr-pozi-4x30-acier-zing-blanc-3663072010345.html#/26-conditionnement-100_pieces">https://www.vis-express.fr/fr/vis-bois-vba-tete-ronde-pozi/23268-776891-vba-vis-pour-bois-et-agglomere-tete-ronde-tr-pozi-4x30-acier-zing-blanc-3663072010345.html#/26-conditionnement-100_pieces</text:a></text:p>
          </table:table-cell>
          <table:table-cell table:number-columns-repeated="1007"/>
        </table:table-row>
        <table:table-row table:style-name="ro3">
          <table:table-cell table:style-name="ce17"/>
          <table:table-cell office:value-type="string">
            <text:p>Steel sheet, about 0.5 m², 0.75–1 mm thick</text:p>
          </table:table-cell>
          <table:table-cell table:style-name="ce17"/>
          <table:table-cell/>
          <table:table-cell office:value-type="float" office:value="1">
            <text:p>1</text:p>
          </table:table-cell>
          <table:table-cell table:number-columns-repeated="6"/>
          <table:table-cell table:formula="of:=[.D183]*[.$B$196]+[.E183]*[.$B$197]+[.F183]*[.$B$198]+[.G183]*[.$B$199]+[.H183]*[.$B$200]+[.I183]*[.$B$201]+[.J183]*[.$B$202]+[.K183]*[.$B$203]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61" table:formula="of:=16.9/1.2" office:value-type="float" office:value="14.0833333333333">
            <text:p>14,083</text:p>
          </table:table-cell>
          <table:table-cell table:style-name="ce65" table:formula="of:=CEILING([.L183]/MAX([.M183];1);1)" office:value-type="float" office:value="1">
            <text:p>1</text:p>
          </table:table-cell>
          <table:table-cell table:formula="of:=[.O183]*[.N183]" office:value-type="float" office:value="14.0833333333333">
            <text:p>14,08</text:p>
          </table:table-cell>
          <table:table-cell office:value-type="string">
            <text:p><text:a xlink:href="https://www.bricomarche.com/p/tole-lisse-0,75-acier-brut-60x100-cm/4001116381034">https://www.bricomarche.com/p/tole-lisse-0,75-acier-brut-60x100-cm/4001116381034</text:a></text:p>
          </table:table-cell>
          <table:table-cell table:number-columns-repeated="1007"/>
        </table:table-row>
        <table:table-row table:style-name="ro3">
          <table:table-cell table:style-name="ce17"/>
          <table:table-cell table:style-name="ce32" office:value-type="string">
            <text:p>Corner piece, aluminium, 20 × 10 mm, 2 m</text:p>
          </table:table-cell>
          <table:table-cell table:style-name="ce17"/>
          <table:table-cell/>
          <table:table-cell office:value-type="float" office:value="1">
            <text:p>1</text:p>
          </table:table-cell>
          <table:table-cell table:number-columns-repeated="6"/>
          <table:table-cell table:formula="of:=[.D184]*[.$B$196]+[.E184]*[.$B$197]+[.F184]*[.$B$198]+[.G184]*[.$B$199]+[.H184]*[.$B$200]+[.I184]*[.$B$201]+[.J184]*[.$B$202]+[.K184]*[.$B$203]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61" table:formula="of:=8.75/1.2" office:value-type="float" office:value="7.29166666666667">
            <text:p>7,292</text:p>
          </table:table-cell>
          <table:table-cell table:style-name="ce65" table:formula="of:=CEILING([.L184]/MAX([.M184];1);1)" office:value-type="float" office:value="1">
            <text:p>1</text:p>
          </table:table-cell>
          <table:table-cell table:formula="of:=[.O184]*[.N184]" office:value-type="float" office:value="7.29166666666667">
            <text:p>7,29</text:p>
          </table:table-cell>
          <table:table-cell office:value-type="string">
            <text:p><text:a xlink:href="https://www.bricomarche.com/p/corniere-inegale-aluminium-anodise-argent-20x10-mm-x-2-m/4001116050503">https://www.bricomarche.com/p/corniere-inegale-aluminium-anodise-argent-20x10-mm-x-2-m/4001116050503</text:a></text:p>
          </table:table-cell>
          <table:table-cell table:number-columns-repeated="1007"/>
        </table:table-row>
        <table:table-row table:style-name="ro3">
          <table:table-cell table:style-name="ce17"/>
          <table:table-cell table:style-name="ce32" office:value-type="string">
            <text:p>Plywood board, 18–20 mm thick, 250 <text:span text:style-name="T4">× 160 min</text:span></text:p>
          </table:table-cell>
          <table:table-cell table:style-name="ce17"/>
          <table:table-cell/>
          <table:table-cell office:value-type="float" office:value="1">
            <text:p>1</text:p>
          </table:table-cell>
          <table:table-cell table:number-columns-repeated="6"/>
          <table:table-cell table:formula="of:=[.D185]*[.$B$196]+[.E185]*[.$B$197]+[.F185]*[.$B$198]+[.G185]*[.$B$199]+[.H185]*[.$B$200]+[.I185]*[.$B$201]+[.J185]*[.$B$202]+[.K185]*[.$B$203]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61"/>
          <table:table-cell table:style-name="ce65" table:formula="of:=CEILING([.L185]/MAX([.M185];1);1)" office:value-type="float" office:value="1">
            <text:p>1</text:p>
          </table:table-cell>
          <table:table-cell table:formula="of:=[.O185]*[.N185]" office:value-type="float" office:value="0">
            <text:p>0,00</text:p>
          </table:table-cell>
          <table:table-cell table:number-columns-repeated="1008"/>
        </table:table-row>
        <table:table-row table:style-name="ro3">
          <table:table-cell table:style-name="ce17"/>
          <table:table-cell office:value-type="string">
            <text:p>Rubber legs</text:p>
          </table:table-cell>
          <table:table-cell table:style-name="ce17"/>
          <table:table-cell/>
          <table:table-cell office:value-type="float" office:value="8">
            <text:p>8</text:p>
          </table:table-cell>
          <table:table-cell table:number-columns-repeated="6"/>
          <table:table-cell table:formula="of:=[.D186]*[.$B$196]+[.E186]*[.$B$197]+[.F186]*[.$B$198]+[.G186]*[.$B$199]+[.H186]*[.$B$200]+[.I186]*[.$B$201]+[.J186]*[.$B$202]+[.K186]*[.$B$203]"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61" table:formula="of:=0.5/1.2" office:value-type="float" office:value="0.416666666666667">
            <text:p>0,417</text:p>
          </table:table-cell>
          <table:table-cell table:style-name="ce65" table:formula="of:=CEILING([.L186]/MAX([.M186];1);1)" office:value-type="float" office:value="2">
            <text:p>2</text:p>
          </table:table-cell>
          <table:table-cell table:formula="of:=[.O186]*[.N186]" office:value-type="float" office:value="0.833333333333333">
            <text:p>0,83</text:p>
          </table:table-cell>
          <table:table-cell office:value-type="string">
            <text:p><text:a xlink:href="https://www.gotronic.fr/art-pieds-a-visser-pour-coffrets-sj5009-6356.htm">https://www.gotronic.fr/art-pieds-a-visser-pour-coffrets-sj5009-6356.htm</text:a>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3"/>
          <table:table-cell table:number-columns-repeated="2"/>
          <table:table-cell table:style-name="Default" table:number-columns-repeated="1006"/>
        </table:table-row>
        <table:table-row table:style-name="ro4">
          <table:table-cell table:style-name="ce17"/>
          <table:table-cell office:value-type="string">
            <text:p>Fuse, temporised, 250 V, 500 mA</text:p>
            <text:p>Or more, 2A? Inrush current is specified at 40 A for the Pi4 PSU, which is a lot, even for a temporised fuse.</text:p>
          </table:table-cell>
          <table:table-cell table:style-name="ce17"/>
          <table:table-cell/>
          <table:table-cell office:value-type="float" office:value="2">
            <text:p>2</text:p>
          </table:table-cell>
          <table:table-cell table:number-columns-repeated="6"/>
          <table:table-cell table:formula="of:=[.D188]*[.$B$196]+[.E188]*[.$B$197]+[.F188]*[.$B$198]+[.G188]*[.$B$199]+[.H188]*[.$B$200]+[.I188]*[.$B$201]+[.J188]*[.$B$202]+[.K188]*[.$B$203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667</text:p>
          </table:table-cell>
          <table:table-cell table:style-name="ce65" table:formula="of:=CEILING([.L188]/MAX([.M188];1);1)" office:value-type="float" office:value="2">
            <text:p>2</text:p>
          </table:table-cell>
          <table:table-cell table:formula="of:=[.O188]*[.N188]" office:value-type="float" office:value="0.333333333333333">
            <text:p>0,33</text:p>
          </table:table-cell>
          <table:table-cell office:value-type="string">
            <text:p><text:a xlink:href="https://www.gotronic.fr/art-fusible-temporise-500-ma-5479.htm">https://www.gotronic.fr/art-fusible-temporise-500-ma-5479.htm</text:a></text:p>
            <text:p><text:a xlink:href="https://www.gotronic.fr/art-fusible-temporise-2-a-5484.htm">https://www.gotronic.fr/art-fusible-temporise-2-a-5484.htm</text:a></text:p>
          </table:table-cell>
          <table:table-cell table:number-columns-repeated="1007"/>
        </table:table-row>
        <table:table-row table:style-name="ro3">
          <table:table-cell/>
          <table:table-cell office:value-type="string">
            <text:p>Expression pedal, TRS jack with the cursor on the ring</text:p>
          </table:table-cell>
          <table:table-cell office:value-type="string">
            <text:p>Yamaha FC-7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D189]*[.$B$196]+[.E189]*[.$B$197]+[.F189]*[.$B$198]+[.G189]*[.$B$199]+[.H189]*[.$B$200]+[.I189]*[.$B$201]+[.J189]*[.$B$202]+[.K189]*[.$B$203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69/1.2" office:value-type="float" office:value="57.5">
            <text:p>57,5000</text:p>
          </table:table-cell>
          <table:table-cell table:style-name="ce65" table:formula="of:=CEILING([.L189]/MAX([.M189];1);1)" office:value-type="float" office:value="1">
            <text:p>1</text:p>
          </table:table-cell>
          <table:table-cell table:formula="of:=[.O189]*[.N189]" office:value-type="float" office:value="57.5">
            <text:p>57,50</text:p>
          </table:table-cell>
          <table:table-cell table:style-name="ce65" office:value-type="string">
            <text:p><text:span text:style-name="T4"><text:a xlink:href="http://www.thomann.de/fr/yamaha_fc7.htm">http://www.thomann.de/fr/yamaha_fc7.htm</text:a></text:span>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number-columns-repeated="8"/>
          <table:table-cell table:formula="of:=[.D190]*[.$B$196]+[.E190]*[.$B$197]+[.F190]*[.$B$198]+[.G190]*[.$B$199]+[.H190]*[.$B$200]+[.I190]*[.$B$201]+[.J190]*[.$B$202]+[.K190]*[.$B$203]" office:value-type="float" office:value="0">
            <text:p>0</text:p>
          </table:table-cell>
          <table:table-cell table:number-columns-repeated="2"/>
          <table:table-cell table:style-name="ce65" table:formula="of:=CEILING([.L190]/MAX([.M190];1);1)" office:value-type="float" office:value="0">
            <text:p>0</text:p>
          </table:table-cell>
          <table:table-cell table:formula="of:=[.O190]*[.N190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number-columns-repeated="8"/>
          <table:table-cell table:formula="of:=[.D191]*[.$B$196]+[.E191]*[.$B$197]+[.F191]*[.$B$198]+[.G191]*[.$B$199]+[.H191]*[.$B$200]+[.I191]*[.$B$201]+[.J191]*[.$B$202]+[.K191]*[.$B$203]" office:value-type="float" office:value="0">
            <text:p>0</text:p>
          </table:table-cell>
          <table:table-cell table:number-columns-repeated="2"/>
          <table:table-cell table:style-name="ce65" table:formula="of:=CEILING([.L191]/MAX([.M191];1);1)" office:value-type="float" office:value="0">
            <text:p>0</text:p>
          </table:table-cell>
          <table:table-cell table:formula="of:=[.O191]*[.N191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number-columns-repeated="8"/>
          <table:table-cell table:formula="of:=[.D192]*[.$B$196]+[.E192]*[.$B$197]+[.F192]*[.$B$198]+[.G192]*[.$B$199]+[.H192]*[.$B$200]+[.I192]*[.$B$201]+[.J192]*[.$B$202]+[.K192]*[.$B$203]" office:value-type="float" office:value="0">
            <text:p>0</text:p>
          </table:table-cell>
          <table:table-cell table:number-columns-repeated="2"/>
          <table:table-cell table:style-name="ce65" table:formula="of:=CEILING([.L192]/MAX([.M192];1);1)" office:value-type="float" office:value="0">
            <text:p>0</text:p>
          </table:table-cell>
          <table:table-cell table:formula="of:=[.O192]*[.N19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table:style-name="ce19" office:value-type="string">
            <text:p>Total w/o tax</text:p>
          </table:table-cell>
          <table:table-cell table:style-name="ce35"/>
          <table:table-cell table:style-name="ce19" table:number-columns-repeated="11"/>
          <table:table-cell table:style-name="ce64"/>
          <table:table-cell table:style-name="ce19"/>
          <table:table-cell table:style-name="ce75" table:formula="of:=SUM([.P14:.P192])" office:value-type="float" office:value="452.593633613445">
            <text:p>452,59</text:p>
          </table:table-cell>
          <table:table-cell table:style-name="ce19" table:number-columns-repeated="1008"/>
        </table:table-row>
        <table:table-row table:style-name="ro1">
          <table:table-cell table:number-columns-repeated="1024"/>
        </table:table-row>
        <table:table-row table:style-name="ro3">
          <table:table-cell table:style-name="ce20" office:value-type="string">
            <text:p>Subsystem</text:p>
          </table:table-cell>
          <table:table-cell table:style-name="ce36" office:value-type="string">
            <text:p>Count</text:p>
          </table:table-cell>
          <table:table-cell table:number-columns-repeated="1022"/>
        </table:table-row>
        <table:table-row table:style-name="ro3">
          <table:table-cell office:value-type="string">
            <text:p>Main bo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office:value-type="string">
            <text:p>Case &amp; misc.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office:value-type="string">
            <text:p>Audio – Mic preamp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3">
          <table:table-cell office:value-type="string">
            <text:p>Audio – Input channel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3">
          <table:table-cell office:value-type="string">
            <text:p>Audio – Output stage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office:value-type="string">
            <text:p>Audio – Power supply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office:value-type="string">
            <text:p>Audio – Digital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office:value-type="string">
            <text:p>Audio – Other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 table:number-rows-repeated="653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1" table:style-name="ta1" table:print="false">
        <table:table-column table:style-name="co8" table:default-cell-style-name="Default"/>
        <table:table-column table:style-name="co9" table:default-cell-style-name="ce4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Source</text:p>
          </table:table-cell>
          <table:table-cell office:value-type="string">
            <text:p>essai-v2.sch</text:p>
          </table:table-cell>
          <table:table-cell table:number-columns-repeated="2"/>
        </table:table-row>
        <table:table-row table:style-name="ro3">
          <table:table-cell office:value-type="string">
            <text:p>Kicad Rev</text:p>
          </table:table-cell>
          <table:table-cell office:value-type="string">
            <text:p>Eeschema 4.0.6</text:p>
          </table:table-cell>
          <table:table-cell table:number-columns-repeated="2"/>
        </table:table-row>
        <table:table-row table:style-name="ro3">
          <table:table-cell office:value-type="string">
            <text:p>Generated Date</text:p>
          </table:table-cell>
          <table:table-cell table:style-name="ce13" office:value-type="date" office:date-value="2017-03-22T10:07:01">
            <text:p>22/03/17 10:0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3">
          <table:table-cell office:value-type="string">
            <text:p>Title</text:p>
          </table:table-cell>
          <table:table-cell office:value-type="string">
            <text:p>Pédale Vite audio interface</text:p>
          </table:table-cell>
          <table:table-cell table:number-columns-repeated="2"/>
        </table:table-row>
        <table:table-row table:style-name="ro3">
          <table:table-cell office:value-type="string">
            <text:p>Company</text:p>
          </table:table-cell>
          <table:table-cell office:value-type="string">
            <text:p>Firesledge</text:p>
          </table:table-cell>
          <table:table-cell table:number-columns-repeated="2"/>
        </table:table-row>
        <table:table-row table:style-name="ro3">
          <table:table-cell office:value-type="string">
            <text:p>Revision</text:p>
          </table:table-cell>
          <table:table-cell office:value-type="string">
            <text:p>Draft design</text:p>
          </table:table-cell>
          <table:table-cell table:number-columns-repeated="2"/>
        </table:table-row>
        <table:table-row table:style-name="ro1">
          <table:table-cell office:value-type="string">
            <text:p>Date Issue</text:p>
          </table:table-cell>
          <table:table-cell table:style-name="ce14" office:value-type="date" office:date-value="2017-03-21">
            <text:p>21/03/1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3">
          <table:table-cell office:value-type="string">
            <text:p>Reference</text:p>
          </table:table-cell>
          <table:table-cell office:value-type="string">
            <text:p>Value</text:p>
          </table:table-cell>
          <table:table-cell office:value-type="string">
            <text:p>Library</text:p>
          </table:table-cell>
          <table:table-cell office:value-type="string">
            <text:p>Library Ref</text:p>
          </table:table-cell>
        </table:table-row>
        <table:table-row table:style-name="ro3">
          <table:table-cell office:value-type="string">
            <text:p>C1</text:p>
          </table:table-cell>
          <table:table-cell office:value-type="string">
            <text:p>2200u 50V</text:p>
          </table:table-cell>
          <table:table-cell office:value-type="string">
            <text:p>device</text:p>
          </table:table-cell>
          <table:table-cell office:value-type="string">
            <text:p>CP</text:p>
          </table:table-cell>
        </table:table-row>
        <table:table-row table:style-name="ro3">
          <table:table-cell office:value-type="string">
            <text:p>C2</text:p>
          </table:table-cell>
          <table:table-cell office:value-type="string">
            <text:p>2200u 50V</text:p>
          </table:table-cell>
          <table:table-cell office:value-type="string">
            <text:p>device</text:p>
          </table:table-cell>
          <table:table-cell office:value-type="string">
            <text:p>CP</text:p>
          </table:table-cell>
        </table:table-row>
        <table:table-row table:style-name="ro3">
          <table:table-cell office:value-type="string">
            <text:p>C3</text:p>
          </table:table-cell>
          <table:table-cell office:value-type="string">
            <text:p>100n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4</text:p>
          </table:table-cell>
          <table:table-cell office:value-type="string">
            <text:p>100n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5</text:p>
          </table:table-cell>
          <table:table-cell office:value-type="string">
            <text:p>1000u 35V</text:p>
          </table:table-cell>
          <table:table-cell office:value-type="string">
            <text:p>device</text:p>
          </table:table-cell>
          <table:table-cell office:value-type="string">
            <text:p>CP</text:p>
          </table:table-cell>
        </table:table-row>
        <table:table-row table:style-name="ro3">
          <table:table-cell office:value-type="string">
            <text:p>C6</text:p>
          </table:table-cell>
          <table:table-cell office:value-type="string">
            <text:p>1000u 35V</text:p>
          </table:table-cell>
          <table:table-cell office:value-type="string">
            <text:p>device</text:p>
          </table:table-cell>
          <table:table-cell office:value-type="string">
            <text:p>CP</text:p>
          </table:table-cell>
        </table:table-row>
        <table:table-row table:style-name="ro3">
          <table:table-cell office:value-type="string">
            <text:p>C7</text:p>
          </table:table-cell>
          <table:table-cell office:value-type="string">
            <text:p>100n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8</text:p>
          </table:table-cell>
          <table:table-cell office:value-type="string">
            <text:p>100n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9</text:p>
          </table:table-cell>
          <table:table-cell office:value-type="string">
            <text:p>100n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10</text:p>
          </table:table-cell>
          <table:table-cell office:value-type="string">
            <text:p>100u 25V</text:p>
          </table:table-cell>
          <table:table-cell office:value-type="string">
            <text:p>device</text:p>
          </table:table-cell>
          <table:table-cell office:value-type="string">
            <text:p>CP</text:p>
          </table:table-cell>
        </table:table-row>
        <table:table-row table:style-name="ro3">
          <table:table-cell office:value-type="string">
            <text:p>C11</text:p>
          </table:table-cell>
          <table:table-cell office:value-type="string">
            <text:p>100n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12</text:p>
          </table:table-cell>
          <table:table-cell office:value-type="string">
            <text:p>100u 35V</text:p>
          </table:table-cell>
          <table:table-cell office:value-type="string">
            <text:p>device</text:p>
          </table:table-cell>
          <table:table-cell office:value-type="string">
            <text:p>CP</text:p>
          </table:table-cell>
        </table:table-row>
        <table:table-row table:style-name="ro3">
          <table:table-cell office:value-type="string">
            <text:p>C13</text:p>
          </table:table-cell>
          <table:table-cell office:value-type="string">
            <text:p>100u 35V</text:p>
          </table:table-cell>
          <table:table-cell office:value-type="string">
            <text:p>device</text:p>
          </table:table-cell>
          <table:table-cell office:value-type="string">
            <text:p>CP</text:p>
          </table:table-cell>
        </table:table-row>
        <table:table-row table:style-name="ro3">
          <table:table-cell office:value-type="string">
            <text:p>C14</text:p>
          </table:table-cell>
          <table:table-cell office:value-type="string">
            <text:p>100n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15</text:p>
          </table:table-cell>
          <table:table-cell office:value-type="string">
            <text:p>100n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16</text:p>
          </table:table-cell>
          <table:table-cell office:value-type="string">
            <text:p>100u 35V</text:p>
          </table:table-cell>
          <table:table-cell office:value-type="string">
            <text:p>device</text:p>
          </table:table-cell>
          <table:table-cell office:value-type="string">
            <text:p>CP</text:p>
          </table:table-cell>
        </table:table-row>
        <table:table-row table:style-name="ro3">
          <table:table-cell office:value-type="string">
            <text:p>C17</text:p>
          </table:table-cell>
          <table:table-cell office:value-type="string">
            <text:p>100u 35V</text:p>
          </table:table-cell>
          <table:table-cell office:value-type="string">
            <text:p>device</text:p>
          </table:table-cell>
          <table:table-cell office:value-type="string">
            <text:p>CP</text:p>
          </table:table-cell>
        </table:table-row>
        <table:table-row table:style-name="ro3">
          <table:table-cell office:value-type="string">
            <text:p>C18</text:p>
          </table:table-cell>
          <table:table-cell office:value-type="string">
            <text:p>10u 25V</text:p>
          </table:table-cell>
          <table:table-cell office:value-type="string">
            <text:p>device</text:p>
          </table:table-cell>
          <table:table-cell office:value-type="string">
            <text:p>CP</text:p>
          </table:table-cell>
        </table:table-row>
        <table:table-row table:style-name="ro3">
          <table:table-cell office:value-type="string">
            <text:p>C19</text:p>
          </table:table-cell>
          <table:table-cell office:value-type="string">
            <text:p>100n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20</text:p>
          </table:table-cell>
          <table:table-cell office:value-type="string">
            <text:p>100n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21</text:p>
          </table:table-cell>
          <table:table-cell office:value-type="string">
            <text:p>10u 25V</text:p>
          </table:table-cell>
          <table:table-cell office:value-type="string">
            <text:p>device</text:p>
          </table:table-cell>
          <table:table-cell office:value-type="string">
            <text:p>CP</text:p>
          </table:table-cell>
        </table:table-row>
        <table:table-row table:style-name="ro3">
          <table:table-cell office:value-type="string">
            <text:p>C22</text:p>
          </table:table-cell>
          <table:table-cell office:value-type="string">
            <text:p>1n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30</text:p>
          </table:table-cell>
          <table:table-cell office:value-type="string">
            <text:p>10u 50V</text:p>
          </table:table-cell>
          <table:table-cell office:value-type="string">
            <text:p>device</text:p>
          </table:table-cell>
          <table:table-cell office:value-type="string">
            <text:p>CP</text:p>
          </table:table-cell>
        </table:table-row>
        <table:table-row table:style-name="ro3">
          <table:table-cell office:value-type="string">
            <text:p>C31</text:p>
          </table:table-cell>
          <table:table-cell office:value-type="string">
            <text:p>10u 50V</text:p>
          </table:table-cell>
          <table:table-cell office:value-type="string">
            <text:p>device</text:p>
          </table:table-cell>
          <table:table-cell office:value-type="string">
            <text:p>CP</text:p>
          </table:table-cell>
        </table:table-row>
        <table:table-row table:style-name="ro3">
          <table:table-cell office:value-type="string">
            <text:p>C32</text:p>
          </table:table-cell>
          <table:table-cell office:value-type="string">
            <text:p>1n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33</text:p>
          </table:table-cell>
          <table:table-cell office:value-type="string">
            <text:p>1n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34</text:p>
          </table:table-cell>
          <table:table-cell office:value-type="string">
            <text:p>470u 25V</text:p>
          </table:table-cell>
          <table:table-cell office:value-type="string">
            <text:p>device</text:p>
          </table:table-cell>
          <table:table-cell office:value-type="string">
            <text:p>CP</text:p>
          </table:table-cell>
        </table:table-row>
        <table:table-row table:style-name="ro3">
          <table:table-cell office:value-type="string">
            <text:p>C35</text:p>
          </table:table-cell>
          <table:table-cell office:value-type="string">
            <text:p>1u tant</text:p>
          </table:table-cell>
          <table:table-cell office:value-type="string">
            <text:p>device</text:p>
          </table:table-cell>
          <table:table-cell office:value-type="string">
            <text:p>CP</text:p>
          </table:table-cell>
        </table:table-row>
        <table:table-row table:style-name="ro3">
          <table:table-cell office:value-type="string">
            <text:p>C36</text:p>
          </table:table-cell>
          <table:table-cell office:value-type="string">
            <text:p>1u tant</text:p>
          </table:table-cell>
          <table:table-cell office:value-type="string">
            <text:p>device</text:p>
          </table:table-cell>
          <table:table-cell office:value-type="string">
            <text:p>CP</text:p>
          </table:table-cell>
        </table:table-row>
        <table:table-row table:style-name="ro3">
          <table:table-cell office:value-type="string">
            <text:p>C37</text:p>
          </table:table-cell>
          <table:table-cell office:value-type="string">
            <text:p>10u 35V</text:p>
          </table:table-cell>
          <table:table-cell office:value-type="string">
            <text:p>device</text:p>
          </table:table-cell>
          <table:table-cell office:value-type="string">
            <text:p>CP</text:p>
          </table:table-cell>
        </table:table-row>
        <table:table-row table:style-name="ro3">
          <table:table-cell office:value-type="string">
            <text:p>C38</text:p>
          </table:table-cell>
          <table:table-cell office:value-type="string">
            <text:p>10u 35V</text:p>
          </table:table-cell>
          <table:table-cell office:value-type="string">
            <text:p>device</text:p>
          </table:table-cell>
          <table:table-cell office:value-type="string">
            <text:p>CP</text:p>
          </table:table-cell>
        </table:table-row>
        <table:table-row table:style-name="ro3">
          <table:table-cell office:value-type="string">
            <text:p>C39</text:p>
          </table:table-cell>
          <table:table-cell office:value-type="string">
            <text:p>100n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40</text:p>
          </table:table-cell>
          <table:table-cell office:value-type="string">
            <text:p>10u 50V</text:p>
          </table:table-cell>
          <table:table-cell office:value-type="string">
            <text:p>device</text:p>
          </table:table-cell>
          <table:table-cell office:value-type="string">
            <text:p>CP</text:p>
          </table:table-cell>
        </table:table-row>
        <table:table-row table:style-name="ro3">
          <table:table-cell office:value-type="string">
            <text:p>C41</text:p>
          </table:table-cell>
          <table:table-cell office:value-type="string">
            <text:p>10u 50V</text:p>
          </table:table-cell>
          <table:table-cell office:value-type="string">
            <text:p>device</text:p>
          </table:table-cell>
          <table:table-cell office:value-type="string">
            <text:p>CP</text:p>
          </table:table-cell>
        </table:table-row>
        <table:table-row table:style-name="ro3">
          <table:table-cell office:value-type="string">
            <text:p>C42</text:p>
          </table:table-cell>
          <table:table-cell office:value-type="string">
            <text:p>100n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43</text:p>
          </table:table-cell>
          <table:table-cell office:value-type="string">
            <text:p>1n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44</text:p>
          </table:table-cell>
          <table:table-cell office:value-type="string">
            <text:p>1n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45</text:p>
          </table:table-cell>
          <table:table-cell office:value-type="string">
            <text:p>100n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46</text:p>
          </table:table-cell>
          <table:table-cell office:value-type="string">
            <text:p>1n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47</text:p>
          </table:table-cell>
          <table:table-cell office:value-type="string">
            <text:p>1n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48</text:p>
          </table:table-cell>
          <table:table-cell office:value-type="string">
            <text:p>3n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50</text:p>
          </table:table-cell>
          <table:table-cell office:value-type="string">
            <text:p>10u 50V</text:p>
          </table:table-cell>
          <table:table-cell office:value-type="string">
            <text:p>device</text:p>
          </table:table-cell>
          <table:table-cell office:value-type="string">
            <text:p>CP</text:p>
          </table:table-cell>
        </table:table-row>
        <table:table-row table:style-name="ro3">
          <table:table-cell office:value-type="string">
            <text:p>C51</text:p>
          </table:table-cell>
          <table:table-cell office:value-type="string">
            <text:p>10u 50V</text:p>
          </table:table-cell>
          <table:table-cell office:value-type="string">
            <text:p>device</text:p>
          </table:table-cell>
          <table:table-cell office:value-type="string">
            <text:p>CP</text:p>
          </table:table-cell>
        </table:table-row>
        <table:table-row table:style-name="ro3">
          <table:table-cell office:value-type="string">
            <text:p>C52</text:p>
          </table:table-cell>
          <table:table-cell office:value-type="string">
            <text:p>1n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53</text:p>
          </table:table-cell>
          <table:table-cell office:value-type="string">
            <text:p>1n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54</text:p>
          </table:table-cell>
          <table:table-cell office:value-type="string">
            <text:p>470u 25V</text:p>
          </table:table-cell>
          <table:table-cell office:value-type="string">
            <text:p>device</text:p>
          </table:table-cell>
          <table:table-cell office:value-type="string">
            <text:p>CP</text:p>
          </table:table-cell>
        </table:table-row>
        <table:table-row table:style-name="ro3">
          <table:table-cell office:value-type="string">
            <text:p>C55</text:p>
          </table:table-cell>
          <table:table-cell office:value-type="string">
            <text:p>1u tant</text:p>
          </table:table-cell>
          <table:table-cell office:value-type="string">
            <text:p>device</text:p>
          </table:table-cell>
          <table:table-cell office:value-type="string">
            <text:p>CP</text:p>
          </table:table-cell>
        </table:table-row>
        <table:table-row table:style-name="ro3">
          <table:table-cell office:value-type="string">
            <text:p>C56</text:p>
          </table:table-cell>
          <table:table-cell office:value-type="string">
            <text:p>1u tant</text:p>
          </table:table-cell>
          <table:table-cell office:value-type="string">
            <text:p>device</text:p>
          </table:table-cell>
          <table:table-cell office:value-type="string">
            <text:p>CP</text:p>
          </table:table-cell>
        </table:table-row>
        <table:table-row table:style-name="ro3">
          <table:table-cell office:value-type="string">
            <text:p>C57</text:p>
          </table:table-cell>
          <table:table-cell office:value-type="string">
            <text:p>10u 35V</text:p>
          </table:table-cell>
          <table:table-cell office:value-type="string">
            <text:p>device</text:p>
          </table:table-cell>
          <table:table-cell office:value-type="string">
            <text:p>CP</text:p>
          </table:table-cell>
        </table:table-row>
        <table:table-row table:style-name="ro3">
          <table:table-cell office:value-type="string">
            <text:p>C58</text:p>
          </table:table-cell>
          <table:table-cell office:value-type="string">
            <text:p>10u 35V</text:p>
          </table:table-cell>
          <table:table-cell office:value-type="string">
            <text:p>device</text:p>
          </table:table-cell>
          <table:table-cell office:value-type="string">
            <text:p>CP</text:p>
          </table:table-cell>
        </table:table-row>
        <table:table-row table:style-name="ro3">
          <table:table-cell office:value-type="string">
            <text:p>C59</text:p>
          </table:table-cell>
          <table:table-cell office:value-type="string">
            <text:p>100n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60</text:p>
          </table:table-cell>
          <table:table-cell office:value-type="string">
            <text:p>10u 50V</text:p>
          </table:table-cell>
          <table:table-cell office:value-type="string">
            <text:p>device</text:p>
          </table:table-cell>
          <table:table-cell office:value-type="string">
            <text:p>CP</text:p>
          </table:table-cell>
        </table:table-row>
        <table:table-row table:style-name="ro3">
          <table:table-cell office:value-type="string">
            <text:p>C61</text:p>
          </table:table-cell>
          <table:table-cell office:value-type="string">
            <text:p>10u 50V</text:p>
          </table:table-cell>
          <table:table-cell office:value-type="string">
            <text:p>device</text:p>
          </table:table-cell>
          <table:table-cell office:value-type="string">
            <text:p>CP</text:p>
          </table:table-cell>
        </table:table-row>
        <table:table-row table:style-name="ro3">
          <table:table-cell office:value-type="string">
            <text:p>C62</text:p>
          </table:table-cell>
          <table:table-cell office:value-type="string">
            <text:p>100n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63</text:p>
          </table:table-cell>
          <table:table-cell office:value-type="string">
            <text:p>1n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64</text:p>
          </table:table-cell>
          <table:table-cell office:value-type="string">
            <text:p>1n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65</text:p>
          </table:table-cell>
          <table:table-cell office:value-type="string">
            <text:p>100n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66</text:p>
          </table:table-cell>
          <table:table-cell office:value-type="string">
            <text:p>1n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67</text:p>
          </table:table-cell>
          <table:table-cell office:value-type="string">
            <text:p>1n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68</text:p>
          </table:table-cell>
          <table:table-cell office:value-type="string">
            <text:p>3n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70</text:p>
          </table:table-cell>
          <table:table-cell office:value-type="string">
            <text:p>100n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71</text:p>
          </table:table-cell>
          <table:table-cell office:value-type="string">
            <text:p>4p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72</text:p>
          </table:table-cell>
          <table:table-cell office:value-type="string">
            <text:p>4p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73</text:p>
          </table:table-cell>
          <table:table-cell office:value-type="string">
            <text:p>100u 25V</text:p>
          </table:table-cell>
          <table:table-cell office:value-type="string">
            <text:p>device</text:p>
          </table:table-cell>
          <table:table-cell office:value-type="string">
            <text:p>CP</text:p>
          </table:table-cell>
        </table:table-row>
        <table:table-row table:style-name="ro3">
          <table:table-cell office:value-type="string">
            <text:p>C74</text:p>
          </table:table-cell>
          <table:table-cell office:value-type="string">
            <text:p>100n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75</text:p>
          </table:table-cell>
          <table:table-cell office:value-type="string">
            <text:p>100u 25V</text:p>
          </table:table-cell>
          <table:table-cell office:value-type="string">
            <text:p>device</text:p>
          </table:table-cell>
          <table:table-cell office:value-type="string">
            <text:p>CP</text:p>
          </table:table-cell>
        </table:table-row>
        <table:table-row table:style-name="ro3">
          <table:table-cell office:value-type="string">
            <text:p>C76</text:p>
          </table:table-cell>
          <table:table-cell office:value-type="string">
            <text:p>100n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77</text:p>
          </table:table-cell>
          <table:table-cell office:value-type="string">
            <text:p>1u 25V</text:p>
          </table:table-cell>
          <table:table-cell office:value-type="string">
            <text:p>device</text:p>
          </table:table-cell>
          <table:table-cell office:value-type="string">
            <text:p>CP</text:p>
          </table:table-cell>
        </table:table-row>
        <table:table-row table:style-name="ro3">
          <table:table-cell office:value-type="string">
            <text:p>C78</text:p>
          </table:table-cell>
          <table:table-cell office:value-type="string">
            <text:p>100n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79</text:p>
          </table:table-cell>
          <table:table-cell office:value-type="string">
            <text:p>1u 25V</text:p>
          </table:table-cell>
          <table:table-cell office:value-type="string">
            <text:p>device</text:p>
          </table:table-cell>
          <table:table-cell office:value-type="string">
            <text:p>CP</text:p>
          </table:table-cell>
        </table:table-row>
        <table:table-row table:style-name="ro3">
          <table:table-cell office:value-type="string">
            <text:p>C80</text:p>
          </table:table-cell>
          <table:table-cell office:value-type="string">
            <text:p>100n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81</text:p>
          </table:table-cell>
          <table:table-cell office:value-type="string">
            <text:p>100u 25V</text:p>
          </table:table-cell>
          <table:table-cell office:value-type="string">
            <text:p>device</text:p>
          </table:table-cell>
          <table:table-cell office:value-type="string">
            <text:p>CP</text:p>
          </table:table-cell>
        </table:table-row>
        <table:table-row table:style-name="ro3">
          <table:table-cell office:value-type="string">
            <text:p>C82</text:p>
          </table:table-cell>
          <table:table-cell office:value-type="string">
            <text:p>100n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83</text:p>
          </table:table-cell>
          <table:table-cell office:value-type="string">
            <text:p>100p C0G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84</text:p>
          </table:table-cell>
          <table:table-cell office:value-type="string">
            <text:p>100p C0G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90</text:p>
          </table:table-cell>
          <table:table-cell office:value-type="string">
            <text:p>100u 25V</text:p>
          </table:table-cell>
          <table:table-cell office:value-type="string">
            <text:p>device</text:p>
          </table:table-cell>
          <table:table-cell office:value-type="string">
            <text:p>CP</text:p>
          </table:table-cell>
        </table:table-row>
        <table:table-row table:style-name="ro3">
          <table:table-cell office:value-type="string">
            <text:p>C91</text:p>
          </table:table-cell>
          <table:table-cell office:value-type="string">
            <text:p>100u 25V</text:p>
          </table:table-cell>
          <table:table-cell office:value-type="string">
            <text:p>device</text:p>
          </table:table-cell>
          <table:table-cell office:value-type="string">
            <text:p>CP</text:p>
          </table:table-cell>
        </table:table-row>
        <table:table-row table:style-name="ro3">
          <table:table-cell office:value-type="string">
            <text:p>C92</text:p>
          </table:table-cell>
          <table:table-cell office:value-type="string">
            <text:p>2n2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93</text:p>
          </table:table-cell>
          <table:table-cell office:value-type="string">
            <text:p>6n8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94</text:p>
          </table:table-cell>
          <table:table-cell office:value-type="string">
            <text:p>470p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95</text:p>
          </table:table-cell>
          <table:table-cell office:value-type="string">
            <text:p>1n5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96</text:p>
          </table:table-cell>
          <table:table-cell office:value-type="string">
            <text:p>100n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97</text:p>
          </table:table-cell>
          <table:table-cell office:value-type="string">
            <text:p>100n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98</text:p>
          </table:table-cell>
          <table:table-cell office:value-type="string">
            <text:p>100n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100</text:p>
          </table:table-cell>
          <table:table-cell office:value-type="string">
            <text:p>100u 25V</text:p>
          </table:table-cell>
          <table:table-cell office:value-type="string">
            <text:p>device</text:p>
          </table:table-cell>
          <table:table-cell office:value-type="string">
            <text:p>CP</text:p>
          </table:table-cell>
        </table:table-row>
        <table:table-row table:style-name="ro3">
          <table:table-cell office:value-type="string">
            <text:p>C101</text:p>
          </table:table-cell>
          <table:table-cell office:value-type="string">
            <text:p>100u 25V</text:p>
          </table:table-cell>
          <table:table-cell office:value-type="string">
            <text:p>device</text:p>
          </table:table-cell>
          <table:table-cell office:value-type="string">
            <text:p>CP</text:p>
          </table:table-cell>
        </table:table-row>
        <table:table-row table:style-name="ro3">
          <table:table-cell office:value-type="string">
            <text:p>C102</text:p>
          </table:table-cell>
          <table:table-cell office:value-type="string">
            <text:p>2n2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103</text:p>
          </table:table-cell>
          <table:table-cell office:value-type="string">
            <text:p>6n8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104</text:p>
          </table:table-cell>
          <table:table-cell office:value-type="string">
            <text:p>470p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105</text:p>
          </table:table-cell>
          <table:table-cell office:value-type="string">
            <text:p>1n5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110</text:p>
          </table:table-cell>
          <table:table-cell office:value-type="string">
            <text:p>470p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111</text:p>
          </table:table-cell>
          <table:table-cell office:value-type="string">
            <text:p>470p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112</text:p>
          </table:table-cell>
          <table:table-cell office:value-type="string">
            <text:p>470p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113</text:p>
          </table:table-cell>
          <table:table-cell office:value-type="string">
            <text:p>470p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114</text:p>
          </table:table-cell>
          <table:table-cell office:value-type="string">
            <text:p>470p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115</text:p>
          </table:table-cell>
          <table:table-cell office:value-type="string">
            <text:p>470p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116</text:p>
          </table:table-cell>
          <table:table-cell office:value-type="string">
            <text:p>470p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C117</text:p>
          </table:table-cell>
          <table:table-cell office:value-type="string">
            <text:p>470p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D1</text:p>
          </table:table-cell>
          <table:table-cell office:value-type="string">
            <text:p>BYV27-200-TAP</text:p>
          </table:table-cell>
          <table:table-cell office:value-type="string">
            <text:p>device</text:p>
          </table:table-cell>
          <table:table-cell office:value-type="string">
            <text:p>D_ALT</text:p>
          </table:table-cell>
        </table:table-row>
        <table:table-row table:style-name="ro3">
          <table:table-cell office:value-type="string">
            <text:p>D2</text:p>
          </table:table-cell>
          <table:table-cell office:value-type="string">
            <text:p>BYV27-200-TAP</text:p>
          </table:table-cell>
          <table:table-cell office:value-type="string">
            <text:p>device</text:p>
          </table:table-cell>
          <table:table-cell office:value-type="string">
            <text:p>D_ALT</text:p>
          </table:table-cell>
        </table:table-row>
        <table:table-row table:style-name="ro3">
          <table:table-cell office:value-type="string">
            <text:p>D3</text:p>
          </table:table-cell>
          <table:table-cell office:value-type="string">
            <text:p>BYV27-200-TAP</text:p>
          </table:table-cell>
          <table:table-cell office:value-type="string">
            <text:p>device</text:p>
          </table:table-cell>
          <table:table-cell office:value-type="string">
            <text:p>D_ALT</text:p>
          </table:table-cell>
        </table:table-row>
        <table:table-row table:style-name="ro3">
          <table:table-cell office:value-type="string">
            <text:p>D4</text:p>
          </table:table-cell>
          <table:table-cell office:value-type="string">
            <text:p>BYV27-200-TAP</text:p>
          </table:table-cell>
          <table:table-cell office:value-type="string">
            <text:p>device</text:p>
          </table:table-cell>
          <table:table-cell office:value-type="string">
            <text:p>D_ALT</text:p>
          </table:table-cell>
        </table:table-row>
        <table:table-row table:style-name="ro3">
          <table:table-cell office:value-type="string">
            <text:p>D5</text:p>
          </table:table-cell>
          <table:table-cell office:value-type="string">
            <text:p>1N4004</text:p>
          </table:table-cell>
          <table:table-cell office:value-type="string">
            <text:p>device</text:p>
          </table:table-cell>
          <table:table-cell office:value-type="string">
            <text:p>D_ALT</text:p>
          </table:table-cell>
        </table:table-row>
        <table:table-row table:style-name="ro3">
          <table:table-cell office:value-type="string">
            <text:p>D6</text:p>
          </table:table-cell>
          <table:table-cell office:value-type="string">
            <text:p>1N4004</text:p>
          </table:table-cell>
          <table:table-cell office:value-type="string">
            <text:p>device</text:p>
          </table:table-cell>
          <table:table-cell office:value-type="string">
            <text:p>D_ALT</text:p>
          </table:table-cell>
        </table:table-row>
        <table:table-row table:style-name="ro3">
          <table:table-cell office:value-type="string">
            <text:p>D7</text:p>
          </table:table-cell>
          <table:table-cell office:value-type="string">
            <text:p>1N4004</text:p>
          </table:table-cell>
          <table:table-cell office:value-type="string">
            <text:p>device</text:p>
          </table:table-cell>
          <table:table-cell office:value-type="string">
            <text:p>D_ALT</text:p>
          </table:table-cell>
        </table:table-row>
        <table:table-row table:style-name="ro3">
          <table:table-cell office:value-type="string">
            <text:p>D8</text:p>
          </table:table-cell>
          <table:table-cell office:value-type="string">
            <text:p>1N4004</text:p>
          </table:table-cell>
          <table:table-cell office:value-type="string">
            <text:p>device</text:p>
          </table:table-cell>
          <table:table-cell office:value-type="string">
            <text:p>D_ALT</text:p>
          </table:table-cell>
        </table:table-row>
        <table:table-row table:style-name="ro3">
          <table:table-cell office:value-type="string">
            <text:p>D10</text:p>
          </table:table-cell>
          <table:table-cell office:value-type="string">
            <text:p>1N4448</text:p>
          </table:table-cell>
          <table:table-cell office:value-type="string">
            <text:p>device</text:p>
          </table:table-cell>
          <table:table-cell office:value-type="string">
            <text:p>D_ALT</text:p>
          </table:table-cell>
        </table:table-row>
        <table:table-row table:style-name="ro3">
          <table:table-cell office:value-type="string">
            <text:p>D11</text:p>
          </table:table-cell>
          <table:table-cell office:value-type="string">
            <text:p>1N4448</text:p>
          </table:table-cell>
          <table:table-cell office:value-type="string">
            <text:p>device</text:p>
          </table:table-cell>
          <table:table-cell office:value-type="string">
            <text:p>D_ALT</text:p>
          </table:table-cell>
        </table:table-row>
        <table:table-row table:style-name="ro3">
          <table:table-cell office:value-type="string">
            <text:p>D12</text:p>
          </table:table-cell>
          <table:table-cell office:value-type="string">
            <text:p>1N4448</text:p>
          </table:table-cell>
          <table:table-cell office:value-type="string">
            <text:p>device</text:p>
          </table:table-cell>
          <table:table-cell office:value-type="string">
            <text:p>D_ALT</text:p>
          </table:table-cell>
        </table:table-row>
        <table:table-row table:style-name="ro3">
          <table:table-cell office:value-type="string">
            <text:p>D13</text:p>
          </table:table-cell>
          <table:table-cell office:value-type="string">
            <text:p>1N4448</text:p>
          </table:table-cell>
          <table:table-cell office:value-type="string">
            <text:p>device</text:p>
          </table:table-cell>
          <table:table-cell office:value-type="string">
            <text:p>D_ALT</text:p>
          </table:table-cell>
        </table:table-row>
        <table:table-row table:style-name="ro3">
          <table:table-cell office:value-type="string">
            <text:p>D14</text:p>
          </table:table-cell>
          <table:table-cell office:value-type="string">
            <text:p>1N5817</text:p>
          </table:table-cell>
          <table:table-cell office:value-type="string">
            <text:p>device</text:p>
          </table:table-cell>
          <table:table-cell office:value-type="string">
            <text:p>D_Schottky</text:p>
          </table:table-cell>
        </table:table-row>
        <table:table-row table:style-name="ro3">
          <table:table-cell office:value-type="string">
            <text:p>D15</text:p>
          </table:table-cell>
          <table:table-cell office:value-type="string">
            <text:p>1N5817</text:p>
          </table:table-cell>
          <table:table-cell office:value-type="string">
            <text:p>device</text:p>
          </table:table-cell>
          <table:table-cell office:value-type="string">
            <text:p>D_Schottky</text:p>
          </table:table-cell>
        </table:table-row>
        <table:table-row table:style-name="ro3">
          <table:table-cell office:value-type="string">
            <text:p>D16</text:p>
          </table:table-cell>
          <table:table-cell office:value-type="string">
            <text:p>1N5817</text:p>
          </table:table-cell>
          <table:table-cell office:value-type="string">
            <text:p>device</text:p>
          </table:table-cell>
          <table:table-cell office:value-type="string">
            <text:p>D_Schottky</text:p>
          </table:table-cell>
        </table:table-row>
        <table:table-row table:style-name="ro3">
          <table:table-cell office:value-type="string">
            <text:p>D17</text:p>
          </table:table-cell>
          <table:table-cell office:value-type="string">
            <text:p>1N5817</text:p>
          </table:table-cell>
          <table:table-cell office:value-type="string">
            <text:p>device</text:p>
          </table:table-cell>
          <table:table-cell office:value-type="string">
            <text:p>D_Schottky</text:p>
          </table:table-cell>
        </table:table-row>
        <table:table-row table:style-name="ro3">
          <table:table-cell office:value-type="string">
            <text:p>D18</text:p>
          </table:table-cell>
          <table:table-cell office:value-type="string">
            <text:p>1N4448</text:p>
          </table:table-cell>
          <table:table-cell office:value-type="string">
            <text:p>device</text:p>
          </table:table-cell>
          <table:table-cell office:value-type="string">
            <text:p>D_ALT</text:p>
          </table:table-cell>
        </table:table-row>
        <table:table-row table:style-name="ro3">
          <table:table-cell office:value-type="string">
            <text:p>D19</text:p>
          </table:table-cell>
          <table:table-cell office:value-type="string">
            <text:p>1N4448</text:p>
          </table:table-cell>
          <table:table-cell office:value-type="string">
            <text:p>device</text:p>
          </table:table-cell>
          <table:table-cell office:value-type="string">
            <text:p>D_ALT</text:p>
          </table:table-cell>
        </table:table-row>
        <table:table-row table:style-name="ro3">
          <table:table-cell office:value-type="string">
            <text:p>D20</text:p>
          </table:table-cell>
          <table:table-cell office:value-type="string">
            <text:p>1N4448</text:p>
          </table:table-cell>
          <table:table-cell office:value-type="string">
            <text:p>device</text:p>
          </table:table-cell>
          <table:table-cell office:value-type="string">
            <text:p>D_ALT</text:p>
          </table:table-cell>
        </table:table-row>
        <table:table-row table:style-name="ro3">
          <table:table-cell office:value-type="string">
            <text:p>D21</text:p>
          </table:table-cell>
          <table:table-cell office:value-type="string">
            <text:p>1N4448</text:p>
          </table:table-cell>
          <table:table-cell office:value-type="string">
            <text:p>device</text:p>
          </table:table-cell>
          <table:table-cell office:value-type="string">
            <text:p>D_ALT</text:p>
          </table:table-cell>
        </table:table-row>
        <table:table-row table:style-name="ro3">
          <table:table-cell office:value-type="string">
            <text:p>D30</text:p>
          </table:table-cell>
          <table:table-cell office:value-type="string">
            <text:p>1N4448</text:p>
          </table:table-cell>
          <table:table-cell office:value-type="string">
            <text:p>device</text:p>
          </table:table-cell>
          <table:table-cell office:value-type="string">
            <text:p>D_ALT</text:p>
          </table:table-cell>
        </table:table-row>
        <table:table-row table:style-name="ro3">
          <table:table-cell office:value-type="string">
            <text:p>D31</text:p>
          </table:table-cell>
          <table:table-cell office:value-type="string">
            <text:p>1N4448</text:p>
          </table:table-cell>
          <table:table-cell office:value-type="string">
            <text:p>device</text:p>
          </table:table-cell>
          <table:table-cell office:value-type="string">
            <text:p>D_ALT</text:p>
          </table:table-cell>
        </table:table-row>
        <table:table-row table:style-name="ro3">
          <table:table-cell office:value-type="string">
            <text:p>D32</text:p>
          </table:table-cell>
          <table:table-cell office:value-type="string">
            <text:p>1N4448</text:p>
          </table:table-cell>
          <table:table-cell office:value-type="string">
            <text:p>device</text:p>
          </table:table-cell>
          <table:table-cell office:value-type="string">
            <text:p>D_ALT</text:p>
          </table:table-cell>
        </table:table-row>
        <table:table-row table:style-name="ro3">
          <table:table-cell office:value-type="string">
            <text:p>D33</text:p>
          </table:table-cell>
          <table:table-cell office:value-type="string">
            <text:p>1N4448</text:p>
          </table:table-cell>
          <table:table-cell office:value-type="string">
            <text:p>device</text:p>
          </table:table-cell>
          <table:table-cell office:value-type="string">
            <text:p>D_ALT</text:p>
          </table:table-cell>
        </table:table-row>
        <table:table-row table:style-name="ro3">
          <table:table-cell office:value-type="string">
            <text:p>D34</text:p>
          </table:table-cell>
          <table:table-cell office:value-type="string">
            <text:p>1N5817</text:p>
          </table:table-cell>
          <table:table-cell office:value-type="string">
            <text:p>device</text:p>
          </table:table-cell>
          <table:table-cell office:value-type="string">
            <text:p>D_Schottky</text:p>
          </table:table-cell>
        </table:table-row>
        <table:table-row table:style-name="ro3">
          <table:table-cell office:value-type="string">
            <text:p>D35</text:p>
          </table:table-cell>
          <table:table-cell office:value-type="string">
            <text:p>1N5817</text:p>
          </table:table-cell>
          <table:table-cell office:value-type="string">
            <text:p>device</text:p>
          </table:table-cell>
          <table:table-cell office:value-type="string">
            <text:p>D_Schottky</text:p>
          </table:table-cell>
        </table:table-row>
        <table:table-row table:style-name="ro3">
          <table:table-cell office:value-type="string">
            <text:p>D36</text:p>
          </table:table-cell>
          <table:table-cell office:value-type="string">
            <text:p>1N5817</text:p>
          </table:table-cell>
          <table:table-cell office:value-type="string">
            <text:p>device</text:p>
          </table:table-cell>
          <table:table-cell office:value-type="string">
            <text:p>D_Schottky</text:p>
          </table:table-cell>
        </table:table-row>
        <table:table-row table:style-name="ro3">
          <table:table-cell office:value-type="string">
            <text:p>D37</text:p>
          </table:table-cell>
          <table:table-cell office:value-type="string">
            <text:p>1N5817</text:p>
          </table:table-cell>
          <table:table-cell office:value-type="string">
            <text:p>device</text:p>
          </table:table-cell>
          <table:table-cell office:value-type="string">
            <text:p>D_Schottky</text:p>
          </table:table-cell>
        </table:table-row>
        <table:table-row table:style-name="ro3">
          <table:table-cell office:value-type="string">
            <text:p>D38</text:p>
          </table:table-cell>
          <table:table-cell office:value-type="string">
            <text:p>1N4448</text:p>
          </table:table-cell>
          <table:table-cell office:value-type="string">
            <text:p>device</text:p>
          </table:table-cell>
          <table:table-cell office:value-type="string">
            <text:p>D_ALT</text:p>
          </table:table-cell>
        </table:table-row>
        <table:table-row table:style-name="ro3">
          <table:table-cell office:value-type="string">
            <text:p>D39</text:p>
          </table:table-cell>
          <table:table-cell office:value-type="string">
            <text:p>1N4448</text:p>
          </table:table-cell>
          <table:table-cell office:value-type="string">
            <text:p>device</text:p>
          </table:table-cell>
          <table:table-cell office:value-type="string">
            <text:p>D_ALT</text:p>
          </table:table-cell>
        </table:table-row>
        <table:table-row table:style-name="ro3">
          <table:table-cell office:value-type="string">
            <text:p>D40</text:p>
          </table:table-cell>
          <table:table-cell office:value-type="string">
            <text:p>1N4448</text:p>
          </table:table-cell>
          <table:table-cell office:value-type="string">
            <text:p>device</text:p>
          </table:table-cell>
          <table:table-cell office:value-type="string">
            <text:p>D_ALT</text:p>
          </table:table-cell>
        </table:table-row>
        <table:table-row table:style-name="ro3">
          <table:table-cell office:value-type="string">
            <text:p>D41</text:p>
          </table:table-cell>
          <table:table-cell office:value-type="string">
            <text:p>1N4448</text:p>
          </table:table-cell>
          <table:table-cell office:value-type="string">
            <text:p>device</text:p>
          </table:table-cell>
          <table:table-cell office:value-type="string">
            <text:p>D_ALT</text:p>
          </table:table-cell>
        </table:table-row>
        <table:table-row table:style-name="ro3">
          <table:table-cell office:value-type="string">
            <text:p>F1</text:p>
          </table:table-cell>
          <table:table-cell office:value-type="string">
            <text:p>Fuse</text:p>
          </table:table-cell>
          <table:table-cell office:value-type="string">
            <text:p>device</text:p>
          </table:table-cell>
          <table:table-cell office:value-type="string">
            <text:p>Fuse</text:p>
          </table:table-cell>
        </table:table-row>
        <table:table-row table:style-name="ro3">
          <table:table-cell office:value-type="string">
            <text:p>IC1</text:p>
          </table:table-cell>
          <table:table-cell office:value-type="string">
            <text:p>LM7815CT</text:p>
          </table:table-cell>
          <table:table-cell office:value-type="string">
            <text:p>regul</text:p>
          </table:table-cell>
          <table:table-cell office:value-type="string">
            <text:p>LM7815CT</text:p>
          </table:table-cell>
        </table:table-row>
        <table:table-row table:style-name="ro3">
          <table:table-cell office:value-type="string">
            <text:p>IC2</text:p>
          </table:table-cell>
          <table:table-cell office:value-type="string">
            <text:p>LM7915CT</text:p>
          </table:table-cell>
          <table:table-cell office:value-type="string">
            <text:p>regul</text:p>
          </table:table-cell>
          <table:table-cell office:value-type="string">
            <text:p>LM7915CT</text:p>
          </table:table-cell>
        </table:table-row>
        <table:table-row table:style-name="ro3">
          <table:table-cell office:value-type="string">
            <text:p>IC3</text:p>
          </table:table-cell>
          <table:table-cell office:value-type="string">
            <text:p>LM7805CT</text:p>
          </table:table-cell>
          <table:table-cell office:value-type="string">
            <text:p>regul</text:p>
          </table:table-cell>
          <table:table-cell office:value-type="string">
            <text:p>LM7805CT</text:p>
          </table:table-cell>
        </table:table-row>
        <table:table-row table:style-name="ro3">
          <table:table-cell office:value-type="string">
            <text:p>IC4</text:p>
          </table:table-cell>
          <table:table-cell office:value-type="string">
            <text:p>L4931CZ33</text:p>
          </table:table-cell>
          <table:table-cell office:value-type="string">
            <text:p>pedale-vite</text:p>
          </table:table-cell>
          <table:table-cell office:value-type="string">
            <text:p>L4931CZ33</text:p>
          </table:table-cell>
        </table:table-row>
        <table:table-row table:style-name="ro3">
          <table:table-cell office:value-type="string">
            <text:p>IC5</text:p>
          </table:table-cell>
          <table:table-cell office:value-type="string">
            <text:p>INA103</text:p>
          </table:table-cell>
          <table:table-cell office:value-type="string">
            <text:p>pedale-vite</text:p>
          </table:table-cell>
          <table:table-cell office:value-type="string">
            <text:p>INA103</text:p>
          </table:table-cell>
        </table:table-row>
        <table:table-row table:style-name="ro3">
          <table:table-cell office:value-type="string">
            <text:p>IC6</text:p>
          </table:table-cell>
          <table:table-cell office:value-type="string">
            <text:p>NE5532</text:p>
          </table:table-cell>
          <table:table-cell office:value-type="string">
            <text:p>linear</text:p>
          </table:table-cell>
          <table:table-cell office:value-type="string">
            <text:p>NE5532</text:p>
          </table:table-cell>
        </table:table-row>
        <table:table-row table:style-name="ro3">
          <table:table-cell office:value-type="string">
            <text:p>IC7</text:p>
          </table:table-cell>
          <table:table-cell office:value-type="string">
            <text:p>NE5532</text:p>
          </table:table-cell>
          <table:table-cell office:value-type="string">
            <text:p>linear</text:p>
          </table:table-cell>
          <table:table-cell office:value-type="string">
            <text:p>NE5532</text:p>
          </table:table-cell>
        </table:table-row>
        <table:table-row table:style-name="ro3">
          <table:table-cell office:value-type="string">
            <text:p>IC8</text:p>
          </table:table-cell>
          <table:table-cell office:value-type="string">
            <text:p>NE5532</text:p>
          </table:table-cell>
          <table:table-cell office:value-type="string">
            <text:p>linear</text:p>
          </table:table-cell>
          <table:table-cell office:value-type="string">
            <text:p>NE5532</text:p>
          </table:table-cell>
        </table:table-row>
        <table:table-row table:style-name="ro3">
          <table:table-cell office:value-type="string">
            <text:p>IC9</text:p>
          </table:table-cell>
          <table:table-cell office:value-type="string">
            <text:p>INA103</text:p>
          </table:table-cell>
          <table:table-cell office:value-type="string">
            <text:p>pedale-vite</text:p>
          </table:table-cell>
          <table:table-cell office:value-type="string">
            <text:p>INA103</text:p>
          </table:table-cell>
        </table:table-row>
        <table:table-row table:style-name="ro3">
          <table:table-cell office:value-type="string">
            <text:p>IC10</text:p>
          </table:table-cell>
          <table:table-cell office:value-type="string">
            <text:p>NE5532</text:p>
          </table:table-cell>
          <table:table-cell office:value-type="string">
            <text:p>linear</text:p>
          </table:table-cell>
          <table:table-cell office:value-type="string">
            <text:p>NE5532</text:p>
          </table:table-cell>
        </table:table-row>
        <table:table-row table:style-name="ro3">
          <table:table-cell office:value-type="string">
            <text:p>IC11</text:p>
          </table:table-cell>
          <table:table-cell office:value-type="string">
            <text:p>NE5532</text:p>
          </table:table-cell>
          <table:table-cell office:value-type="string">
            <text:p>linear</text:p>
          </table:table-cell>
          <table:table-cell office:value-type="string">
            <text:p>NE5532</text:p>
          </table:table-cell>
        </table:table-row>
        <table:table-row table:style-name="ro3">
          <table:table-cell office:value-type="string">
            <text:p>IC12</text:p>
          </table:table-cell>
          <table:table-cell office:value-type="string">
            <text:p>NE5532</text:p>
          </table:table-cell>
          <table:table-cell office:value-type="string">
            <text:p>linear</text:p>
          </table:table-cell>
          <table:table-cell office:value-type="string">
            <text:p>NE5532</text:p>
          </table:table-cell>
        </table:table-row>
        <table:table-row table:style-name="ro3">
          <table:table-cell office:value-type="string">
            <text:p>IC13</text:p>
          </table:table-cell>
          <table:table-cell office:value-type="string">
            <text:p>MK2703B</text:p>
          </table:table-cell>
          <table:table-cell office:value-type="string">
            <text:p>pedale-vite</text:p>
          </table:table-cell>
          <table:table-cell office:value-type="string">
            <text:p>MK2703B</text:p>
          </table:table-cell>
        </table:table-row>
        <table:table-row table:style-name="ro3">
          <table:table-cell office:value-type="string">
            <text:p>IC14</text:p>
          </table:table-cell>
          <table:table-cell office:value-type="string">
            <text:p>CS4272</text:p>
          </table:table-cell>
          <table:table-cell office:value-type="string">
            <text:p>pedale-vite</text:p>
          </table:table-cell>
          <table:table-cell office:value-type="string">
            <text:p>CS4272</text:p>
          </table:table-cell>
        </table:table-row>
        <table:table-row table:style-name="ro3">
          <table:table-cell office:value-type="string">
            <text:p>IC15</text:p>
          </table:table-cell>
          <table:table-cell office:value-type="string">
            <text:p>NE5532</text:p>
          </table:table-cell>
          <table:table-cell office:value-type="string">
            <text:p>linear</text:p>
          </table:table-cell>
          <table:table-cell office:value-type="string">
            <text:p>NE5532</text:p>
          </table:table-cell>
        </table:table-row>
        <table:table-row table:style-name="ro3">
          <table:table-cell office:value-type="string">
            <text:p>IC16</text:p>
          </table:table-cell>
          <table:table-cell office:value-type="string">
            <text:p>NE5532</text:p>
          </table:table-cell>
          <table:table-cell office:value-type="string">
            <text:p>linear</text:p>
          </table:table-cell>
          <table:table-cell office:value-type="string">
            <text:p>NE5532</text:p>
          </table:table-cell>
        </table:table-row>
        <table:table-row table:style-name="ro3">
          <table:table-cell office:value-type="string">
            <text:p>IC17</text:p>
          </table:table-cell>
          <table:table-cell office:value-type="string">
            <text:p>NE5532</text:p>
          </table:table-cell>
          <table:table-cell office:value-type="string">
            <text:p>linear</text:p>
          </table:table-cell>
          <table:table-cell office:value-type="string">
            <text:p>NE5532</text:p>
          </table:table-cell>
        </table:table-row>
        <table:table-row table:style-name="ro3">
          <table:table-cell office:value-type="string">
            <text:p>J1</text:p>
          </table:table-cell>
          <table:table-cell office:value-type="string">
            <text:p>Screw_Terminal_1x02</text:p>
          </table:table-cell>
          <table:table-cell office:value-type="string">
            <text:p>conn</text:p>
          </table:table-cell>
          <table:table-cell office:value-type="string">
            <text:p>Screw_Terminal_1x02</text:p>
          </table:table-cell>
        </table:table-row>
        <table:table-row table:style-name="ro3">
          <table:table-cell office:value-type="string">
            <text:p>J6</text:p>
          </table:table-cell>
          <table:table-cell office:value-type="string">
            <text:p>Screw_Terminal_1x02</text:p>
          </table:table-cell>
          <table:table-cell office:value-type="string">
            <text:p>conn</text:p>
          </table:table-cell>
          <table:table-cell office:value-type="string">
            <text:p>Screw_Terminal_1x02</text:p>
          </table:table-cell>
        </table:table-row>
        <table:table-row table:style-name="ro3">
          <table:table-cell office:value-type="string">
            <text:p>J7</text:p>
          </table:table-cell>
          <table:table-cell office:value-type="string">
            <text:p>Screw_Terminal_1x02</text:p>
          </table:table-cell>
          <table:table-cell office:value-type="string">
            <text:p>conn</text:p>
          </table:table-cell>
          <table:table-cell office:value-type="string">
            <text:p>Screw_Terminal_1x02</text:p>
          </table:table-cell>
        </table:table-row>
        <table:table-row table:style-name="ro3">
          <table:table-cell office:value-type="string">
            <text:p>J8</text:p>
          </table:table-cell>
          <table:table-cell office:value-type="string">
            <text:p>Screw_Terminal_1x02</text:p>
          </table:table-cell>
          <table:table-cell office:value-type="string">
            <text:p>conn</text:p>
          </table:table-cell>
          <table:table-cell office:value-type="string">
            <text:p>Screw_Terminal_1x02</text:p>
          </table:table-cell>
        </table:table-row>
        <table:table-row table:style-name="ro3">
          <table:table-cell office:value-type="string">
            <text:p>J9</text:p>
          </table:table-cell>
          <table:table-cell office:value-type="string">
            <text:p>Screw_Terminal_1x02</text:p>
          </table:table-cell>
          <table:table-cell office:value-type="string">
            <text:p>conn</text:p>
          </table:table-cell>
          <table:table-cell office:value-type="string">
            <text:p>Screw_Terminal_1x02</text:p>
          </table:table-cell>
        </table:table-row>
        <table:table-row table:style-name="ro3">
          <table:table-cell office:value-type="string">
            <text:p>JP1</text:p>
          </table:table-cell>
          <table:table-cell office:value-type="string">
            <text:p>Jumper_NC_Dual</text:p>
          </table:table-cell>
          <table:table-cell office:value-type="string">
            <text:p>device</text:p>
          </table:table-cell>
          <table:table-cell office:value-type="string">
            <text:p>Jumper_NC_Dual</text:p>
          </table:table-cell>
        </table:table-row>
        <table:table-row table:style-name="ro3">
          <table:table-cell office:value-type="string">
            <text:p>JP2</text:p>
          </table:table-cell>
          <table:table-cell office:value-type="string">
            <text:p>Jumper_NO_Small</text:p>
          </table:table-cell>
          <table:table-cell office:value-type="string">
            <text:p>device</text:p>
          </table:table-cell>
          <table:table-cell table:style-name="ce4" office:value-type="string">
            <text:p>Jumper_NO_Small</text:p>
          </table:table-cell>
        </table:table-row>
        <table:table-row table:style-name="ro3">
          <table:table-cell office:value-type="string">
            <text:p>L1</text:p>
          </table:table-cell>
          <table:table-cell office:value-type="string">
            <text:p>22u</text:p>
          </table:table-cell>
          <table:table-cell office:value-type="string">
            <text:p>device</text:p>
          </table:table-cell>
          <table:table-cell office:value-type="string">
            <text:p>L</text:p>
          </table:table-cell>
        </table:table-row>
        <table:table-row table:style-name="ro3">
          <table:table-cell office:value-type="string">
            <text:p>L2</text:p>
          </table:table-cell>
          <table:table-cell office:value-type="string">
            <text:p>22u</text:p>
          </table:table-cell>
          <table:table-cell office:value-type="string">
            <text:p>device</text:p>
          </table:table-cell>
          <table:table-cell office:value-type="string">
            <text:p>L</text:p>
          </table:table-cell>
        </table:table-row>
        <table:table-row table:style-name="ro3">
          <table:table-cell office:value-type="string">
            <text:p>L3</text:p>
          </table:table-cell>
          <table:table-cell office:value-type="string">
            <text:p>1u2</text:p>
          </table:table-cell>
          <table:table-cell office:value-type="string">
            <text:p>device</text:p>
          </table:table-cell>
          <table:table-cell office:value-type="string">
            <text:p>L</text:p>
          </table:table-cell>
        </table:table-row>
        <table:table-row table:style-name="ro3">
          <table:table-cell office:value-type="string">
            <text:p>L4</text:p>
          </table:table-cell>
          <table:table-cell office:value-type="string">
            <text:p>1u2</text:p>
          </table:table-cell>
          <table:table-cell office:value-type="string">
            <text:p>device</text:p>
          </table:table-cell>
          <table:table-cell office:value-type="string">
            <text:p>L</text:p>
          </table:table-cell>
        </table:table-row>
        <table:table-row table:style-name="ro3">
          <table:table-cell office:value-type="string">
            <text:p>L5</text:p>
          </table:table-cell>
          <table:table-cell office:value-type="string">
            <text:p>1u2</text:p>
          </table:table-cell>
          <table:table-cell office:value-type="string">
            <text:p>device</text:p>
          </table:table-cell>
          <table:table-cell office:value-type="string">
            <text:p>L</text:p>
          </table:table-cell>
        </table:table-row>
        <table:table-row table:style-name="ro3">
          <table:table-cell office:value-type="string">
            <text:p>L6</text:p>
          </table:table-cell>
          <table:table-cell office:value-type="string">
            <text:p>1u2</text:p>
          </table:table-cell>
          <table:table-cell office:value-type="string">
            <text:p>device</text:p>
          </table:table-cell>
          <table:table-cell office:value-type="string">
            <text:p>L</text:p>
          </table:table-cell>
        </table:table-row>
        <table:table-row table:style-name="ro3">
          <table:table-cell office:value-type="string">
            <text:p>P1</text:p>
          </table:table-cell>
          <table:table-cell office:value-type="string">
            <text:p>CONN_01X03</text:p>
          </table:table-cell>
          <table:table-cell office:value-type="string">
            <text:p>conn</text:p>
          </table:table-cell>
          <table:table-cell office:value-type="string">
            <text:p>CONN_01X03</text:p>
          </table:table-cell>
        </table:table-row>
        <table:table-row table:style-name="ro3">
          <table:table-cell office:value-type="string">
            <text:p>P2</text:p>
          </table:table-cell>
          <table:table-cell office:value-type="string">
            <text:p>CONN_01X03</text:p>
          </table:table-cell>
          <table:table-cell office:value-type="string">
            <text:p>conn</text:p>
          </table:table-cell>
          <table:table-cell office:value-type="string">
            <text:p>CONN_01X03</text:p>
          </table:table-cell>
        </table:table-row>
        <table:table-row table:style-name="ro3">
          <table:table-cell office:value-type="string">
            <text:p>P3</text:p>
          </table:table-cell>
          <table:table-cell office:value-type="string">
            <text:p>CONN_01X10</text:p>
          </table:table-cell>
          <table:table-cell office:value-type="string">
            <text:p>conn</text:p>
          </table:table-cell>
          <table:table-cell office:value-type="string">
            <text:p>CONN_01X10</text:p>
          </table:table-cell>
        </table:table-row>
        <table:table-row table:style-name="ro3">
          <table:table-cell office:value-type="string">
            <text:p>P4</text:p>
          </table:table-cell>
          <table:table-cell office:value-type="string">
            <text:p>IN1XLR</text:p>
          </table:table-cell>
          <table:table-cell office:value-type="string">
            <text:p>conn</text:p>
          </table:table-cell>
          <table:table-cell office:value-type="string">
            <text:p>CONN_01X03</text:p>
          </table:table-cell>
        </table:table-row>
        <table:table-row table:style-name="ro3">
          <table:table-cell office:value-type="string">
            <text:p>P5</text:p>
          </table:table-cell>
          <table:table-cell office:value-type="string">
            <text:p>IN2XLR</text:p>
          </table:table-cell>
          <table:table-cell office:value-type="string">
            <text:p>conn</text:p>
          </table:table-cell>
          <table:table-cell office:value-type="string">
            <text:p>CONN_01X03</text:p>
          </table:table-cell>
        </table:table-row>
        <table:table-row table:style-name="ro3">
          <table:table-cell office:value-type="string">
            <text:p>P6</text:p>
          </table:table-cell>
          <table:table-cell office:value-type="string">
            <text:p>IN1TRS</text:p>
          </table:table-cell>
          <table:table-cell office:value-type="string">
            <text:p>conn</text:p>
          </table:table-cell>
          <table:table-cell office:value-type="string">
            <text:p>CONN_02X03</text:p>
          </table:table-cell>
        </table:table-row>
        <table:table-row table:style-name="ro3">
          <table:table-cell office:value-type="string">
            <text:p>P7</text:p>
          </table:table-cell>
          <table:table-cell office:value-type="string">
            <text:p>IN2TRS</text:p>
          </table:table-cell>
          <table:table-cell office:value-type="string">
            <text:p>conn</text:p>
          </table:table-cell>
          <table:table-cell office:value-type="string">
            <text:p>CONN_02X03</text:p>
          </table:table-cell>
        </table:table-row>
        <table:table-row table:style-name="ro3">
          <table:table-cell office:value-type="string">
            <text:p>P8</text:p>
          </table:table-cell>
          <table:table-cell office:value-type="string">
            <text:p>IN1SWA</text:p>
          </table:table-cell>
          <table:table-cell office:value-type="string">
            <text:p>conn</text:p>
          </table:table-cell>
          <table:table-cell office:value-type="string">
            <text:p>CONN_01X02</text:p>
          </table:table-cell>
        </table:table-row>
        <table:table-row table:style-name="ro3">
          <table:table-cell office:value-type="string">
            <text:p>P9</text:p>
          </table:table-cell>
          <table:table-cell office:value-type="string">
            <text:p>IN2SWA</text:p>
          </table:table-cell>
          <table:table-cell office:value-type="string">
            <text:p>conn</text:p>
          </table:table-cell>
          <table:table-cell office:value-type="string">
            <text:p>CONN_01X02</text:p>
          </table:table-cell>
        </table:table-row>
        <table:table-row table:style-name="ro3">
          <table:table-cell office:value-type="string">
            <text:p>P10</text:p>
          </table:table-cell>
          <table:table-cell office:value-type="string">
            <text:p>IN1SWBH</text:p>
          </table:table-cell>
          <table:table-cell office:value-type="string">
            <text:p>conn</text:p>
          </table:table-cell>
          <table:table-cell office:value-type="string">
            <text:p>CONN_01X03</text:p>
          </table:table-cell>
        </table:table-row>
        <table:table-row table:style-name="ro3">
          <table:table-cell office:value-type="string">
            <text:p>P11</text:p>
          </table:table-cell>
          <table:table-cell office:value-type="string">
            <text:p>IN2SWBH</text:p>
          </table:table-cell>
          <table:table-cell office:value-type="string">
            <text:p>conn</text:p>
          </table:table-cell>
          <table:table-cell office:value-type="string">
            <text:p>CONN_01X03</text:p>
          </table:table-cell>
        </table:table-row>
        <table:table-row table:style-name="ro3">
          <table:table-cell office:value-type="string">
            <text:p>P12</text:p>
          </table:table-cell>
          <table:table-cell office:value-type="string">
            <text:p>IN1SWBC</text:p>
          </table:table-cell>
          <table:table-cell office:value-type="string">
            <text:p>conn</text:p>
          </table:table-cell>
          <table:table-cell office:value-type="string">
            <text:p>CONN_01X03</text:p>
          </table:table-cell>
        </table:table-row>
        <table:table-row table:style-name="ro3">
          <table:table-cell office:value-type="string">
            <text:p>P13</text:p>
          </table:table-cell>
          <table:table-cell office:value-type="string">
            <text:p>IN2SWBC</text:p>
          </table:table-cell>
          <table:table-cell office:value-type="string">
            <text:p>conn</text:p>
          </table:table-cell>
          <table:table-cell office:value-type="string">
            <text:p>CONN_01X03</text:p>
          </table:table-cell>
        </table:table-row>
        <table:table-row table:style-name="ro3">
          <table:table-cell office:value-type="string">
            <text:p>P14</text:p>
          </table:table-cell>
          <table:table-cell office:value-type="string">
            <text:p>IN1G</text:p>
          </table:table-cell>
          <table:table-cell office:value-type="string">
            <text:p>conn</text:p>
          </table:table-cell>
          <table:table-cell office:value-type="string">
            <text:p>CONN_01X02</text:p>
          </table:table-cell>
        </table:table-row>
        <table:table-row table:style-name="ro3">
          <table:table-cell office:value-type="string">
            <text:p>P15</text:p>
          </table:table-cell>
          <table:table-cell office:value-type="string">
            <text:p>IN2G</text:p>
          </table:table-cell>
          <table:table-cell office:value-type="string">
            <text:p>conn</text:p>
          </table:table-cell>
          <table:table-cell office:value-type="string">
            <text:p>CONN_01X02</text:p>
          </table:table-cell>
        </table:table-row>
        <table:table-row table:style-name="ro3">
          <table:table-cell office:value-type="string">
            <text:p>P16</text:p>
          </table:table-cell>
          <table:table-cell office:value-type="string">
            <text:p>OUT1ASYM</text:p>
          </table:table-cell>
          <table:table-cell office:value-type="string">
            <text:p>conn</text:p>
          </table:table-cell>
          <table:table-cell office:value-type="string">
            <text:p>CONN_01X02</text:p>
          </table:table-cell>
        </table:table-row>
        <table:table-row table:style-name="ro3">
          <table:table-cell office:value-type="string">
            <text:p>P17</text:p>
          </table:table-cell>
          <table:table-cell office:value-type="string">
            <text:p>OUT2ASYM</text:p>
          </table:table-cell>
          <table:table-cell office:value-type="string">
            <text:p>conn</text:p>
          </table:table-cell>
          <table:table-cell office:value-type="string">
            <text:p>CONN_01X02</text:p>
          </table:table-cell>
        </table:table-row>
        <table:table-row table:style-name="ro3">
          <table:table-cell office:value-type="string">
            <text:p>P18</text:p>
          </table:table-cell>
          <table:table-cell office:value-type="string">
            <text:p>OUT1XLR</text:p>
          </table:table-cell>
          <table:table-cell office:value-type="string">
            <text:p>conn</text:p>
          </table:table-cell>
          <table:table-cell office:value-type="string">
            <text:p>CONN_01X03</text:p>
          </table:table-cell>
        </table:table-row>
        <table:table-row table:style-name="ro3">
          <table:table-cell office:value-type="string">
            <text:p>P19</text:p>
          </table:table-cell>
          <table:table-cell office:value-type="string">
            <text:p>OUT2XLR</text:p>
          </table:table-cell>
          <table:table-cell office:value-type="string">
            <text:p>conn</text:p>
          </table:table-cell>
          <table:table-cell office:value-type="string">
            <text:p>CONN_01X03</text:p>
          </table:table-cell>
        </table:table-row>
        <table:table-row table:style-name="ro3">
          <table:table-cell office:value-type="string">
            <text:p>P20</text:p>
          </table:table-cell>
          <table:table-cell office:value-type="string">
            <text:p>CONN_02X04</text:p>
          </table:table-cell>
          <table:table-cell office:value-type="string">
            <text:p>conn</text:p>
          </table:table-cell>
          <table:table-cell office:value-type="string">
            <text:p>CONN_02X04</text:p>
          </table:table-cell>
        </table:table-row>
        <table:table-row table:style-name="ro3">
          <table:table-cell office:value-type="string">
            <text:p>Q1</text:p>
          </table:table-cell>
          <table:table-cell office:value-type="string">
            <text:p>BC639</text:p>
          </table:table-cell>
          <table:table-cell office:value-type="string">
            <text:p>device</text:p>
          </table:table-cell>
          <table:table-cell office:value-type="string">
            <text:p>Q_NPN_ECB</text:p>
          </table:table-cell>
        </table:table-row>
        <table:table-row table:style-name="ro3">
          <table:table-cell office:value-type="string">
            <text:p>Q2</text:p>
          </table:table-cell>
          <table:table-cell office:value-type="string">
            <text:p>BC640</text:p>
          </table:table-cell>
          <table:table-cell office:value-type="string">
            <text:p>device</text:p>
          </table:table-cell>
          <table:table-cell office:value-type="string">
            <text:p>Q_PNP_ECB</text:p>
          </table:table-cell>
        </table:table-row>
        <table:table-row table:style-name="ro3">
          <table:table-cell office:value-type="string">
            <text:p>Q3</text:p>
          </table:table-cell>
          <table:table-cell office:value-type="string">
            <text:p>BC547B</text:p>
          </table:table-cell>
          <table:table-cell office:value-type="string">
            <text:p>device</text:p>
          </table:table-cell>
          <table:table-cell office:value-type="string">
            <text:p>Q_NPN_CBE</text:p>
          </table:table-cell>
        </table:table-row>
        <table:table-row table:style-name="ro3">
          <table:table-cell office:value-type="string">
            <text:p>R3</text:p>
          </table:table-cell>
          <table:table-cell office:value-type="string">
            <text:p>1K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4</text:p>
          </table:table-cell>
          <table:table-cell office:value-type="string">
            <text:p>1K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5</text:p>
          </table:table-cell>
          <table:table-cell office:value-type="float" office:value="33">
            <text:p>33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6</text:p>
          </table:table-cell>
          <table:table-cell office:value-type="float" office:value="33">
            <text:p>33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10</text:p>
          </table:table-cell>
          <table:table-cell office:value-type="string">
            <text:p>2K2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11</text:p>
          </table:table-cell>
          <table:table-cell office:value-type="string">
            <text:p>2K2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12</text:p>
          </table:table-cell>
          <table:table-cell office:value-type="float" office:value="15">
            <text:p>15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13</text:p>
          </table:table-cell>
          <table:table-cell office:value-type="float" office:value="15">
            <text:p>15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14</text:p>
          </table:table-cell>
          <table:table-cell office:value-type="float" office:value="50">
            <text:p>50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15</text:p>
          </table:table-cell>
          <table:table-cell office:value-type="float" office:value="50">
            <text:p>50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16</text:p>
          </table:table-cell>
          <table:table-cell office:value-type="float" office:value="604">
            <text:p>604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17</text:p>
          </table:table-cell>
          <table:table-cell office:value-type="string">
            <text:p>100K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18</text:p>
          </table:table-cell>
          <table:table-cell office:value-type="string">
            <text:p>100K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19</text:p>
          </table:table-cell>
          <table:table-cell office:value-type="float" office:value="100">
            <text:p>100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20</text:p>
          </table:table-cell>
          <table:table-cell office:value-type="float" office:value="100">
            <text:p>100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21</text:p>
          </table:table-cell>
          <table:table-cell office:value-type="string">
            <text:p>10k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22</text:p>
          </table:table-cell>
          <table:table-cell office:value-type="float" office:value="100">
            <text:p>100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23</text:p>
          </table:table-cell>
          <table:table-cell office:value-type="string">
            <text:p>10k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24</text:p>
          </table:table-cell>
          <table:table-cell office:value-type="float" office:value="100">
            <text:p>100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25</text:p>
          </table:table-cell>
          <table:table-cell office:value-type="float" office:value="20">
            <text:p>20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26</text:p>
          </table:table-cell>
          <table:table-cell office:value-type="string">
            <text:p>10K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27</text:p>
          </table:table-cell>
          <table:table-cell office:value-type="string">
            <text:p>10K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28</text:p>
          </table:table-cell>
          <table:table-cell office:value-type="string">
            <text:p>1K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29</text:p>
          </table:table-cell>
          <table:table-cell office:value-type="string">
            <text:p>1K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30</text:p>
          </table:table-cell>
          <table:table-cell office:value-type="string">
            <text:p>2K4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31</text:p>
          </table:table-cell>
          <table:table-cell office:value-type="string">
            <text:p>2K2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32</text:p>
          </table:table-cell>
          <table:table-cell office:value-type="string">
            <text:p>2K4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33</text:p>
          </table:table-cell>
          <table:table-cell office:value-type="string">
            <text:p>2K2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34</text:p>
          </table:table-cell>
          <table:table-cell office:value-type="string">
            <text:p>1K2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35</text:p>
          </table:table-cell>
          <table:table-cell office:value-type="string">
            <text:p>1K2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36</text:p>
          </table:table-cell>
          <table:table-cell office:value-type="float" office:value="100">
            <text:p>100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37</text:p>
          </table:table-cell>
          <table:table-cell office:value-type="float" office:value="100">
            <text:p>100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38</text:p>
          </table:table-cell>
          <table:table-cell office:value-type="string">
            <text:p>1K1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39</text:p>
          </table:table-cell>
          <table:table-cell office:value-type="string">
            <text:p>1K1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40</text:p>
          </table:table-cell>
          <table:table-cell office:value-type="string">
            <text:p>2K2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41</text:p>
          </table:table-cell>
          <table:table-cell office:value-type="string">
            <text:p>2K2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42</text:p>
          </table:table-cell>
          <table:table-cell office:value-type="float" office:value="15">
            <text:p>15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43</text:p>
          </table:table-cell>
          <table:table-cell office:value-type="float" office:value="15">
            <text:p>15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44</text:p>
          </table:table-cell>
          <table:table-cell office:value-type="float" office:value="50">
            <text:p>50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45</text:p>
          </table:table-cell>
          <table:table-cell office:value-type="float" office:value="50">
            <text:p>50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46</text:p>
          </table:table-cell>
          <table:table-cell office:value-type="float" office:value="604">
            <text:p>604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47</text:p>
          </table:table-cell>
          <table:table-cell office:value-type="string">
            <text:p>100K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48</text:p>
          </table:table-cell>
          <table:table-cell office:value-type="string">
            <text:p>100K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49</text:p>
          </table:table-cell>
          <table:table-cell office:value-type="float" office:value="100">
            <text:p>100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50</text:p>
          </table:table-cell>
          <table:table-cell office:value-type="float" office:value="100">
            <text:p>100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51</text:p>
          </table:table-cell>
          <table:table-cell office:value-type="string">
            <text:p>10k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52</text:p>
          </table:table-cell>
          <table:table-cell office:value-type="float" office:value="100">
            <text:p>100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53</text:p>
          </table:table-cell>
          <table:table-cell office:value-type="string">
            <text:p>10k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54</text:p>
          </table:table-cell>
          <table:table-cell office:value-type="float" office:value="100">
            <text:p>100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55</text:p>
          </table:table-cell>
          <table:table-cell office:value-type="float" office:value="20">
            <text:p>20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56</text:p>
          </table:table-cell>
          <table:table-cell office:value-type="string">
            <text:p>10K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57</text:p>
          </table:table-cell>
          <table:table-cell office:value-type="string">
            <text:p>10K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58</text:p>
          </table:table-cell>
          <table:table-cell office:value-type="string">
            <text:p>1K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59</text:p>
          </table:table-cell>
          <table:table-cell office:value-type="string">
            <text:p>1K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60</text:p>
          </table:table-cell>
          <table:table-cell office:value-type="string">
            <text:p>2K4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61</text:p>
          </table:table-cell>
          <table:table-cell office:value-type="string">
            <text:p>2K2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62</text:p>
          </table:table-cell>
          <table:table-cell office:value-type="string">
            <text:p>2K4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63</text:p>
          </table:table-cell>
          <table:table-cell office:value-type="string">
            <text:p>2K2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64</text:p>
          </table:table-cell>
          <table:table-cell office:value-type="string">
            <text:p>1K2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65</text:p>
          </table:table-cell>
          <table:table-cell office:value-type="string">
            <text:p>1K2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66</text:p>
          </table:table-cell>
          <table:table-cell office:value-type="float" office:value="100">
            <text:p>100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67</text:p>
          </table:table-cell>
          <table:table-cell office:value-type="float" office:value="100">
            <text:p>100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68</text:p>
          </table:table-cell>
          <table:table-cell office:value-type="string">
            <text:p>1K1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69</text:p>
          </table:table-cell>
          <table:table-cell office:value-type="string">
            <text:p>1K1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70</text:p>
          </table:table-cell>
          <table:table-cell office:value-type="string">
            <text:p>10K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71</text:p>
          </table:table-cell>
          <table:table-cell office:value-type="string">
            <text:p>100K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80</text:p>
          </table:table-cell>
          <table:table-cell office:value-type="string">
            <text:p>1K54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81</text:p>
          </table:table-cell>
          <table:table-cell office:value-type="float" office:value="510">
            <text:p>510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82</text:p>
          </table:table-cell>
          <table:table-cell office:value-type="string">
            <text:p>1K3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83</text:p>
          </table:table-cell>
          <table:table-cell office:value-type="float" office:value="430">
            <text:p>430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84</text:p>
          </table:table-cell>
          <table:table-cell office:value-type="string">
            <text:p>2K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85</text:p>
          </table:table-cell>
          <table:table-cell office:value-type="float" office:value="620">
            <text:p>620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86</text:p>
          </table:table-cell>
          <table:table-cell office:value-type="string">
            <text:p>1K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87</text:p>
          </table:table-cell>
          <table:table-cell office:value-type="float" office:value="220">
            <text:p>220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88</text:p>
          </table:table-cell>
          <table:table-cell office:value-type="float" office:value="820">
            <text:p>820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89</text:p>
          </table:table-cell>
          <table:table-cell office:value-type="string">
            <text:p>1K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90</text:p>
          </table:table-cell>
          <table:table-cell office:value-type="float" office:value="100">
            <text:p>100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91</text:p>
          </table:table-cell>
          <table:table-cell office:value-type="float" office:value="100">
            <text:p>100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92</text:p>
          </table:table-cell>
          <table:table-cell office:value-type="float" office:value="100">
            <text:p>100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100</text:p>
          </table:table-cell>
          <table:table-cell office:value-type="string">
            <text:p>1K54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101</text:p>
          </table:table-cell>
          <table:table-cell office:value-type="float" office:value="510">
            <text:p>510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102</text:p>
          </table:table-cell>
          <table:table-cell office:value-type="string">
            <text:p>1K3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103</text:p>
          </table:table-cell>
          <table:table-cell office:value-type="float" office:value="430">
            <text:p>430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104</text:p>
          </table:table-cell>
          <table:table-cell office:value-type="string">
            <text:p>2K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105</text:p>
          </table:table-cell>
          <table:table-cell office:value-type="float" office:value="620">
            <text:p>620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106</text:p>
          </table:table-cell>
          <table:table-cell office:value-type="string">
            <text:p>1K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107</text:p>
          </table:table-cell>
          <table:table-cell office:value-type="float" office:value="220">
            <text:p>220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108</text:p>
          </table:table-cell>
          <table:table-cell office:value-type="float" office:value="820">
            <text:p>820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109</text:p>
          </table:table-cell>
          <table:table-cell office:value-type="string">
            <text:p>1K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110</text:p>
          </table:table-cell>
          <table:table-cell office:value-type="float" office:value="100">
            <text:p>100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111</text:p>
          </table:table-cell>
          <table:table-cell office:value-type="float" office:value="100">
            <text:p>100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R112</text:p>
          </table:table-cell>
          <table:table-cell office:value-type="float" office:value="100">
            <text:p>100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T1</text:p>
          </table:table-cell>
          <table:table-cell office:value-type="string">
            <text:p>2x15V 10VA</text:p>
          </table:table-cell>
          <table:table-cell office:value-type="string">
            <text:p>pedale-vite</text:p>
          </table:table-cell>
          <table:table-cell office:value-type="string">
            <text:p>Transformer_1P_2S_2x6</text:p>
          </table:table-cell>
        </table:table-row>
        <table:table-row table:style-name="ro3">
          <table:table-cell office:value-type="string">
            <text:p>TP1</text:p>
          </table:table-cell>
          <table:table-cell office:value-type="string">
            <text:p>TEST</text:p>
          </table:table-cell>
          <table:table-cell office:value-type="string">
            <text:p>device</text:p>
          </table:table-cell>
          <table:table-cell office:value-type="string">
            <text:p>TEST</text:p>
          </table:table-cell>
        </table:table-row>
        <table:table-row table:style-name="ro3">
          <table:table-cell office:value-type="string">
            <text:p>TP2</text:p>
          </table:table-cell>
          <table:table-cell office:value-type="string">
            <text:p>TEST</text:p>
          </table:table-cell>
          <table:table-cell office:value-type="string">
            <text:p>device</text:p>
          </table:table-cell>
          <table:table-cell office:value-type="string">
            <text:p>TEST</text:p>
          </table:table-cell>
        </table:table-row>
        <table:table-row table:style-name="ro3">
          <table:table-cell office:value-type="string">
            <text:p>TP3</text:p>
          </table:table-cell>
          <table:table-cell office:value-type="string">
            <text:p>TEST</text:p>
          </table:table-cell>
          <table:table-cell office:value-type="string">
            <text:p>device</text:p>
          </table:table-cell>
          <table:table-cell office:value-type="string">
            <text:p>TEST</text:p>
          </table:table-cell>
        </table:table-row>
        <table:table-row table:style-name="ro3">
          <table:table-cell office:value-type="string">
            <text:p>TP4</text:p>
          </table:table-cell>
          <table:table-cell office:value-type="string">
            <text:p>TEST</text:p>
          </table:table-cell>
          <table:table-cell office:value-type="string">
            <text:p>device</text:p>
          </table:table-cell>
          <table:table-cell office:value-type="string">
            <text:p>TEST</text:p>
          </table:table-cell>
        </table:table-row>
        <table:table-row table:style-name="ro3">
          <table:table-cell office:value-type="string">
            <text:p>Y1</text:p>
          </table:table-cell>
          <table:table-cell office:value-type="string">
            <text:p>27M</text:p>
          </table:table-cell>
          <table:table-cell office:value-type="string">
            <text:p>device</text:p>
          </table:table-cell>
          <table:table-cell office:value-type="string">
            <text:p>Crystal</text:p>
          </table:table-cell>
        </table:table-row>
        <table:table-row table:style-name="ro1" table:number-rows-repeated="65243">
          <table:table-cell table:number-columns-repeated="4"/>
        </table:table-row>
        <table:table-row table:style-name="ro1">
          <table:table-cell table:number-columns-repeated="4"/>
        </table:table-row>
      </table:table>
      <table:database-ranges>
        <table:database-range table:target-range-address="Feuille1.A11:Feuille1.AMJ29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2">02/11/2019</text:date>, <text:time>21:4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9-11-02T21:49:37.71</dc:date>
    <meta:generator>OpenOffice.org/3.2$Win32 OpenOffice.org_project/320m12$Build-9483</meta:generator>
    <meta:editing-duration>PT101H28M18S</meta:editing-duration>
    <meta:editing-cycles>311</meta:editing-cycles>
    <meta:document-statistic meta:table-count="2" meta:cell-count="3978" meta:object-count="0"/>
  </office:meta>
</office:document-meta>
</file>